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4.773cm"/>
    </style:style>
    <style:style style:name="co2" style:family="table-column">
      <style:table-column-properties fo:break-before="auto" style:column-width="0.607cm"/>
    </style:style>
    <style:style style:name="co3" style:family="table-column">
      <style:table-column-properties fo:break-before="auto" style:column-width="0.416cm"/>
    </style:style>
    <style:style style:name="co4" style:family="table-column">
      <style:table-column-properties fo:break-before="auto" style:column-width="0.878cm"/>
    </style:style>
    <style:style style:name="co5" style:family="table-column">
      <style:table-column-properties fo:break-before="auto" style:column-width="1.261cm"/>
    </style:style>
    <style:style style:name="co6" style:family="table-column">
      <style:table-column-properties fo:break-before="auto" style:column-width="1.369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63cm"/>
    </style:style>
    <style:style style:name="co9" style:family="table-column">
      <style:table-column-properties fo:break-before="auto" style:column-width="4.676cm"/>
    </style:style>
    <style:style style:name="ro1" style:family="table-row">
      <style:table-row-properties style:row-height="0.619cm" fo:break-before="auto" style:use-optimal-row-height="false"/>
    </style:style>
    <style:style style:name="ro2" style:family="table-row">
      <style:table-row-properties style:row-height="0.677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2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number-columns-repeated="2" table:default-cell-style-name="Default"/>
        <table:table-column table:style-name="co8" table:default-cell-style-name="ce1"/>
        <table:table-column table:style-name="co9" table:default-cell-style-name="Default"/>
        <table:table-row table:style-name="ro1">
          <table:table-cell office:value-type="string" calcext:value-type="string">
            <text:p>alg</text:p>
          </table:table-cell>
          <table:table-cell office:value-type="string" calcext:value-type="string">
            <text:p>m</text:p>
          </table:table-cell>
          <table:table-cell office:value-type="string" calcext:value-type="string">
            <text:p>t</text:p>
          </table:table-cell>
          <table:table-cell office:value-type="string" calcext:value-type="string">
            <text:p>n</text:p>
          </table:table-cell>
          <table:table-cell office:value-type="string" calcext:value-type="string">
            <text:p>k</text:p>
          </table:table-cell>
          <table:table-cell office:value-type="string" calcext:value-type="string">
            <text:p>time</text:p>
          </table:table-cell>
          <table:table-cell office:value-type="string" calcext:value-type="string">
            <text:p>pr.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nom. pr.</text:p>
          </table:table-cell>
          <table:table-cell table:style-name="Default"/>
          <table:table-cell/>
        </table:table-row>
        <table:table-row table:style-name="ro2">
          <table:table-cell office:value-type="string" calcext:value-type="string">
            <text:p>2022-01-03 11:50:58.128271</text:p>
          </table:table-cell>
          <table:table-cell table:number-columns-repeated="8"/>
          <table:table-cell table:formula="of:=COMBIN([.E2]-[.D2];[.F2])" office:value-type="float" office:value="1" calcext:value-type="float">
            <text:p>1</text:p>
          </table:table-cell>
          <table:table-cell/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6842" calcext:value-type="float">
            <text:p>6842</text:p>
          </table:table-cell>
          <table:table-cell office:value-type="string" calcext:value-type="string">
            <text:p>0.0714</text:p>
          </table:table-cell>
          <table:table-cell table:formula="of:=[.E3]/[.D3]" office:value-type="float" office:value="0.15625" calcext:value-type="float">
            <text:p>0,15625</text:p>
          </table:table-cell>
          <table:table-cell table:formula="of:=[.J3]/[.K3]" office:value-type="float" office:value="0.193094531369981" calcext:value-type="float">
            <text:p>0,193094531369981</text:p>
          </table:table-cell>
          <table:table-cell table:formula="of:=COMBIN([.D3]-[.C3];[.E3])" office:value-type="float" office:value="29248649430" calcext:value-type="float">
            <text:p>29248649430</text:p>
          </table:table-cell>
          <table:table-cell table:formula="of:=COMBIN([.D3];[.E3])" office:value-type="float" office:value="151473214816" calcext:value-type="float">
            <text:p>151473214816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6897" calcext:value-type="float">
            <text:p>6897</text:p>
          </table:table-cell>
          <table:table-cell office:value-type="string" calcext:value-type="string">
            <text:p>0.0217</text:p>
          </table:table-cell>
          <table:table-cell table:formula="of:=[.E4]/[.D4]" office:value-type="float" office:value="0.15625" calcext:value-type="float">
            <text:p>0,15625</text:p>
          </table:table-cell>
          <table:table-cell table:formula="of:=[.J4]/[.K4]" office:value-type="float" office:value="0.193094531369981" calcext:value-type="float">
            <text:p>0,193094531369981</text:p>
          </table:table-cell>
          <table:table-cell table:formula="of:=COMBIN([.D4]-[.C4];[.E4])" office:value-type="float" office:value="29248649430" calcext:value-type="float">
            <text:p>29248649430</text:p>
          </table:table-cell>
          <table:table-cell table:formula="of:=COMBIN([.D4];[.E4])" office:value-type="float" office:value="151473214816" calcext:value-type="float">
            <text:p>151473214816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1750" calcext:value-type="float">
            <text:p>1750</text:p>
          </table:table-cell>
          <table:table-cell office:value-type="string" calcext:value-type="string">
            <text:p>0.0833</text:p>
          </table:table-cell>
          <table:table-cell table:formula="of:=[.E5]/[.D5]" office:value-type="float" office:value="0.15625" calcext:value-type="float">
            <text:p>0,15625</text:p>
          </table:table-cell>
          <table:table-cell table:formula="of:=[.J5]/[.K5]" office:value-type="float" office:value="0.193094531369981" calcext:value-type="float">
            <text:p>0,193094531369981</text:p>
          </table:table-cell>
          <table:table-cell table:formula="of:=COMBIN([.D5]-[.C5];[.E5])" office:value-type="float" office:value="29248649430" calcext:value-type="float">
            <text:p>29248649430</text:p>
          </table:table-cell>
          <table:table-cell table:formula="of:=COMBIN([.D5];[.E5])" office:value-type="float" office:value="151473214816" calcext:value-type="float">
            <text:p>151473214816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827" calcext:value-type="float">
            <text:p>827</text:p>
          </table:table-cell>
          <table:table-cell office:value-type="string" calcext:value-type="string">
            <text:p>1.0</text:p>
          </table:table-cell>
          <table:table-cell table:formula="of:=[.E6]/[.D6]" office:value-type="float" office:value="0.15625" calcext:value-type="float">
            <text:p>0,15625</text:p>
          </table:table-cell>
          <table:table-cell table:formula="of:=[.J6]/[.K6]" office:value-type="float" office:value="0.193094531369981" calcext:value-type="float">
            <text:p>0,193094531369981</text:p>
          </table:table-cell>
          <table:table-cell table:formula="of:=COMBIN([.D6]-[.C6];[.E6])" office:value-type="float" office:value="29248649430" calcext:value-type="float">
            <text:p>29248649430</text:p>
          </table:table-cell>
          <table:table-cell table:formula="of:=COMBIN([.D6];[.E6])" office:value-type="float" office:value="151473214816" calcext:value-type="float">
            <text:p>151473214816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7197" calcext:value-type="float">
            <text:p>7197</text:p>
          </table:table-cell>
          <table:table-cell office:value-type="string" calcext:value-type="string">
            <text:p>0.0294</text:p>
          </table:table-cell>
          <table:table-cell table:formula="of:=[.E7]/[.D7]" office:value-type="float" office:value="0.15625" calcext:value-type="float">
            <text:p>0,15625</text:p>
          </table:table-cell>
          <table:table-cell table:formula="of:=[.J7]/[.K7]" office:value-type="float" office:value="0.193094531369981" calcext:value-type="float">
            <text:p>0,193094531369981</text:p>
          </table:table-cell>
          <table:table-cell table:formula="of:=COMBIN([.D7]-[.C7];[.E7])" office:value-type="float" office:value="29248649430" calcext:value-type="float">
            <text:p>29248649430</text:p>
          </table:table-cell>
          <table:table-cell table:formula="of:=COMBIN([.D7];[.E7])" office:value-type="float" office:value="151473214816" calcext:value-type="float">
            <text:p>151473214816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2480" calcext:value-type="float">
            <text:p>2480</text:p>
          </table:table-cell>
          <table:table-cell office:value-type="string" calcext:value-type="string">
            <text:p>0.2</text:p>
          </table:table-cell>
          <table:table-cell table:formula="of:=[.E8]/[.D8]" office:value-type="float" office:value="0.15625" calcext:value-type="float">
            <text:p>0,15625</text:p>
          </table:table-cell>
          <table:table-cell table:formula="of:=[.J8]/[.K8]" office:value-type="float" office:value="0.193094531369981" calcext:value-type="float">
            <text:p>0,193094531369981</text:p>
          </table:table-cell>
          <table:table-cell table:formula="of:=COMBIN([.D8]-[.C8];[.E8])" office:value-type="float" office:value="29248649430" calcext:value-type="float">
            <text:p>29248649430</text:p>
          </table:table-cell>
          <table:table-cell table:formula="of:=COMBIN([.D8];[.E8])" office:value-type="float" office:value="151473214816" calcext:value-type="float">
            <text:p>151473214816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5575" calcext:value-type="float">
            <text:p>5575</text:p>
          </table:table-cell>
          <table:table-cell office:value-type="string" calcext:value-type="string">
            <text:p>0.0333</text:p>
          </table:table-cell>
          <table:table-cell table:formula="of:=[.E9]/[.D9]" office:value-type="float" office:value="0.15625" calcext:value-type="float">
            <text:p>0,15625</text:p>
          </table:table-cell>
          <table:table-cell table:formula="of:=[.J9]/[.K9]" office:value-type="float" office:value="0.193094531369981" calcext:value-type="float">
            <text:p>0,193094531369981</text:p>
          </table:table-cell>
          <table:table-cell table:formula="of:=COMBIN([.D9]-[.C9];[.E9])" office:value-type="float" office:value="29248649430" calcext:value-type="float">
            <text:p>29248649430</text:p>
          </table:table-cell>
          <table:table-cell table:formula="of:=COMBIN([.D9];[.E9])" office:value-type="float" office:value="151473214816" calcext:value-type="float">
            <text:p>151473214816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1705" calcext:value-type="float">
            <text:p>1705</text:p>
          </table:table-cell>
          <table:table-cell office:value-type="string" calcext:value-type="string">
            <text:p>0.3333</text:p>
          </table:table-cell>
          <table:table-cell table:formula="of:=[.E10]/[.D10]" office:value-type="float" office:value="0.15625" calcext:value-type="float">
            <text:p>0,15625</text:p>
          </table:table-cell>
          <table:table-cell table:formula="of:=[.J10]/[.K10]" office:value-type="float" office:value="0.193094531369981" calcext:value-type="float">
            <text:p>0,193094531369981</text:p>
          </table:table-cell>
          <table:table-cell table:formula="of:=COMBIN([.D10]-[.C10];[.E10])" office:value-type="float" office:value="29248649430" calcext:value-type="float">
            <text:p>29248649430</text:p>
          </table:table-cell>
          <table:table-cell table:formula="of:=COMBIN([.D10];[.E10])" office:value-type="float" office:value="151473214816" calcext:value-type="float">
            <text:p>151473214816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1865" calcext:value-type="float">
            <text:p>1865</text:p>
          </table:table-cell>
          <table:table-cell office:value-type="string" calcext:value-type="string">
            <text:p>0.1667</text:p>
          </table:table-cell>
          <table:table-cell table:formula="of:=[.E11]/[.D11]" office:value-type="float" office:value="0.15625" calcext:value-type="float">
            <text:p>0,15625</text:p>
          </table:table-cell>
          <table:table-cell table:formula="of:=[.J11]/[.K11]" office:value-type="float" office:value="0.193094531369981" calcext:value-type="float">
            <text:p>0,193094531369981</text:p>
          </table:table-cell>
          <table:table-cell table:formula="of:=COMBIN([.D11]-[.C11];[.E11])" office:value-type="float" office:value="29248649430" calcext:value-type="float">
            <text:p>29248649430</text:p>
          </table:table-cell>
          <table:table-cell table:formula="of:=COMBIN([.D11];[.E11])" office:value-type="float" office:value="151473214816" calcext:value-type="float">
            <text:p>151473214816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1402" calcext:value-type="float">
            <text:p>1402</text:p>
          </table:table-cell>
          <table:table-cell office:value-type="string" calcext:value-type="string">
            <text:p>0.2</text:p>
          </table:table-cell>
          <table:table-cell table:formula="of:=[.E12]/[.D12]" office:value-type="float" office:value="0.15625" calcext:value-type="float">
            <text:p>0,15625</text:p>
          </table:table-cell>
          <table:table-cell table:formula="of:=[.J12]/[.K12]" office:value-type="float" office:value="0.193094531369981" calcext:value-type="float">
            <text:p>0,193094531369981</text:p>
          </table:table-cell>
          <table:table-cell table:formula="of:=COMBIN([.D12]-[.C12];[.E12])" office:value-type="float" office:value="29248649430" calcext:value-type="float">
            <text:p>29248649430</text:p>
          </table:table-cell>
          <table:table-cell table:formula="of:=COMBIN([.D12];[.E12])" office:value-type="float" office:value="151473214816" calcext:value-type="float">
            <text:p>151473214816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758" calcext:value-type="float">
            <text:p>758</text:p>
          </table:table-cell>
          <table:table-cell office:value-type="string" calcext:value-type="string">
            <text:p>0.5</text:p>
          </table:table-cell>
          <table:table-cell table:formula="of:=[.E13]/[.D13]" office:value-type="float" office:value="0.15625" calcext:value-type="float">
            <text:p>0,15625</text:p>
          </table:table-cell>
          <table:table-cell table:formula="of:=[.J13]/[.K13]" office:value-type="float" office:value="0.193094531369981" calcext:value-type="float">
            <text:p>0,193094531369981</text:p>
          </table:table-cell>
          <table:table-cell table:formula="of:=COMBIN([.D13]-[.C13];[.E13])" office:value-type="float" office:value="29248649430" calcext:value-type="float">
            <text:p>29248649430</text:p>
          </table:table-cell>
          <table:table-cell table:formula="of:=COMBIN([.D13];[.E13])" office:value-type="float" office:value="151473214816" calcext:value-type="float">
            <text:p>151473214816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6953" calcext:value-type="float">
            <text:p>6953</text:p>
          </table:table-cell>
          <table:table-cell office:value-type="float" office:value="27" calcext:value-type="float">
            <text:p>27</text:p>
          </table:table-cell>
          <table:table-cell table:formula="of:=[.E14]/[.D14]" office:value-type="float" office:value="0.15625" calcext:value-type="float">
            <text:p>0,15625</text:p>
          </table:table-cell>
          <table:table-cell table:formula="of:=[.J14]/[.K14]" office:value-type="float" office:value="0.193094531369981" calcext:value-type="float">
            <text:p>0,193094531369981</text:p>
          </table:table-cell>
          <table:table-cell table:formula="of:=COMBIN([.D14]-[.C14];[.E14])" office:value-type="float" office:value="29248649430" calcext:value-type="float">
            <text:p>29248649430</text:p>
          </table:table-cell>
          <table:table-cell table:formula="of:=COMBIN([.D14];[.E14])" office:value-type="float" office:value="151473214816" calcext:value-type="float">
            <text:p>151473214816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1435" calcext:value-type="float">
            <text:p>1435</text:p>
          </table:table-cell>
          <table:table-cell office:value-type="string" calcext:value-type="string">
            <text:p>0.0625</text:p>
          </table:table-cell>
          <table:table-cell table:formula="of:=[.E15]/[.D15]" office:value-type="float" office:value="0.15625" calcext:value-type="float">
            <text:p>0,15625</text:p>
          </table:table-cell>
          <table:table-cell table:formula="of:=[.J15]/[.K15]" office:value-type="float" office:value="0.193094531369981" calcext:value-type="float">
            <text:p>0,193094531369981</text:p>
          </table:table-cell>
          <table:table-cell table:formula="of:=COMBIN([.D15]-[.C15];[.E15])" office:value-type="float" office:value="29248649430" calcext:value-type="float">
            <text:p>29248649430</text:p>
          </table:table-cell>
          <table:table-cell table:formula="of:=COMBIN([.D15];[.E15])" office:value-type="float" office:value="151473214816" calcext:value-type="float">
            <text:p>151473214816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3645" calcext:value-type="float">
            <text:p>3645</text:p>
          </table:table-cell>
          <table:table-cell office:value-type="string" calcext:value-type="string">
            <text:p>0.0385</text:p>
          </table:table-cell>
          <table:table-cell table:formula="of:=[.E16]/[.D16]" office:value-type="float" office:value="0.15625" calcext:value-type="float">
            <text:p>0,15625</text:p>
          </table:table-cell>
          <table:table-cell table:formula="of:=[.J16]/[.K16]" office:value-type="float" office:value="0.193094531369981" calcext:value-type="float">
            <text:p>0,193094531369981</text:p>
          </table:table-cell>
          <table:table-cell table:formula="of:=COMBIN([.D16]-[.C16];[.E16])" office:value-type="float" office:value="29248649430" calcext:value-type="float">
            <text:p>29248649430</text:p>
          </table:table-cell>
          <table:table-cell table:formula="of:=COMBIN([.D16];[.E16])" office:value-type="float" office:value="151473214816" calcext:value-type="float">
            <text:p>151473214816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930" calcext:value-type="float">
            <text:p>930</text:p>
          </table:table-cell>
          <table:table-cell office:value-type="string" calcext:value-type="string">
            <text:p>0.5</text:p>
          </table:table-cell>
          <table:table-cell table:formula="of:=[.E17]/[.D17]" office:value-type="float" office:value="0.15625" calcext:value-type="float">
            <text:p>0,15625</text:p>
          </table:table-cell>
          <table:table-cell table:formula="of:=[.J17]/[.K17]" office:value-type="float" office:value="0.193094531369981" calcext:value-type="float">
            <text:p>0,193094531369981</text:p>
          </table:table-cell>
          <table:table-cell table:formula="of:=COMBIN([.D17]-[.C17];[.E17])" office:value-type="float" office:value="29248649430" calcext:value-type="float">
            <text:p>29248649430</text:p>
          </table:table-cell>
          <table:table-cell table:formula="of:=COMBIN([.D17];[.E17])" office:value-type="float" office:value="151473214816" calcext:value-type="float">
            <text:p>151473214816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5914" calcext:value-type="float">
            <text:p>5914</text:p>
          </table:table-cell>
          <table:table-cell office:value-type="string" calcext:value-type="string">
            <text:p>0.0286</text:p>
          </table:table-cell>
          <table:table-cell table:formula="of:=[.E18]/[.D18]" office:value-type="float" office:value="0.15625" calcext:value-type="float">
            <text:p>0,15625</text:p>
          </table:table-cell>
          <table:table-cell table:formula="of:=[.J18]/[.K18]" office:value-type="float" office:value="0.193094531369981" calcext:value-type="float">
            <text:p>0,193094531369981</text:p>
          </table:table-cell>
          <table:table-cell table:formula="of:=COMBIN([.D18]-[.C18];[.E18])" office:value-type="float" office:value="29248649430" calcext:value-type="float">
            <text:p>29248649430</text:p>
          </table:table-cell>
          <table:table-cell table:formula="of:=COMBIN([.D18];[.E18])" office:value-type="float" office:value="151473214816" calcext:value-type="float">
            <text:p>151473214816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3878" calcext:value-type="float">
            <text:p>3878</text:p>
          </table:table-cell>
          <table:table-cell office:value-type="string" calcext:value-type="string">
            <text:p>0.0909</text:p>
          </table:table-cell>
          <table:table-cell table:formula="of:=[.E19]/[.D19]" office:value-type="float" office:value="0.15625" calcext:value-type="float">
            <text:p>0,15625</text:p>
          </table:table-cell>
          <table:table-cell table:formula="of:=[.J19]/[.K19]" office:value-type="float" office:value="0.193094531369981" calcext:value-type="float">
            <text:p>0,193094531369981</text:p>
          </table:table-cell>
          <table:table-cell table:formula="of:=COMBIN([.D19]-[.C19];[.E19])" office:value-type="float" office:value="29248649430" calcext:value-type="float">
            <text:p>29248649430</text:p>
          </table:table-cell>
          <table:table-cell table:formula="of:=COMBIN([.D19];[.E19])" office:value-type="float" office:value="151473214816" calcext:value-type="float">
            <text:p>151473214816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8688" calcext:value-type="float">
            <text:p>8688</text:p>
          </table:table-cell>
          <table:table-cell office:value-type="string" calcext:value-type="string">
            <text:p>0.0152</text:p>
          </table:table-cell>
          <table:table-cell table:formula="of:=[.E20]/[.D20]" office:value-type="float" office:value="0.15625" calcext:value-type="float">
            <text:p>0,15625</text:p>
          </table:table-cell>
          <table:table-cell table:formula="of:=[.J20]/[.K20]" office:value-type="float" office:value="0.193094531369981" calcext:value-type="float">
            <text:p>0,193094531369981</text:p>
          </table:table-cell>
          <table:table-cell table:formula="of:=COMBIN([.D20]-[.C20];[.E20])" office:value-type="float" office:value="29248649430" calcext:value-type="float">
            <text:p>29248649430</text:p>
          </table:table-cell>
          <table:table-cell table:formula="of:=COMBIN([.D20];[.E20])" office:value-type="float" office:value="151473214816" calcext:value-type="float">
            <text:p>151473214816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2609" calcext:value-type="float">
            <text:p>2609</text:p>
          </table:table-cell>
          <table:table-cell office:value-type="string" calcext:value-type="string">
            <text:p>0.0769</text:p>
          </table:table-cell>
          <table:table-cell table:formula="of:=[.E21]/[.D21]" office:value-type="float" office:value="0.15625" calcext:value-type="float">
            <text:p>0,15625</text:p>
          </table:table-cell>
          <table:table-cell table:formula="of:=[.J21]/[.K21]" office:value-type="float" office:value="0.193094531369981" calcext:value-type="float">
            <text:p>0,193094531369981</text:p>
          </table:table-cell>
          <table:table-cell table:formula="of:=COMBIN([.D21]-[.C21];[.E21])" office:value-type="float" office:value="29248649430" calcext:value-type="float">
            <text:p>29248649430</text:p>
          </table:table-cell>
          <table:table-cell table:formula="of:=COMBIN([.D21];[.E21])" office:value-type="float" office:value="151473214816" calcext:value-type="float">
            <text:p>151473214816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3131" calcext:value-type="float">
            <text:p>3131</text:p>
          </table:table-cell>
          <table:table-cell office:value-type="string" calcext:value-type="string">
            <text:p>0.0769</text:p>
          </table:table-cell>
          <table:table-cell table:formula="of:=[.E22]/[.D22]" office:value-type="float" office:value="0.15625" calcext:value-type="float">
            <text:p>0,15625</text:p>
          </table:table-cell>
          <table:table-cell table:formula="of:=[.J22]/[.K22]" office:value-type="float" office:value="0.193094531369981" calcext:value-type="float">
            <text:p>0,193094531369981</text:p>
          </table:table-cell>
          <table:table-cell table:formula="of:=COMBIN([.D22]-[.C22];[.E22])" office:value-type="float" office:value="29248649430" calcext:value-type="float">
            <text:p>29248649430</text:p>
          </table:table-cell>
          <table:table-cell table:formula="of:=COMBIN([.D22];[.E22])" office:value-type="float" office:value="151473214816" calcext:value-type="float">
            <text:p>151473214816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3212" calcext:value-type="float">
            <text:p>3212</text:p>
          </table:table-cell>
          <table:table-cell office:value-type="string" calcext:value-type="string">
            <text:p>0.0769</text:p>
          </table:table-cell>
          <table:table-cell table:formula="of:=[.E23]/[.D23]" office:value-type="float" office:value="0.15625" calcext:value-type="float">
            <text:p>0,15625</text:p>
          </table:table-cell>
          <table:table-cell table:formula="of:=[.J23]/[.K23]" office:value-type="float" office:value="0.193094531369981" calcext:value-type="float">
            <text:p>0,193094531369981</text:p>
          </table:table-cell>
          <table:table-cell table:formula="of:=COMBIN([.D23]-[.C23];[.E23])" office:value-type="float" office:value="29248649430" calcext:value-type="float">
            <text:p>29248649430</text:p>
          </table:table-cell>
          <table:table-cell table:formula="of:=COMBIN([.D23];[.E23])" office:value-type="float" office:value="151473214816" calcext:value-type="float">
            <text:p>151473214816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1648" calcext:value-type="float">
            <text:p>1648</text:p>
          </table:table-cell>
          <table:table-cell office:value-type="string" calcext:value-type="string">
            <text:p>0.1667</text:p>
          </table:table-cell>
          <table:table-cell table:formula="of:=[.E24]/[.D24]" office:value-type="float" office:value="0.15625" calcext:value-type="float">
            <text:p>0,15625</text:p>
          </table:table-cell>
          <table:table-cell table:formula="of:=[.J24]/[.K24]" office:value-type="float" office:value="0.193094531369981" calcext:value-type="float">
            <text:p>0,193094531369981</text:p>
          </table:table-cell>
          <table:table-cell table:formula="of:=COMBIN([.D24]-[.C24];[.E24])" office:value-type="float" office:value="29248649430" calcext:value-type="float">
            <text:p>29248649430</text:p>
          </table:table-cell>
          <table:table-cell table:formula="of:=COMBIN([.D24];[.E24])" office:value-type="float" office:value="151473214816" calcext:value-type="float">
            <text:p>151473214816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810" calcext:value-type="float">
            <text:p>810</text:p>
          </table:table-cell>
          <table:table-cell office:value-type="string" calcext:value-type="string">
            <text:p>0.0833</text:p>
          </table:table-cell>
          <table:table-cell table:formula="of:=[.E25]/[.D25]" office:value-type="float" office:value="0.15625" calcext:value-type="float">
            <text:p>0,15625</text:p>
          </table:table-cell>
          <table:table-cell table:formula="of:=[.J25]/[.K25]" office:value-type="float" office:value="0.193094531369981" calcext:value-type="float">
            <text:p>0,193094531369981</text:p>
          </table:table-cell>
          <table:table-cell table:formula="of:=COMBIN([.D25]-[.C25];[.E25])" office:value-type="float" office:value="29248649430" calcext:value-type="float">
            <text:p>29248649430</text:p>
          </table:table-cell>
          <table:table-cell table:formula="of:=COMBIN([.D25];[.E25])" office:value-type="float" office:value="151473214816" calcext:value-type="float">
            <text:p>151473214816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858" calcext:value-type="float">
            <text:p>858</text:p>
          </table:table-cell>
          <table:table-cell office:value-type="string" calcext:value-type="string">
            <text:p>1.0</text:p>
          </table:table-cell>
          <table:table-cell table:formula="of:=[.E26]/[.D26]" office:value-type="float" office:value="0.15625" calcext:value-type="float">
            <text:p>0,15625</text:p>
          </table:table-cell>
          <table:table-cell table:formula="of:=[.J26]/[.K26]" office:value-type="float" office:value="0.193094531369981" calcext:value-type="float">
            <text:p>0,193094531369981</text:p>
          </table:table-cell>
          <table:table-cell table:formula="of:=COMBIN([.D26]-[.C26];[.E26])" office:value-type="float" office:value="29248649430" calcext:value-type="float">
            <text:p>29248649430</text:p>
          </table:table-cell>
          <table:table-cell table:formula="of:=COMBIN([.D26];[.E26])" office:value-type="float" office:value="151473214816" calcext:value-type="float">
            <text:p>151473214816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973" calcext:value-type="float">
            <text:p>973</text:p>
          </table:table-cell>
          <table:table-cell office:value-type="string" calcext:value-type="string">
            <text:p>0.0833</text:p>
          </table:table-cell>
          <table:table-cell table:formula="of:=[.E27]/[.D27]" office:value-type="float" office:value="0.15625" calcext:value-type="float">
            <text:p>0,15625</text:p>
          </table:table-cell>
          <table:table-cell table:formula="of:=[.J27]/[.K27]" office:value-type="float" office:value="0.193094531369981" calcext:value-type="float">
            <text:p>0,193094531369981</text:p>
          </table:table-cell>
          <table:table-cell table:formula="of:=COMBIN([.D27]-[.C27];[.E27])" office:value-type="float" office:value="29248649430" calcext:value-type="float">
            <text:p>29248649430</text:p>
          </table:table-cell>
          <table:table-cell table:formula="of:=COMBIN([.D27];[.E27])" office:value-type="float" office:value="151473214816" calcext:value-type="float">
            <text:p>151473214816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7995" calcext:value-type="float">
            <text:p>7995</text:p>
          </table:table-cell>
          <table:table-cell office:value-type="string" calcext:value-type="string">
            <text:p>0.02</text:p>
          </table:table-cell>
          <table:table-cell table:formula="of:=[.E28]/[.D28]" office:value-type="float" office:value="0.15625" calcext:value-type="float">
            <text:p>0,15625</text:p>
          </table:table-cell>
          <table:table-cell table:formula="of:=[.J28]/[.K28]" office:value-type="float" office:value="0.193094531369981" calcext:value-type="float">
            <text:p>0,193094531369981</text:p>
          </table:table-cell>
          <table:table-cell table:formula="of:=COMBIN([.D28]-[.C28];[.E28])" office:value-type="float" office:value="29248649430" calcext:value-type="float">
            <text:p>29248649430</text:p>
          </table:table-cell>
          <table:table-cell table:formula="of:=COMBIN([.D28];[.E28])" office:value-type="float" office:value="151473214816" calcext:value-type="float">
            <text:p>151473214816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992" calcext:value-type="float">
            <text:p>992</text:p>
          </table:table-cell>
          <table:table-cell office:value-type="string" calcext:value-type="string">
            <text:p>0.0909</text:p>
          </table:table-cell>
          <table:table-cell table:formula="of:=[.E29]/[.D29]" office:value-type="float" office:value="0.15625" calcext:value-type="float">
            <text:p>0,15625</text:p>
          </table:table-cell>
          <table:table-cell table:formula="of:=[.J29]/[.K29]" office:value-type="float" office:value="0.193094531369981" calcext:value-type="float">
            <text:p>0,193094531369981</text:p>
          </table:table-cell>
          <table:table-cell table:formula="of:=COMBIN([.D29]-[.C29];[.E29])" office:value-type="float" office:value="29248649430" calcext:value-type="float">
            <text:p>29248649430</text:p>
          </table:table-cell>
          <table:table-cell table:formula="of:=COMBIN([.D29];[.E29])" office:value-type="float" office:value="151473214816" calcext:value-type="float">
            <text:p>151473214816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4097" calcext:value-type="float">
            <text:p>4097</text:p>
          </table:table-cell>
          <table:table-cell office:value-type="string" calcext:value-type="string">
            <text:p>0.0435</text:p>
          </table:table-cell>
          <table:table-cell table:formula="of:=[.E30]/[.D30]" office:value-type="float" office:value="0.15625" calcext:value-type="float">
            <text:p>0,15625</text:p>
          </table:table-cell>
          <table:table-cell table:formula="of:=[.J30]/[.K30]" office:value-type="float" office:value="0.193094531369981" calcext:value-type="float">
            <text:p>0,193094531369981</text:p>
          </table:table-cell>
          <table:table-cell table:formula="of:=COMBIN([.D30]-[.C30];[.E30])" office:value-type="float" office:value="29248649430" calcext:value-type="float">
            <text:p>29248649430</text:p>
          </table:table-cell>
          <table:table-cell table:formula="of:=COMBIN([.D30];[.E30])" office:value-type="float" office:value="151473214816" calcext:value-type="float">
            <text:p>151473214816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8000" calcext:value-type="float">
            <text:p>8000</text:p>
          </table:table-cell>
          <table:table-cell office:value-type="string" calcext:value-type="string">
            <text:p>0.0323</text:p>
          </table:table-cell>
          <table:table-cell table:formula="of:=[.E31]/[.D31]" office:value-type="float" office:value="0.15625" calcext:value-type="float">
            <text:p>0,15625</text:p>
          </table:table-cell>
          <table:table-cell table:formula="of:=[.J31]/[.K31]" office:value-type="float" office:value="0.193094531369981" calcext:value-type="float">
            <text:p>0,193094531369981</text:p>
          </table:table-cell>
          <table:table-cell table:formula="of:=COMBIN([.D31]-[.C31];[.E31])" office:value-type="float" office:value="29248649430" calcext:value-type="float">
            <text:p>29248649430</text:p>
          </table:table-cell>
          <table:table-cell table:formula="of:=COMBIN([.D31];[.E31])" office:value-type="float" office:value="151473214816" calcext:value-type="float">
            <text:p>151473214816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4122" calcext:value-type="float">
            <text:p>4122</text:p>
          </table:table-cell>
          <table:table-cell office:value-type="string" calcext:value-type="string">
            <text:p>0.0667</text:p>
          </table:table-cell>
          <table:table-cell table:formula="of:=[.E32]/[.D32]" office:value-type="float" office:value="0.15625" calcext:value-type="float">
            <text:p>0,15625</text:p>
          </table:table-cell>
          <table:table-cell table:formula="of:=[.J32]/[.K32]" office:value-type="float" office:value="0.193094531369981" calcext:value-type="float">
            <text:p>0,193094531369981</text:p>
          </table:table-cell>
          <table:table-cell table:formula="of:=COMBIN([.D32]-[.C32];[.E32])" office:value-type="float" office:value="29248649430" calcext:value-type="float">
            <text:p>29248649430</text:p>
          </table:table-cell>
          <table:table-cell table:formula="of:=COMBIN([.D32];[.E32])" office:value-type="float" office:value="151473214816" calcext:value-type="float">
            <text:p>151473214816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918" calcext:value-type="float">
            <text:p>918</text:p>
          </table:table-cell>
          <table:table-cell office:value-type="string" calcext:value-type="string">
            <text:p>1.0</text:p>
          </table:table-cell>
          <table:table-cell table:formula="of:=[.E33]/[.D33]" office:value-type="float" office:value="0.15625" calcext:value-type="float">
            <text:p>0,15625</text:p>
          </table:table-cell>
          <table:table-cell table:formula="of:=[.J33]/[.K33]" office:value-type="float" office:value="0.193094531369981" calcext:value-type="float">
            <text:p>0,193094531369981</text:p>
          </table:table-cell>
          <table:table-cell table:formula="of:=COMBIN([.D33]-[.C33];[.E33])" office:value-type="float" office:value="29248649430" calcext:value-type="float">
            <text:p>29248649430</text:p>
          </table:table-cell>
          <table:table-cell table:formula="of:=COMBIN([.D33];[.E33])" office:value-type="float" office:value="151473214816" calcext:value-type="float">
            <text:p>151473214816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1680" calcext:value-type="float">
            <text:p>1680</text:p>
          </table:table-cell>
          <table:table-cell office:value-type="string" calcext:value-type="string">
            <text:p>0.0909</text:p>
          </table:table-cell>
          <table:table-cell table:formula="of:=[.E34]/[.D34]" office:value-type="float" office:value="0.15625" calcext:value-type="float">
            <text:p>0,15625</text:p>
          </table:table-cell>
          <table:table-cell table:formula="of:=[.J34]/[.K34]" office:value-type="float" office:value="0.193094531369981" calcext:value-type="float">
            <text:p>0,193094531369981</text:p>
          </table:table-cell>
          <table:table-cell table:formula="of:=COMBIN([.D34]-[.C34];[.E34])" office:value-type="float" office:value="29248649430" calcext:value-type="float">
            <text:p>29248649430</text:p>
          </table:table-cell>
          <table:table-cell table:formula="of:=COMBIN([.D34];[.E34])" office:value-type="float" office:value="151473214816" calcext:value-type="float">
            <text:p>151473214816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881" calcext:value-type="float">
            <text:p>881</text:p>
          </table:table-cell>
          <table:table-cell office:value-type="string" calcext:value-type="string">
            <text:p>0.0909</text:p>
          </table:table-cell>
          <table:table-cell table:formula="of:=[.E35]/[.D35]" office:value-type="float" office:value="0.15625" calcext:value-type="float">
            <text:p>0,15625</text:p>
          </table:table-cell>
          <table:table-cell table:formula="of:=[.J35]/[.K35]" office:value-type="float" office:value="0.193094531369981" calcext:value-type="float">
            <text:p>0,193094531369981</text:p>
          </table:table-cell>
          <table:table-cell table:formula="of:=COMBIN([.D35]-[.C35];[.E35])" office:value-type="float" office:value="29248649430" calcext:value-type="float">
            <text:p>29248649430</text:p>
          </table:table-cell>
          <table:table-cell table:formula="of:=COMBIN([.D35];[.E35])" office:value-type="float" office:value="151473214816" calcext:value-type="float">
            <text:p>151473214816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6906" calcext:value-type="float">
            <text:p>6906</text:p>
          </table:table-cell>
          <table:table-cell office:value-type="string" calcext:value-type="string">
            <text:p>0.0357</text:p>
          </table:table-cell>
          <table:table-cell table:formula="of:=[.E36]/[.D36]" office:value-type="float" office:value="0.15625" calcext:value-type="float">
            <text:p>0,15625</text:p>
          </table:table-cell>
          <table:table-cell table:formula="of:=[.J36]/[.K36]" office:value-type="float" office:value="0.193094531369981" calcext:value-type="float">
            <text:p>0,193094531369981</text:p>
          </table:table-cell>
          <table:table-cell table:formula="of:=COMBIN([.D36]-[.C36];[.E36])" office:value-type="float" office:value="29248649430" calcext:value-type="float">
            <text:p>29248649430</text:p>
          </table:table-cell>
          <table:table-cell table:formula="of:=COMBIN([.D36];[.E36])" office:value-type="float" office:value="151473214816" calcext:value-type="float">
            <text:p>151473214816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9" calcext:value-type="float">
            <text:p>9</text:p>
          </table:table-cell>
          <table:table-cell office:value-type="float" office:value="64" calcext:value-type="float">
            <text:p>64</text:p>
          </table:table-cell>
          <table:table-cell office:value-type="float" office:value="10" calcext:value-type="float">
            <text:p>10</text:p>
          </table:table-cell>
          <table:table-cell office:value-type="float" office:value="1676" calcext:value-type="float">
            <text:p>1676</text:p>
          </table:table-cell>
          <table:table-cell office:value-type="string" calcext:value-type="string">
            <text:p>0.25</text:p>
          </table:table-cell>
          <table:table-cell table:formula="of:=[.E37]/[.D37]" office:value-type="float" office:value="0.15625" calcext:value-type="float">
            <text:p>0,15625</text:p>
          </table:table-cell>
          <table:table-cell table:formula="of:=[.J37]/[.K37]" office:value-type="float" office:value="0.193094531369981" calcext:value-type="float">
            <text:p>0,193094531369981</text:p>
          </table:table-cell>
          <table:table-cell table:formula="of:=COMBIN([.D37]-[.C37];[.E37])" office:value-type="float" office:value="29248649430" calcext:value-type="float">
            <text:p>29248649430</text:p>
          </table:table-cell>
          <table:table-cell table:formula="of:=COMBIN([.D37];[.E37])" office:value-type="float" office:value="151473214816" calcext:value-type="float">
            <text:p>151473214816</text:p>
          </table:table-cell>
        </table:table-row>
        <table:table-row table:style-name="ro3" table:visibility="filter">
          <table:table-cell office:value-type="string" calcext:value-type="string">
            <text:p>2022-01-06 17:46:09.668752</text:p>
          </table:table-cell>
          <table:table-cell table:number-columns-repeated="6"/>
          <table:table-cell table:formula="of:=[.E38]/[.D38]" office:value-type="string" office:string-value="" calcext:value-type="error">
            <text:p>#DIV/0!</text:p>
          </table:table-cell>
          <table:table-cell table:formula="of:=[.J38]/[.K38]" office:value-type="float" office:value="1" calcext:value-type="float">
            <text:p>1</text:p>
          </table:table-cell>
          <table:table-cell table:formula="of:=COMBIN([.D38]-[.C38];[.E38])" office:value-type="float" office:value="1" calcext:value-type="float">
            <text:p>1</text:p>
          </table:table-cell>
          <table:table-cell table:formula="of:=COMBIN([.D38];[.E38])" office:value-type="float" office:value="1" calcext:value-type="float">
            <text:p>1</text:p>
          </table:table-cell>
        </table:table-row>
        <table:table-row table:style-name="ro3" table:visibility="filter">
          <table:table-cell office:value-type="string" calcext:value-type="string">
            <text:p>2022-01-06 17:49:41.281044</text:p>
          </table:table-cell>
          <table:table-cell table:number-columns-repeated="6"/>
          <table:table-cell table:formula="of:=[.E39]/[.D39]" office:value-type="string" office:string-value="" calcext:value-type="error">
            <text:p>#DIV/0!</text:p>
          </table:table-cell>
          <table:table-cell table:formula="of:=[.J39]/[.K39]" office:value-type="float" office:value="1" calcext:value-type="float">
            <text:p>1</text:p>
          </table:table-cell>
          <table:table-cell table:formula="of:=COMBIN([.D39]-[.C39];[.E39])" office:value-type="float" office:value="1" calcext:value-type="float">
            <text:p>1</text:p>
          </table:table-cell>
          <table:table-cell table:formula="of:=COMBIN([.D39];[.E39]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0.0208</text:p>
          </table:table-cell>
          <table:table-cell table:formula="of:=[.E40]/[.D40]" office:value-type="float" office:value="0.625" calcext:value-type="float">
            <text:p>0,625</text:p>
          </table:table-cell>
          <table:table-cell table:formula="of:=[.J40]/[.K40]" office:value-type="float" office:value="0.0167239555790587" calcext:value-type="float">
            <text:p>0,0167239555790587</text:p>
          </table:table-cell>
          <table:table-cell table:formula="of:=COMBIN([.D40]-[.C40];[.E40])" office:value-type="float" office:value="4.19184450580549E+015" calcext:value-type="float">
            <text:p>4,19184450580549E+015</text:p>
          </table:table-cell>
          <table:table-cell table:formula="of:=COMBIN([.D40];[.E40])" office:value-type="float" office:value="2.50649105469666E+017" calcext:value-type="float">
            <text:p>2,50649105469666E+017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1178" calcext:value-type="float">
            <text:p>1178</text:p>
          </table:table-cell>
          <table:table-cell office:value-type="string" calcext:value-type="string">
            <text:p>0.0068</text:p>
          </table:table-cell>
          <table:table-cell table:formula="of:=[.E41]/[.D41]" office:value-type="float" office:value="0.625" calcext:value-type="float">
            <text:p>0,625</text:p>
          </table:table-cell>
          <table:table-cell table:formula="of:=[.J41]/[.K41]" office:value-type="float" office:value="0.0167239555790587" calcext:value-type="float">
            <text:p>0,0167239555790587</text:p>
          </table:table-cell>
          <table:table-cell table:formula="of:=COMBIN([.D41]-[.C41];[.E41])" office:value-type="float" office:value="4.19184450580549E+015" calcext:value-type="float">
            <text:p>4,19184450580549E+015</text:p>
          </table:table-cell>
          <table:table-cell table:formula="of:=COMBIN([.D41];[.E41])" office:value-type="float" office:value="2.50649105469666E+017" calcext:value-type="float">
            <text:p>2,50649105469666E+017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3237" calcext:value-type="float">
            <text:p>3237</text:p>
          </table:table-cell>
          <table:table-cell office:value-type="string" calcext:value-type="string">
            <text:p>0.0031</text:p>
          </table:table-cell>
          <table:table-cell table:formula="of:=[.E42]/[.D42]" office:value-type="float" office:value="0.625" calcext:value-type="float">
            <text:p>0,625</text:p>
          </table:table-cell>
          <table:table-cell table:formula="of:=[.J42]/[.K42]" office:value-type="float" office:value="0.0167239555790587" calcext:value-type="float">
            <text:p>0,0167239555790587</text:p>
          </table:table-cell>
          <table:table-cell table:formula="of:=COMBIN([.D42]-[.C42];[.E42])" office:value-type="float" office:value="4.19184450580549E+015" calcext:value-type="float">
            <text:p>4,19184450580549E+015</text:p>
          </table:table-cell>
          <table:table-cell table:formula="of:=COMBIN([.D42];[.E42])" office:value-type="float" office:value="2.50649105469666E+017" calcext:value-type="float">
            <text:p>2,50649105469666E+017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252" calcext:value-type="float">
            <text:p>252</text:p>
          </table:table-cell>
          <table:table-cell office:value-type="string" calcext:value-type="string">
            <text:p>0.0526</text:p>
          </table:table-cell>
          <table:table-cell table:formula="of:=[.E43]/[.D43]" office:value-type="float" office:value="0.625" calcext:value-type="float">
            <text:p>0,625</text:p>
          </table:table-cell>
          <table:table-cell table:formula="of:=[.J43]/[.K43]" office:value-type="float" office:value="0.0167239555790587" calcext:value-type="float">
            <text:p>0,0167239555790587</text:p>
          </table:table-cell>
          <table:table-cell table:formula="of:=COMBIN([.D43]-[.C43];[.E43])" office:value-type="float" office:value="4.19184450580549E+015" calcext:value-type="float">
            <text:p>4,19184450580549E+015</text:p>
          </table:table-cell>
          <table:table-cell table:formula="of:=COMBIN([.D43];[.E43])" office:value-type="float" office:value="2.50649105469666E+017" calcext:value-type="float">
            <text:p>2,50649105469666E+017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573" calcext:value-type="float">
            <text:p>573</text:p>
          </table:table-cell>
          <table:table-cell office:value-type="string" calcext:value-type="string">
            <text:p>0.0217</text:p>
          </table:table-cell>
          <table:table-cell table:formula="of:=[.E44]/[.D44]" office:value-type="float" office:value="0.625" calcext:value-type="float">
            <text:p>0,625</text:p>
          </table:table-cell>
          <table:table-cell table:formula="of:=[.J44]/[.K44]" office:value-type="float" office:value="0.0167239555790587" calcext:value-type="float">
            <text:p>0,0167239555790587</text:p>
          </table:table-cell>
          <table:table-cell table:formula="of:=COMBIN([.D44]-[.C44];[.E44])" office:value-type="float" office:value="4.19184450580549E+015" calcext:value-type="float">
            <text:p>4,19184450580549E+015</text:p>
          </table:table-cell>
          <table:table-cell table:formula="of:=COMBIN([.D44];[.E44])" office:value-type="float" office:value="2.50649105469666E+017" calcext:value-type="float">
            <text:p>2,50649105469666E+017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2508" calcext:value-type="float">
            <text:p>2508</text:p>
          </table:table-cell>
          <table:table-cell office:value-type="float" office:value="4" calcext:value-type="float">
            <text:p>4</text:p>
          </table:table-cell>
          <table:table-cell table:formula="of:=[.E45]/[.D45]" office:value-type="float" office:value="0.625" calcext:value-type="float">
            <text:p>0,625</text:p>
          </table:table-cell>
          <table:table-cell table:formula="of:=[.J45]/[.K45]" office:value-type="float" office:value="0.0167239555790587" calcext:value-type="float">
            <text:p>0,0167239555790587</text:p>
          </table:table-cell>
          <table:table-cell table:formula="of:=COMBIN([.D45]-[.C45];[.E45])" office:value-type="float" office:value="4.19184450580549E+015" calcext:value-type="float">
            <text:p>4,19184450580549E+015</text:p>
          </table:table-cell>
          <table:table-cell table:formula="of:=COMBIN([.D45];[.E45])" office:value-type="float" office:value="2.50649105469666E+017" calcext:value-type="float">
            <text:p>2,50649105469666E+017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1839" calcext:value-type="float">
            <text:p>1839</text:p>
          </table:table-cell>
          <table:table-cell office:value-type="float" office:value="5" calcext:value-type="float">
            <text:p>5</text:p>
          </table:table-cell>
          <table:table-cell table:formula="of:=[.E46]/[.D46]" office:value-type="float" office:value="0.625" calcext:value-type="float">
            <text:p>0,625</text:p>
          </table:table-cell>
          <table:table-cell table:formula="of:=[.J46]/[.K46]" office:value-type="float" office:value="0.0167239555790587" calcext:value-type="float">
            <text:p>0,0167239555790587</text:p>
          </table:table-cell>
          <table:table-cell table:formula="of:=COMBIN([.D46]-[.C46];[.E46])" office:value-type="float" office:value="4.19184450580549E+015" calcext:value-type="float">
            <text:p>4,19184450580549E+015</text:p>
          </table:table-cell>
          <table:table-cell table:formula="of:=COMBIN([.D46];[.E46])" office:value-type="float" office:value="2.50649105469666E+017" calcext:value-type="float">
            <text:p>2,50649105469666E+017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4757" calcext:value-type="float">
            <text:p>4757</text:p>
          </table:table-cell>
          <table:table-cell office:value-type="string" calcext:value-type="string">
            <text:p>0.0022</text:p>
          </table:table-cell>
          <table:table-cell table:formula="of:=[.E47]/[.D47]" office:value-type="float" office:value="0.625" calcext:value-type="float">
            <text:p>0,625</text:p>
          </table:table-cell>
          <table:table-cell table:formula="of:=[.J47]/[.K47]" office:value-type="float" office:value="0.0167239555790587" calcext:value-type="float">
            <text:p>0,0167239555790587</text:p>
          </table:table-cell>
          <table:table-cell table:formula="of:=COMBIN([.D47]-[.C47];[.E47])" office:value-type="float" office:value="4.19184450580549E+015" calcext:value-type="float">
            <text:p>4,19184450580549E+015</text:p>
          </table:table-cell>
          <table:table-cell table:formula="of:=COMBIN([.D47];[.E47])" office:value-type="float" office:value="2.50649105469666E+017" calcext:value-type="float">
            <text:p>2,50649105469666E+017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1162" calcext:value-type="float">
            <text:p>1162</text:p>
          </table:table-cell>
          <table:table-cell office:value-type="string" calcext:value-type="string">
            <text:p>0.0098</text:p>
          </table:table-cell>
          <table:table-cell table:formula="of:=[.E48]/[.D48]" office:value-type="float" office:value="0.625" calcext:value-type="float">
            <text:p>0,625</text:p>
          </table:table-cell>
          <table:table-cell table:formula="of:=[.J48]/[.K48]" office:value-type="float" office:value="0.0167239555790587" calcext:value-type="float">
            <text:p>0,0167239555790587</text:p>
          </table:table-cell>
          <table:table-cell table:formula="of:=COMBIN([.D48]-[.C48];[.E48])" office:value-type="float" office:value="4.19184450580549E+015" calcext:value-type="float">
            <text:p>4,19184450580549E+015</text:p>
          </table:table-cell>
          <table:table-cell table:formula="of:=COMBIN([.D48];[.E48])" office:value-type="float" office:value="2.50649105469666E+017" calcext:value-type="float">
            <text:p>2,50649105469666E+017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2951" calcext:value-type="float">
            <text:p>2951</text:p>
          </table:table-cell>
          <table:table-cell office:value-type="string" calcext:value-type="string">
            <text:p>0.0031</text:p>
          </table:table-cell>
          <table:table-cell table:formula="of:=[.E49]/[.D49]" office:value-type="float" office:value="0.625" calcext:value-type="float">
            <text:p>0,625</text:p>
          </table:table-cell>
          <table:table-cell table:formula="of:=[.J49]/[.K49]" office:value-type="float" office:value="0.0167239555790587" calcext:value-type="float">
            <text:p>0,0167239555790587</text:p>
          </table:table-cell>
          <table:table-cell table:formula="of:=COMBIN([.D49]-[.C49];[.E49])" office:value-type="float" office:value="4.19184450580549E+015" calcext:value-type="float">
            <text:p>4,19184450580549E+015</text:p>
          </table:table-cell>
          <table:table-cell table:formula="of:=COMBIN([.D49];[.E49])" office:value-type="float" office:value="2.50649105469666E+017" calcext:value-type="float">
            <text:p>2,50649105469666E+017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1096" calcext:value-type="float">
            <text:p>1096</text:p>
          </table:table-cell>
          <table:table-cell office:value-type="string" calcext:value-type="string">
            <text:p>0.0071</text:p>
          </table:table-cell>
          <table:table-cell table:formula="of:=[.E50]/[.D50]" office:value-type="float" office:value="0.625" calcext:value-type="float">
            <text:p>0,625</text:p>
          </table:table-cell>
          <table:table-cell table:formula="of:=[.J50]/[.K50]" office:value-type="float" office:value="0.0167239555790587" calcext:value-type="float">
            <text:p>0,0167239555790587</text:p>
          </table:table-cell>
          <table:table-cell table:formula="of:=COMBIN([.D50]-[.C50];[.E50])" office:value-type="float" office:value="4.19184450580549E+015" calcext:value-type="float">
            <text:p>4,19184450580549E+015</text:p>
          </table:table-cell>
          <table:table-cell table:formula="of:=COMBIN([.D50];[.E50])" office:value-type="float" office:value="2.50649105469666E+017" calcext:value-type="float">
            <text:p>2,50649105469666E+017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1704" calcext:value-type="float">
            <text:p>1704</text:p>
          </table:table-cell>
          <table:table-cell office:value-type="string" calcext:value-type="string">
            <text:p>0.0051</text:p>
          </table:table-cell>
          <table:table-cell table:formula="of:=[.E51]/[.D51]" office:value-type="float" office:value="0.625" calcext:value-type="float">
            <text:p>0,625</text:p>
          </table:table-cell>
          <table:table-cell table:formula="of:=[.J51]/[.K51]" office:value-type="float" office:value="0.0167239555790587" calcext:value-type="float">
            <text:p>0,0167239555790587</text:p>
          </table:table-cell>
          <table:table-cell table:formula="of:=COMBIN([.D51]-[.C51];[.E51])" office:value-type="float" office:value="4.19184450580549E+015" calcext:value-type="float">
            <text:p>4,19184450580549E+015</text:p>
          </table:table-cell>
          <table:table-cell table:formula="of:=COMBIN([.D51];[.E51])" office:value-type="float" office:value="2.50649105469666E+017" calcext:value-type="float">
            <text:p>2,50649105469666E+017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8651" calcext:value-type="float">
            <text:p>8651</text:p>
          </table:table-cell>
          <table:table-cell office:value-type="string" calcext:value-type="string">
            <text:p>0.0012</text:p>
          </table:table-cell>
          <table:table-cell table:formula="of:=[.E52]/[.D52]" office:value-type="float" office:value="0.625" calcext:value-type="float">
            <text:p>0,625</text:p>
          </table:table-cell>
          <table:table-cell table:formula="of:=[.J52]/[.K52]" office:value-type="float" office:value="0.0167239555790587" calcext:value-type="float">
            <text:p>0,0167239555790587</text:p>
          </table:table-cell>
          <table:table-cell table:formula="of:=COMBIN([.D52]-[.C52];[.E52])" office:value-type="float" office:value="4.19184450580549E+015" calcext:value-type="float">
            <text:p>4,19184450580549E+015</text:p>
          </table:table-cell>
          <table:table-cell table:formula="of:=COMBIN([.D52];[.E52])" office:value-type="float" office:value="2.50649105469666E+017" calcext:value-type="float">
            <text:p>2,50649105469666E+017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332" calcext:value-type="float">
            <text:p>332</text:p>
          </table:table-cell>
          <table:table-cell office:value-type="string" calcext:value-type="string">
            <text:p>0.0526</text:p>
          </table:table-cell>
          <table:table-cell table:formula="of:=[.E53]/[.D53]" office:value-type="float" office:value="0.625" calcext:value-type="float">
            <text:p>0,625</text:p>
          </table:table-cell>
          <table:table-cell table:formula="of:=[.J53]/[.K53]" office:value-type="float" office:value="0.0167239555790587" calcext:value-type="float">
            <text:p>0,0167239555790587</text:p>
          </table:table-cell>
          <table:table-cell table:formula="of:=COMBIN([.D53]-[.C53];[.E53])" office:value-type="float" office:value="4.19184450580549E+015" calcext:value-type="float">
            <text:p>4,19184450580549E+015</text:p>
          </table:table-cell>
          <table:table-cell table:formula="of:=COMBIN([.D53];[.E53])" office:value-type="float" office:value="2.50649105469666E+017" calcext:value-type="float">
            <text:p>2,50649105469666E+017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1837" calcext:value-type="float">
            <text:p>1837</text:p>
          </table:table-cell>
          <table:table-cell office:value-type="string" calcext:value-type="string">
            <text:p>0.0054</text:p>
          </table:table-cell>
          <table:table-cell table:formula="of:=[.E54]/[.D54]" office:value-type="float" office:value="0.625" calcext:value-type="float">
            <text:p>0,625</text:p>
          </table:table-cell>
          <table:table-cell table:formula="of:=[.J54]/[.K54]" office:value-type="float" office:value="0.0167239555790587" calcext:value-type="float">
            <text:p>0,0167239555790587</text:p>
          </table:table-cell>
          <table:table-cell table:formula="of:=COMBIN([.D54]-[.C54];[.E54])" office:value-type="float" office:value="4.19184450580549E+015" calcext:value-type="float">
            <text:p>4,19184450580549E+015</text:p>
          </table:table-cell>
          <table:table-cell table:formula="of:=COMBIN([.D54];[.E54])" office:value-type="float" office:value="2.50649105469666E+017" calcext:value-type="float">
            <text:p>2,50649105469666E+017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499" calcext:value-type="float">
            <text:p>499</text:p>
          </table:table-cell>
          <table:table-cell office:value-type="string" calcext:value-type="string">
            <text:p>0.0196</text:p>
          </table:table-cell>
          <table:table-cell table:formula="of:=[.E55]/[.D55]" office:value-type="float" office:value="0.625" calcext:value-type="float">
            <text:p>0,625</text:p>
          </table:table-cell>
          <table:table-cell table:formula="of:=[.J55]/[.K55]" office:value-type="float" office:value="0.0167239555790587" calcext:value-type="float">
            <text:p>0,0167239555790587</text:p>
          </table:table-cell>
          <table:table-cell table:formula="of:=COMBIN([.D55]-[.C55];[.E55])" office:value-type="float" office:value="4.19184450580549E+015" calcext:value-type="float">
            <text:p>4,19184450580549E+015</text:p>
          </table:table-cell>
          <table:table-cell table:formula="of:=COMBIN([.D55];[.E55])" office:value-type="float" office:value="2.50649105469666E+017" calcext:value-type="float">
            <text:p>2,50649105469666E+017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3946" calcext:value-type="float">
            <text:p>3946</text:p>
          </table:table-cell>
          <table:table-cell office:value-type="string" calcext:value-type="string">
            <text:p>0.0026</text:p>
          </table:table-cell>
          <table:table-cell table:formula="of:=[.E56]/[.D56]" office:value-type="float" office:value="0.625" calcext:value-type="float">
            <text:p>0,625</text:p>
          </table:table-cell>
          <table:table-cell table:formula="of:=[.J56]/[.K56]" office:value-type="float" office:value="0.0167239555790587" calcext:value-type="float">
            <text:p>0,0167239555790587</text:p>
          </table:table-cell>
          <table:table-cell table:formula="of:=COMBIN([.D56]-[.C56];[.E56])" office:value-type="float" office:value="4.19184450580549E+015" calcext:value-type="float">
            <text:p>4,19184450580549E+015</text:p>
          </table:table-cell>
          <table:table-cell table:formula="of:=COMBIN([.D56];[.E56])" office:value-type="float" office:value="2.50649105469666E+017" calcext:value-type="float">
            <text:p>2,50649105469666E+017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1633" calcext:value-type="float">
            <text:p>1633</text:p>
          </table:table-cell>
          <table:table-cell office:value-type="string" calcext:value-type="string">
            <text:p>0.0057</text:p>
          </table:table-cell>
          <table:table-cell table:formula="of:=[.E57]/[.D57]" office:value-type="float" office:value="0.625" calcext:value-type="float">
            <text:p>0,625</text:p>
          </table:table-cell>
          <table:table-cell table:formula="of:=[.J57]/[.K57]" office:value-type="float" office:value="0.0167239555790587" calcext:value-type="float">
            <text:p>0,0167239555790587</text:p>
          </table:table-cell>
          <table:table-cell table:formula="of:=COMBIN([.D57]-[.C57];[.E57])" office:value-type="float" office:value="4.19184450580549E+015" calcext:value-type="float">
            <text:p>4,19184450580549E+015</text:p>
          </table:table-cell>
          <table:table-cell table:formula="of:=COMBIN([.D57];[.E57])" office:value-type="float" office:value="2.50649105469666E+017" calcext:value-type="float">
            <text:p>2,50649105469666E+017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1426" calcext:value-type="float">
            <text:p>1426</text:p>
          </table:table-cell>
          <table:table-cell office:value-type="string" calcext:value-type="string">
            <text:p>0.0078</text:p>
          </table:table-cell>
          <table:table-cell table:formula="of:=[.E58]/[.D58]" office:value-type="float" office:value="0.625" calcext:value-type="float">
            <text:p>0,625</text:p>
          </table:table-cell>
          <table:table-cell table:formula="of:=[.J58]/[.K58]" office:value-type="float" office:value="0.0167239555790587" calcext:value-type="float">
            <text:p>0,0167239555790587</text:p>
          </table:table-cell>
          <table:table-cell table:formula="of:=COMBIN([.D58]-[.C58];[.E58])" office:value-type="float" office:value="4.19184450580549E+015" calcext:value-type="float">
            <text:p>4,19184450580549E+015</text:p>
          </table:table-cell>
          <table:table-cell table:formula="of:=COMBIN([.D58];[.E58])" office:value-type="float" office:value="2.50649105469666E+017" calcext:value-type="float">
            <text:p>2,50649105469666E+017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2949" calcext:value-type="float">
            <text:p>2949</text:p>
          </table:table-cell>
          <table:table-cell office:value-type="string" calcext:value-type="string">
            <text:p>0.0034</text:p>
          </table:table-cell>
          <table:table-cell table:formula="of:=[.E59]/[.D59]" office:value-type="float" office:value="0.625" calcext:value-type="float">
            <text:p>0,625</text:p>
          </table:table-cell>
          <table:table-cell table:formula="of:=[.J59]/[.K59]" office:value-type="float" office:value="0.0167239555790587" calcext:value-type="float">
            <text:p>0,0167239555790587</text:p>
          </table:table-cell>
          <table:table-cell table:formula="of:=COMBIN([.D59]-[.C59];[.E59])" office:value-type="float" office:value="4.19184450580549E+015" calcext:value-type="float">
            <text:p>4,19184450580549E+015</text:p>
          </table:table-cell>
          <table:table-cell table:formula="of:=COMBIN([.D59];[.E59])" office:value-type="float" office:value="2.50649105469666E+017" calcext:value-type="float">
            <text:p>2,50649105469666E+017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231" calcext:value-type="float">
            <text:p>231</text:p>
          </table:table-cell>
          <table:table-cell office:value-type="string" calcext:value-type="string">
            <text:p>0.04</text:p>
          </table:table-cell>
          <table:table-cell table:formula="of:=[.E60]/[.D60]" office:value-type="float" office:value="0.625" calcext:value-type="float">
            <text:p>0,625</text:p>
          </table:table-cell>
          <table:table-cell table:formula="of:=[.J60]/[.K60]" office:value-type="float" office:value="0.0167239555790587" calcext:value-type="float">
            <text:p>0,0167239555790587</text:p>
          </table:table-cell>
          <table:table-cell table:formula="of:=COMBIN([.D60]-[.C60];[.E60])" office:value-type="float" office:value="4.19184450580549E+015" calcext:value-type="float">
            <text:p>4,19184450580549E+015</text:p>
          </table:table-cell>
          <table:table-cell table:formula="of:=COMBIN([.D60];[.E60])" office:value-type="float" office:value="2.50649105469666E+017" calcext:value-type="float">
            <text:p>2,50649105469666E+017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4870" calcext:value-type="float">
            <text:p>4870</text:p>
          </table:table-cell>
          <table:table-cell office:value-type="string" calcext:value-type="string">
            <text:p>0.0021</text:p>
          </table:table-cell>
          <table:table-cell table:formula="of:=[.E61]/[.D61]" office:value-type="float" office:value="0.625" calcext:value-type="float">
            <text:p>0,625</text:p>
          </table:table-cell>
          <table:table-cell table:formula="of:=[.J61]/[.K61]" office:value-type="float" office:value="0.0167239555790587" calcext:value-type="float">
            <text:p>0,0167239555790587</text:p>
          </table:table-cell>
          <table:table-cell table:formula="of:=COMBIN([.D61]-[.C61];[.E61])" office:value-type="float" office:value="4.19184450580549E+015" calcext:value-type="float">
            <text:p>4,19184450580549E+015</text:p>
          </table:table-cell>
          <table:table-cell table:formula="of:=COMBIN([.D61];[.E61])" office:value-type="float" office:value="2.50649105469666E+017" calcext:value-type="float">
            <text:p>2,50649105469666E+017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364" calcext:value-type="float">
            <text:p>364</text:p>
          </table:table-cell>
          <table:table-cell office:value-type="string" calcext:value-type="string">
            <text:p>0.0278</text:p>
          </table:table-cell>
          <table:table-cell table:formula="of:=[.E62]/[.D62]" office:value-type="float" office:value="0.625" calcext:value-type="float">
            <text:p>0,625</text:p>
          </table:table-cell>
          <table:table-cell table:formula="of:=[.J62]/[.K62]" office:value-type="float" office:value="0.0167239555790587" calcext:value-type="float">
            <text:p>0,0167239555790587</text:p>
          </table:table-cell>
          <table:table-cell table:formula="of:=COMBIN([.D62]-[.C62];[.E62])" office:value-type="float" office:value="4.19184450580549E+015" calcext:value-type="float">
            <text:p>4,19184450580549E+015</text:p>
          </table:table-cell>
          <table:table-cell table:formula="of:=COMBIN([.D62];[.E62])" office:value-type="float" office:value="2.50649105469666E+017" calcext:value-type="float">
            <text:p>2,50649105469666E+017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662" calcext:value-type="float">
            <text:p>662</text:p>
          </table:table-cell>
          <table:table-cell office:value-type="string" calcext:value-type="string">
            <text:p>0.0152</text:p>
          </table:table-cell>
          <table:table-cell table:formula="of:=[.E63]/[.D63]" office:value-type="float" office:value="0.625" calcext:value-type="float">
            <text:p>0,625</text:p>
          </table:table-cell>
          <table:table-cell table:formula="of:=[.J63]/[.K63]" office:value-type="float" office:value="0.0167239555790587" calcext:value-type="float">
            <text:p>0,0167239555790587</text:p>
          </table:table-cell>
          <table:table-cell table:formula="of:=COMBIN([.D63]-[.C63];[.E63])" office:value-type="float" office:value="4.19184450580549E+015" calcext:value-type="float">
            <text:p>4,19184450580549E+015</text:p>
          </table:table-cell>
          <table:table-cell table:formula="of:=COMBIN([.D63];[.E63])" office:value-type="float" office:value="2.50649105469666E+017" calcext:value-type="float">
            <text:p>2,50649105469666E+017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1342" calcext:value-type="float">
            <text:p>1342</text:p>
          </table:table-cell>
          <table:table-cell office:value-type="string" calcext:value-type="string">
            <text:p>0.0072</text:p>
          </table:table-cell>
          <table:table-cell table:formula="of:=[.E64]/[.D64]" office:value-type="float" office:value="0.625" calcext:value-type="float">
            <text:p>0,625</text:p>
          </table:table-cell>
          <table:table-cell table:formula="of:=[.J64]/[.K64]" office:value-type="float" office:value="0.0167239555790587" calcext:value-type="float">
            <text:p>0,0167239555790587</text:p>
          </table:table-cell>
          <table:table-cell table:formula="of:=COMBIN([.D64]-[.C64];[.E64])" office:value-type="float" office:value="4.19184450580549E+015" calcext:value-type="float">
            <text:p>4,19184450580549E+015</text:p>
          </table:table-cell>
          <table:table-cell table:formula="of:=COMBIN([.D64];[.E64])" office:value-type="float" office:value="2.50649105469666E+017" calcext:value-type="float">
            <text:p>2,50649105469666E+017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234" calcext:value-type="float">
            <text:p>234</text:p>
          </table:table-cell>
          <table:table-cell office:value-type="string" calcext:value-type="string">
            <text:p>0.0417</text:p>
          </table:table-cell>
          <table:table-cell table:formula="of:=[.E65]/[.D65]" office:value-type="float" office:value="0.625" calcext:value-type="float">
            <text:p>0,625</text:p>
          </table:table-cell>
          <table:table-cell table:formula="of:=[.J65]/[.K65]" office:value-type="float" office:value="0.0167239555790587" calcext:value-type="float">
            <text:p>0,0167239555790587</text:p>
          </table:table-cell>
          <table:table-cell table:formula="of:=COMBIN([.D65]-[.C65];[.E65])" office:value-type="float" office:value="4.19184450580549E+015" calcext:value-type="float">
            <text:p>4,19184450580549E+015</text:p>
          </table:table-cell>
          <table:table-cell table:formula="of:=COMBIN([.D65];[.E65])" office:value-type="float" office:value="2.50649105469666E+017" calcext:value-type="float">
            <text:p>2,50649105469666E+017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201" calcext:value-type="float">
            <text:p>201</text:p>
          </table:table-cell>
          <table:table-cell office:value-type="string" calcext:value-type="string">
            <text:p>0.0476</text:p>
          </table:table-cell>
          <table:table-cell table:formula="of:=[.E66]/[.D66]" office:value-type="float" office:value="0.625" calcext:value-type="float">
            <text:p>0,625</text:p>
          </table:table-cell>
          <table:table-cell table:formula="of:=[.J66]/[.K66]" office:value-type="float" office:value="0.0167239555790587" calcext:value-type="float">
            <text:p>0,0167239555790587</text:p>
          </table:table-cell>
          <table:table-cell table:formula="of:=COMBIN([.D66]-[.C66];[.E66])" office:value-type="float" office:value="4.19184450580549E+015" calcext:value-type="float">
            <text:p>4,19184450580549E+015</text:p>
          </table:table-cell>
          <table:table-cell table:formula="of:=COMBIN([.D66];[.E66])" office:value-type="float" office:value="2.50649105469666E+017" calcext:value-type="float">
            <text:p>2,50649105469666E+017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1237" calcext:value-type="float">
            <text:p>1237</text:p>
          </table:table-cell>
          <table:table-cell office:value-type="string" calcext:value-type="string">
            <text:p>0.0071</text:p>
          </table:table-cell>
          <table:table-cell table:formula="of:=[.E67]/[.D67]" office:value-type="float" office:value="0.625" calcext:value-type="float">
            <text:p>0,625</text:p>
          </table:table-cell>
          <table:table-cell table:formula="of:=[.J67]/[.K67]" office:value-type="float" office:value="0.0167239555790587" calcext:value-type="float">
            <text:p>0,0167239555790587</text:p>
          </table:table-cell>
          <table:table-cell table:formula="of:=COMBIN([.D67]-[.C67];[.E67])" office:value-type="float" office:value="4.19184450580549E+015" calcext:value-type="float">
            <text:p>4,19184450580549E+015</text:p>
          </table:table-cell>
          <table:table-cell table:formula="of:=COMBIN([.D67];[.E67])" office:value-type="float" office:value="2.50649105469666E+017" calcext:value-type="float">
            <text:p>2,50649105469666E+017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1242" calcext:value-type="float">
            <text:p>1242</text:p>
          </table:table-cell>
          <table:table-cell office:value-type="string" calcext:value-type="string">
            <text:p>0.0076</text:p>
          </table:table-cell>
          <table:table-cell table:formula="of:=[.E68]/[.D68]" office:value-type="float" office:value="0.625" calcext:value-type="float">
            <text:p>0,625</text:p>
          </table:table-cell>
          <table:table-cell table:formula="of:=[.J68]/[.K68]" office:value-type="float" office:value="0.0167239555790587" calcext:value-type="float">
            <text:p>0,0167239555790587</text:p>
          </table:table-cell>
          <table:table-cell table:formula="of:=COMBIN([.D68]-[.C68];[.E68])" office:value-type="float" office:value="4.19184450580549E+015" calcext:value-type="float">
            <text:p>4,19184450580549E+015</text:p>
          </table:table-cell>
          <table:table-cell table:formula="of:=COMBIN([.D68];[.E68])" office:value-type="float" office:value="2.50649105469666E+017" calcext:value-type="float">
            <text:p>2,50649105469666E+017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4299" calcext:value-type="float">
            <text:p>4299</text:p>
          </table:table-cell>
          <table:table-cell office:value-type="string" calcext:value-type="string">
            <text:p>0.0025</text:p>
          </table:table-cell>
          <table:table-cell table:formula="of:=[.E69]/[.D69]" office:value-type="float" office:value="0.625" calcext:value-type="float">
            <text:p>0,625</text:p>
          </table:table-cell>
          <table:table-cell table:formula="of:=[.J69]/[.K69]" office:value-type="float" office:value="0.0167239555790587" calcext:value-type="float">
            <text:p>0,0167239555790587</text:p>
          </table:table-cell>
          <table:table-cell table:formula="of:=COMBIN([.D69]-[.C69];[.E69])" office:value-type="float" office:value="4.19184450580549E+015" calcext:value-type="float">
            <text:p>4,19184450580549E+015</text:p>
          </table:table-cell>
          <table:table-cell table:formula="of:=COMBIN([.D69];[.E69])" office:value-type="float" office:value="2.50649105469666E+017" calcext:value-type="float">
            <text:p>2,50649105469666E+017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1564" calcext:value-type="float">
            <text:p>1564</text:p>
          </table:table-cell>
          <table:table-cell office:value-type="string" calcext:value-type="string">
            <text:p>0.0069</text:p>
          </table:table-cell>
          <table:table-cell table:formula="of:=[.E70]/[.D70]" office:value-type="float" office:value="0.625" calcext:value-type="float">
            <text:p>0,625</text:p>
          </table:table-cell>
          <table:table-cell table:formula="of:=[.J70]/[.K70]" office:value-type="float" office:value="0.0167239555790587" calcext:value-type="float">
            <text:p>0,0167239555790587</text:p>
          </table:table-cell>
          <table:table-cell table:formula="of:=COMBIN([.D70]-[.C70];[.E70])" office:value-type="float" office:value="4.19184450580549E+015" calcext:value-type="float">
            <text:p>4,19184450580549E+015</text:p>
          </table:table-cell>
          <table:table-cell table:formula="of:=COMBIN([.D70];[.E70])" office:value-type="float" office:value="2.50649105469666E+017" calcext:value-type="float">
            <text:p>2,50649105469666E+017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222" calcext:value-type="float">
            <text:p>222</text:p>
          </table:table-cell>
          <table:table-cell office:value-type="string" calcext:value-type="string">
            <text:p>0.0588</text:p>
          </table:table-cell>
          <table:table-cell table:formula="of:=[.E71]/[.D71]" office:value-type="float" office:value="0.625" calcext:value-type="float">
            <text:p>0,625</text:p>
          </table:table-cell>
          <table:table-cell table:formula="of:=[.J71]/[.K71]" office:value-type="float" office:value="0.0167239555790587" calcext:value-type="float">
            <text:p>0,0167239555790587</text:p>
          </table:table-cell>
          <table:table-cell table:formula="of:=COMBIN([.D71]-[.C71];[.E71])" office:value-type="float" office:value="4.19184450580549E+015" calcext:value-type="float">
            <text:p>4,19184450580549E+015</text:p>
          </table:table-cell>
          <table:table-cell table:formula="of:=COMBIN([.D71];[.E71])" office:value-type="float" office:value="2.50649105469666E+017" calcext:value-type="float">
            <text:p>2,50649105469666E+017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0.5</text:p>
          </table:table-cell>
          <table:table-cell table:formula="of:=[.E72]/[.D72]" office:value-type="float" office:value="0.625" calcext:value-type="float">
            <text:p>0,625</text:p>
          </table:table-cell>
          <table:table-cell table:formula="of:=[.J72]/[.K72]" office:value-type="float" office:value="0.0167239555790587" calcext:value-type="float">
            <text:p>0,0167239555790587</text:p>
          </table:table-cell>
          <table:table-cell table:formula="of:=COMBIN([.D72]-[.C72];[.E72])" office:value-type="float" office:value="4.19184450580549E+015" calcext:value-type="float">
            <text:p>4,19184450580549E+015</text:p>
          </table:table-cell>
          <table:table-cell table:formula="of:=COMBIN([.D72];[.E72])" office:value-type="float" office:value="2.50649105469666E+017" calcext:value-type="float">
            <text:p>2,50649105469666E+017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705" calcext:value-type="float">
            <text:p>705</text:p>
          </table:table-cell>
          <table:table-cell office:value-type="string" calcext:value-type="string">
            <text:p>0.0108</text:p>
          </table:table-cell>
          <table:table-cell table:formula="of:=[.E73]/[.D73]" office:value-type="float" office:value="0.625" calcext:value-type="float">
            <text:p>0,625</text:p>
          </table:table-cell>
          <table:table-cell table:formula="of:=[.J73]/[.K73]" office:value-type="float" office:value="0.0167239555790587" calcext:value-type="float">
            <text:p>0,0167239555790587</text:p>
          </table:table-cell>
          <table:table-cell table:formula="of:=COMBIN([.D73]-[.C73];[.E73])" office:value-type="float" office:value="4.19184450580549E+015" calcext:value-type="float">
            <text:p>4,19184450580549E+015</text:p>
          </table:table-cell>
          <table:table-cell table:formula="of:=COMBIN([.D73];[.E73])" office:value-type="float" office:value="2.50649105469666E+017" calcext:value-type="float">
            <text:p>2,50649105469666E+017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2457" calcext:value-type="float">
            <text:p>2457</text:p>
          </table:table-cell>
          <table:table-cell office:value-type="string" calcext:value-type="string">
            <text:p>0.0036</text:p>
          </table:table-cell>
          <table:table-cell table:formula="of:=[.E74]/[.D74]" office:value-type="float" office:value="0.625" calcext:value-type="float">
            <text:p>0,625</text:p>
          </table:table-cell>
          <table:table-cell table:formula="of:=[.J74]/[.K74]" office:value-type="float" office:value="0.0167239555790587" calcext:value-type="float">
            <text:p>0,0167239555790587</text:p>
          </table:table-cell>
          <table:table-cell table:formula="of:=COMBIN([.D74]-[.C74];[.E74])" office:value-type="float" office:value="4.19184450580549E+015" calcext:value-type="float">
            <text:p>4,19184450580549E+015</text:p>
          </table:table-cell>
          <table:table-cell table:formula="of:=COMBIN([.D74];[.E74])" office:value-type="float" office:value="2.50649105469666E+017" calcext:value-type="float">
            <text:p>2,50649105469666E+017</text:p>
          </table:table-cell>
        </table:table-row>
        <table:table-row table:style-name="ro3" table:visibility="filter">
          <table:table-cell office:value-type="string" calcext:value-type="string">
            <text:p>2022-01-07 19:15:50.583816</text:p>
          </table:table-cell>
          <table:table-cell table:number-columns-repeated="6"/>
          <table:table-cell table:formula="of:=[.E75]/[.D75]" office:value-type="string" office:string-value="" calcext:value-type="error">
            <text:p>#DIV/0!</text:p>
          </table:table-cell>
          <table:table-cell table:formula="of:=[.J75]/[.K75]" office:value-type="float" office:value="1" calcext:value-type="float">
            <text:p>1</text:p>
          </table:table-cell>
          <table:table-cell table:formula="of:=COMBIN([.D75]-[.C75];[.E75])" office:value-type="float" office:value="1" calcext:value-type="float">
            <text:p>1</text:p>
          </table:table-cell>
          <table:table-cell table:formula="of:=COMBIN([.D75];[.E75]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1566" calcext:value-type="float">
            <text:p>11566</text:p>
          </table:table-cell>
          <table:table-cell office:value-type="string" calcext:value-type="string">
            <text:p>0.0</text:p>
          </table:table-cell>
          <table:table-cell table:formula="of:=[.E76]/[.D76]" office:value-type="float" office:value="0.6875" calcext:value-type="float">
            <text:p>0,6875</text:p>
          </table:table-cell>
          <table:table-cell table:formula="of:=[.J76]/[.K76]" office:value-type="float" office:value="0.00203344161567324" calcext:value-type="float">
            <text:p>0,00203344161567324</text:p>
          </table:table-cell>
          <table:table-cell table:formula="of:=COMBIN([.D76]-[.C76];[.E76])" office:value-type="float" office:value="39895566894540" calcext:value-type="float">
            <text:p>39895566894540</text:p>
          </table:table-cell>
          <table:table-cell table:formula="of:=COMBIN([.D76];[.E76])" office:value-type="float" office:value="1.96197257826511E+016" calcext:value-type="float">
            <text:p>1,96197257826511E+016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7271" calcext:value-type="float">
            <text:p>7271</text:p>
          </table:table-cell>
          <table:table-cell office:value-type="string" calcext:value-type="string">
            <text:p>0.0</text:p>
          </table:table-cell>
          <table:table-cell table:formula="of:=[.E77]/[.D77]" office:value-type="float" office:value="0.6875" calcext:value-type="float">
            <text:p>0,6875</text:p>
          </table:table-cell>
          <table:table-cell table:formula="of:=[.J77]/[.K77]" office:value-type="float" office:value="0.00203344161567324" calcext:value-type="float">
            <text:p>0,00203344161567324</text:p>
          </table:table-cell>
          <table:table-cell table:formula="of:=COMBIN([.D77]-[.C77];[.E77])" office:value-type="float" office:value="39895566894540" calcext:value-type="float">
            <text:p>39895566894540</text:p>
          </table:table-cell>
          <table:table-cell table:formula="of:=COMBIN([.D77];[.E77])" office:value-type="float" office:value="1.96197257826511E+016" calcext:value-type="float">
            <text:p>1,96197257826511E+016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5409" calcext:value-type="float">
            <text:p>5409</text:p>
          </table:table-cell>
          <table:table-cell office:value-type="string" calcext:value-type="string">
            <text:p>0.0</text:p>
          </table:table-cell>
          <table:table-cell table:formula="of:=[.E78]/[.D78]" office:value-type="float" office:value="0.6875" calcext:value-type="float">
            <text:p>0,6875</text:p>
          </table:table-cell>
          <table:table-cell table:formula="of:=[.J78]/[.K78]" office:value-type="float" office:value="0.00203344161567324" calcext:value-type="float">
            <text:p>0,00203344161567324</text:p>
          </table:table-cell>
          <table:table-cell table:formula="of:=COMBIN([.D78]-[.C78];[.E78])" office:value-type="float" office:value="39895566894540" calcext:value-type="float">
            <text:p>39895566894540</text:p>
          </table:table-cell>
          <table:table-cell table:formula="of:=COMBIN([.D78];[.E78])" office:value-type="float" office:value="1.96197257826511E+016" calcext:value-type="float">
            <text:p>1,96197257826511E+016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2099" calcext:value-type="float">
            <text:p>2099</text:p>
          </table:table-cell>
          <table:table-cell office:value-type="string" calcext:value-type="string">
            <text:p>0.0</text:p>
          </table:table-cell>
          <table:table-cell table:formula="of:=[.E79]/[.D79]" office:value-type="float" office:value="0.6875" calcext:value-type="float">
            <text:p>0,6875</text:p>
          </table:table-cell>
          <table:table-cell table:formula="of:=[.J79]/[.K79]" office:value-type="float" office:value="0.00203344161567324" calcext:value-type="float">
            <text:p>0,00203344161567324</text:p>
          </table:table-cell>
          <table:table-cell table:formula="of:=COMBIN([.D79]-[.C79];[.E79])" office:value-type="float" office:value="39895566894540" calcext:value-type="float">
            <text:p>39895566894540</text:p>
          </table:table-cell>
          <table:table-cell table:formula="of:=COMBIN([.D79];[.E79])" office:value-type="float" office:value="1.96197257826511E+016" calcext:value-type="float">
            <text:p>1,96197257826511E+016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3297" calcext:value-type="float">
            <text:p>3297</text:p>
          </table:table-cell>
          <table:table-cell office:value-type="string" calcext:value-type="string">
            <text:p>0.0</text:p>
          </table:table-cell>
          <table:table-cell table:formula="of:=[.E80]/[.D80]" office:value-type="float" office:value="0.6875" calcext:value-type="float">
            <text:p>0,6875</text:p>
          </table:table-cell>
          <table:table-cell table:formula="of:=[.J80]/[.K80]" office:value-type="float" office:value="0.00203344161567324" calcext:value-type="float">
            <text:p>0,00203344161567324</text:p>
          </table:table-cell>
          <table:table-cell table:formula="of:=COMBIN([.D80]-[.C80];[.E80])" office:value-type="float" office:value="39895566894540" calcext:value-type="float">
            <text:p>39895566894540</text:p>
          </table:table-cell>
          <table:table-cell table:formula="of:=COMBIN([.D80];[.E80])" office:value-type="float" office:value="1.96197257826511E+016" calcext:value-type="float">
            <text:p>1,96197257826511E+016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6644" calcext:value-type="float">
            <text:p>6644</text:p>
          </table:table-cell>
          <table:table-cell office:value-type="string" calcext:value-type="string">
            <text:p>0.0</text:p>
          </table:table-cell>
          <table:table-cell table:formula="of:=[.E81]/[.D81]" office:value-type="float" office:value="0.6875" calcext:value-type="float">
            <text:p>0,6875</text:p>
          </table:table-cell>
          <table:table-cell table:formula="of:=[.J81]/[.K81]" office:value-type="float" office:value="0.00203344161567324" calcext:value-type="float">
            <text:p>0,00203344161567324</text:p>
          </table:table-cell>
          <table:table-cell table:formula="of:=COMBIN([.D81]-[.C81];[.E81])" office:value-type="float" office:value="39895566894540" calcext:value-type="float">
            <text:p>39895566894540</text:p>
          </table:table-cell>
          <table:table-cell table:formula="of:=COMBIN([.D81];[.E81])" office:value-type="float" office:value="1.96197257826511E+016" calcext:value-type="float">
            <text:p>1,96197257826511E+016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2035" calcext:value-type="float">
            <text:p>2035</text:p>
          </table:table-cell>
          <table:table-cell office:value-type="string" calcext:value-type="string">
            <text:p>0.0</text:p>
          </table:table-cell>
          <table:table-cell table:formula="of:=[.E82]/[.D82]" office:value-type="float" office:value="0.6875" calcext:value-type="float">
            <text:p>0,6875</text:p>
          </table:table-cell>
          <table:table-cell table:formula="of:=[.J82]/[.K82]" office:value-type="float" office:value="0.00203344161567324" calcext:value-type="float">
            <text:p>0,00203344161567324</text:p>
          </table:table-cell>
          <table:table-cell table:formula="of:=COMBIN([.D82]-[.C82];[.E82])" office:value-type="float" office:value="39895566894540" calcext:value-type="float">
            <text:p>39895566894540</text:p>
          </table:table-cell>
          <table:table-cell table:formula="of:=COMBIN([.D82];[.E82])" office:value-type="float" office:value="1.96197257826511E+016" calcext:value-type="float">
            <text:p>1,96197257826511E+016</text:p>
          </table:table-cell>
        </table:table-row>
        <table:table-row table:style-name="ro3" table:visibility="filter">
          <table:table-cell office:value-type="string" calcext:value-type="string">
            <text:p>2022-01-08 11:41:37.948564</text:p>
          </table:table-cell>
          <table:table-cell table:number-columns-repeated="6"/>
          <table:table-cell table:formula="of:=[.E83]/[.D83]" office:value-type="string" office:string-value="" calcext:value-type="error">
            <text:p>#DIV/0!</text:p>
          </table:table-cell>
          <table:table-cell table:formula="of:=[.J83]/[.K83]" office:value-type="float" office:value="1" calcext:value-type="float">
            <text:p>1</text:p>
          </table:table-cell>
          <table:table-cell table:formula="of:=COMBIN([.D83]-[.C83];[.E83])" office:value-type="float" office:value="1" calcext:value-type="float">
            <text:p>1</text:p>
          </table:table-cell>
          <table:table-cell table:formula="of:=COMBIN([.D83];[.E83])" office:value-type="float" office:value="1" calcext:value-type="float">
            <text:p>1</text:p>
          </table:table-cell>
        </table:table-row>
        <table:table-row table:style-name="ro3" table:visibility="filter">
          <table:table-cell office:value-type="string" calcext:value-type="string">
            <text:p>2022-06-06 23:48:24.651569</text:p>
          </table:table-cell>
          <table:table-cell table:number-columns-repeated="6"/>
          <table:table-cell table:formula="of:=[.E84]/[.D84]" office:value-type="string" office:string-value="" calcext:value-type="error">
            <text:p>#DIV/0!</text:p>
          </table:table-cell>
          <table:table-cell table:formula="of:=[.J84]/[.K84]" office:value-type="float" office:value="1" calcext:value-type="float">
            <text:p>1</text:p>
          </table:table-cell>
          <table:table-cell table:formula="of:=COMBIN([.D84]-[.C84];[.E84])" office:value-type="float" office:value="1" calcext:value-type="float">
            <text:p>1</text:p>
          </table:table-cell>
          <table:table-cell table:formula="of:=COMBIN([.D84];[.E84])" office:value-type="float" office:value="1" calcext:value-type="float">
            <text:p>1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1667</text:p>
          </table:table-cell>
          <table:table-cell table:formula="of:=[.E85]/[.D85]" office:value-type="float" office:value="0.0740740740740741" calcext:value-type="float">
            <text:p>0,0740740740740741</text:p>
          </table:table-cell>
          <table:table-cell table:formula="of:=[.J85]/[.K85]" office:value-type="float" office:value="0.658119658119658" calcext:value-type="float">
            <text:p>0,658119658119658</text:p>
          </table:table-cell>
          <table:table-cell table:formula="of:=COMBIN([.D85]-[.C85];[.E85])" office:value-type="float" office:value="231" calcext:value-type="float">
            <text:p>231</text:p>
          </table:table-cell>
          <table:table-cell table:formula="of:=COMBIN([.D85];[.E85])" office:value-type="float" office:value="351" calcext:value-type="float">
            <text:p>351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3333</text:p>
          </table:table-cell>
          <table:table-cell table:formula="of:=[.E86]/[.D86]" office:value-type="float" office:value="0.0740740740740741" calcext:value-type="float">
            <text:p>0,0740740740740741</text:p>
          </table:table-cell>
          <table:table-cell table:formula="of:=[.J86]/[.K86]" office:value-type="float" office:value="0.658119658119658" calcext:value-type="float">
            <text:p>0,658119658119658</text:p>
          </table:table-cell>
          <table:table-cell table:formula="of:=COMBIN([.D86]-[.C86];[.E86])" office:value-type="float" office:value="231" calcext:value-type="float">
            <text:p>231</text:p>
          </table:table-cell>
          <table:table-cell table:formula="of:=COMBIN([.D86];[.E86])" office:value-type="float" office:value="351" calcext:value-type="float">
            <text:p>351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5</text:p>
          </table:table-cell>
          <table:table-cell table:formula="of:=[.E87]/[.D87]" office:value-type="float" office:value="0.0740740740740741" calcext:value-type="float">
            <text:p>0,0740740740740741</text:p>
          </table:table-cell>
          <table:table-cell table:formula="of:=[.J87]/[.K87]" office:value-type="float" office:value="0.658119658119658" calcext:value-type="float">
            <text:p>0,658119658119658</text:p>
          </table:table-cell>
          <table:table-cell table:formula="of:=COMBIN([.D87]-[.C87];[.E87])" office:value-type="float" office:value="231" calcext:value-type="float">
            <text:p>231</text:p>
          </table:table-cell>
          <table:table-cell table:formula="of:=COMBIN([.D87];[.E87])" office:value-type="float" office:value="351" calcext:value-type="float">
            <text:p>351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2</text:p>
          </table:table-cell>
          <table:table-cell table:formula="of:=[.E88]/[.D88]" office:value-type="float" office:value="0.0740740740740741" calcext:value-type="float">
            <text:p>0,0740740740740741</text:p>
          </table:table-cell>
          <table:table-cell table:formula="of:=[.J88]/[.K88]" office:value-type="float" office:value="0.658119658119658" calcext:value-type="float">
            <text:p>0,658119658119658</text:p>
          </table:table-cell>
          <table:table-cell table:formula="of:=COMBIN([.D88]-[.C88];[.E88])" office:value-type="float" office:value="231" calcext:value-type="float">
            <text:p>231</text:p>
          </table:table-cell>
          <table:table-cell table:formula="of:=COMBIN([.D88];[.E88])" office:value-type="float" office:value="351" calcext:value-type="float">
            <text:p>351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5</text:p>
          </table:table-cell>
          <table:table-cell table:formula="of:=[.E89]/[.D89]" office:value-type="float" office:value="0.0740740740740741" calcext:value-type="float">
            <text:p>0,0740740740740741</text:p>
          </table:table-cell>
          <table:table-cell table:formula="of:=[.J89]/[.K89]" office:value-type="float" office:value="0.658119658119658" calcext:value-type="float">
            <text:p>0,658119658119658</text:p>
          </table:table-cell>
          <table:table-cell table:formula="of:=COMBIN([.D89]-[.C89];[.E89])" office:value-type="float" office:value="231" calcext:value-type="float">
            <text:p>231</text:p>
          </table:table-cell>
          <table:table-cell table:formula="of:=COMBIN([.D89];[.E89])" office:value-type="float" office:value="351" calcext:value-type="float">
            <text:p>351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5</text:p>
          </table:table-cell>
          <table:table-cell table:formula="of:=[.E90]/[.D90]" office:value-type="float" office:value="0.0740740740740741" calcext:value-type="float">
            <text:p>0,0740740740740741</text:p>
          </table:table-cell>
          <table:table-cell table:formula="of:=[.J90]/[.K90]" office:value-type="float" office:value="0.658119658119658" calcext:value-type="float">
            <text:p>0,658119658119658</text:p>
          </table:table-cell>
          <table:table-cell table:formula="of:=COMBIN([.D90]-[.C90];[.E90])" office:value-type="float" office:value="231" calcext:value-type="float">
            <text:p>231</text:p>
          </table:table-cell>
          <table:table-cell table:formula="of:=COMBIN([.D90];[.E90])" office:value-type="float" office:value="351" calcext:value-type="float">
            <text:p>351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5</text:p>
          </table:table-cell>
          <table:table-cell table:formula="of:=[.E91]/[.D91]" office:value-type="float" office:value="0.0740740740740741" calcext:value-type="float">
            <text:p>0,0740740740740741</text:p>
          </table:table-cell>
          <table:table-cell table:formula="of:=[.J91]/[.K91]" office:value-type="float" office:value="0.658119658119658" calcext:value-type="float">
            <text:p>0,658119658119658</text:p>
          </table:table-cell>
          <table:table-cell table:formula="of:=COMBIN([.D91]-[.C91];[.E91])" office:value-type="float" office:value="231" calcext:value-type="float">
            <text:p>231</text:p>
          </table:table-cell>
          <table:table-cell table:formula="of:=COMBIN([.D91];[.E91])" office:value-type="float" office:value="351" calcext:value-type="float">
            <text:p>351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2</text:p>
          </table:table-cell>
          <table:table-cell table:formula="of:=[.E92]/[.D92]" office:value-type="float" office:value="0.0740740740740741" calcext:value-type="float">
            <text:p>0,0740740740740741</text:p>
          </table:table-cell>
          <table:table-cell table:formula="of:=[.J92]/[.K92]" office:value-type="float" office:value="0.658119658119658" calcext:value-type="float">
            <text:p>0,658119658119658</text:p>
          </table:table-cell>
          <table:table-cell table:formula="of:=COMBIN([.D92]-[.C92];[.E92])" office:value-type="float" office:value="231" calcext:value-type="float">
            <text:p>231</text:p>
          </table:table-cell>
          <table:table-cell table:formula="of:=COMBIN([.D92];[.E92])" office:value-type="float" office:value="351" calcext:value-type="float">
            <text:p>351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.0</text:p>
          </table:table-cell>
          <table:table-cell table:formula="of:=[.E93]/[.D93]" office:value-type="float" office:value="0.0740740740740741" calcext:value-type="float">
            <text:p>0,0740740740740741</text:p>
          </table:table-cell>
          <table:table-cell table:formula="of:=[.J93]/[.K93]" office:value-type="float" office:value="0.658119658119658" calcext:value-type="float">
            <text:p>0,658119658119658</text:p>
          </table:table-cell>
          <table:table-cell table:formula="of:=COMBIN([.D93]-[.C93];[.E93])" office:value-type="float" office:value="231" calcext:value-type="float">
            <text:p>231</text:p>
          </table:table-cell>
          <table:table-cell table:formula="of:=COMBIN([.D93];[.E93])" office:value-type="float" office:value="351" calcext:value-type="float">
            <text:p>351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.0</text:p>
          </table:table-cell>
          <table:table-cell table:formula="of:=[.E94]/[.D94]" office:value-type="float" office:value="0.0740740740740741" calcext:value-type="float">
            <text:p>0,0740740740740741</text:p>
          </table:table-cell>
          <table:table-cell table:formula="of:=[.J94]/[.K94]" office:value-type="float" office:value="0.658119658119658" calcext:value-type="float">
            <text:p>0,658119658119658</text:p>
          </table:table-cell>
          <table:table-cell table:formula="of:=COMBIN([.D94]-[.C94];[.E94])" office:value-type="float" office:value="231" calcext:value-type="float">
            <text:p>231</text:p>
          </table:table-cell>
          <table:table-cell table:formula="of:=COMBIN([.D94];[.E94])" office:value-type="float" office:value="351" calcext:value-type="float">
            <text:p>351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3333</text:p>
          </table:table-cell>
          <table:table-cell table:formula="of:=[.E95]/[.D95]" office:value-type="float" office:value="0.0740740740740741" calcext:value-type="float">
            <text:p>0,0740740740740741</text:p>
          </table:table-cell>
          <table:table-cell table:formula="of:=[.J95]/[.K95]" office:value-type="float" office:value="0.658119658119658" calcext:value-type="float">
            <text:p>0,658119658119658</text:p>
          </table:table-cell>
          <table:table-cell table:formula="of:=COMBIN([.D95]-[.C95];[.E95])" office:value-type="float" office:value="231" calcext:value-type="float">
            <text:p>231</text:p>
          </table:table-cell>
          <table:table-cell table:formula="of:=COMBIN([.D95];[.E95])" office:value-type="float" office:value="351" calcext:value-type="float">
            <text:p>351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3333</text:p>
          </table:table-cell>
          <table:table-cell table:formula="of:=[.E96]/[.D96]" office:value-type="float" office:value="0.0740740740740741" calcext:value-type="float">
            <text:p>0,0740740740740741</text:p>
          </table:table-cell>
          <table:table-cell table:formula="of:=[.J96]/[.K96]" office:value-type="float" office:value="0.658119658119658" calcext:value-type="float">
            <text:p>0,658119658119658</text:p>
          </table:table-cell>
          <table:table-cell table:formula="of:=COMBIN([.D96]-[.C96];[.E96])" office:value-type="float" office:value="231" calcext:value-type="float">
            <text:p>231</text:p>
          </table:table-cell>
          <table:table-cell table:formula="of:=COMBIN([.D96];[.E96])" office:value-type="float" office:value="351" calcext:value-type="float">
            <text:p>351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3333</text:p>
          </table:table-cell>
          <table:table-cell table:formula="of:=[.E97]/[.D97]" office:value-type="float" office:value="0.0740740740740741" calcext:value-type="float">
            <text:p>0,0740740740740741</text:p>
          </table:table-cell>
          <table:table-cell table:formula="of:=[.J97]/[.K97]" office:value-type="float" office:value="0.658119658119658" calcext:value-type="float">
            <text:p>0,658119658119658</text:p>
          </table:table-cell>
          <table:table-cell table:formula="of:=COMBIN([.D97]-[.C97];[.E97])" office:value-type="float" office:value="231" calcext:value-type="float">
            <text:p>231</text:p>
          </table:table-cell>
          <table:table-cell table:formula="of:=COMBIN([.D97];[.E97])" office:value-type="float" office:value="351" calcext:value-type="float">
            <text:p>351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string" calcext:value-type="string">
            <text:p>0.05</text:p>
          </table:table-cell>
          <table:table-cell table:formula="of:=[.E98]/[.D98]" office:value-type="float" office:value="0.0740740740740741" calcext:value-type="float">
            <text:p>0,0740740740740741</text:p>
          </table:table-cell>
          <table:table-cell table:formula="of:=[.J98]/[.K98]" office:value-type="float" office:value="0.658119658119658" calcext:value-type="float">
            <text:p>0,658119658119658</text:p>
          </table:table-cell>
          <table:table-cell table:formula="of:=COMBIN([.D98]-[.C98];[.E98])" office:value-type="float" office:value="231" calcext:value-type="float">
            <text:p>231</text:p>
          </table:table-cell>
          <table:table-cell table:formula="of:=COMBIN([.D98];[.E98])" office:value-type="float" office:value="351" calcext:value-type="float">
            <text:p>351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5</text:p>
          </table:table-cell>
          <table:table-cell table:formula="of:=[.E99]/[.D99]" office:value-type="float" office:value="0.0740740740740741" calcext:value-type="float">
            <text:p>0,0740740740740741</text:p>
          </table:table-cell>
          <table:table-cell table:formula="of:=[.J99]/[.K99]" office:value-type="float" office:value="0.658119658119658" calcext:value-type="float">
            <text:p>0,658119658119658</text:p>
          </table:table-cell>
          <table:table-cell table:formula="of:=COMBIN([.D99]-[.C99];[.E99])" office:value-type="float" office:value="231" calcext:value-type="float">
            <text:p>231</text:p>
          </table:table-cell>
          <table:table-cell table:formula="of:=COMBIN([.D99];[.E99])" office:value-type="float" office:value="351" calcext:value-type="float">
            <text:p>351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3333</text:p>
          </table:table-cell>
          <table:table-cell table:formula="of:=[.E100]/[.D100]" office:value-type="float" office:value="0.0740740740740741" calcext:value-type="float">
            <text:p>0,0740740740740741</text:p>
          </table:table-cell>
          <table:table-cell table:formula="of:=[.J100]/[.K100]" office:value-type="float" office:value="0.658119658119658" calcext:value-type="float">
            <text:p>0,658119658119658</text:p>
          </table:table-cell>
          <table:table-cell table:formula="of:=COMBIN([.D100]-[.C100];[.E100])" office:value-type="float" office:value="231" calcext:value-type="float">
            <text:p>231</text:p>
          </table:table-cell>
          <table:table-cell table:formula="of:=COMBIN([.D100];[.E100])" office:value-type="float" office:value="351" calcext:value-type="float">
            <text:p>351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833</text:p>
          </table:table-cell>
          <table:table-cell table:formula="of:=[.E101]/[.D101]" office:value-type="float" office:value="0.0740740740740741" calcext:value-type="float">
            <text:p>0,0740740740740741</text:p>
          </table:table-cell>
          <table:table-cell table:formula="of:=[.J101]/[.K101]" office:value-type="float" office:value="0.658119658119658" calcext:value-type="float">
            <text:p>0,658119658119658</text:p>
          </table:table-cell>
          <table:table-cell table:formula="of:=COMBIN([.D101]-[.C101];[.E101])" office:value-type="float" office:value="231" calcext:value-type="float">
            <text:p>231</text:p>
          </table:table-cell>
          <table:table-cell table:formula="of:=COMBIN([.D101];[.E101])" office:value-type="float" office:value="351" calcext:value-type="float">
            <text:p>351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3333</text:p>
          </table:table-cell>
          <table:table-cell table:formula="of:=[.E102]/[.D102]" office:value-type="float" office:value="0.0740740740740741" calcext:value-type="float">
            <text:p>0,0740740740740741</text:p>
          </table:table-cell>
          <table:table-cell table:formula="of:=[.J102]/[.K102]" office:value-type="float" office:value="0.658119658119658" calcext:value-type="float">
            <text:p>0,658119658119658</text:p>
          </table:table-cell>
          <table:table-cell table:formula="of:=COMBIN([.D102]-[.C102];[.E102])" office:value-type="float" office:value="231" calcext:value-type="float">
            <text:p>231</text:p>
          </table:table-cell>
          <table:table-cell table:formula="of:=COMBIN([.D102];[.E102])" office:value-type="float" office:value="351" calcext:value-type="float">
            <text:p>351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1667</text:p>
          </table:table-cell>
          <table:table-cell table:formula="of:=[.E103]/[.D103]" office:value-type="float" office:value="0.0740740740740741" calcext:value-type="float">
            <text:p>0,0740740740740741</text:p>
          </table:table-cell>
          <table:table-cell table:formula="of:=[.J103]/[.K103]" office:value-type="float" office:value="0.658119658119658" calcext:value-type="float">
            <text:p>0,658119658119658</text:p>
          </table:table-cell>
          <table:table-cell table:formula="of:=COMBIN([.D103]-[.C103];[.E103])" office:value-type="float" office:value="231" calcext:value-type="float">
            <text:p>231</text:p>
          </table:table-cell>
          <table:table-cell table:formula="of:=COMBIN([.D103];[.E103])" office:value-type="float" office:value="351" calcext:value-type="float">
            <text:p>351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25</text:p>
          </table:table-cell>
          <table:table-cell table:formula="of:=[.E104]/[.D104]" office:value-type="float" office:value="0.0740740740740741" calcext:value-type="float">
            <text:p>0,0740740740740741</text:p>
          </table:table-cell>
          <table:table-cell table:formula="of:=[.J104]/[.K104]" office:value-type="float" office:value="0.658119658119658" calcext:value-type="float">
            <text:p>0,658119658119658</text:p>
          </table:table-cell>
          <table:table-cell table:formula="of:=COMBIN([.D104]-[.C104];[.E104])" office:value-type="float" office:value="231" calcext:value-type="float">
            <text:p>231</text:p>
          </table:table-cell>
          <table:table-cell table:formula="of:=COMBIN([.D104];[.E104])" office:value-type="float" office:value="351" calcext:value-type="float">
            <text:p>351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float" office:value="125" calcext:value-type="float">
            <text:p>125</text:p>
          </table:table-cell>
          <table:table-cell table:formula="of:=[.E105]/[.D105]" office:value-type="float" office:value="0.0740740740740741" calcext:value-type="float">
            <text:p>0,0740740740740741</text:p>
          </table:table-cell>
          <table:table-cell table:formula="of:=[.J105]/[.K105]" office:value-type="float" office:value="0.658119658119658" calcext:value-type="float">
            <text:p>0,658119658119658</text:p>
          </table:table-cell>
          <table:table-cell table:formula="of:=COMBIN([.D105]-[.C105];[.E105])" office:value-type="float" office:value="231" calcext:value-type="float">
            <text:p>231</text:p>
          </table:table-cell>
          <table:table-cell table:formula="of:=COMBIN([.D105];[.E105])" office:value-type="float" office:value="351" calcext:value-type="float">
            <text:p>351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.0</text:p>
          </table:table-cell>
          <table:table-cell table:formula="of:=[.E106]/[.D106]" office:value-type="float" office:value="0.0740740740740741" calcext:value-type="float">
            <text:p>0,0740740740740741</text:p>
          </table:table-cell>
          <table:table-cell table:formula="of:=[.J106]/[.K106]" office:value-type="float" office:value="0.658119658119658" calcext:value-type="float">
            <text:p>0,658119658119658</text:p>
          </table:table-cell>
          <table:table-cell table:formula="of:=COMBIN([.D106]-[.C106];[.E106])" office:value-type="float" office:value="231" calcext:value-type="float">
            <text:p>231</text:p>
          </table:table-cell>
          <table:table-cell table:formula="of:=COMBIN([.D106];[.E106])" office:value-type="float" office:value="351" calcext:value-type="float">
            <text:p>351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2</text:p>
          </table:table-cell>
          <table:table-cell table:formula="of:=[.E107]/[.D107]" office:value-type="float" office:value="0.0740740740740741" calcext:value-type="float">
            <text:p>0,0740740740740741</text:p>
          </table:table-cell>
          <table:table-cell table:formula="of:=[.J107]/[.K107]" office:value-type="float" office:value="0.658119658119658" calcext:value-type="float">
            <text:p>0,658119658119658</text:p>
          </table:table-cell>
          <table:table-cell table:formula="of:=COMBIN([.D107]-[.C107];[.E107])" office:value-type="float" office:value="231" calcext:value-type="float">
            <text:p>231</text:p>
          </table:table-cell>
          <table:table-cell table:formula="of:=COMBIN([.D107];[.E107])" office:value-type="float" office:value="351" calcext:value-type="float">
            <text:p>351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2</text:p>
          </table:table-cell>
          <table:table-cell table:formula="of:=[.E108]/[.D108]" office:value-type="float" office:value="0.0740740740740741" calcext:value-type="float">
            <text:p>0,0740740740740741</text:p>
          </table:table-cell>
          <table:table-cell table:formula="of:=[.J108]/[.K108]" office:value-type="float" office:value="0.658119658119658" calcext:value-type="float">
            <text:p>0,658119658119658</text:p>
          </table:table-cell>
          <table:table-cell table:formula="of:=COMBIN([.D108]-[.C108];[.E108])" office:value-type="float" office:value="231" calcext:value-type="float">
            <text:p>231</text:p>
          </table:table-cell>
          <table:table-cell table:formula="of:=COMBIN([.D108];[.E108])" office:value-type="float" office:value="351" calcext:value-type="float">
            <text:p>351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.0</text:p>
          </table:table-cell>
          <table:table-cell table:formula="of:=[.E109]/[.D109]" office:value-type="float" office:value="0.0740740740740741" calcext:value-type="float">
            <text:p>0,0740740740740741</text:p>
          </table:table-cell>
          <table:table-cell table:formula="of:=[.J109]/[.K109]" office:value-type="float" office:value="0.658119658119658" calcext:value-type="float">
            <text:p>0,658119658119658</text:p>
          </table:table-cell>
          <table:table-cell table:formula="of:=COMBIN([.D109]-[.C109];[.E109])" office:value-type="float" office:value="231" calcext:value-type="float">
            <text:p>231</text:p>
          </table:table-cell>
          <table:table-cell table:formula="of:=COMBIN([.D109];[.E109])" office:value-type="float" office:value="351" calcext:value-type="float">
            <text:p>351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1429</text:p>
          </table:table-cell>
          <table:table-cell table:formula="of:=[.E110]/[.D110]" office:value-type="float" office:value="0.0740740740740741" calcext:value-type="float">
            <text:p>0,0740740740740741</text:p>
          </table:table-cell>
          <table:table-cell table:formula="of:=[.J110]/[.K110]" office:value-type="float" office:value="0.658119658119658" calcext:value-type="float">
            <text:p>0,658119658119658</text:p>
          </table:table-cell>
          <table:table-cell table:formula="of:=COMBIN([.D110]-[.C110];[.E110])" office:value-type="float" office:value="231" calcext:value-type="float">
            <text:p>231</text:p>
          </table:table-cell>
          <table:table-cell table:formula="of:=COMBIN([.D110];[.E110])" office:value-type="float" office:value="351" calcext:value-type="float">
            <text:p>351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5</text:p>
          </table:table-cell>
          <table:table-cell table:formula="of:=[.E111]/[.D111]" office:value-type="float" office:value="0.0740740740740741" calcext:value-type="float">
            <text:p>0,0740740740740741</text:p>
          </table:table-cell>
          <table:table-cell table:formula="of:=[.J111]/[.K111]" office:value-type="float" office:value="0.658119658119658" calcext:value-type="float">
            <text:p>0,658119658119658</text:p>
          </table:table-cell>
          <table:table-cell table:formula="of:=COMBIN([.D111]-[.C111];[.E111])" office:value-type="float" office:value="231" calcext:value-type="float">
            <text:p>231</text:p>
          </table:table-cell>
          <table:table-cell table:formula="of:=COMBIN([.D111];[.E111])" office:value-type="float" office:value="351" calcext:value-type="float">
            <text:p>351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25</text:p>
          </table:table-cell>
          <table:table-cell table:formula="of:=[.E112]/[.D112]" office:value-type="float" office:value="0.0740740740740741" calcext:value-type="float">
            <text:p>0,0740740740740741</text:p>
          </table:table-cell>
          <table:table-cell table:formula="of:=[.J112]/[.K112]" office:value-type="float" office:value="0.658119658119658" calcext:value-type="float">
            <text:p>0,658119658119658</text:p>
          </table:table-cell>
          <table:table-cell table:formula="of:=COMBIN([.D112]-[.C112];[.E112])" office:value-type="float" office:value="231" calcext:value-type="float">
            <text:p>231</text:p>
          </table:table-cell>
          <table:table-cell table:formula="of:=COMBIN([.D112];[.E112])" office:value-type="float" office:value="351" calcext:value-type="float">
            <text:p>351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909</text:p>
          </table:table-cell>
          <table:table-cell table:formula="of:=[.E113]/[.D113]" office:value-type="float" office:value="0.0740740740740741" calcext:value-type="float">
            <text:p>0,0740740740740741</text:p>
          </table:table-cell>
          <table:table-cell table:formula="of:=[.J113]/[.K113]" office:value-type="float" office:value="0.658119658119658" calcext:value-type="float">
            <text:p>0,658119658119658</text:p>
          </table:table-cell>
          <table:table-cell table:formula="of:=COMBIN([.D113]-[.C113];[.E113])" office:value-type="float" office:value="231" calcext:value-type="float">
            <text:p>231</text:p>
          </table:table-cell>
          <table:table-cell table:formula="of:=COMBIN([.D113];[.E113])" office:value-type="float" office:value="351" calcext:value-type="float">
            <text:p>351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1</text:p>
          </table:table-cell>
          <table:table-cell table:formula="of:=[.E114]/[.D114]" office:value-type="float" office:value="0.0740740740740741" calcext:value-type="float">
            <text:p>0,0740740740740741</text:p>
          </table:table-cell>
          <table:table-cell table:formula="of:=[.J114]/[.K114]" office:value-type="float" office:value="0.658119658119658" calcext:value-type="float">
            <text:p>0,658119658119658</text:p>
          </table:table-cell>
          <table:table-cell table:formula="of:=COMBIN([.D114]-[.C114];[.E114])" office:value-type="float" office:value="231" calcext:value-type="float">
            <text:p>231</text:p>
          </table:table-cell>
          <table:table-cell table:formula="of:=COMBIN([.D114];[.E114])" office:value-type="float" office:value="351" calcext:value-type="float">
            <text:p>351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25</text:p>
          </table:table-cell>
          <table:table-cell table:formula="of:=[.E115]/[.D115]" office:value-type="float" office:value="0.0740740740740741" calcext:value-type="float">
            <text:p>0,0740740740740741</text:p>
          </table:table-cell>
          <table:table-cell table:formula="of:=[.J115]/[.K115]" office:value-type="float" office:value="0.658119658119658" calcext:value-type="float">
            <text:p>0,658119658119658</text:p>
          </table:table-cell>
          <table:table-cell table:formula="of:=COMBIN([.D115]-[.C115];[.E115])" office:value-type="float" office:value="231" calcext:value-type="float">
            <text:p>231</text:p>
          </table:table-cell>
          <table:table-cell table:formula="of:=COMBIN([.D115];[.E115])" office:value-type="float" office:value="351" calcext:value-type="float">
            <text:p>351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3333</text:p>
          </table:table-cell>
          <table:table-cell table:formula="of:=[.E116]/[.D116]" office:value-type="float" office:value="0.0740740740740741" calcext:value-type="float">
            <text:p>0,0740740740740741</text:p>
          </table:table-cell>
          <table:table-cell table:formula="of:=[.J116]/[.K116]" office:value-type="float" office:value="0.658119658119658" calcext:value-type="float">
            <text:p>0,658119658119658</text:p>
          </table:table-cell>
          <table:table-cell table:formula="of:=COMBIN([.D116]-[.C116];[.E116])" office:value-type="float" office:value="231" calcext:value-type="float">
            <text:p>231</text:p>
          </table:table-cell>
          <table:table-cell table:formula="of:=COMBIN([.D116];[.E116])" office:value-type="float" office:value="351" calcext:value-type="float">
            <text:p>351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1667</text:p>
          </table:table-cell>
          <table:table-cell table:formula="of:=[.E117]/[.D117]" office:value-type="float" office:value="0.0740740740740741" calcext:value-type="float">
            <text:p>0,0740740740740741</text:p>
          </table:table-cell>
          <table:table-cell table:formula="of:=[.J117]/[.K117]" office:value-type="float" office:value="0.658119658119658" calcext:value-type="float">
            <text:p>0,658119658119658</text:p>
          </table:table-cell>
          <table:table-cell table:formula="of:=COMBIN([.D117]-[.C117];[.E117])" office:value-type="float" office:value="231" calcext:value-type="float">
            <text:p>231</text:p>
          </table:table-cell>
          <table:table-cell table:formula="of:=COMBIN([.D117];[.E117])" office:value-type="float" office:value="351" calcext:value-type="float">
            <text:p>351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5</text:p>
          </table:table-cell>
          <table:table-cell table:formula="of:=[.E118]/[.D118]" office:value-type="float" office:value="0.0740740740740741" calcext:value-type="float">
            <text:p>0,0740740740740741</text:p>
          </table:table-cell>
          <table:table-cell table:formula="of:=[.J118]/[.K118]" office:value-type="float" office:value="0.658119658119658" calcext:value-type="float">
            <text:p>0,658119658119658</text:p>
          </table:table-cell>
          <table:table-cell table:formula="of:=COMBIN([.D118]-[.C118];[.E118])" office:value-type="float" office:value="231" calcext:value-type="float">
            <text:p>231</text:p>
          </table:table-cell>
          <table:table-cell table:formula="of:=COMBIN([.D118];[.E118])" office:value-type="float" office:value="351" calcext:value-type="float">
            <text:p>351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0</text:p>
          </table:table-cell>
          <table:table-cell table:formula="of:=[.E119]/[.D119]" office:value-type="float" office:value="0.0740740740740741" calcext:value-type="float">
            <text:p>0,0740740740740741</text:p>
          </table:table-cell>
          <table:table-cell table:formula="of:=[.J119]/[.K119]" office:value-type="float" office:value="0.658119658119658" calcext:value-type="float">
            <text:p>0,658119658119658</text:p>
          </table:table-cell>
          <table:table-cell table:formula="of:=COMBIN([.D119]-[.C119];[.E119])" office:value-type="float" office:value="231" calcext:value-type="float">
            <text:p>231</text:p>
          </table:table-cell>
          <table:table-cell table:formula="of:=COMBIN([.D119];[.E119])" office:value-type="float" office:value="351" calcext:value-type="float">
            <text:p>351</text:p>
          </table:table-cell>
        </table:table-row>
        <table:table-row table:style-name="ro3" table:visibility="filter">
          <table:table-cell office:value-type="string" calcext:value-type="string">
            <text:p>2022-06-07 00:10:54.328800</text:p>
          </table:table-cell>
          <table:table-cell table:number-columns-repeated="6"/>
          <table:table-cell table:formula="of:=[.E120]/[.D120]" office:value-type="string" office:string-value="" calcext:value-type="error">
            <text:p>#DIV/0!</text:p>
          </table:table-cell>
          <table:table-cell table:formula="of:=[.J120]/[.K120]" office:value-type="float" office:value="1" calcext:value-type="float">
            <text:p>1</text:p>
          </table:table-cell>
          <table:table-cell table:formula="of:=COMBIN([.D120]-[.C120];[.E120])" office:value-type="float" office:value="1" calcext:value-type="float">
            <text:p>1</text:p>
          </table:table-cell>
          <table:table-cell table:formula="of:=COMBIN([.D120];[.E120])" office:value-type="float" office:value="1" calcext:value-type="float">
            <text:p>1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1667</text:p>
          </table:table-cell>
          <table:table-cell table:formula="of:=[.E121]/[.D121]" office:value-type="float" office:value="0.53125" calcext:value-type="float">
            <text:p>0,53125</text:p>
          </table:table-cell>
          <table:table-cell table:formula="of:=[.J121]/[.K121]" office:value-type="float" office:value="0.091733870967742" calcext:value-type="float">
            <text:p>0,091733870967742</text:p>
          </table:table-cell>
          <table:table-cell table:formula="of:=COMBIN([.D121]-[.C121];[.E121])" office:value-type="float" office:value="51895935" calcext:value-type="float">
            <text:p>51895935</text:p>
          </table:table-cell>
          <table:table-cell table:formula="of:=COMBIN([.D121];[.E121])" office:value-type="float" office:value="565722720" calcext:value-type="float">
            <text:p>565722720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909</text:p>
          </table:table-cell>
          <table:table-cell table:formula="of:=[.E122]/[.D122]" office:value-type="float" office:value="0.53125" calcext:value-type="float">
            <text:p>0,53125</text:p>
          </table:table-cell>
          <table:table-cell table:formula="of:=[.J122]/[.K122]" office:value-type="float" office:value="0.091733870967742" calcext:value-type="float">
            <text:p>0,091733870967742</text:p>
          </table:table-cell>
          <table:table-cell table:formula="of:=COMBIN([.D122]-[.C122];[.E122])" office:value-type="float" office:value="51895935" calcext:value-type="float">
            <text:p>51895935</text:p>
          </table:table-cell>
          <table:table-cell table:formula="of:=COMBIN([.D122];[.E122])" office:value-type="float" office:value="565722720" calcext:value-type="float">
            <text:p>565722720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</text:p>
          </table:table-cell>
          <table:table-cell table:formula="of:=[.E123]/[.D123]" office:value-type="float" office:value="0.53125" calcext:value-type="float">
            <text:p>0,53125</text:p>
          </table:table-cell>
          <table:table-cell table:formula="of:=[.J123]/[.K123]" office:value-type="float" office:value="0.091733870967742" calcext:value-type="float">
            <text:p>0,091733870967742</text:p>
          </table:table-cell>
          <table:table-cell table:formula="of:=COMBIN([.D123]-[.C123];[.E123])" office:value-type="float" office:value="51895935" calcext:value-type="float">
            <text:p>51895935</text:p>
          </table:table-cell>
          <table:table-cell table:formula="of:=COMBIN([.D123];[.E123])" office:value-type="float" office:value="565722720" calcext:value-type="float">
            <text:p>565722720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1667</text:p>
          </table:table-cell>
          <table:table-cell table:formula="of:=[.E124]/[.D124]" office:value-type="float" office:value="0.53125" calcext:value-type="float">
            <text:p>0,53125</text:p>
          </table:table-cell>
          <table:table-cell table:formula="of:=[.J124]/[.K124]" office:value-type="float" office:value="0.091733870967742" calcext:value-type="float">
            <text:p>0,091733870967742</text:p>
          </table:table-cell>
          <table:table-cell table:formula="of:=COMBIN([.D124]-[.C124];[.E124])" office:value-type="float" office:value="51895935" calcext:value-type="float">
            <text:p>51895935</text:p>
          </table:table-cell>
          <table:table-cell table:formula="of:=COMBIN([.D124];[.E124])" office:value-type="float" office:value="565722720" calcext:value-type="float">
            <text:p>565722720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float" office:value="125" calcext:value-type="float">
            <text:p>125</text:p>
          </table:table-cell>
          <table:table-cell table:formula="of:=[.E125]/[.D125]" office:value-type="float" office:value="0.53125" calcext:value-type="float">
            <text:p>0,53125</text:p>
          </table:table-cell>
          <table:table-cell table:formula="of:=[.J125]/[.K125]" office:value-type="float" office:value="0.091733870967742" calcext:value-type="float">
            <text:p>0,091733870967742</text:p>
          </table:table-cell>
          <table:table-cell table:formula="of:=COMBIN([.D125]-[.C125];[.E125])" office:value-type="float" office:value="51895935" calcext:value-type="float">
            <text:p>51895935</text:p>
          </table:table-cell>
          <table:table-cell table:formula="of:=COMBIN([.D125];[.E125])" office:value-type="float" office:value="565722720" calcext:value-type="float">
            <text:p>565722720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3333</text:p>
          </table:table-cell>
          <table:table-cell table:formula="of:=[.E126]/[.D126]" office:value-type="float" office:value="0.53125" calcext:value-type="float">
            <text:p>0,53125</text:p>
          </table:table-cell>
          <table:table-cell table:formula="of:=[.J126]/[.K126]" office:value-type="float" office:value="0.091733870967742" calcext:value-type="float">
            <text:p>0,091733870967742</text:p>
          </table:table-cell>
          <table:table-cell table:formula="of:=COMBIN([.D126]-[.C126];[.E126])" office:value-type="float" office:value="51895935" calcext:value-type="float">
            <text:p>51895935</text:p>
          </table:table-cell>
          <table:table-cell table:formula="of:=COMBIN([.D126];[.E126])" office:value-type="float" office:value="565722720" calcext:value-type="float">
            <text:p>565722720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263</text:p>
          </table:table-cell>
          <table:table-cell table:formula="of:=[.E127]/[.D127]" office:value-type="float" office:value="0.53125" calcext:value-type="float">
            <text:p>0,53125</text:p>
          </table:table-cell>
          <table:table-cell table:formula="of:=[.J127]/[.K127]" office:value-type="float" office:value="0.091733870967742" calcext:value-type="float">
            <text:p>0,091733870967742</text:p>
          </table:table-cell>
          <table:table-cell table:formula="of:=COMBIN([.D127]-[.C127];[.E127])" office:value-type="float" office:value="51895935" calcext:value-type="float">
            <text:p>51895935</text:p>
          </table:table-cell>
          <table:table-cell table:formula="of:=COMBIN([.D127];[.E127])" office:value-type="float" office:value="565722720" calcext:value-type="float">
            <text:p>565722720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833</text:p>
          </table:table-cell>
          <table:table-cell table:formula="of:=[.E128]/[.D128]" office:value-type="float" office:value="0.53125" calcext:value-type="float">
            <text:p>0,53125</text:p>
          </table:table-cell>
          <table:table-cell table:formula="of:=[.J128]/[.K128]" office:value-type="float" office:value="0.091733870967742" calcext:value-type="float">
            <text:p>0,091733870967742</text:p>
          </table:table-cell>
          <table:table-cell table:formula="of:=COMBIN([.D128]-[.C128];[.E128])" office:value-type="float" office:value="51895935" calcext:value-type="float">
            <text:p>51895935</text:p>
          </table:table-cell>
          <table:table-cell table:formula="of:=COMBIN([.D128];[.E128])" office:value-type="float" office:value="565722720" calcext:value-type="float">
            <text:p>565722720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357</text:p>
          </table:table-cell>
          <table:table-cell table:formula="of:=[.E129]/[.D129]" office:value-type="float" office:value="0.53125" calcext:value-type="float">
            <text:p>0,53125</text:p>
          </table:table-cell>
          <table:table-cell table:formula="of:=[.J129]/[.K129]" office:value-type="float" office:value="0.091733870967742" calcext:value-type="float">
            <text:p>0,091733870967742</text:p>
          </table:table-cell>
          <table:table-cell table:formula="of:=COMBIN([.D129]-[.C129];[.E129])" office:value-type="float" office:value="51895935" calcext:value-type="float">
            <text:p>51895935</text:p>
          </table:table-cell>
          <table:table-cell table:formula="of:=COMBIN([.D129];[.E129])" office:value-type="float" office:value="565722720" calcext:value-type="float">
            <text:p>565722720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0.0132</text:p>
          </table:table-cell>
          <table:table-cell table:formula="of:=[.E130]/[.D130]" office:value-type="float" office:value="0.53125" calcext:value-type="float">
            <text:p>0,53125</text:p>
          </table:table-cell>
          <table:table-cell table:formula="of:=[.J130]/[.K130]" office:value-type="float" office:value="0.091733870967742" calcext:value-type="float">
            <text:p>0,091733870967742</text:p>
          </table:table-cell>
          <table:table-cell table:formula="of:=COMBIN([.D130]-[.C130];[.E130])" office:value-type="float" office:value="51895935" calcext:value-type="float">
            <text:p>51895935</text:p>
          </table:table-cell>
          <table:table-cell table:formula="of:=COMBIN([.D130];[.E130])" office:value-type="float" office:value="565722720" calcext:value-type="float">
            <text:p>565722720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1</text:p>
          </table:table-cell>
          <table:table-cell table:formula="of:=[.E131]/[.D131]" office:value-type="float" office:value="0.53125" calcext:value-type="float">
            <text:p>0,53125</text:p>
          </table:table-cell>
          <table:table-cell table:formula="of:=[.J131]/[.K131]" office:value-type="float" office:value="0.091733870967742" calcext:value-type="float">
            <text:p>0,091733870967742</text:p>
          </table:table-cell>
          <table:table-cell table:formula="of:=COMBIN([.D131]-[.C131];[.E131])" office:value-type="float" office:value="51895935" calcext:value-type="float">
            <text:p>51895935</text:p>
          </table:table-cell>
          <table:table-cell table:formula="of:=COMBIN([.D131];[.E131])" office:value-type="float" office:value="565722720" calcext:value-type="float">
            <text:p>565722720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0</text:p>
          </table:table-cell>
          <table:table-cell table:formula="of:=[.E132]/[.D132]" office:value-type="float" office:value="0.53125" calcext:value-type="float">
            <text:p>0,53125</text:p>
          </table:table-cell>
          <table:table-cell table:formula="of:=[.J132]/[.K132]" office:value-type="float" office:value="0.091733870967742" calcext:value-type="float">
            <text:p>0,091733870967742</text:p>
          </table:table-cell>
          <table:table-cell table:formula="of:=COMBIN([.D132]-[.C132];[.E132])" office:value-type="float" office:value="51895935" calcext:value-type="float">
            <text:p>51895935</text:p>
          </table:table-cell>
          <table:table-cell table:formula="of:=COMBIN([.D132];[.E132])" office:value-type="float" office:value="565722720" calcext:value-type="float">
            <text:p>565722720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909</text:p>
          </table:table-cell>
          <table:table-cell table:formula="of:=[.E133]/[.D133]" office:value-type="float" office:value="0.53125" calcext:value-type="float">
            <text:p>0,53125</text:p>
          </table:table-cell>
          <table:table-cell table:formula="of:=[.J133]/[.K133]" office:value-type="float" office:value="0.091733870967742" calcext:value-type="float">
            <text:p>0,091733870967742</text:p>
          </table:table-cell>
          <table:table-cell table:formula="of:=COMBIN([.D133]-[.C133];[.E133])" office:value-type="float" office:value="51895935" calcext:value-type="float">
            <text:p>51895935</text:p>
          </table:table-cell>
          <table:table-cell table:formula="of:=COMBIN([.D133];[.E133])" office:value-type="float" office:value="565722720" calcext:value-type="float">
            <text:p>565722720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435</text:p>
          </table:table-cell>
          <table:table-cell table:formula="of:=[.E134]/[.D134]" office:value-type="float" office:value="0.53125" calcext:value-type="float">
            <text:p>0,53125</text:p>
          </table:table-cell>
          <table:table-cell table:formula="of:=[.J134]/[.K134]" office:value-type="float" office:value="0.091733870967742" calcext:value-type="float">
            <text:p>0,091733870967742</text:p>
          </table:table-cell>
          <table:table-cell table:formula="of:=COMBIN([.D134]-[.C134];[.E134])" office:value-type="float" office:value="51895935" calcext:value-type="float">
            <text:p>51895935</text:p>
          </table:table-cell>
          <table:table-cell table:formula="of:=COMBIN([.D134];[.E134])" office:value-type="float" office:value="565722720" calcext:value-type="float">
            <text:p>565722720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588</text:p>
          </table:table-cell>
          <table:table-cell table:formula="of:=[.E135]/[.D135]" office:value-type="float" office:value="0.53125" calcext:value-type="float">
            <text:p>0,53125</text:p>
          </table:table-cell>
          <table:table-cell table:formula="of:=[.J135]/[.K135]" office:value-type="float" office:value="0.091733870967742" calcext:value-type="float">
            <text:p>0,091733870967742</text:p>
          </table:table-cell>
          <table:table-cell table:formula="of:=COMBIN([.D135]-[.C135];[.E135])" office:value-type="float" office:value="51895935" calcext:value-type="float">
            <text:p>51895935</text:p>
          </table:table-cell>
          <table:table-cell table:formula="of:=COMBIN([.D135];[.E135])" office:value-type="float" office:value="565722720" calcext:value-type="float">
            <text:p>565722720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5</text:p>
          </table:table-cell>
          <table:table-cell table:formula="of:=[.E136]/[.D136]" office:value-type="float" office:value="0.53125" calcext:value-type="float">
            <text:p>0,53125</text:p>
          </table:table-cell>
          <table:table-cell table:formula="of:=[.J136]/[.K136]" office:value-type="float" office:value="0.091733870967742" calcext:value-type="float">
            <text:p>0,091733870967742</text:p>
          </table:table-cell>
          <table:table-cell table:formula="of:=COMBIN([.D136]-[.C136];[.E136])" office:value-type="float" office:value="51895935" calcext:value-type="float">
            <text:p>51895935</text:p>
          </table:table-cell>
          <table:table-cell table:formula="of:=COMBIN([.D136];[.E136])" office:value-type="float" office:value="565722720" calcext:value-type="float">
            <text:p>565722720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0.02</text:p>
          </table:table-cell>
          <table:table-cell table:formula="of:=[.E137]/[.D137]" office:value-type="float" office:value="0.53125" calcext:value-type="float">
            <text:p>0,53125</text:p>
          </table:table-cell>
          <table:table-cell table:formula="of:=[.J137]/[.K137]" office:value-type="float" office:value="0.091733870967742" calcext:value-type="float">
            <text:p>0,091733870967742</text:p>
          </table:table-cell>
          <table:table-cell table:formula="of:=COMBIN([.D137]-[.C137];[.E137])" office:value-type="float" office:value="51895935" calcext:value-type="float">
            <text:p>51895935</text:p>
          </table:table-cell>
          <table:table-cell table:formula="of:=COMBIN([.D137];[.E137])" office:value-type="float" office:value="565722720" calcext:value-type="float">
            <text:p>565722720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278</text:p>
          </table:table-cell>
          <table:table-cell table:formula="of:=[.E138]/[.D138]" office:value-type="float" office:value="0.53125" calcext:value-type="float">
            <text:p>0,53125</text:p>
          </table:table-cell>
          <table:table-cell table:formula="of:=[.J138]/[.K138]" office:value-type="float" office:value="0.091733870967742" calcext:value-type="float">
            <text:p>0,091733870967742</text:p>
          </table:table-cell>
          <table:table-cell table:formula="of:=COMBIN([.D138]-[.C138];[.E138])" office:value-type="float" office:value="51895935" calcext:value-type="float">
            <text:p>51895935</text:p>
          </table:table-cell>
          <table:table-cell table:formula="of:=COMBIN([.D138];[.E138])" office:value-type="float" office:value="565722720" calcext:value-type="float">
            <text:p>565722720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59" calcext:value-type="float">
            <text:p>59</text:p>
          </table:table-cell>
          <table:table-cell office:value-type="string" calcext:value-type="string">
            <text:p>0.0222</text:p>
          </table:table-cell>
          <table:table-cell table:formula="of:=[.E139]/[.D139]" office:value-type="float" office:value="0.53125" calcext:value-type="float">
            <text:p>0,53125</text:p>
          </table:table-cell>
          <table:table-cell table:formula="of:=[.J139]/[.K139]" office:value-type="float" office:value="0.091733870967742" calcext:value-type="float">
            <text:p>0,091733870967742</text:p>
          </table:table-cell>
          <table:table-cell table:formula="of:=COMBIN([.D139]-[.C139];[.E139])" office:value-type="float" office:value="51895935" calcext:value-type="float">
            <text:p>51895935</text:p>
          </table:table-cell>
          <table:table-cell table:formula="of:=COMBIN([.D139];[.E139])" office:value-type="float" office:value="565722720" calcext:value-type="float">
            <text:p>565722720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1429</text:p>
          </table:table-cell>
          <table:table-cell table:formula="of:=[.E140]/[.D140]" office:value-type="float" office:value="0.53125" calcext:value-type="float">
            <text:p>0,53125</text:p>
          </table:table-cell>
          <table:table-cell table:formula="of:=[.J140]/[.K140]" office:value-type="float" office:value="0.091733870967742" calcext:value-type="float">
            <text:p>0,091733870967742</text:p>
          </table:table-cell>
          <table:table-cell table:formula="of:=COMBIN([.D140]-[.C140];[.E140])" office:value-type="float" office:value="51895935" calcext:value-type="float">
            <text:p>51895935</text:p>
          </table:table-cell>
          <table:table-cell table:formula="of:=COMBIN([.D140];[.E140])" office:value-type="float" office:value="565722720" calcext:value-type="float">
            <text:p>565722720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303</text:p>
          </table:table-cell>
          <table:table-cell table:formula="of:=[.E141]/[.D141]" office:value-type="float" office:value="0.53125" calcext:value-type="float">
            <text:p>0,53125</text:p>
          </table:table-cell>
          <table:table-cell table:formula="of:=[.J141]/[.K141]" office:value-type="float" office:value="0.091733870967742" calcext:value-type="float">
            <text:p>0,091733870967742</text:p>
          </table:table-cell>
          <table:table-cell table:formula="of:=COMBIN([.D141]-[.C141];[.E141])" office:value-type="float" office:value="51895935" calcext:value-type="float">
            <text:p>51895935</text:p>
          </table:table-cell>
          <table:table-cell table:formula="of:=COMBIN([.D141];[.E141])" office:value-type="float" office:value="565722720" calcext:value-type="float">
            <text:p>565722720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1429</text:p>
          </table:table-cell>
          <table:table-cell table:formula="of:=[.E142]/[.D142]" office:value-type="float" office:value="0.53125" calcext:value-type="float">
            <text:p>0,53125</text:p>
          </table:table-cell>
          <table:table-cell table:formula="of:=[.J142]/[.K142]" office:value-type="float" office:value="0.091733870967742" calcext:value-type="float">
            <text:p>0,091733870967742</text:p>
          </table:table-cell>
          <table:table-cell table:formula="of:=COMBIN([.D142]-[.C142];[.E142])" office:value-type="float" office:value="51895935" calcext:value-type="float">
            <text:p>51895935</text:p>
          </table:table-cell>
          <table:table-cell table:formula="of:=COMBIN([.D142];[.E142])" office:value-type="float" office:value="565722720" calcext:value-type="float">
            <text:p>565722720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333</text:p>
          </table:table-cell>
          <table:table-cell table:formula="of:=[.E143]/[.D143]" office:value-type="float" office:value="0.53125" calcext:value-type="float">
            <text:p>0,53125</text:p>
          </table:table-cell>
          <table:table-cell table:formula="of:=[.J143]/[.K143]" office:value-type="float" office:value="0.091733870967742" calcext:value-type="float">
            <text:p>0,091733870967742</text:p>
          </table:table-cell>
          <table:table-cell table:formula="of:=COMBIN([.D143]-[.C143];[.E143])" office:value-type="float" office:value="51895935" calcext:value-type="float">
            <text:p>51895935</text:p>
          </table:table-cell>
          <table:table-cell table:formula="of:=COMBIN([.D143];[.E143])" office:value-type="float" office:value="565722720" calcext:value-type="float">
            <text:p>565722720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294</text:p>
          </table:table-cell>
          <table:table-cell table:formula="of:=[.E144]/[.D144]" office:value-type="float" office:value="0.53125" calcext:value-type="float">
            <text:p>0,53125</text:p>
          </table:table-cell>
          <table:table-cell table:formula="of:=[.J144]/[.K144]" office:value-type="float" office:value="0.091733870967742" calcext:value-type="float">
            <text:p>0,091733870967742</text:p>
          </table:table-cell>
          <table:table-cell table:formula="of:=COMBIN([.D144]-[.C144];[.E144])" office:value-type="float" office:value="51895935" calcext:value-type="float">
            <text:p>51895935</text:p>
          </table:table-cell>
          <table:table-cell table:formula="of:=COMBIN([.D144];[.E144])" office:value-type="float" office:value="565722720" calcext:value-type="float">
            <text:p>565722720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667</text:p>
          </table:table-cell>
          <table:table-cell table:formula="of:=[.E145]/[.D145]" office:value-type="float" office:value="0.53125" calcext:value-type="float">
            <text:p>0,53125</text:p>
          </table:table-cell>
          <table:table-cell table:formula="of:=[.J145]/[.K145]" office:value-type="float" office:value="0.091733870967742" calcext:value-type="float">
            <text:p>0,091733870967742</text:p>
          </table:table-cell>
          <table:table-cell table:formula="of:=COMBIN([.D145]-[.C145];[.E145])" office:value-type="float" office:value="51895935" calcext:value-type="float">
            <text:p>51895935</text:p>
          </table:table-cell>
          <table:table-cell table:formula="of:=COMBIN([.D145];[.E145])" office:value-type="float" office:value="565722720" calcext:value-type="float">
            <text:p>565722720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588</text:p>
          </table:table-cell>
          <table:table-cell table:formula="of:=[.E146]/[.D146]" office:value-type="float" office:value="0.53125" calcext:value-type="float">
            <text:p>0,53125</text:p>
          </table:table-cell>
          <table:table-cell table:formula="of:=[.J146]/[.K146]" office:value-type="float" office:value="0.091733870967742" calcext:value-type="float">
            <text:p>0,091733870967742</text:p>
          </table:table-cell>
          <table:table-cell table:formula="of:=COMBIN([.D146]-[.C146];[.E146])" office:value-type="float" office:value="51895935" calcext:value-type="float">
            <text:p>51895935</text:p>
          </table:table-cell>
          <table:table-cell table:formula="of:=COMBIN([.D146];[.E146])" office:value-type="float" office:value="565722720" calcext:value-type="float">
            <text:p>565722720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76" calcext:value-type="float">
            <text:p>76</text:p>
          </table:table-cell>
          <table:table-cell office:value-type="string" calcext:value-type="string">
            <text:p>0.0145</text:p>
          </table:table-cell>
          <table:table-cell table:formula="of:=[.E147]/[.D147]" office:value-type="float" office:value="0.53125" calcext:value-type="float">
            <text:p>0,53125</text:p>
          </table:table-cell>
          <table:table-cell table:formula="of:=[.J147]/[.K147]" office:value-type="float" office:value="0.091733870967742" calcext:value-type="float">
            <text:p>0,091733870967742</text:p>
          </table:table-cell>
          <table:table-cell table:formula="of:=COMBIN([.D147]-[.C147];[.E147])" office:value-type="float" office:value="51895935" calcext:value-type="float">
            <text:p>51895935</text:p>
          </table:table-cell>
          <table:table-cell table:formula="of:=COMBIN([.D147];[.E147])" office:value-type="float" office:value="565722720" calcext:value-type="float">
            <text:p>565722720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4" calcext:value-type="float">
            <text:p>104</text:p>
          </table:table-cell>
          <table:table-cell office:value-type="string" calcext:value-type="string">
            <text:p>0.0101</text:p>
          </table:table-cell>
          <table:table-cell table:formula="of:=[.E148]/[.D148]" office:value-type="float" office:value="0.53125" calcext:value-type="float">
            <text:p>0,53125</text:p>
          </table:table-cell>
          <table:table-cell table:formula="of:=[.J148]/[.K148]" office:value-type="float" office:value="0.091733870967742" calcext:value-type="float">
            <text:p>0,091733870967742</text:p>
          </table:table-cell>
          <table:table-cell table:formula="of:=COMBIN([.D148]-[.C148];[.E148])" office:value-type="float" office:value="51895935" calcext:value-type="float">
            <text:p>51895935</text:p>
          </table:table-cell>
          <table:table-cell table:formula="of:=COMBIN([.D148];[.E148])" office:value-type="float" office:value="565722720" calcext:value-type="float">
            <text:p>565722720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294</text:p>
          </table:table-cell>
          <table:table-cell table:formula="of:=[.E149]/[.D149]" office:value-type="float" office:value="0.53125" calcext:value-type="float">
            <text:p>0,53125</text:p>
          </table:table-cell>
          <table:table-cell table:formula="of:=[.J149]/[.K149]" office:value-type="float" office:value="0.091733870967742" calcext:value-type="float">
            <text:p>0,091733870967742</text:p>
          </table:table-cell>
          <table:table-cell table:formula="of:=COMBIN([.D149]-[.C149];[.E149])" office:value-type="float" office:value="51895935" calcext:value-type="float">
            <text:p>51895935</text:p>
          </table:table-cell>
          <table:table-cell table:formula="of:=COMBIN([.D149];[.E149])" office:value-type="float" office:value="565722720" calcext:value-type="float">
            <text:p>565722720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0667</text:p>
          </table:table-cell>
          <table:table-cell table:formula="of:=[.E150]/[.D150]" office:value-type="float" office:value="0.53125" calcext:value-type="float">
            <text:p>0,53125</text:p>
          </table:table-cell>
          <table:table-cell table:formula="of:=[.J150]/[.K150]" office:value-type="float" office:value="0.091733870967742" calcext:value-type="float">
            <text:p>0,091733870967742</text:p>
          </table:table-cell>
          <table:table-cell table:formula="of:=COMBIN([.D150]-[.C150];[.E150])" office:value-type="float" office:value="51895935" calcext:value-type="float">
            <text:p>51895935</text:p>
          </table:table-cell>
          <table:table-cell table:formula="of:=COMBIN([.D150];[.E150])" office:value-type="float" office:value="565722720" calcext:value-type="float">
            <text:p>565722720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238</text:p>
          </table:table-cell>
          <table:table-cell table:formula="of:=[.E151]/[.D151]" office:value-type="float" office:value="0.53125" calcext:value-type="float">
            <text:p>0,53125</text:p>
          </table:table-cell>
          <table:table-cell table:formula="of:=[.J151]/[.K151]" office:value-type="float" office:value="0.091733870967742" calcext:value-type="float">
            <text:p>0,091733870967742</text:p>
          </table:table-cell>
          <table:table-cell table:formula="of:=COMBIN([.D151]-[.C151];[.E151])" office:value-type="float" office:value="51895935" calcext:value-type="float">
            <text:p>51895935</text:p>
          </table:table-cell>
          <table:table-cell table:formula="of:=COMBIN([.D151];[.E151])" office:value-type="float" office:value="565722720" calcext:value-type="float">
            <text:p>565722720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.0192</text:p>
          </table:table-cell>
          <table:table-cell table:formula="of:=[.E152]/[.D152]" office:value-type="float" office:value="0.53125" calcext:value-type="float">
            <text:p>0,53125</text:p>
          </table:table-cell>
          <table:table-cell table:formula="of:=[.J152]/[.K152]" office:value-type="float" office:value="0.091733870967742" calcext:value-type="float">
            <text:p>0,091733870967742</text:p>
          </table:table-cell>
          <table:table-cell table:formula="of:=COMBIN([.D152]-[.C152];[.E152])" office:value-type="float" office:value="51895935" calcext:value-type="float">
            <text:p>51895935</text:p>
          </table:table-cell>
          <table:table-cell table:formula="of:=COMBIN([.D152];[.E152])" office:value-type="float" office:value="565722720" calcext:value-type="float">
            <text:p>565722720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0.02</text:p>
          </table:table-cell>
          <table:table-cell table:formula="of:=[.E153]/[.D153]" office:value-type="float" office:value="0.53125" calcext:value-type="float">
            <text:p>0,53125</text:p>
          </table:table-cell>
          <table:table-cell table:formula="of:=[.J153]/[.K153]" office:value-type="float" office:value="0.091733870967742" calcext:value-type="float">
            <text:p>0,091733870967742</text:p>
          </table:table-cell>
          <table:table-cell table:formula="of:=COMBIN([.D153]-[.C153];[.E153])" office:value-type="float" office:value="51895935" calcext:value-type="float">
            <text:p>51895935</text:p>
          </table:table-cell>
          <table:table-cell table:formula="of:=COMBIN([.D153];[.E153])" office:value-type="float" office:value="565722720" calcext:value-type="float">
            <text:p>565722720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263</text:p>
          </table:table-cell>
          <table:table-cell table:formula="of:=[.E154]/[.D154]" office:value-type="float" office:value="0.53125" calcext:value-type="float">
            <text:p>0,53125</text:p>
          </table:table-cell>
          <table:table-cell table:formula="of:=[.J154]/[.K154]" office:value-type="float" office:value="0.091733870967742" calcext:value-type="float">
            <text:p>0,091733870967742</text:p>
          </table:table-cell>
          <table:table-cell table:formula="of:=COMBIN([.D154]-[.C154];[.E154])" office:value-type="float" office:value="51895935" calcext:value-type="float">
            <text:p>51895935</text:p>
          </table:table-cell>
          <table:table-cell table:formula="of:=COMBIN([.D154];[.E154])" office:value-type="float" office:value="565722720" calcext:value-type="float">
            <text:p>565722720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0</text:p>
          </table:table-cell>
          <table:table-cell table:formula="of:=[.E155]/[.D155]" office:value-type="float" office:value="0.53125" calcext:value-type="float">
            <text:p>0,53125</text:p>
          </table:table-cell>
          <table:table-cell table:formula="of:=[.J155]/[.K155]" office:value-type="float" office:value="0.091733870967742" calcext:value-type="float">
            <text:p>0,091733870967742</text:p>
          </table:table-cell>
          <table:table-cell table:formula="of:=COMBIN([.D155]-[.C155];[.E155])" office:value-type="float" office:value="51895935" calcext:value-type="float">
            <text:p>51895935</text:p>
          </table:table-cell>
          <table:table-cell table:formula="of:=COMBIN([.D155];[.E155])" office:value-type="float" office:value="565722720" calcext:value-type="float">
            <text:p>565722720</text:p>
          </table:table-cell>
        </table:table-row>
        <table:table-row table:style-name="ro3" table:visibility="filter">
          <table:table-cell office:value-type="string" calcext:value-type="string">
            <text:p>2022-06-07 00:38:55.175956</text:p>
          </table:table-cell>
          <table:table-cell table:number-columns-repeated="6"/>
          <table:table-cell table:formula="of:=[.E156]/[.D156]" office:value-type="string" office:string-value="" calcext:value-type="error">
            <text:p>#DIV/0!</text:p>
          </table:table-cell>
          <table:table-cell table:formula="of:=[.J156]/[.K156]" office:value-type="float" office:value="1" calcext:value-type="float">
            <text:p>1</text:p>
          </table:table-cell>
          <table:table-cell table:formula="of:=COMBIN([.D156]-[.C156];[.E156])" office:value-type="float" office:value="1" calcext:value-type="float">
            <text:p>1</text:p>
          </table:table-cell>
          <table:table-cell table:formula="of:=COMBIN([.D156];[.E156]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43" calcext:value-type="float">
            <text:p>43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1667</text:p>
          </table:table-cell>
          <table:table-cell table:formula="of:=[.E157]/[.D157]" office:value-type="float" office:value="0.704918032786885" calcext:value-type="float">
            <text:p>0,704918032786885</text:p>
          </table:table-cell>
          <table:table-cell table:formula="of:=[.J157]/[.K157]" office:value-type="float" office:value="0.0226729647124201" calcext:value-type="float">
            <text:p>0,0226729647124201</text:p>
          </table:table-cell>
          <table:table-cell table:formula="of:=COMBIN([.D157]-[.C157];[.E157])" office:value-type="float" office:value="29752626158640" calcext:value-type="float">
            <text:p>29752626158640</text:p>
          </table:table-cell>
          <table:table-cell table:formula="of:=COMBIN([.D157];[.E157])" office:value-type="float" office:value="1.31225124442335E+015" calcext:value-type="float">
            <text:p>1,31225124442335E+015</text:p>
          </table:table-cell>
        </table:table-row>
        <table:table-row table:style-name="ro3" table:visibility="filter">
          <table:table-cell office:value-type="string" calcext:value-type="string">
            <text:p>2022-06-07 00:39:51.465520</text:p>
          </table:table-cell>
          <table:table-cell table:number-columns-repeated="6"/>
          <table:table-cell table:formula="of:=[.E158]/[.D158]" office:value-type="string" office:string-value="" calcext:value-type="error">
            <text:p>#DIV/0!</text:p>
          </table:table-cell>
          <table:table-cell table:formula="of:=[.J158]/[.K158]" office:value-type="float" office:value="1" calcext:value-type="float">
            <text:p>1</text:p>
          </table:table-cell>
          <table:table-cell table:formula="of:=COMBIN([.D158]-[.C158];[.E158])" office:value-type="float" office:value="1" calcext:value-type="float">
            <text:p>1</text:p>
          </table:table-cell>
          <table:table-cell table:formula="of:=COMBIN([.D158];[.E158]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.0065</text:p>
          </table:table-cell>
          <table:table-cell table:formula="of:=[.E159]/[.D159]" office:value-type="float" office:value="0.806451612903226" calcext:value-type="float">
            <text:p>0,806451612903226</text:p>
          </table:table-cell>
          <table:table-cell table:formula="of:=[.J159]/[.K159]" office:value-type="float" office:value="0.0349021681649921" calcext:value-type="float">
            <text:p>0,0349021681649921</text:p>
          </table:table-cell>
          <table:table-cell table:formula="of:=COMBIN([.D159]-[.C159];[.E159])" office:value-type="float" office:value="75394027566" calcext:value-type="float">
            <text:p>75394027566</text:p>
          </table:table-cell>
          <table:table-cell table:formula="of:=COMBIN([.D159];[.E159])" office:value-type="float" office:value="2160153123141" calcext:value-type="float">
            <text:p>2160153123141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125" calcext:value-type="float">
            <text:p>125</text:p>
          </table:table-cell>
          <table:table-cell table:formula="of:=[.E160]/[.D160]" office:value-type="float" office:value="0.806451612903226" calcext:value-type="float">
            <text:p>0,806451612903226</text:p>
          </table:table-cell>
          <table:table-cell table:formula="of:=[.J160]/[.K160]" office:value-type="float" office:value="0.0349021681649921" calcext:value-type="float">
            <text:p>0,0349021681649921</text:p>
          </table:table-cell>
          <table:table-cell table:formula="of:=COMBIN([.D160]-[.C160];[.E160])" office:value-type="float" office:value="75394027566" calcext:value-type="float">
            <text:p>75394027566</text:p>
          </table:table-cell>
          <table:table-cell table:formula="of:=COMBIN([.D160];[.E160])" office:value-type="float" office:value="2160153123141" calcext:value-type="float">
            <text:p>2160153123141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256</text:p>
          </table:table-cell>
          <table:table-cell table:formula="of:=[.E161]/[.D161]" office:value-type="float" office:value="0.806451612903226" calcext:value-type="float">
            <text:p>0,806451612903226</text:p>
          </table:table-cell>
          <table:table-cell table:formula="of:=[.J161]/[.K161]" office:value-type="float" office:value="0.0349021681649921" calcext:value-type="float">
            <text:p>0,0349021681649921</text:p>
          </table:table-cell>
          <table:table-cell table:formula="of:=COMBIN([.D161]-[.C161];[.E161])" office:value-type="float" office:value="75394027566" calcext:value-type="float">
            <text:p>75394027566</text:p>
          </table:table-cell>
          <table:table-cell table:formula="of:=COMBIN([.D161];[.E161])" office:value-type="float" office:value="2160153123141" calcext:value-type="float">
            <text:p>2160153123141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43" calcext:value-type="float">
            <text:p>43</text:p>
          </table:table-cell>
          <table:table-cell office:value-type="float" office:value="149" calcext:value-type="float">
            <text:p>149</text:p>
          </table:table-cell>
          <table:table-cell office:value-type="string" calcext:value-type="string">
            <text:p>0.0137</text:p>
          </table:table-cell>
          <table:table-cell table:formula="of:=[.E162]/[.D162]" office:value-type="float" office:value="0.704918032786885" calcext:value-type="float">
            <text:p>0,704918032786885</text:p>
          </table:table-cell>
          <table:table-cell table:formula="of:=[.J162]/[.K162]" office:value-type="float" office:value="0.0226729647124201" calcext:value-type="float">
            <text:p>0,0226729647124201</text:p>
          </table:table-cell>
          <table:table-cell table:formula="of:=COMBIN([.D162]-[.C162];[.E162])" office:value-type="float" office:value="29752626158640" calcext:value-type="float">
            <text:p>29752626158640</text:p>
          </table:table-cell>
          <table:table-cell table:formula="of:=COMBIN([.D162];[.E162])" office:value-type="float" office:value="1.31225124442335E+015" calcext:value-type="float">
            <text:p>1,31225124442335E+015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098</text:p>
          </table:table-cell>
          <table:table-cell table:formula="of:=[.E163]/[.D163]" office:value-type="float" office:value="0.806451612903226" calcext:value-type="float">
            <text:p>0,806451612903226</text:p>
          </table:table-cell>
          <table:table-cell table:formula="of:=[.J163]/[.K163]" office:value-type="float" office:value="0.0349021681649921" calcext:value-type="float">
            <text:p>0,0349021681649921</text:p>
          </table:table-cell>
          <table:table-cell table:formula="of:=COMBIN([.D163]-[.C163];[.E163])" office:value-type="float" office:value="75394027566" calcext:value-type="float">
            <text:p>75394027566</text:p>
          </table:table-cell>
          <table:table-cell table:formula="of:=COMBIN([.D163];[.E163])" office:value-type="float" office:value="2160153123141" calcext:value-type="float">
            <text:p>2160153123141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43" calcext:value-type="float">
            <text:p>43</text:p>
          </table:table-cell>
          <table:table-cell office:value-type="float" office:value="66" calcext:value-type="float">
            <text:p>66</text:p>
          </table:table-cell>
          <table:table-cell office:value-type="string" calcext:value-type="string">
            <text:p>0.05</text:p>
          </table:table-cell>
          <table:table-cell table:formula="of:=[.E164]/[.D164]" office:value-type="float" office:value="0.704918032786885" calcext:value-type="float">
            <text:p>0,704918032786885</text:p>
          </table:table-cell>
          <table:table-cell table:formula="of:=[.J164]/[.K164]" office:value-type="float" office:value="0.0226729647124201" calcext:value-type="float">
            <text:p>0,0226729647124201</text:p>
          </table:table-cell>
          <table:table-cell table:formula="of:=COMBIN([.D164]-[.C164];[.E164])" office:value-type="float" office:value="29752626158640" calcext:value-type="float">
            <text:p>29752626158640</text:p>
          </table:table-cell>
          <table:table-cell table:formula="of:=COMBIN([.D164];[.E164])" office:value-type="float" office:value="1.31225124442335E+015" calcext:value-type="float">
            <text:p>1,31225124442335E+015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office:value-type="float" office:value="9" calcext:value-type="float">
            <text:p>9</text:p>
          </table:table-cell>
          <table:table-cell table:formula="of:=[.E165]/[.D165]" office:value-type="float" office:value="0.806451612903226" calcext:value-type="float">
            <text:p>0,806451612903226</text:p>
          </table:table-cell>
          <table:table-cell table:formula="of:=[.J165]/[.K165]" office:value-type="float" office:value="0.0349021681649921" calcext:value-type="float">
            <text:p>0,0349021681649921</text:p>
          </table:table-cell>
          <table:table-cell table:formula="of:=COMBIN([.D165]-[.C165];[.E165])" office:value-type="float" office:value="75394027566" calcext:value-type="float">
            <text:p>75394027566</text:p>
          </table:table-cell>
          <table:table-cell table:formula="of:=COMBIN([.D165];[.E165])" office:value-type="float" office:value="2160153123141" calcext:value-type="float">
            <text:p>2160153123141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.0076</text:p>
          </table:table-cell>
          <table:table-cell table:formula="of:=[.E166]/[.D166]" office:value-type="float" office:value="0.806451612903226" calcext:value-type="float">
            <text:p>0,806451612903226</text:p>
          </table:table-cell>
          <table:table-cell table:formula="of:=[.J166]/[.K166]" office:value-type="float" office:value="0.0349021681649921" calcext:value-type="float">
            <text:p>0,0349021681649921</text:p>
          </table:table-cell>
          <table:table-cell table:formula="of:=COMBIN([.D166]-[.C166];[.E166])" office:value-type="float" office:value="75394027566" calcext:value-type="float">
            <text:p>75394027566</text:p>
          </table:table-cell>
          <table:table-cell table:formula="of:=COMBIN([.D166];[.E166])" office:value-type="float" office:value="2160153123141" calcext:value-type="float">
            <text:p>2160153123141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46" calcext:value-type="float">
            <text:p>46</text:p>
          </table:table-cell>
          <table:table-cell office:value-type="float" office:value="12" calcext:value-type="float">
            <text:p>12</text:p>
          </table:table-cell>
          <table:table-cell table:formula="of:=[.E167]/[.D167]" office:value-type="float" office:value="0.806451612903226" calcext:value-type="float">
            <text:p>0,806451612903226</text:p>
          </table:table-cell>
          <table:table-cell table:formula="of:=[.J167]/[.K167]" office:value-type="float" office:value="0.0349021681649921" calcext:value-type="float">
            <text:p>0,0349021681649921</text:p>
          </table:table-cell>
          <table:table-cell table:formula="of:=COMBIN([.D167]-[.C167];[.E167])" office:value-type="float" office:value="75394027566" calcext:value-type="float">
            <text:p>75394027566</text:p>
          </table:table-cell>
          <table:table-cell table:formula="of:=COMBIN([.D167];[.E167])" office:value-type="float" office:value="2160153123141" calcext:value-type="float">
            <text:p>2160153123141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43" calcext:value-type="float">
            <text:p>43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.0159</text:p>
          </table:table-cell>
          <table:table-cell table:formula="of:=[.E168]/[.D168]" office:value-type="float" office:value="0.704918032786885" calcext:value-type="float">
            <text:p>0,704918032786885</text:p>
          </table:table-cell>
          <table:table-cell table:formula="of:=[.J168]/[.K168]" office:value-type="float" office:value="0.0226729647124201" calcext:value-type="float">
            <text:p>0,0226729647124201</text:p>
          </table:table-cell>
          <table:table-cell table:formula="of:=COMBIN([.D168]-[.C168];[.E168])" office:value-type="float" office:value="29752626158640" calcext:value-type="float">
            <text:p>29752626158640</text:p>
          </table:table-cell>
          <table:table-cell table:formula="of:=COMBIN([.D168];[.E168])" office:value-type="float" office:value="1.31225124442335E+015" calcext:value-type="float">
            <text:p>1,31225124442335E+015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217</text:p>
          </table:table-cell>
          <table:table-cell table:formula="of:=[.E169]/[.D169]" office:value-type="float" office:value="0.806451612903226" calcext:value-type="float">
            <text:p>0,806451612903226</text:p>
          </table:table-cell>
          <table:table-cell table:formula="of:=[.J169]/[.K169]" office:value-type="float" office:value="0.0349021681649921" calcext:value-type="float">
            <text:p>0,0349021681649921</text:p>
          </table:table-cell>
          <table:table-cell table:formula="of:=COMBIN([.D169]-[.C169];[.E169])" office:value-type="float" office:value="75394027566" calcext:value-type="float">
            <text:p>75394027566</text:p>
          </table:table-cell>
          <table:table-cell table:formula="of:=COMBIN([.D169];[.E169])" office:value-type="float" office:value="2160153123141" calcext:value-type="float">
            <text:p>2160153123141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43" calcext:value-type="float">
            <text:p>43</text:p>
          </table:table-cell>
          <table:table-cell office:value-type="float" office:value="122" calcext:value-type="float">
            <text:p>122</text:p>
          </table:table-cell>
          <table:table-cell office:value-type="string" calcext:value-type="string">
            <text:p>0.0263</text:p>
          </table:table-cell>
          <table:table-cell table:formula="of:=[.E170]/[.D170]" office:value-type="float" office:value="0.704918032786885" calcext:value-type="float">
            <text:p>0,704918032786885</text:p>
          </table:table-cell>
          <table:table-cell table:formula="of:=[.J170]/[.K170]" office:value-type="float" office:value="0.0226729647124201" calcext:value-type="float">
            <text:p>0,0226729647124201</text:p>
          </table:table-cell>
          <table:table-cell table:formula="of:=COMBIN([.D170]-[.C170];[.E170])" office:value-type="float" office:value="29752626158640" calcext:value-type="float">
            <text:p>29752626158640</text:p>
          </table:table-cell>
          <table:table-cell table:formula="of:=COMBIN([.D170];[.E170])" office:value-type="float" office:value="1.31225124442335E+015" calcext:value-type="float">
            <text:p>1,31225124442335E+015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121" calcext:value-type="float">
            <text:p>121</text:p>
          </table:table-cell>
          <table:table-cell office:value-type="string" calcext:value-type="string">
            <text:p>0.0038</text:p>
          </table:table-cell>
          <table:table-cell table:formula="of:=[.E171]/[.D171]" office:value-type="float" office:value="0.806451612903226" calcext:value-type="float">
            <text:p>0,806451612903226</text:p>
          </table:table-cell>
          <table:table-cell table:formula="of:=[.J171]/[.K171]" office:value-type="float" office:value="0.0349021681649921" calcext:value-type="float">
            <text:p>0,0349021681649921</text:p>
          </table:table-cell>
          <table:table-cell table:formula="of:=COMBIN([.D171]-[.C171];[.E171])" office:value-type="float" office:value="75394027566" calcext:value-type="float">
            <text:p>75394027566</text:p>
          </table:table-cell>
          <table:table-cell table:formula="of:=COMBIN([.D171];[.E171])" office:value-type="float" office:value="2160153123141" calcext:value-type="float">
            <text:p>2160153123141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0152</text:p>
          </table:table-cell>
          <table:table-cell table:formula="of:=[.E172]/[.D172]" office:value-type="float" office:value="0.806451612903226" calcext:value-type="float">
            <text:p>0,806451612903226</text:p>
          </table:table-cell>
          <table:table-cell table:formula="of:=[.J172]/[.K172]" office:value-type="float" office:value="0.0349021681649921" calcext:value-type="float">
            <text:p>0,0349021681649921</text:p>
          </table:table-cell>
          <table:table-cell table:formula="of:=COMBIN([.D172]-[.C172];[.E172])" office:value-type="float" office:value="75394027566" calcext:value-type="float">
            <text:p>75394027566</text:p>
          </table:table-cell>
          <table:table-cell table:formula="of:=COMBIN([.D172];[.E172])" office:value-type="float" office:value="2160153123141" calcext:value-type="float">
            <text:p>2160153123141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833</text:p>
          </table:table-cell>
          <table:table-cell table:formula="of:=[.E173]/[.D173]" office:value-type="float" office:value="0.806451612903226" calcext:value-type="float">
            <text:p>0,806451612903226</text:p>
          </table:table-cell>
          <table:table-cell table:formula="of:=[.J173]/[.K173]" office:value-type="float" office:value="0.0349021681649921" calcext:value-type="float">
            <text:p>0,0349021681649921</text:p>
          </table:table-cell>
          <table:table-cell table:formula="of:=COMBIN([.D173]-[.C173];[.E173])" office:value-type="float" office:value="75394027566" calcext:value-type="float">
            <text:p>75394027566</text:p>
          </table:table-cell>
          <table:table-cell table:formula="of:=COMBIN([.D173];[.E173])" office:value-type="float" office:value="2160153123141" calcext:value-type="float">
            <text:p>2160153123141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43" calcext:value-type="float">
            <text:p>43</text:p>
          </table:table-cell>
          <table:table-cell office:value-type="float" office:value="141" calcext:value-type="float">
            <text:p>141</text:p>
          </table:table-cell>
          <table:table-cell office:value-type="string" calcext:value-type="string">
            <text:p>0.0208</text:p>
          </table:table-cell>
          <table:table-cell table:formula="of:=[.E174]/[.D174]" office:value-type="float" office:value="0.704918032786885" calcext:value-type="float">
            <text:p>0,704918032786885</text:p>
          </table:table-cell>
          <table:table-cell table:formula="of:=[.J174]/[.K174]" office:value-type="float" office:value="0.0226729647124201" calcext:value-type="float">
            <text:p>0,0226729647124201</text:p>
          </table:table-cell>
          <table:table-cell table:formula="of:=COMBIN([.D174]-[.C174];[.E174])" office:value-type="float" office:value="29752626158640" calcext:value-type="float">
            <text:p>29752626158640</text:p>
          </table:table-cell>
          <table:table-cell table:formula="of:=COMBIN([.D174];[.E174])" office:value-type="float" office:value="1.31225124442335E+015" calcext:value-type="float">
            <text:p>1,31225124442335E+015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0.0062</text:p>
          </table:table-cell>
          <table:table-cell table:formula="of:=[.E175]/[.D175]" office:value-type="float" office:value="0.806451612903226" calcext:value-type="float">
            <text:p>0,806451612903226</text:p>
          </table:table-cell>
          <table:table-cell table:formula="of:=[.J175]/[.K175]" office:value-type="float" office:value="0.0349021681649921" calcext:value-type="float">
            <text:p>0,0349021681649921</text:p>
          </table:table-cell>
          <table:table-cell table:formula="of:=COMBIN([.D175]-[.C175];[.E175])" office:value-type="float" office:value="75394027566" calcext:value-type="float">
            <text:p>75394027566</text:p>
          </table:table-cell>
          <table:table-cell table:formula="of:=COMBIN([.D175];[.E175])" office:value-type="float" office:value="2160153123141" calcext:value-type="float">
            <text:p>2160153123141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113" calcext:value-type="float">
            <text:p>113</text:p>
          </table:table-cell>
          <table:table-cell office:value-type="string" calcext:value-type="string">
            <text:p>0.0043</text:p>
          </table:table-cell>
          <table:table-cell table:formula="of:=[.E176]/[.D176]" office:value-type="float" office:value="0.806451612903226" calcext:value-type="float">
            <text:p>0,806451612903226</text:p>
          </table:table-cell>
          <table:table-cell table:formula="of:=[.J176]/[.K176]" office:value-type="float" office:value="0.0349021681649921" calcext:value-type="float">
            <text:p>0,0349021681649921</text:p>
          </table:table-cell>
          <table:table-cell table:formula="of:=COMBIN([.D176]-[.C176];[.E176])" office:value-type="float" office:value="75394027566" calcext:value-type="float">
            <text:p>75394027566</text:p>
          </table:table-cell>
          <table:table-cell table:formula="of:=COMBIN([.D176];[.E176])" office:value-type="float" office:value="2160153123141" calcext:value-type="float">
            <text:p>2160153123141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1.0</text:p>
          </table:table-cell>
          <table:table-cell table:formula="of:=[.E177]/[.D177]" office:value-type="float" office:value="0.806451612903226" calcext:value-type="float">
            <text:p>0,806451612903226</text:p>
          </table:table-cell>
          <table:table-cell table:formula="of:=[.J177]/[.K177]" office:value-type="float" office:value="0.0349021681649921" calcext:value-type="float">
            <text:p>0,0349021681649921</text:p>
          </table:table-cell>
          <table:table-cell table:formula="of:=COMBIN([.D177]-[.C177];[.E177])" office:value-type="float" office:value="75394027566" calcext:value-type="float">
            <text:p>75394027566</text:p>
          </table:table-cell>
          <table:table-cell table:formula="of:=COMBIN([.D177];[.E177])" office:value-type="float" office:value="2160153123141" calcext:value-type="float">
            <text:p>2160153123141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0227</text:p>
          </table:table-cell>
          <table:table-cell table:formula="of:=[.E178]/[.D178]" office:value-type="float" office:value="0.806451612903226" calcext:value-type="float">
            <text:p>0,806451612903226</text:p>
          </table:table-cell>
          <table:table-cell table:formula="of:=[.J178]/[.K178]" office:value-type="float" office:value="0.0349021681649921" calcext:value-type="float">
            <text:p>0,0349021681649921</text:p>
          </table:table-cell>
          <table:table-cell table:formula="of:=COMBIN([.D178]-[.C178];[.E178])" office:value-type="float" office:value="75394027566" calcext:value-type="float">
            <text:p>75394027566</text:p>
          </table:table-cell>
          <table:table-cell table:formula="of:=COMBIN([.D178];[.E178])" office:value-type="float" office:value="2160153123141" calcext:value-type="float">
            <text:p>2160153123141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float" office:value="7" calcext:value-type="float">
            <text:p>7</text:p>
          </table:table-cell>
          <table:table-cell table:formula="of:=[.E179]/[.D179]" office:value-type="float" office:value="0.806451612903226" calcext:value-type="float">
            <text:p>0,806451612903226</text:p>
          </table:table-cell>
          <table:table-cell table:formula="of:=[.J179]/[.K179]" office:value-type="float" office:value="0.0349021681649921" calcext:value-type="float">
            <text:p>0,0349021681649921</text:p>
          </table:table-cell>
          <table:table-cell table:formula="of:=COMBIN([.D179]-[.C179];[.E179])" office:value-type="float" office:value="75394027566" calcext:value-type="float">
            <text:p>75394027566</text:p>
          </table:table-cell>
          <table:table-cell table:formula="of:=COMBIN([.D179];[.E179])" office:value-type="float" office:value="2160153123141" calcext:value-type="float">
            <text:p>2160153123141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098</text:p>
          </table:table-cell>
          <table:table-cell table:formula="of:=[.E180]/[.D180]" office:value-type="float" office:value="0.806451612903226" calcext:value-type="float">
            <text:p>0,806451612903226</text:p>
          </table:table-cell>
          <table:table-cell table:formula="of:=[.J180]/[.K180]" office:value-type="float" office:value="0.0349021681649921" calcext:value-type="float">
            <text:p>0,0349021681649921</text:p>
          </table:table-cell>
          <table:table-cell table:formula="of:=COMBIN([.D180]-[.C180];[.E180])" office:value-type="float" office:value="75394027566" calcext:value-type="float">
            <text:p>75394027566</text:p>
          </table:table-cell>
          <table:table-cell table:formula="of:=COMBIN([.D180];[.E180])" office:value-type="float" office:value="2160153123141" calcext:value-type="float">
            <text:p>2160153123141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0.0122</text:p>
          </table:table-cell>
          <table:table-cell table:formula="of:=[.E181]/[.D181]" office:value-type="float" office:value="0.806451612903226" calcext:value-type="float">
            <text:p>0,806451612903226</text:p>
          </table:table-cell>
          <table:table-cell table:formula="of:=[.J181]/[.K181]" office:value-type="float" office:value="0.0349021681649921" calcext:value-type="float">
            <text:p>0,0349021681649921</text:p>
          </table:table-cell>
          <table:table-cell table:formula="of:=COMBIN([.D181]-[.C181];[.E181])" office:value-type="float" office:value="75394027566" calcext:value-type="float">
            <text:p>75394027566</text:p>
          </table:table-cell>
          <table:table-cell table:formula="of:=COMBIN([.D181];[.E181])" office:value-type="float" office:value="2160153123141" calcext:value-type="float">
            <text:p>2160153123141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142" calcext:value-type="float">
            <text:p>142</text:p>
          </table:table-cell>
          <table:table-cell office:value-type="string" calcext:value-type="string">
            <text:p>0.0038</text:p>
          </table:table-cell>
          <table:table-cell table:formula="of:=[.E182]/[.D182]" office:value-type="float" office:value="0.806451612903226" calcext:value-type="float">
            <text:p>0,806451612903226</text:p>
          </table:table-cell>
          <table:table-cell table:formula="of:=[.J182]/[.K182]" office:value-type="float" office:value="0.0349021681649921" calcext:value-type="float">
            <text:p>0,0349021681649921</text:p>
          </table:table-cell>
          <table:table-cell table:formula="of:=COMBIN([.D182]-[.C182];[.E182])" office:value-type="float" office:value="75394027566" calcext:value-type="float">
            <text:p>75394027566</text:p>
          </table:table-cell>
          <table:table-cell table:formula="of:=COMBIN([.D182];[.E182])" office:value-type="float" office:value="2160153123141" calcext:value-type="float">
            <text:p>2160153123141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076</text:p>
          </table:table-cell>
          <table:table-cell table:formula="of:=[.E183]/[.D183]" office:value-type="float" office:value="0.806451612903226" calcext:value-type="float">
            <text:p>0,806451612903226</text:p>
          </table:table-cell>
          <table:table-cell table:formula="of:=[.J183]/[.K183]" office:value-type="float" office:value="0.0349021681649921" calcext:value-type="float">
            <text:p>0,0349021681649921</text:p>
          </table:table-cell>
          <table:table-cell table:formula="of:=COMBIN([.D183]-[.C183];[.E183])" office:value-type="float" office:value="75394027566" calcext:value-type="float">
            <text:p>75394027566</text:p>
          </table:table-cell>
          <table:table-cell table:formula="of:=COMBIN([.D183];[.E183])" office:value-type="float" office:value="2160153123141" calcext:value-type="float">
            <text:p>2160153123141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float" office:value="125" calcext:value-type="float">
            <text:p>125</text:p>
          </table:table-cell>
          <table:table-cell table:formula="of:=[.E184]/[.D184]" office:value-type="float" office:value="0.806451612903226" calcext:value-type="float">
            <text:p>0,806451612903226</text:p>
          </table:table-cell>
          <table:table-cell table:formula="of:=[.J184]/[.K184]" office:value-type="float" office:value="0.0349021681649921" calcext:value-type="float">
            <text:p>0,0349021681649921</text:p>
          </table:table-cell>
          <table:table-cell table:formula="of:=COMBIN([.D184]-[.C184];[.E184])" office:value-type="float" office:value="75394027566" calcext:value-type="float">
            <text:p>75394027566</text:p>
          </table:table-cell>
          <table:table-cell table:formula="of:=COMBIN([.D184];[.E184])" office:value-type="float" office:value="2160153123141" calcext:value-type="float">
            <text:p>2160153123141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417</text:p>
          </table:table-cell>
          <table:table-cell table:formula="of:=[.E185]/[.D185]" office:value-type="float" office:value="0.806451612903226" calcext:value-type="float">
            <text:p>0,806451612903226</text:p>
          </table:table-cell>
          <table:table-cell table:formula="of:=[.J185]/[.K185]" office:value-type="float" office:value="0.0349021681649921" calcext:value-type="float">
            <text:p>0,0349021681649921</text:p>
          </table:table-cell>
          <table:table-cell table:formula="of:=COMBIN([.D185]-[.C185];[.E185])" office:value-type="float" office:value="75394027566" calcext:value-type="float">
            <text:p>75394027566</text:p>
          </table:table-cell>
          <table:table-cell table:formula="of:=COMBIN([.D185];[.E185])" office:value-type="float" office:value="2160153123141" calcext:value-type="float">
            <text:p>2160153123141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43" calcext:value-type="float">
            <text:p>43</text:p>
          </table:table-cell>
          <table:table-cell office:value-type="float" office:value="584" calcext:value-type="float">
            <text:p>584</text:p>
          </table:table-cell>
          <table:table-cell office:value-type="string" calcext:value-type="string">
            <text:p>0.0044</text:p>
          </table:table-cell>
          <table:table-cell table:formula="of:=[.E186]/[.D186]" office:value-type="float" office:value="0.704918032786885" calcext:value-type="float">
            <text:p>0,704918032786885</text:p>
          </table:table-cell>
          <table:table-cell table:formula="of:=[.J186]/[.K186]" office:value-type="float" office:value="0.0226729647124201" calcext:value-type="float">
            <text:p>0,0226729647124201</text:p>
          </table:table-cell>
          <table:table-cell table:formula="of:=COMBIN([.D186]-[.C186];[.E186])" office:value-type="float" office:value="29752626158640" calcext:value-type="float">
            <text:p>29752626158640</text:p>
          </table:table-cell>
          <table:table-cell table:formula="of:=COMBIN([.D186];[.E186])" office:value-type="float" office:value="1.31225124442335E+015" calcext:value-type="float">
            <text:p>1,31225124442335E+015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80" calcext:value-type="float">
            <text:p>80</text:p>
          </table:table-cell>
          <table:table-cell office:value-type="string" calcext:value-type="string">
            <text:p>0.0068</text:p>
          </table:table-cell>
          <table:table-cell table:formula="of:=[.E187]/[.D187]" office:value-type="float" office:value="0.806451612903226" calcext:value-type="float">
            <text:p>0,806451612903226</text:p>
          </table:table-cell>
          <table:table-cell table:formula="of:=[.J187]/[.K187]" office:value-type="float" office:value="0.0349021681649921" calcext:value-type="float">
            <text:p>0,0349021681649921</text:p>
          </table:table-cell>
          <table:table-cell table:formula="of:=COMBIN([.D187]-[.C187];[.E187])" office:value-type="float" office:value="75394027566" calcext:value-type="float">
            <text:p>75394027566</text:p>
          </table:table-cell>
          <table:table-cell table:formula="of:=COMBIN([.D187];[.E187])" office:value-type="float" office:value="2160153123141" calcext:value-type="float">
            <text:p>2160153123141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1</text:p>
          </table:table-cell>
          <table:table-cell table:formula="of:=[.E188]/[.D188]" office:value-type="float" office:value="0.806451612903226" calcext:value-type="float">
            <text:p>0,806451612903226</text:p>
          </table:table-cell>
          <table:table-cell table:formula="of:=[.J188]/[.K188]" office:value-type="float" office:value="0.0349021681649921" calcext:value-type="float">
            <text:p>0,0349021681649921</text:p>
          </table:table-cell>
          <table:table-cell table:formula="of:=COMBIN([.D188]-[.C188];[.E188])" office:value-type="float" office:value="75394027566" calcext:value-type="float">
            <text:p>75394027566</text:p>
          </table:table-cell>
          <table:table-cell table:formula="of:=COMBIN([.D188];[.E188])" office:value-type="float" office:value="2160153123141" calcext:value-type="float">
            <text:p>2160153123141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156</text:p>
          </table:table-cell>
          <table:table-cell table:formula="of:=[.E189]/[.D189]" office:value-type="float" office:value="0.806451612903226" calcext:value-type="float">
            <text:p>0,806451612903226</text:p>
          </table:table-cell>
          <table:table-cell table:formula="of:=[.J189]/[.K189]" office:value-type="float" office:value="0.0349021681649921" calcext:value-type="float">
            <text:p>0,0349021681649921</text:p>
          </table:table-cell>
          <table:table-cell table:formula="of:=COMBIN([.D189]-[.C189];[.E189])" office:value-type="float" office:value="75394027566" calcext:value-type="float">
            <text:p>75394027566</text:p>
          </table:table-cell>
          <table:table-cell table:formula="of:=COMBIN([.D189];[.E189])" office:value-type="float" office:value="2160153123141" calcext:value-type="float">
            <text:p>2160153123141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345</text:p>
          </table:table-cell>
          <table:table-cell table:formula="of:=[.E190]/[.D190]" office:value-type="float" office:value="0.806451612903226" calcext:value-type="float">
            <text:p>0,806451612903226</text:p>
          </table:table-cell>
          <table:table-cell table:formula="of:=[.J190]/[.K190]" office:value-type="float" office:value="0.0349021681649921" calcext:value-type="float">
            <text:p>0,0349021681649921</text:p>
          </table:table-cell>
          <table:table-cell table:formula="of:=COMBIN([.D190]-[.C190];[.E190])" office:value-type="float" office:value="75394027566" calcext:value-type="float">
            <text:p>75394027566</text:p>
          </table:table-cell>
          <table:table-cell table:formula="of:=COMBIN([.D190];[.E190])" office:value-type="float" office:value="2160153123141" calcext:value-type="float">
            <text:p>2160153123141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476</text:p>
          </table:table-cell>
          <table:table-cell table:formula="of:=[.E191]/[.D191]" office:value-type="float" office:value="0.806451612903226" calcext:value-type="float">
            <text:p>0,806451612903226</text:p>
          </table:table-cell>
          <table:table-cell table:formula="of:=[.J191]/[.K191]" office:value-type="float" office:value="0.0349021681649921" calcext:value-type="float">
            <text:p>0,0349021681649921</text:p>
          </table:table-cell>
          <table:table-cell table:formula="of:=COMBIN([.D191]-[.C191];[.E191])" office:value-type="float" office:value="75394027566" calcext:value-type="float">
            <text:p>75394027566</text:p>
          </table:table-cell>
          <table:table-cell table:formula="of:=COMBIN([.D191];[.E191])" office:value-type="float" office:value="2160153123141" calcext:value-type="float">
            <text:p>2160153123141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93" calcext:value-type="float">
            <text:p>93</text:p>
          </table:table-cell>
          <table:table-cell office:value-type="string" calcext:value-type="string">
            <text:p>0.0053</text:p>
          </table:table-cell>
          <table:table-cell table:formula="of:=[.E192]/[.D192]" office:value-type="float" office:value="0.806451612903226" calcext:value-type="float">
            <text:p>0,806451612903226</text:p>
          </table:table-cell>
          <table:table-cell table:formula="of:=[.J192]/[.K192]" office:value-type="float" office:value="0.0349021681649921" calcext:value-type="float">
            <text:p>0,0349021681649921</text:p>
          </table:table-cell>
          <table:table-cell table:formula="of:=COMBIN([.D192]-[.C192];[.E192])" office:value-type="float" office:value="75394027566" calcext:value-type="float">
            <text:p>75394027566</text:p>
          </table:table-cell>
          <table:table-cell table:formula="of:=COMBIN([.D192];[.E192])" office:value-type="float" office:value="2160153123141" calcext:value-type="float">
            <text:p>2160153123141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0.0028</text:p>
          </table:table-cell>
          <table:table-cell table:formula="of:=[.E193]/[.D193]" office:value-type="float" office:value="0.806451612903226" calcext:value-type="float">
            <text:p>0,806451612903226</text:p>
          </table:table-cell>
          <table:table-cell table:formula="of:=[.J193]/[.K193]" office:value-type="float" office:value="0.0349021681649921" calcext:value-type="float">
            <text:p>0,0349021681649921</text:p>
          </table:table-cell>
          <table:table-cell table:formula="of:=COMBIN([.D193]-[.C193];[.E193])" office:value-type="float" office:value="75394027566" calcext:value-type="float">
            <text:p>75394027566</text:p>
          </table:table-cell>
          <table:table-cell table:formula="of:=COMBIN([.D193];[.E193])" office:value-type="float" office:value="2160153123141" calcext:value-type="float">
            <text:p>2160153123141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.0069</text:p>
          </table:table-cell>
          <table:table-cell table:formula="of:=[.E194]/[.D194]" office:value-type="float" office:value="0.806451612903226" calcext:value-type="float">
            <text:p>0,806451612903226</text:p>
          </table:table-cell>
          <table:table-cell table:formula="of:=[.J194]/[.K194]" office:value-type="float" office:value="0.0349021681649921" calcext:value-type="float">
            <text:p>0,0349021681649921</text:p>
          </table:table-cell>
          <table:table-cell table:formula="of:=COMBIN([.D194]-[.C194];[.E194])" office:value-type="float" office:value="75394027566" calcext:value-type="float">
            <text:p>75394027566</text:p>
          </table:table-cell>
          <table:table-cell table:formula="of:=COMBIN([.D194];[.E194])" office:value-type="float" office:value="2160153123141" calcext:value-type="float">
            <text:p>2160153123141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70" calcext:value-type="float">
            <text:p>70</text:p>
          </table:table-cell>
          <table:table-cell office:value-type="string" calcext:value-type="string">
            <text:p>0.0076</text:p>
          </table:table-cell>
          <table:table-cell table:formula="of:=[.E195]/[.D195]" office:value-type="float" office:value="0.806451612903226" calcext:value-type="float">
            <text:p>0,806451612903226</text:p>
          </table:table-cell>
          <table:table-cell table:formula="of:=[.J195]/[.K195]" office:value-type="float" office:value="0.0349021681649921" calcext:value-type="float">
            <text:p>0,0349021681649921</text:p>
          </table:table-cell>
          <table:table-cell table:formula="of:=COMBIN([.D195]-[.C195];[.E195])" office:value-type="float" office:value="75394027566" calcext:value-type="float">
            <text:p>75394027566</text:p>
          </table:table-cell>
          <table:table-cell table:formula="of:=COMBIN([.D195];[.E195])" office:value-type="float" office:value="2160153123141" calcext:value-type="float">
            <text:p>2160153123141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167" calcext:value-type="float">
            <text:p>167</text:p>
          </table:table-cell>
          <table:table-cell office:value-type="float" office:value="3" calcext:value-type="float">
            <text:p>3</text:p>
          </table:table-cell>
          <table:table-cell table:formula="of:=[.E196]/[.D196]" office:value-type="float" office:value="0.806451612903226" calcext:value-type="float">
            <text:p>0,806451612903226</text:p>
          </table:table-cell>
          <table:table-cell table:formula="of:=[.J196]/[.K196]" office:value-type="float" office:value="0.0349021681649921" calcext:value-type="float">
            <text:p>0,0349021681649921</text:p>
          </table:table-cell>
          <table:table-cell table:formula="of:=COMBIN([.D196]-[.C196];[.E196])" office:value-type="float" office:value="75394027566" calcext:value-type="float">
            <text:p>75394027566</text:p>
          </table:table-cell>
          <table:table-cell table:formula="of:=COMBIN([.D196];[.E196])" office:value-type="float" office:value="2160153123141" calcext:value-type="float">
            <text:p>2160153123141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140" calcext:value-type="float">
            <text:p>140</text:p>
          </table:table-cell>
          <table:table-cell office:value-type="string" calcext:value-type="string">
            <text:p>0.0036</text:p>
          </table:table-cell>
          <table:table-cell table:formula="of:=[.E197]/[.D197]" office:value-type="float" office:value="0.806451612903226" calcext:value-type="float">
            <text:p>0,806451612903226</text:p>
          </table:table-cell>
          <table:table-cell table:formula="of:=[.J197]/[.K197]" office:value-type="float" office:value="0.0349021681649921" calcext:value-type="float">
            <text:p>0,0349021681649921</text:p>
          </table:table-cell>
          <table:table-cell table:formula="of:=COMBIN([.D197]-[.C197];[.E197])" office:value-type="float" office:value="75394027566" calcext:value-type="float">
            <text:p>75394027566</text:p>
          </table:table-cell>
          <table:table-cell table:formula="of:=COMBIN([.D197];[.E197])" office:value-type="float" office:value="2160153123141" calcext:value-type="float">
            <text:p>2160153123141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39" calcext:value-type="float">
            <text:p>39</text:p>
          </table:table-cell>
          <table:table-cell office:value-type="float" office:value="13" calcext:value-type="float">
            <text:p>13</text:p>
          </table:table-cell>
          <table:table-cell table:formula="of:=[.E198]/[.D198]" office:value-type="float" office:value="0.806451612903226" calcext:value-type="float">
            <text:p>0,806451612903226</text:p>
          </table:table-cell>
          <table:table-cell table:formula="of:=[.J198]/[.K198]" office:value-type="float" office:value="0.0349021681649921" calcext:value-type="float">
            <text:p>0,0349021681649921</text:p>
          </table:table-cell>
          <table:table-cell table:formula="of:=COMBIN([.D198]-[.C198];[.E198])" office:value-type="float" office:value="75394027566" calcext:value-type="float">
            <text:p>75394027566</text:p>
          </table:table-cell>
          <table:table-cell table:formula="of:=COMBIN([.D198];[.E198])" office:value-type="float" office:value="2160153123141" calcext:value-type="float">
            <text:p>2160153123141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1111</text:p>
          </table:table-cell>
          <table:table-cell table:formula="of:=[.E199]/[.D199]" office:value-type="float" office:value="0.806451612903226" calcext:value-type="float">
            <text:p>0,806451612903226</text:p>
          </table:table-cell>
          <table:table-cell table:formula="of:=[.J199]/[.K199]" office:value-type="float" office:value="0.0349021681649921" calcext:value-type="float">
            <text:p>0,0349021681649921</text:p>
          </table:table-cell>
          <table:table-cell table:formula="of:=COMBIN([.D199]-[.C199];[.E199])" office:value-type="float" office:value="75394027566" calcext:value-type="float">
            <text:p>75394027566</text:p>
          </table:table-cell>
          <table:table-cell table:formula="of:=COMBIN([.D199];[.E199])" office:value-type="float" office:value="2160153123141" calcext:value-type="float">
            <text:p>2160153123141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43" calcext:value-type="float">
            <text:p>43</text:p>
          </table:table-cell>
          <table:table-cell office:value-type="float" office:value="1289" calcext:value-type="float">
            <text:p>1289</text:p>
          </table:table-cell>
          <table:table-cell office:value-type="string" calcext:value-type="string">
            <text:p>0.0021</text:p>
          </table:table-cell>
          <table:table-cell table:formula="of:=[.E200]/[.D200]" office:value-type="float" office:value="0.704918032786885" calcext:value-type="float">
            <text:p>0,704918032786885</text:p>
          </table:table-cell>
          <table:table-cell table:formula="of:=[.J200]/[.K200]" office:value-type="float" office:value="0.0226729647124201" calcext:value-type="float">
            <text:p>0,0226729647124201</text:p>
          </table:table-cell>
          <table:table-cell table:formula="of:=COMBIN([.D200]-[.C200];[.E200])" office:value-type="float" office:value="29752626158640" calcext:value-type="float">
            <text:p>29752626158640</text:p>
          </table:table-cell>
          <table:table-cell table:formula="of:=COMBIN([.D200];[.E200])" office:value-type="float" office:value="1.31225124442335E+015" calcext:value-type="float">
            <text:p>1,31225124442335E+015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43" calcext:value-type="float">
            <text:p>43</text:p>
          </table:table-cell>
          <table:table-cell office:value-type="float" office:value="593" calcext:value-type="float">
            <text:p>593</text:p>
          </table:table-cell>
          <table:table-cell office:value-type="string" calcext:value-type="string">
            <text:p>0.0044</text:p>
          </table:table-cell>
          <table:table-cell table:formula="of:=[.E201]/[.D201]" office:value-type="float" office:value="0.704918032786885" calcext:value-type="float">
            <text:p>0,704918032786885</text:p>
          </table:table-cell>
          <table:table-cell table:formula="of:=[.J201]/[.K201]" office:value-type="float" office:value="0.0226729647124201" calcext:value-type="float">
            <text:p>0,0226729647124201</text:p>
          </table:table-cell>
          <table:table-cell table:formula="of:=COMBIN([.D201]-[.C201];[.E201])" office:value-type="float" office:value="29752626158640" calcext:value-type="float">
            <text:p>29752626158640</text:p>
          </table:table-cell>
          <table:table-cell table:formula="of:=COMBIN([.D201];[.E201])" office:value-type="float" office:value="1.31225124442335E+015" calcext:value-type="float">
            <text:p>1,31225124442335E+015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43" calcext:value-type="float">
            <text:p>43</text:p>
          </table:table-cell>
          <table:table-cell office:value-type="float" office:value="110" calcext:value-type="float">
            <text:p>110</text:p>
          </table:table-cell>
          <table:table-cell office:value-type="string" calcext:value-type="string">
            <text:p>0.0333</text:p>
          </table:table-cell>
          <table:table-cell table:formula="of:=[.E202]/[.D202]" office:value-type="float" office:value="0.704918032786885" calcext:value-type="float">
            <text:p>0,704918032786885</text:p>
          </table:table-cell>
          <table:table-cell table:formula="of:=[.J202]/[.K202]" office:value-type="float" office:value="0.0226729647124201" calcext:value-type="float">
            <text:p>0,0226729647124201</text:p>
          </table:table-cell>
          <table:table-cell table:formula="of:=COMBIN([.D202]-[.C202];[.E202])" office:value-type="float" office:value="29752626158640" calcext:value-type="float">
            <text:p>29752626158640</text:p>
          </table:table-cell>
          <table:table-cell table:formula="of:=COMBIN([.D202];[.E202])" office:value-type="float" office:value="1.31225124442335E+015" calcext:value-type="float">
            <text:p>1,31225124442335E+015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43" calcext:value-type="float">
            <text:p>43</text:p>
          </table:table-cell>
          <table:table-cell office:value-type="float" office:value="857" calcext:value-type="float">
            <text:p>857</text:p>
          </table:table-cell>
          <table:table-cell office:value-type="float" office:value="3" calcext:value-type="float">
            <text:p>3</text:p>
          </table:table-cell>
          <table:table-cell table:formula="of:=[.E203]/[.D203]" office:value-type="float" office:value="0.704918032786885" calcext:value-type="float">
            <text:p>0,704918032786885</text:p>
          </table:table-cell>
          <table:table-cell table:formula="of:=[.J203]/[.K203]" office:value-type="float" office:value="0.0226729647124201" calcext:value-type="float">
            <text:p>0,0226729647124201</text:p>
          </table:table-cell>
          <table:table-cell table:formula="of:=COMBIN([.D203]-[.C203];[.E203])" office:value-type="float" office:value="29752626158640" calcext:value-type="float">
            <text:p>29752626158640</text:p>
          </table:table-cell>
          <table:table-cell table:formula="of:=COMBIN([.D203];[.E203])" office:value-type="float" office:value="1.31225124442335E+015" calcext:value-type="float">
            <text:p>1,31225124442335E+015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43" calcext:value-type="float">
            <text:p>43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0.0127</text:p>
          </table:table-cell>
          <table:table-cell table:formula="of:=[.E204]/[.D204]" office:value-type="float" office:value="0.704918032786885" calcext:value-type="float">
            <text:p>0,704918032786885</text:p>
          </table:table-cell>
          <table:table-cell table:formula="of:=[.J204]/[.K204]" office:value-type="float" office:value="0.0226729647124201" calcext:value-type="float">
            <text:p>0,0226729647124201</text:p>
          </table:table-cell>
          <table:table-cell table:formula="of:=COMBIN([.D204]-[.C204];[.E204])" office:value-type="float" office:value="29752626158640" calcext:value-type="float">
            <text:p>29752626158640</text:p>
          </table:table-cell>
          <table:table-cell table:formula="of:=COMBIN([.D204];[.E204])" office:value-type="float" office:value="1.31225124442335E+015" calcext:value-type="float">
            <text:p>1,31225124442335E+015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43" calcext:value-type="float">
            <text:p>43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1.0</text:p>
          </table:table-cell>
          <table:table-cell table:formula="of:=[.E205]/[.D205]" office:value-type="float" office:value="0.704918032786885" calcext:value-type="float">
            <text:p>0,704918032786885</text:p>
          </table:table-cell>
          <table:table-cell table:formula="of:=[.J205]/[.K205]" office:value-type="float" office:value="0.0226729647124201" calcext:value-type="float">
            <text:p>0,0226729647124201</text:p>
          </table:table-cell>
          <table:table-cell table:formula="of:=COMBIN([.D205]-[.C205];[.E205])" office:value-type="float" office:value="29752626158640" calcext:value-type="float">
            <text:p>29752626158640</text:p>
          </table:table-cell>
          <table:table-cell table:formula="of:=COMBIN([.D205];[.E205])" office:value-type="float" office:value="1.31225124442335E+015" calcext:value-type="float">
            <text:p>1,31225124442335E+015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43" calcext:value-type="float">
            <text:p>43</text:p>
          </table:table-cell>
          <table:table-cell office:value-type="float" office:value="169" calcext:value-type="float">
            <text:p>169</text:p>
          </table:table-cell>
          <table:table-cell office:value-type="string" calcext:value-type="string">
            <text:p>0.0141</text:p>
          </table:table-cell>
          <table:table-cell table:formula="of:=[.E206]/[.D206]" office:value-type="float" office:value="0.704918032786885" calcext:value-type="float">
            <text:p>0,704918032786885</text:p>
          </table:table-cell>
          <table:table-cell table:formula="of:=[.J206]/[.K206]" office:value-type="float" office:value="0.0226729647124201" calcext:value-type="float">
            <text:p>0,0226729647124201</text:p>
          </table:table-cell>
          <table:table-cell table:formula="of:=COMBIN([.D206]-[.C206];[.E206])" office:value-type="float" office:value="29752626158640" calcext:value-type="float">
            <text:p>29752626158640</text:p>
          </table:table-cell>
          <table:table-cell table:formula="of:=COMBIN([.D206];[.E206])" office:value-type="float" office:value="1.31225124442335E+015" calcext:value-type="float">
            <text:p>1,31225124442335E+015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43" calcext:value-type="float">
            <text:p>43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.0179</text:p>
          </table:table-cell>
          <table:table-cell table:formula="of:=[.E207]/[.D207]" office:value-type="float" office:value="0.704918032786885" calcext:value-type="float">
            <text:p>0,704918032786885</text:p>
          </table:table-cell>
          <table:table-cell table:formula="of:=[.J207]/[.K207]" office:value-type="float" office:value="0.0226729647124201" calcext:value-type="float">
            <text:p>0,0226729647124201</text:p>
          </table:table-cell>
          <table:table-cell table:formula="of:=COMBIN([.D207]-[.C207];[.E207])" office:value-type="float" office:value="29752626158640" calcext:value-type="float">
            <text:p>29752626158640</text:p>
          </table:table-cell>
          <table:table-cell table:formula="of:=COMBIN([.D207];[.E207])" office:value-type="float" office:value="1.31225124442335E+015" calcext:value-type="float">
            <text:p>1,31225124442335E+015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43" calcext:value-type="float">
            <text:p>43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5</text:p>
          </table:table-cell>
          <table:table-cell table:formula="of:=[.E208]/[.D208]" office:value-type="float" office:value="0.704918032786885" calcext:value-type="float">
            <text:p>0,704918032786885</text:p>
          </table:table-cell>
          <table:table-cell table:formula="of:=[.J208]/[.K208]" office:value-type="float" office:value="0.0226729647124201" calcext:value-type="float">
            <text:p>0,0226729647124201</text:p>
          </table:table-cell>
          <table:table-cell table:formula="of:=COMBIN([.D208]-[.C208];[.E208])" office:value-type="float" office:value="29752626158640" calcext:value-type="float">
            <text:p>29752626158640</text:p>
          </table:table-cell>
          <table:table-cell table:formula="of:=COMBIN([.D208];[.E208])" office:value-type="float" office:value="1.31225124442335E+015" calcext:value-type="float">
            <text:p>1,31225124442335E+015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43" calcext:value-type="float">
            <text:p>43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385</text:p>
          </table:table-cell>
          <table:table-cell table:formula="of:=[.E209]/[.D209]" office:value-type="float" office:value="0.704918032786885" calcext:value-type="float">
            <text:p>0,704918032786885</text:p>
          </table:table-cell>
          <table:table-cell table:formula="of:=[.J209]/[.K209]" office:value-type="float" office:value="0.0226729647124201" calcext:value-type="float">
            <text:p>0,0226729647124201</text:p>
          </table:table-cell>
          <table:table-cell table:formula="of:=COMBIN([.D209]-[.C209];[.E209])" office:value-type="float" office:value="29752626158640" calcext:value-type="float">
            <text:p>29752626158640</text:p>
          </table:table-cell>
          <table:table-cell table:formula="of:=COMBIN([.D209];[.E209])" office:value-type="float" office:value="1.31225124442335E+015" calcext:value-type="float">
            <text:p>1,31225124442335E+015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43" calcext:value-type="float">
            <text:p>43</text:p>
          </table:table-cell>
          <table:table-cell office:value-type="float" office:value="273" calcext:value-type="float">
            <text:p>273</text:p>
          </table:table-cell>
          <table:table-cell office:value-type="string" calcext:value-type="string">
            <text:p>0.0081</text:p>
          </table:table-cell>
          <table:table-cell table:formula="of:=[.E210]/[.D210]" office:value-type="float" office:value="0.704918032786885" calcext:value-type="float">
            <text:p>0,704918032786885</text:p>
          </table:table-cell>
          <table:table-cell table:formula="of:=[.J210]/[.K210]" office:value-type="float" office:value="0.0226729647124201" calcext:value-type="float">
            <text:p>0,0226729647124201</text:p>
          </table:table-cell>
          <table:table-cell table:formula="of:=COMBIN([.D210]-[.C210];[.E210])" office:value-type="float" office:value="29752626158640" calcext:value-type="float">
            <text:p>29752626158640</text:p>
          </table:table-cell>
          <table:table-cell table:formula="of:=COMBIN([.D210];[.E210])" office:value-type="float" office:value="1.31225124442335E+015" calcext:value-type="float">
            <text:p>1,31225124442335E+015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43" calcext:value-type="float">
            <text:p>43</text:p>
          </table:table-cell>
          <table:table-cell office:value-type="float" office:value="311" calcext:value-type="float">
            <text:p>311</text:p>
          </table:table-cell>
          <table:table-cell office:value-type="string" calcext:value-type="string">
            <text:p>0.0082</text:p>
          </table:table-cell>
          <table:table-cell table:formula="of:=[.E211]/[.D211]" office:value-type="float" office:value="0.704918032786885" calcext:value-type="float">
            <text:p>0,704918032786885</text:p>
          </table:table-cell>
          <table:table-cell table:formula="of:=[.J211]/[.K211]" office:value-type="float" office:value="0.0226729647124201" calcext:value-type="float">
            <text:p>0,0226729647124201</text:p>
          </table:table-cell>
          <table:table-cell table:formula="of:=COMBIN([.D211]-[.C211];[.E211])" office:value-type="float" office:value="29752626158640" calcext:value-type="float">
            <text:p>29752626158640</text:p>
          </table:table-cell>
          <table:table-cell table:formula="of:=COMBIN([.D211];[.E211])" office:value-type="float" office:value="1.31225124442335E+015" calcext:value-type="float">
            <text:p>1,31225124442335E+015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43" calcext:value-type="float">
            <text:p>43</text:p>
          </table:table-cell>
          <table:table-cell office:value-type="float" office:value="347" calcext:value-type="float">
            <text:p>347</text:p>
          </table:table-cell>
          <table:table-cell office:value-type="string" calcext:value-type="string">
            <text:p>0.0074</text:p>
          </table:table-cell>
          <table:table-cell table:formula="of:=[.E212]/[.D212]" office:value-type="float" office:value="0.704918032786885" calcext:value-type="float">
            <text:p>0,704918032786885</text:p>
          </table:table-cell>
          <table:table-cell table:formula="of:=[.J212]/[.K212]" office:value-type="float" office:value="0.0226729647124201" calcext:value-type="float">
            <text:p>0,0226729647124201</text:p>
          </table:table-cell>
          <table:table-cell table:formula="of:=COMBIN([.D212]-[.C212];[.E212])" office:value-type="float" office:value="29752626158640" calcext:value-type="float">
            <text:p>29752626158640</text:p>
          </table:table-cell>
          <table:table-cell table:formula="of:=COMBIN([.D212];[.E212])" office:value-type="float" office:value="1.31225124442335E+015" calcext:value-type="float">
            <text:p>1,31225124442335E+015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43" calcext:value-type="float">
            <text:p>43</text:p>
          </table:table-cell>
          <table:table-cell office:value-type="float" office:value="275" calcext:value-type="float">
            <text:p>275</text:p>
          </table:table-cell>
          <table:table-cell office:value-type="string" calcext:value-type="string">
            <text:p>0.0096</text:p>
          </table:table-cell>
          <table:table-cell table:formula="of:=[.E213]/[.D213]" office:value-type="float" office:value="0.704918032786885" calcext:value-type="float">
            <text:p>0,704918032786885</text:p>
          </table:table-cell>
          <table:table-cell table:formula="of:=[.J213]/[.K213]" office:value-type="float" office:value="0.0226729647124201" calcext:value-type="float">
            <text:p>0,0226729647124201</text:p>
          </table:table-cell>
          <table:table-cell table:formula="of:=COMBIN([.D213]-[.C213];[.E213])" office:value-type="float" office:value="29752626158640" calcext:value-type="float">
            <text:p>29752626158640</text:p>
          </table:table-cell>
          <table:table-cell table:formula="of:=COMBIN([.D213];[.E213])" office:value-type="float" office:value="1.31225124442335E+015" calcext:value-type="float">
            <text:p>1,31225124442335E+015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43" calcext:value-type="float">
            <text:p>43</text:p>
          </table:table-cell>
          <table:table-cell office:value-type="float" office:value="116" calcext:value-type="float">
            <text:p>116</text:p>
          </table:table-cell>
          <table:table-cell office:value-type="string" calcext:value-type="string">
            <text:p>0.0185</text:p>
          </table:table-cell>
          <table:table-cell table:formula="of:=[.E214]/[.D214]" office:value-type="float" office:value="0.704918032786885" calcext:value-type="float">
            <text:p>0,704918032786885</text:p>
          </table:table-cell>
          <table:table-cell table:formula="of:=[.J214]/[.K214]" office:value-type="float" office:value="0.0226729647124201" calcext:value-type="float">
            <text:p>0,0226729647124201</text:p>
          </table:table-cell>
          <table:table-cell table:formula="of:=COMBIN([.D214]-[.C214];[.E214])" office:value-type="float" office:value="29752626158640" calcext:value-type="float">
            <text:p>29752626158640</text:p>
          </table:table-cell>
          <table:table-cell table:formula="of:=COMBIN([.D214];[.E214])" office:value-type="float" office:value="1.31225124442335E+015" calcext:value-type="float">
            <text:p>1,31225124442335E+015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43" calcext:value-type="float">
            <text:p>43</text:p>
          </table:table-cell>
          <table:table-cell office:value-type="float" office:value="1131" calcext:value-type="float">
            <text:p>1131</text:p>
          </table:table-cell>
          <table:table-cell office:value-type="string" calcext:value-type="string">
            <text:p>0.0022</text:p>
          </table:table-cell>
          <table:table-cell table:formula="of:=[.E215]/[.D215]" office:value-type="float" office:value="0.704918032786885" calcext:value-type="float">
            <text:p>0,704918032786885</text:p>
          </table:table-cell>
          <table:table-cell table:formula="of:=[.J215]/[.K215]" office:value-type="float" office:value="0.0226729647124201" calcext:value-type="float">
            <text:p>0,0226729647124201</text:p>
          </table:table-cell>
          <table:table-cell table:formula="of:=COMBIN([.D215]-[.C215];[.E215])" office:value-type="float" office:value="29752626158640" calcext:value-type="float">
            <text:p>29752626158640</text:p>
          </table:table-cell>
          <table:table-cell table:formula="of:=COMBIN([.D215];[.E215])" office:value-type="float" office:value="1.31225124442335E+015" calcext:value-type="float">
            <text:p>1,31225124442335E+015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43" calcext:value-type="float">
            <text:p>43</text:p>
          </table:table-cell>
          <table:table-cell office:value-type="float" office:value="618" calcext:value-type="float">
            <text:p>618</text:p>
          </table:table-cell>
          <table:table-cell office:value-type="string" calcext:value-type="string">
            <text:p>0.0047</text:p>
          </table:table-cell>
          <table:table-cell table:formula="of:=[.E216]/[.D216]" office:value-type="float" office:value="0.704918032786885" calcext:value-type="float">
            <text:p>0,704918032786885</text:p>
          </table:table-cell>
          <table:table-cell table:formula="of:=[.J216]/[.K216]" office:value-type="float" office:value="0.0226729647124201" calcext:value-type="float">
            <text:p>0,0226729647124201</text:p>
          </table:table-cell>
          <table:table-cell table:formula="of:=COMBIN([.D216]-[.C216];[.E216])" office:value-type="float" office:value="29752626158640" calcext:value-type="float">
            <text:p>29752626158640</text:p>
          </table:table-cell>
          <table:table-cell table:formula="of:=COMBIN([.D216];[.E216])" office:value-type="float" office:value="1.31225124442335E+015" calcext:value-type="float">
            <text:p>1,31225124442335E+015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43" calcext:value-type="float">
            <text:p>43</text:p>
          </table:table-cell>
          <table:table-cell office:value-type="float" office:value="465" calcext:value-type="float">
            <text:p>465</text:p>
          </table:table-cell>
          <table:table-cell office:value-type="float" office:value="6" calcext:value-type="float">
            <text:p>6</text:p>
          </table:table-cell>
          <table:table-cell table:formula="of:=[.E217]/[.D217]" office:value-type="float" office:value="0.704918032786885" calcext:value-type="float">
            <text:p>0,704918032786885</text:p>
          </table:table-cell>
          <table:table-cell table:formula="of:=[.J217]/[.K217]" office:value-type="float" office:value="0.0226729647124201" calcext:value-type="float">
            <text:p>0,0226729647124201</text:p>
          </table:table-cell>
          <table:table-cell table:formula="of:=COMBIN([.D217]-[.C217];[.E217])" office:value-type="float" office:value="29752626158640" calcext:value-type="float">
            <text:p>29752626158640</text:p>
          </table:table-cell>
          <table:table-cell table:formula="of:=COMBIN([.D217];[.E217])" office:value-type="float" office:value="1.31225124442335E+015" calcext:value-type="float">
            <text:p>1,31225124442335E+015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43" calcext:value-type="float">
            <text:p>43</text:p>
          </table:table-cell>
          <table:table-cell office:value-type="float" office:value="254" calcext:value-type="float">
            <text:p>254</text:p>
          </table:table-cell>
          <table:table-cell office:value-type="string" calcext:value-type="string">
            <text:p>0.0096</text:p>
          </table:table-cell>
          <table:table-cell table:formula="of:=[.E218]/[.D218]" office:value-type="float" office:value="0.704918032786885" calcext:value-type="float">
            <text:p>0,704918032786885</text:p>
          </table:table-cell>
          <table:table-cell table:formula="of:=[.J218]/[.K218]" office:value-type="float" office:value="0.0226729647124201" calcext:value-type="float">
            <text:p>0,0226729647124201</text:p>
          </table:table-cell>
          <table:table-cell table:formula="of:=COMBIN([.D218]-[.C218];[.E218])" office:value-type="float" office:value="29752626158640" calcext:value-type="float">
            <text:p>29752626158640</text:p>
          </table:table-cell>
          <table:table-cell table:formula="of:=COMBIN([.D218];[.E218])" office:value-type="float" office:value="1.31225124442335E+015" calcext:value-type="float">
            <text:p>1,31225124442335E+015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43" calcext:value-type="float">
            <text:p>43</text:p>
          </table:table-cell>
          <table:table-cell office:value-type="float" office:value="135" calcext:value-type="float">
            <text:p>135</text:p>
          </table:table-cell>
          <table:table-cell office:value-type="float" office:value="27" calcext:value-type="float">
            <text:p>27</text:p>
          </table:table-cell>
          <table:table-cell table:formula="of:=[.E219]/[.D219]" office:value-type="float" office:value="0.704918032786885" calcext:value-type="float">
            <text:p>0,704918032786885</text:p>
          </table:table-cell>
          <table:table-cell table:formula="of:=[.J219]/[.K219]" office:value-type="float" office:value="0.0226729647124201" calcext:value-type="float">
            <text:p>0,0226729647124201</text:p>
          </table:table-cell>
          <table:table-cell table:formula="of:=COMBIN([.D219]-[.C219];[.E219])" office:value-type="float" office:value="29752626158640" calcext:value-type="float">
            <text:p>29752626158640</text:p>
          </table:table-cell>
          <table:table-cell table:formula="of:=COMBIN([.D219];[.E219])" office:value-type="float" office:value="1.31225124442335E+015" calcext:value-type="float">
            <text:p>1,31225124442335E+015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43" calcext:value-type="float">
            <text:p>43</text:p>
          </table:table-cell>
          <table:table-cell office:value-type="float" office:value="1211" calcext:value-type="float">
            <text:p>1211</text:p>
          </table:table-cell>
          <table:table-cell office:value-type="string" calcext:value-type="string">
            <text:p>0.0023</text:p>
          </table:table-cell>
          <table:table-cell table:formula="of:=[.E220]/[.D220]" office:value-type="float" office:value="0.704918032786885" calcext:value-type="float">
            <text:p>0,704918032786885</text:p>
          </table:table-cell>
          <table:table-cell table:formula="of:=[.J220]/[.K220]" office:value-type="float" office:value="0.0226729647124201" calcext:value-type="float">
            <text:p>0,0226729647124201</text:p>
          </table:table-cell>
          <table:table-cell table:formula="of:=COMBIN([.D220]-[.C220];[.E220])" office:value-type="float" office:value="29752626158640" calcext:value-type="float">
            <text:p>29752626158640</text:p>
          </table:table-cell>
          <table:table-cell table:formula="of:=COMBIN([.D220];[.E220])" office:value-type="float" office:value="1.31225124442335E+015" calcext:value-type="float">
            <text:p>1,31225124442335E+015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43" calcext:value-type="float">
            <text:p>43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0.0147</text:p>
          </table:table-cell>
          <table:table-cell table:formula="of:=[.E221]/[.D221]" office:value-type="float" office:value="0.704918032786885" calcext:value-type="float">
            <text:p>0,704918032786885</text:p>
          </table:table-cell>
          <table:table-cell table:formula="of:=[.J221]/[.K221]" office:value-type="float" office:value="0.0226729647124201" calcext:value-type="float">
            <text:p>0,0226729647124201</text:p>
          </table:table-cell>
          <table:table-cell table:formula="of:=COMBIN([.D221]-[.C221];[.E221])" office:value-type="float" office:value="29752626158640" calcext:value-type="float">
            <text:p>29752626158640</text:p>
          </table:table-cell>
          <table:table-cell table:formula="of:=COMBIN([.D221];[.E221])" office:value-type="float" office:value="1.31225124442335E+015" calcext:value-type="float">
            <text:p>1,31225124442335E+015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43" calcext:value-type="float">
            <text:p>43</text:p>
          </table:table-cell>
          <table:table-cell office:value-type="float" office:value="438" calcext:value-type="float">
            <text:p>438</text:p>
          </table:table-cell>
          <table:table-cell office:value-type="string" calcext:value-type="string">
            <text:p>0.0062</text:p>
          </table:table-cell>
          <table:table-cell table:formula="of:=[.E222]/[.D222]" office:value-type="float" office:value="0.704918032786885" calcext:value-type="float">
            <text:p>0,704918032786885</text:p>
          </table:table-cell>
          <table:table-cell table:formula="of:=[.J222]/[.K222]" office:value-type="float" office:value="0.0226729647124201" calcext:value-type="float">
            <text:p>0,0226729647124201</text:p>
          </table:table-cell>
          <table:table-cell table:formula="of:=COMBIN([.D222]-[.C222];[.E222])" office:value-type="float" office:value="29752626158640" calcext:value-type="float">
            <text:p>29752626158640</text:p>
          </table:table-cell>
          <table:table-cell table:formula="of:=COMBIN([.D222];[.E222])" office:value-type="float" office:value="1.31225124442335E+015" calcext:value-type="float">
            <text:p>1,31225124442335E+015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43" calcext:value-type="float">
            <text:p>43</text:p>
          </table:table-cell>
          <table:table-cell office:value-type="float" office:value="1123" calcext:value-type="float">
            <text:p>1123</text:p>
          </table:table-cell>
          <table:table-cell office:value-type="string" calcext:value-type="string">
            <text:p>0.0025</text:p>
          </table:table-cell>
          <table:table-cell table:formula="of:=[.E223]/[.D223]" office:value-type="float" office:value="0.704918032786885" calcext:value-type="float">
            <text:p>0,704918032786885</text:p>
          </table:table-cell>
          <table:table-cell table:formula="of:=[.J223]/[.K223]" office:value-type="float" office:value="0.0226729647124201" calcext:value-type="float">
            <text:p>0,0226729647124201</text:p>
          </table:table-cell>
          <table:table-cell table:formula="of:=COMBIN([.D223]-[.C223];[.E223])" office:value-type="float" office:value="29752626158640" calcext:value-type="float">
            <text:p>29752626158640</text:p>
          </table:table-cell>
          <table:table-cell table:formula="of:=COMBIN([.D223];[.E223])" office:value-type="float" office:value="1.31225124442335E+015" calcext:value-type="float">
            <text:p>1,31225124442335E+015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43" calcext:value-type="float">
            <text:p>43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.04</text:p>
          </table:table-cell>
          <table:table-cell table:formula="of:=[.E224]/[.D224]" office:value-type="float" office:value="0.704918032786885" calcext:value-type="float">
            <text:p>0,704918032786885</text:p>
          </table:table-cell>
          <table:table-cell table:formula="of:=[.J224]/[.K224]" office:value-type="float" office:value="0.0226729647124201" calcext:value-type="float">
            <text:p>0,0226729647124201</text:p>
          </table:table-cell>
          <table:table-cell table:formula="of:=COMBIN([.D224]-[.C224];[.E224])" office:value-type="float" office:value="29752626158640" calcext:value-type="float">
            <text:p>29752626158640</text:p>
          </table:table-cell>
          <table:table-cell table:formula="of:=COMBIN([.D224];[.E224])" office:value-type="float" office:value="1.31225124442335E+015" calcext:value-type="float">
            <text:p>1,31225124442335E+015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table:number-columns-repeated="2" office:value-type="float" office:value="43" calcext:value-type="float">
            <text:p>43</text:p>
          </table:table-cell>
          <table:table-cell office:value-type="string" calcext:value-type="string">
            <text:p>0.1</text:p>
          </table:table-cell>
          <table:table-cell table:formula="of:=[.E225]/[.D225]" office:value-type="float" office:value="0.704918032786885" calcext:value-type="float">
            <text:p>0,704918032786885</text:p>
          </table:table-cell>
          <table:table-cell table:formula="of:=[.J225]/[.K225]" office:value-type="float" office:value="0.0226729647124201" calcext:value-type="float">
            <text:p>0,0226729647124201</text:p>
          </table:table-cell>
          <table:table-cell table:formula="of:=COMBIN([.D225]-[.C225];[.E225])" office:value-type="float" office:value="29752626158640" calcext:value-type="float">
            <text:p>29752626158640</text:p>
          </table:table-cell>
          <table:table-cell table:formula="of:=COMBIN([.D225];[.E225])" office:value-type="float" office:value="1.31225124442335E+015" calcext:value-type="float">
            <text:p>1,31225124442335E+015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43" calcext:value-type="float">
            <text:p>43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1667</text:p>
          </table:table-cell>
          <table:table-cell table:formula="of:=[.E226]/[.D226]" office:value-type="float" office:value="0.704918032786885" calcext:value-type="float">
            <text:p>0,704918032786885</text:p>
          </table:table-cell>
          <table:table-cell table:formula="of:=[.J226]/[.K226]" office:value-type="float" office:value="0.0226729647124201" calcext:value-type="float">
            <text:p>0,0226729647124201</text:p>
          </table:table-cell>
          <table:table-cell table:formula="of:=COMBIN([.D226]-[.C226];[.E226])" office:value-type="float" office:value="29752626158640" calcext:value-type="float">
            <text:p>29752626158640</text:p>
          </table:table-cell>
          <table:table-cell table:formula="of:=COMBIN([.D226];[.E226])" office:value-type="float" office:value="1.31225124442335E+015" calcext:value-type="float">
            <text:p>1,31225124442335E+015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3" calcext:value-type="float">
            <text:p>3</text:p>
          </table:table-cell>
          <table:table-cell office:value-type="float" office:value="61" calcext:value-type="float">
            <text:p>61</text:p>
          </table:table-cell>
          <table:table-cell office:value-type="float" office:value="43" calcext:value-type="float">
            <text:p>43</text:p>
          </table:table-cell>
          <table:table-cell office:value-type="float" office:value="1018" calcext:value-type="float">
            <text:p>1018</text:p>
          </table:table-cell>
          <table:table-cell office:value-type="string" calcext:value-type="string">
            <text:p>0.0027</text:p>
          </table:table-cell>
          <table:table-cell table:formula="of:=[.E227]/[.D227]" office:value-type="float" office:value="0.704918032786885" calcext:value-type="float">
            <text:p>0,704918032786885</text:p>
          </table:table-cell>
          <table:table-cell table:formula="of:=[.J227]/[.K227]" office:value-type="float" office:value="0.0226729647124201" calcext:value-type="float">
            <text:p>0,0226729647124201</text:p>
          </table:table-cell>
          <table:table-cell table:formula="of:=COMBIN([.D227]-[.C227];[.E227])" office:value-type="float" office:value="29752626158640" calcext:value-type="float">
            <text:p>29752626158640</text:p>
          </table:table-cell>
          <table:table-cell table:formula="of:=COMBIN([.D227];[.E227])" office:value-type="float" office:value="1.31225124442335E+015" calcext:value-type="float">
            <text:p>1,31225124442335E+015</text:p>
          </table:table-cell>
        </table:table-row>
        <table:table-row table:style-name="ro3" table:visibility="filter">
          <table:table-cell table:number-columns-repeated="7"/>
          <table:table-cell table:formula="of:=[.E228]/[.D228]" office:value-type="string" office:string-value="" calcext:value-type="error">
            <text:p>#DIV/0!</text:p>
          </table:table-cell>
          <table:table-cell table:formula="of:=[.J228]/[.K228]" office:value-type="float" office:value="1" calcext:value-type="float">
            <text:p>1</text:p>
          </table:table-cell>
          <table:table-cell table:formula="of:=COMBIN([.D228]-[.C228];[.E228])" office:value-type="float" office:value="1" calcext:value-type="float">
            <text:p>1</text:p>
          </table:table-cell>
          <table:table-cell table:formula="of:=COMBIN([.D228];[.E228])" office:value-type="float" office:value="1" calcext:value-type="float">
            <text:p>1</text:p>
          </table:table-cell>
        </table:table-row>
        <table:table-row table:style-name="ro3" table:visibility="filter">
          <table:table-cell office:value-type="string" calcext:value-type="string">
            <text:p>2022-06-07 08:56:13.701595</text:p>
          </table:table-cell>
          <table:table-cell table:number-columns-repeated="6"/>
          <table:table-cell table:formula="of:=[.E229]/[.D229]" office:value-type="string" office:string-value="" calcext:value-type="error">
            <text:p>#DIV/0!</text:p>
          </table:table-cell>
          <table:table-cell table:formula="of:=[.J229]/[.K229]" office:value-type="float" office:value="1" calcext:value-type="float">
            <text:p>1</text:p>
          </table:table-cell>
          <table:table-cell table:formula="of:=COMBIN([.D229]-[.C229];[.E229])" office:value-type="float" office:value="1" calcext:value-type="float">
            <text:p>1</text:p>
          </table:table-cell>
          <table:table-cell table:formula="of:=COMBIN([.D229];[.E229]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3480" calcext:value-type="float">
            <text:p>3480</text:p>
          </table:table-cell>
          <table:table-cell office:value-type="string" calcext:value-type="string">
            <text:p>0.0</text:p>
          </table:table-cell>
          <table:table-cell table:formula="of:=[.E230]/[.D230]" office:value-type="float" office:value="0.6875" calcext:value-type="float">
            <text:p>0,6875</text:p>
          </table:table-cell>
          <table:table-cell table:formula="of:=[.J230]/[.K230]" office:value-type="float" office:value="0.00203344161567324" calcext:value-type="float">
            <text:p>0,00203344161567324</text:p>
          </table:table-cell>
          <table:table-cell table:formula="of:=COMBIN([.D230]-[.C230];[.E230])" office:value-type="float" office:value="39895566894540" calcext:value-type="float">
            <text:p>39895566894540</text:p>
          </table:table-cell>
          <table:table-cell table:formula="of:=COMBIN([.D230];[.E230])" office:value-type="float" office:value="1.96197257826511E+016" calcext:value-type="float">
            <text:p>1,96197257826511E+016</text:p>
          </table:table-cell>
        </table:table-row>
        <table:table-row table:style-name="ro3" table:visibility="filter">
          <table:table-cell office:value-type="string" calcext:value-type="string">
            <text:p>2022-06-07 11:12:00.415973</text:p>
          </table:table-cell>
          <table:table-cell table:number-columns-repeated="6"/>
          <table:table-cell table:formula="of:=[.E231]/[.D231]" office:value-type="string" office:string-value="" calcext:value-type="error">
            <text:p>#DIV/0!</text:p>
          </table:table-cell>
          <table:table-cell table:formula="of:=[.J231]/[.K231]" office:value-type="float" office:value="1" calcext:value-type="float">
            <text:p>1</text:p>
          </table:table-cell>
          <table:table-cell table:formula="of:=COMBIN([.D231]-[.C231];[.E231])" office:value-type="float" office:value="1" calcext:value-type="float">
            <text:p>1</text:p>
          </table:table-cell>
          <table:table-cell table:formula="of:=COMBIN([.D231];[.E231])" office:value-type="float" office:value="1" calcext:value-type="float">
            <text:p>1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14" calcext:value-type="float">
            <text:p>114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0.0192</text:p>
          </table:table-cell>
          <table:table-cell table:formula="of:=[.E232]/[.D232]" office:value-type="float" office:value="0.890625" calcext:value-type="float">
            <text:p>0,890625</text:p>
          </table:table-cell>
          <table:table-cell table:formula="of:=[.J232]/[.K232]" office:value-type="float" office:value="0.0111958661417323" calcext:value-type="float">
            <text:p>0,0111958661417323</text:p>
          </table:table-cell>
          <table:table-cell table:formula="of:=COMBIN([.D232]-[.C232];[.E232])" office:value-type="float" office:value="1.94700693178242E+016" calcext:value-type="float">
            <text:p>1,94700693178242E+016</text:p>
          </table:table-cell>
          <table:table-cell table:formula="of:=COMBIN([.D232];[.E232])" office:value-type="float" office:value="1.73904091665137E+018" calcext:value-type="float">
            <text:p>1,73904091665137E+018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14" calcext:value-type="float">
            <text:p>114</text:p>
          </table:table-cell>
          <table:table-cell office:value-type="float" office:value="681" calcext:value-type="float">
            <text:p>681</text:p>
          </table:table-cell>
          <table:table-cell office:value-type="string" calcext:value-type="string">
            <text:p>0.0015</text:p>
          </table:table-cell>
          <table:table-cell table:formula="of:=[.E233]/[.D233]" office:value-type="float" office:value="0.890625" calcext:value-type="float">
            <text:p>0,890625</text:p>
          </table:table-cell>
          <table:table-cell table:formula="of:=[.J233]/[.K233]" office:value-type="float" office:value="0.0111958661417323" calcext:value-type="float">
            <text:p>0,0111958661417323</text:p>
          </table:table-cell>
          <table:table-cell table:formula="of:=COMBIN([.D233]-[.C233];[.E233])" office:value-type="float" office:value="1.94700693178242E+016" calcext:value-type="float">
            <text:p>1,94700693178242E+016</text:p>
          </table:table-cell>
          <table:table-cell table:formula="of:=COMBIN([.D233];[.E233])" office:value-type="float" office:value="1.73904091665137E+018" calcext:value-type="float">
            <text:p>1,73904091665137E+018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14" calcext:value-type="float">
            <text:p>114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0.0063</text:p>
          </table:table-cell>
          <table:table-cell table:formula="of:=[.E234]/[.D234]" office:value-type="float" office:value="0.890625" calcext:value-type="float">
            <text:p>0,890625</text:p>
          </table:table-cell>
          <table:table-cell table:formula="of:=[.J234]/[.K234]" office:value-type="float" office:value="0.0111958661417323" calcext:value-type="float">
            <text:p>0,0111958661417323</text:p>
          </table:table-cell>
          <table:table-cell table:formula="of:=COMBIN([.D234]-[.C234];[.E234])" office:value-type="float" office:value="1.94700693178242E+016" calcext:value-type="float">
            <text:p>1,94700693178242E+016</text:p>
          </table:table-cell>
          <table:table-cell table:formula="of:=COMBIN([.D234];[.E234])" office:value-type="float" office:value="1.73904091665137E+018" calcext:value-type="float">
            <text:p>1,73904091665137E+018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14" calcext:value-type="float">
            <text:p>114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2</text:p>
          </table:table-cell>
          <table:table-cell table:formula="of:=[.E235]/[.D235]" office:value-type="float" office:value="0.890625" calcext:value-type="float">
            <text:p>0,890625</text:p>
          </table:table-cell>
          <table:table-cell table:formula="of:=[.J235]/[.K235]" office:value-type="float" office:value="0.0111958661417323" calcext:value-type="float">
            <text:p>0,0111958661417323</text:p>
          </table:table-cell>
          <table:table-cell table:formula="of:=COMBIN([.D235]-[.C235];[.E235])" office:value-type="float" office:value="1.94700693178242E+016" calcext:value-type="float">
            <text:p>1,94700693178242E+016</text:p>
          </table:table-cell>
          <table:table-cell table:formula="of:=COMBIN([.D235];[.E235])" office:value-type="float" office:value="1.73904091665137E+018" calcext:value-type="float">
            <text:p>1,73904091665137E+018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14" calcext:value-type="float">
            <text:p>114</text:p>
          </table:table-cell>
          <table:table-cell office:value-type="float" office:value="64" calcext:value-type="float">
            <text:p>64</text:p>
          </table:table-cell>
          <table:table-cell office:value-type="string" calcext:value-type="string">
            <text:p>0.0167</text:p>
          </table:table-cell>
          <table:table-cell table:formula="of:=[.E236]/[.D236]" office:value-type="float" office:value="0.890625" calcext:value-type="float">
            <text:p>0,890625</text:p>
          </table:table-cell>
          <table:table-cell table:formula="of:=[.J236]/[.K236]" office:value-type="float" office:value="0.0111958661417323" calcext:value-type="float">
            <text:p>0,0111958661417323</text:p>
          </table:table-cell>
          <table:table-cell table:formula="of:=COMBIN([.D236]-[.C236];[.E236])" office:value-type="float" office:value="1.94700693178242E+016" calcext:value-type="float">
            <text:p>1,94700693178242E+016</text:p>
          </table:table-cell>
          <table:table-cell table:formula="of:=COMBIN([.D236];[.E236])" office:value-type="float" office:value="1.73904091665137E+018" calcext:value-type="float">
            <text:p>1,73904091665137E+018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14" calcext:value-type="float">
            <text:p>114</text:p>
          </table:table-cell>
          <table:table-cell office:value-type="float" office:value="105" calcext:value-type="float">
            <text:p>105</text:p>
          </table:table-cell>
          <table:table-cell office:value-type="string" calcext:value-type="string">
            <text:p>0.0104</text:p>
          </table:table-cell>
          <table:table-cell table:formula="of:=[.E237]/[.D237]" office:value-type="float" office:value="0.890625" calcext:value-type="float">
            <text:p>0,890625</text:p>
          </table:table-cell>
          <table:table-cell table:formula="of:=[.J237]/[.K237]" office:value-type="float" office:value="0.0111958661417323" calcext:value-type="float">
            <text:p>0,0111958661417323</text:p>
          </table:table-cell>
          <table:table-cell table:formula="of:=COMBIN([.D237]-[.C237];[.E237])" office:value-type="float" office:value="1.94700693178242E+016" calcext:value-type="float">
            <text:p>1,94700693178242E+016</text:p>
          </table:table-cell>
          <table:table-cell table:formula="of:=COMBIN([.D237];[.E237])" office:value-type="float" office:value="1.73904091665137E+018" calcext:value-type="float">
            <text:p>1,73904091665137E+018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14" calcext:value-type="float">
            <text:p>114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.0085</text:p>
          </table:table-cell>
          <table:table-cell table:formula="of:=[.E238]/[.D238]" office:value-type="float" office:value="0.890625" calcext:value-type="float">
            <text:p>0,890625</text:p>
          </table:table-cell>
          <table:table-cell table:formula="of:=[.J238]/[.K238]" office:value-type="float" office:value="0.0111958661417323" calcext:value-type="float">
            <text:p>0,0111958661417323</text:p>
          </table:table-cell>
          <table:table-cell table:formula="of:=COMBIN([.D238]-[.C238];[.E238])" office:value-type="float" office:value="1.94700693178242E+016" calcext:value-type="float">
            <text:p>1,94700693178242E+016</text:p>
          </table:table-cell>
          <table:table-cell table:formula="of:=COMBIN([.D238];[.E238])" office:value-type="float" office:value="1.73904091665137E+018" calcext:value-type="float">
            <text:p>1,73904091665137E+018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14" calcext:value-type="float">
            <text:p>114</text:p>
          </table:table-cell>
          <table:table-cell office:value-type="float" office:value="256" calcext:value-type="float">
            <text:p>256</text:p>
          </table:table-cell>
          <table:table-cell office:value-type="float" office:value="4" calcext:value-type="float">
            <text:p>4</text:p>
          </table:table-cell>
          <table:table-cell table:formula="of:=[.E239]/[.D239]" office:value-type="float" office:value="0.890625" calcext:value-type="float">
            <text:p>0,890625</text:p>
          </table:table-cell>
          <table:table-cell table:formula="of:=[.J239]/[.K239]" office:value-type="float" office:value="0.0111958661417323" calcext:value-type="float">
            <text:p>0,0111958661417323</text:p>
          </table:table-cell>
          <table:table-cell table:formula="of:=COMBIN([.D239]-[.C239];[.E239])" office:value-type="float" office:value="1.94700693178242E+016" calcext:value-type="float">
            <text:p>1,94700693178242E+016</text:p>
          </table:table-cell>
          <table:table-cell table:formula="of:=COMBIN([.D239];[.E239])" office:value-type="float" office:value="1.73904091665137E+018" calcext:value-type="float">
            <text:p>1,73904091665137E+018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14" calcext:value-type="float">
            <text:p>114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0.0064</text:p>
          </table:table-cell>
          <table:table-cell table:formula="of:=[.E240]/[.D240]" office:value-type="float" office:value="0.890625" calcext:value-type="float">
            <text:p>0,890625</text:p>
          </table:table-cell>
          <table:table-cell table:formula="of:=[.J240]/[.K240]" office:value-type="float" office:value="0.0111958661417323" calcext:value-type="float">
            <text:p>0,0111958661417323</text:p>
          </table:table-cell>
          <table:table-cell table:formula="of:=COMBIN([.D240]-[.C240];[.E240])" office:value-type="float" office:value="1.94700693178242E+016" calcext:value-type="float">
            <text:p>1,94700693178242E+016</text:p>
          </table:table-cell>
          <table:table-cell table:formula="of:=COMBIN([.D240];[.E240])" office:value-type="float" office:value="1.73904091665137E+018" calcext:value-type="float">
            <text:p>1,73904091665137E+018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14" calcext:value-type="float">
            <text:p>114</text:p>
          </table:table-cell>
          <table:table-cell office:value-type="float" office:value="427" calcext:value-type="float">
            <text:p>427</text:p>
          </table:table-cell>
          <table:table-cell office:value-type="string" calcext:value-type="string">
            <text:p>0.0026</text:p>
          </table:table-cell>
          <table:table-cell table:formula="of:=[.E241]/[.D241]" office:value-type="float" office:value="0.890625" calcext:value-type="float">
            <text:p>0,890625</text:p>
          </table:table-cell>
          <table:table-cell table:formula="of:=[.J241]/[.K241]" office:value-type="float" office:value="0.0111958661417323" calcext:value-type="float">
            <text:p>0,0111958661417323</text:p>
          </table:table-cell>
          <table:table-cell table:formula="of:=COMBIN([.D241]-[.C241];[.E241])" office:value-type="float" office:value="1.94700693178242E+016" calcext:value-type="float">
            <text:p>1,94700693178242E+016</text:p>
          </table:table-cell>
          <table:table-cell table:formula="of:=COMBIN([.D241];[.E241])" office:value-type="float" office:value="1.73904091665137E+018" calcext:value-type="float">
            <text:p>1,73904091665137E+018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14" calcext:value-type="float">
            <text:p>114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145</text:p>
          </table:table-cell>
          <table:table-cell table:formula="of:=[.E242]/[.D242]" office:value-type="float" office:value="0.890625" calcext:value-type="float">
            <text:p>0,890625</text:p>
          </table:table-cell>
          <table:table-cell table:formula="of:=[.J242]/[.K242]" office:value-type="float" office:value="0.0111958661417323" calcext:value-type="float">
            <text:p>0,0111958661417323</text:p>
          </table:table-cell>
          <table:table-cell table:formula="of:=COMBIN([.D242]-[.C242];[.E242])" office:value-type="float" office:value="1.94700693178242E+016" calcext:value-type="float">
            <text:p>1,94700693178242E+016</text:p>
          </table:table-cell>
          <table:table-cell table:formula="of:=COMBIN([.D242];[.E242])" office:value-type="float" office:value="1.73904091665137E+018" calcext:value-type="float">
            <text:p>1,73904091665137E+018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14" calcext:value-type="float">
            <text:p>114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0.0023</text:p>
          </table:table-cell>
          <table:table-cell table:formula="of:=[.E243]/[.D243]" office:value-type="float" office:value="0.890625" calcext:value-type="float">
            <text:p>0,890625</text:p>
          </table:table-cell>
          <table:table-cell table:formula="of:=[.J243]/[.K243]" office:value-type="float" office:value="0.0111958661417323" calcext:value-type="float">
            <text:p>0,0111958661417323</text:p>
          </table:table-cell>
          <table:table-cell table:formula="of:=COMBIN([.D243]-[.C243];[.E243])" office:value-type="float" office:value="1.94700693178242E+016" calcext:value-type="float">
            <text:p>1,94700693178242E+016</text:p>
          </table:table-cell>
          <table:table-cell table:formula="of:=COMBIN([.D243];[.E243])" office:value-type="float" office:value="1.73904091665137E+018" calcext:value-type="float">
            <text:p>1,73904091665137E+018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14" calcext:value-type="float">
            <text:p>114</text:p>
          </table:table-cell>
          <table:table-cell office:value-type="float" office:value="155" calcext:value-type="float">
            <text:p>155</text:p>
          </table:table-cell>
          <table:table-cell office:value-type="string" calcext:value-type="string">
            <text:p>0.0063</text:p>
          </table:table-cell>
          <table:table-cell table:formula="of:=[.E244]/[.D244]" office:value-type="float" office:value="0.890625" calcext:value-type="float">
            <text:p>0,890625</text:p>
          </table:table-cell>
          <table:table-cell table:formula="of:=[.J244]/[.K244]" office:value-type="float" office:value="0.0111958661417323" calcext:value-type="float">
            <text:p>0,0111958661417323</text:p>
          </table:table-cell>
          <table:table-cell table:formula="of:=COMBIN([.D244]-[.C244];[.E244])" office:value-type="float" office:value="1.94700693178242E+016" calcext:value-type="float">
            <text:p>1,94700693178242E+016</text:p>
          </table:table-cell>
          <table:table-cell table:formula="of:=COMBIN([.D244];[.E244])" office:value-type="float" office:value="1.73904091665137E+018" calcext:value-type="float">
            <text:p>1,73904091665137E+018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14" calcext:value-type="float">
            <text:p>114</text:p>
          </table:table-cell>
          <table:table-cell office:value-type="float" office:value="316" calcext:value-type="float">
            <text:p>316</text:p>
          </table:table-cell>
          <table:table-cell office:value-type="string" calcext:value-type="string">
            <text:p>0.0034</text:p>
          </table:table-cell>
          <table:table-cell table:formula="of:=[.E245]/[.D245]" office:value-type="float" office:value="0.890625" calcext:value-type="float">
            <text:p>0,890625</text:p>
          </table:table-cell>
          <table:table-cell table:formula="of:=[.J245]/[.K245]" office:value-type="float" office:value="0.0111958661417323" calcext:value-type="float">
            <text:p>0,0111958661417323</text:p>
          </table:table-cell>
          <table:table-cell table:formula="of:=COMBIN([.D245]-[.C245];[.E245])" office:value-type="float" office:value="1.94700693178242E+016" calcext:value-type="float">
            <text:p>1,94700693178242E+016</text:p>
          </table:table-cell>
          <table:table-cell table:formula="of:=COMBIN([.D245];[.E245])" office:value-type="float" office:value="1.73904091665137E+018" calcext:value-type="float">
            <text:p>1,73904091665137E+018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14" calcext:value-type="float">
            <text:p>114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0.0333</text:p>
          </table:table-cell>
          <table:table-cell table:formula="of:=[.E246]/[.D246]" office:value-type="float" office:value="0.890625" calcext:value-type="float">
            <text:p>0,890625</text:p>
          </table:table-cell>
          <table:table-cell table:formula="of:=[.J246]/[.K246]" office:value-type="float" office:value="0.0111958661417323" calcext:value-type="float">
            <text:p>0,0111958661417323</text:p>
          </table:table-cell>
          <table:table-cell table:formula="of:=COMBIN([.D246]-[.C246];[.E246])" office:value-type="float" office:value="1.94700693178242E+016" calcext:value-type="float">
            <text:p>1,94700693178242E+016</text:p>
          </table:table-cell>
          <table:table-cell table:formula="of:=COMBIN([.D246];[.E246])" office:value-type="float" office:value="1.73904091665137E+018" calcext:value-type="float">
            <text:p>1,73904091665137E+018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14" calcext:value-type="float">
            <text:p>114</text:p>
          </table:table-cell>
          <table:table-cell office:value-type="float" office:value="43" calcext:value-type="float">
            <text:p>43</text:p>
          </table:table-cell>
          <table:table-cell office:value-type="string" calcext:value-type="string">
            <text:p>0.0227</text:p>
          </table:table-cell>
          <table:table-cell table:formula="of:=[.E247]/[.D247]" office:value-type="float" office:value="0.890625" calcext:value-type="float">
            <text:p>0,890625</text:p>
          </table:table-cell>
          <table:table-cell table:formula="of:=[.J247]/[.K247]" office:value-type="float" office:value="0.0111958661417323" calcext:value-type="float">
            <text:p>0,0111958661417323</text:p>
          </table:table-cell>
          <table:table-cell table:formula="of:=COMBIN([.D247]-[.C247];[.E247])" office:value-type="float" office:value="1.94700693178242E+016" calcext:value-type="float">
            <text:p>1,94700693178242E+016</text:p>
          </table:table-cell>
          <table:table-cell table:formula="of:=COMBIN([.D247];[.E247])" office:value-type="float" office:value="1.73904091665137E+018" calcext:value-type="float">
            <text:p>1,73904091665137E+018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14" calcext:value-type="float">
            <text:p>114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0.0156</text:p>
          </table:table-cell>
          <table:table-cell table:formula="of:=[.E248]/[.D248]" office:value-type="float" office:value="0.890625" calcext:value-type="float">
            <text:p>0,890625</text:p>
          </table:table-cell>
          <table:table-cell table:formula="of:=[.J248]/[.K248]" office:value-type="float" office:value="0.0111958661417323" calcext:value-type="float">
            <text:p>0,0111958661417323</text:p>
          </table:table-cell>
          <table:table-cell table:formula="of:=COMBIN([.D248]-[.C248];[.E248])" office:value-type="float" office:value="1.94700693178242E+016" calcext:value-type="float">
            <text:p>1,94700693178242E+016</text:p>
          </table:table-cell>
          <table:table-cell table:formula="of:=COMBIN([.D248];[.E248])" office:value-type="float" office:value="1.73904091665137E+018" calcext:value-type="float">
            <text:p>1,73904091665137E+018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14" calcext:value-type="float">
            <text:p>114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213</text:p>
          </table:table-cell>
          <table:table-cell table:formula="of:=[.E249]/[.D249]" office:value-type="float" office:value="0.890625" calcext:value-type="float">
            <text:p>0,890625</text:p>
          </table:table-cell>
          <table:table-cell table:formula="of:=[.J249]/[.K249]" office:value-type="float" office:value="0.0111958661417323" calcext:value-type="float">
            <text:p>0,0111958661417323</text:p>
          </table:table-cell>
          <table:table-cell table:formula="of:=COMBIN([.D249]-[.C249];[.E249])" office:value-type="float" office:value="1.94700693178242E+016" calcext:value-type="float">
            <text:p>1,94700693178242E+016</text:p>
          </table:table-cell>
          <table:table-cell table:formula="of:=COMBIN([.D249];[.E249])" office:value-type="float" office:value="1.73904091665137E+018" calcext:value-type="float">
            <text:p>1,73904091665137E+018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14" calcext:value-type="float">
            <text:p>114</text:p>
          </table:table-cell>
          <table:table-cell office:value-type="float" office:value="119" calcext:value-type="float">
            <text:p>119</text:p>
          </table:table-cell>
          <table:table-cell office:value-type="string" calcext:value-type="string">
            <text:p>0.0072</text:p>
          </table:table-cell>
          <table:table-cell table:formula="of:=[.E250]/[.D250]" office:value-type="float" office:value="0.890625" calcext:value-type="float">
            <text:p>0,890625</text:p>
          </table:table-cell>
          <table:table-cell table:formula="of:=[.J250]/[.K250]" office:value-type="float" office:value="0.0111958661417323" calcext:value-type="float">
            <text:p>0,0111958661417323</text:p>
          </table:table-cell>
          <table:table-cell table:formula="of:=COMBIN([.D250]-[.C250];[.E250])" office:value-type="float" office:value="1.94700693178242E+016" calcext:value-type="float">
            <text:p>1,94700693178242E+016</text:p>
          </table:table-cell>
          <table:table-cell table:formula="of:=COMBIN([.D250];[.E250])" office:value-type="float" office:value="1.73904091665137E+018" calcext:value-type="float">
            <text:p>1,73904091665137E+018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14" calcext:value-type="float">
            <text:p>114</text:p>
          </table:table-cell>
          <table:table-cell office:value-type="float" office:value="138" calcext:value-type="float">
            <text:p>138</text:p>
          </table:table-cell>
          <table:table-cell office:value-type="string" calcext:value-type="string">
            <text:p>0.0081</text:p>
          </table:table-cell>
          <table:table-cell table:formula="of:=[.E251]/[.D251]" office:value-type="float" office:value="0.890625" calcext:value-type="float">
            <text:p>0,890625</text:p>
          </table:table-cell>
          <table:table-cell table:formula="of:=[.J251]/[.K251]" office:value-type="float" office:value="0.0111958661417323" calcext:value-type="float">
            <text:p>0,0111958661417323</text:p>
          </table:table-cell>
          <table:table-cell table:formula="of:=COMBIN([.D251]-[.C251];[.E251])" office:value-type="float" office:value="1.94700693178242E+016" calcext:value-type="float">
            <text:p>1,94700693178242E+016</text:p>
          </table:table-cell>
          <table:table-cell table:formula="of:=COMBIN([.D251];[.E251])" office:value-type="float" office:value="1.73904091665137E+018" calcext:value-type="float">
            <text:p>1,73904091665137E+018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14" calcext:value-type="float">
            <text:p>11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25</text:p>
          </table:table-cell>
          <table:table-cell table:formula="of:=[.E252]/[.D252]" office:value-type="float" office:value="0.890625" calcext:value-type="float">
            <text:p>0,890625</text:p>
          </table:table-cell>
          <table:table-cell table:formula="of:=[.J252]/[.K252]" office:value-type="float" office:value="0.0111958661417323" calcext:value-type="float">
            <text:p>0,0111958661417323</text:p>
          </table:table-cell>
          <table:table-cell table:formula="of:=COMBIN([.D252]-[.C252];[.E252])" office:value-type="float" office:value="1.94700693178242E+016" calcext:value-type="float">
            <text:p>1,94700693178242E+016</text:p>
          </table:table-cell>
          <table:table-cell table:formula="of:=COMBIN([.D252];[.E252])" office:value-type="float" office:value="1.73904091665137E+018" calcext:value-type="float">
            <text:p>1,73904091665137E+018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14" calcext:value-type="float">
            <text:p>114</text:p>
          </table:table-cell>
          <table:table-cell office:value-type="float" office:value="771" calcext:value-type="float">
            <text:p>771</text:p>
          </table:table-cell>
          <table:table-cell office:value-type="string" calcext:value-type="string">
            <text:p>0.0012</text:p>
          </table:table-cell>
          <table:table-cell table:formula="of:=[.E253]/[.D253]" office:value-type="float" office:value="0.890625" calcext:value-type="float">
            <text:p>0,890625</text:p>
          </table:table-cell>
          <table:table-cell table:formula="of:=[.J253]/[.K253]" office:value-type="float" office:value="0.0111958661417323" calcext:value-type="float">
            <text:p>0,0111958661417323</text:p>
          </table:table-cell>
          <table:table-cell table:formula="of:=COMBIN([.D253]-[.C253];[.E253])" office:value-type="float" office:value="1.94700693178242E+016" calcext:value-type="float">
            <text:p>1,94700693178242E+016</text:p>
          </table:table-cell>
          <table:table-cell table:formula="of:=COMBIN([.D253];[.E253])" office:value-type="float" office:value="1.73904091665137E+018" calcext:value-type="float">
            <text:p>1,73904091665137E+018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14" calcext:value-type="float">
            <text:p>114</text:p>
          </table:table-cell>
          <table:table-cell office:value-type="float" office:value="159" calcext:value-type="float">
            <text:p>159</text:p>
          </table:table-cell>
          <table:table-cell office:value-type="string" calcext:value-type="string">
            <text:p>0.0079</text:p>
          </table:table-cell>
          <table:table-cell table:formula="of:=[.E254]/[.D254]" office:value-type="float" office:value="0.890625" calcext:value-type="float">
            <text:p>0,890625</text:p>
          </table:table-cell>
          <table:table-cell table:formula="of:=[.J254]/[.K254]" office:value-type="float" office:value="0.0111958661417323" calcext:value-type="float">
            <text:p>0,0111958661417323</text:p>
          </table:table-cell>
          <table:table-cell table:formula="of:=COMBIN([.D254]-[.C254];[.E254])" office:value-type="float" office:value="1.94700693178242E+016" calcext:value-type="float">
            <text:p>1,94700693178242E+016</text:p>
          </table:table-cell>
          <table:table-cell table:formula="of:=COMBIN([.D254];[.E254])" office:value-type="float" office:value="1.73904091665137E+018" calcext:value-type="float">
            <text:p>1,73904091665137E+018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9284" calcext:value-type="float">
            <text:p>9284</text:p>
          </table:table-cell>
          <table:table-cell office:value-type="string" calcext:value-type="string">
            <text:p>0.0</text:p>
          </table:table-cell>
          <table:table-cell table:formula="of:=[.E255]/[.D255]" office:value-type="float" office:value="0.6875" calcext:value-type="float">
            <text:p>0,6875</text:p>
          </table:table-cell>
          <table:table-cell table:formula="of:=[.J255]/[.K255]" office:value-type="float" office:value="0.00203344161567324" calcext:value-type="float">
            <text:p>0,00203344161567324</text:p>
          </table:table-cell>
          <table:table-cell table:formula="of:=COMBIN([.D255]-[.C255];[.E255])" office:value-type="float" office:value="39895566894540" calcext:value-type="float">
            <text:p>39895566894540</text:p>
          </table:table-cell>
          <table:table-cell table:formula="of:=COMBIN([.D255];[.E255])" office:value-type="float" office:value="1.96197257826511E+016" calcext:value-type="float">
            <text:p>1,96197257826511E+016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14" calcext:value-type="float">
            <text:p>114</text:p>
          </table:table-cell>
          <table:table-cell office:value-type="float" office:value="125" calcext:value-type="float">
            <text:p>125</text:p>
          </table:table-cell>
          <table:table-cell office:value-type="string" calcext:value-type="string">
            <text:p>0.0097</text:p>
          </table:table-cell>
          <table:table-cell table:formula="of:=[.E256]/[.D256]" office:value-type="float" office:value="0.890625" calcext:value-type="float">
            <text:p>0,890625</text:p>
          </table:table-cell>
          <table:table-cell table:formula="of:=[.J256]/[.K256]" office:value-type="float" office:value="0.0111958661417323" calcext:value-type="float">
            <text:p>0,0111958661417323</text:p>
          </table:table-cell>
          <table:table-cell table:formula="of:=COMBIN([.D256]-[.C256];[.E256])" office:value-type="float" office:value="1.94700693178242E+016" calcext:value-type="float">
            <text:p>1,94700693178242E+016</text:p>
          </table:table-cell>
          <table:table-cell table:formula="of:=COMBIN([.D256];[.E256])" office:value-type="float" office:value="1.73904091665137E+018" calcext:value-type="float">
            <text:p>1,73904091665137E+018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14" calcext:value-type="float">
            <text:p>114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1667</text:p>
          </table:table-cell>
          <table:table-cell table:formula="of:=[.E257]/[.D257]" office:value-type="float" office:value="0.890625" calcext:value-type="float">
            <text:p>0,890625</text:p>
          </table:table-cell>
          <table:table-cell table:formula="of:=[.J257]/[.K257]" office:value-type="float" office:value="0.0111958661417323" calcext:value-type="float">
            <text:p>0,0111958661417323</text:p>
          </table:table-cell>
          <table:table-cell table:formula="of:=COMBIN([.D257]-[.C257];[.E257])" office:value-type="float" office:value="1.94700693178242E+016" calcext:value-type="float">
            <text:p>1,94700693178242E+016</text:p>
          </table:table-cell>
          <table:table-cell table:formula="of:=COMBIN([.D257];[.E257])" office:value-type="float" office:value="1.73904091665137E+018" calcext:value-type="float">
            <text:p>1,73904091665137E+018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5</text:p>
          </table:table-cell>
          <table:table-cell table:formula="of:=[.E258]/[.D258]" office:value-type="float" office:value="0.890625" calcext:value-type="float">
            <text:p>0,890625</text:p>
          </table:table-cell>
          <table:table-cell table:formula="of:=[.J258]/[.K258]" office:value-type="float" office:value="0.0111958661417323" calcext:value-type="float">
            <text:p>0,0111958661417323</text:p>
          </table:table-cell>
          <table:table-cell table:formula="of:=COMBIN([.D258]-[.C258];[.E258])" office:value-type="float" office:value="1.94700693178242E+016" calcext:value-type="float">
            <text:p>1,94700693178242E+016</text:p>
          </table:table-cell>
          <table:table-cell table:formula="of:=COMBIN([.D258];[.E258])" office:value-type="float" office:value="1.73904091665137E+018" calcext:value-type="float">
            <text:p>1,73904091665137E+018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14" calcext:value-type="float">
            <text:p>114</text:p>
          </table:table-cell>
          <table:table-cell office:value-type="float" office:value="463" calcext:value-type="float">
            <text:p>463</text:p>
          </table:table-cell>
          <table:table-cell office:value-type="string" calcext:value-type="string">
            <text:p>0.0021</text:p>
          </table:table-cell>
          <table:table-cell table:formula="of:=[.E259]/[.D259]" office:value-type="float" office:value="0.890625" calcext:value-type="float">
            <text:p>0,890625</text:p>
          </table:table-cell>
          <table:table-cell table:formula="of:=[.J259]/[.K259]" office:value-type="float" office:value="0.0111958661417323" calcext:value-type="float">
            <text:p>0,0111958661417323</text:p>
          </table:table-cell>
          <table:table-cell table:formula="of:=COMBIN([.D259]-[.C259];[.E259])" office:value-type="float" office:value="1.94700693178242E+016" calcext:value-type="float">
            <text:p>1,94700693178242E+016</text:p>
          </table:table-cell>
          <table:table-cell table:formula="of:=COMBIN([.D259];[.E259])" office:value-type="float" office:value="1.73904091665137E+018" calcext:value-type="float">
            <text:p>1,73904091665137E+018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14" calcext:value-type="float">
            <text:p>114</text:p>
          </table:table-cell>
          <table:table-cell office:value-type="float" office:value="380" calcext:value-type="float">
            <text:p>380</text:p>
          </table:table-cell>
          <table:table-cell office:value-type="string" calcext:value-type="string">
            <text:p>0.0028</text:p>
          </table:table-cell>
          <table:table-cell table:formula="of:=[.E260]/[.D260]" office:value-type="float" office:value="0.890625" calcext:value-type="float">
            <text:p>0,890625</text:p>
          </table:table-cell>
          <table:table-cell table:formula="of:=[.J260]/[.K260]" office:value-type="float" office:value="0.0111958661417323" calcext:value-type="float">
            <text:p>0,0111958661417323</text:p>
          </table:table-cell>
          <table:table-cell table:formula="of:=COMBIN([.D260]-[.C260];[.E260])" office:value-type="float" office:value="1.94700693178242E+016" calcext:value-type="float">
            <text:p>1,94700693178242E+016</text:p>
          </table:table-cell>
          <table:table-cell table:formula="of:=COMBIN([.D260];[.E260])" office:value-type="float" office:value="1.73904091665137E+018" calcext:value-type="float">
            <text:p>1,73904091665137E+018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14" calcext:value-type="float">
            <text:p>114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0.0051</text:p>
          </table:table-cell>
          <table:table-cell table:formula="of:=[.E261]/[.D261]" office:value-type="float" office:value="0.890625" calcext:value-type="float">
            <text:p>0,890625</text:p>
          </table:table-cell>
          <table:table-cell table:formula="of:=[.J261]/[.K261]" office:value-type="float" office:value="0.0111958661417323" calcext:value-type="float">
            <text:p>0,0111958661417323</text:p>
          </table:table-cell>
          <table:table-cell table:formula="of:=COMBIN([.D261]-[.C261];[.E261])" office:value-type="float" office:value="1.94700693178242E+016" calcext:value-type="float">
            <text:p>1,94700693178242E+016</text:p>
          </table:table-cell>
          <table:table-cell table:formula="of:=COMBIN([.D261];[.E261])" office:value-type="float" office:value="1.73904091665137E+018" calcext:value-type="float">
            <text:p>1,73904091665137E+018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14" calcext:value-type="float">
            <text:p>114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0.0028</text:p>
          </table:table-cell>
          <table:table-cell table:formula="of:=[.E262]/[.D262]" office:value-type="float" office:value="0.890625" calcext:value-type="float">
            <text:p>0,890625</text:p>
          </table:table-cell>
          <table:table-cell table:formula="of:=[.J262]/[.K262]" office:value-type="float" office:value="0.0111958661417323" calcext:value-type="float">
            <text:p>0,0111958661417323</text:p>
          </table:table-cell>
          <table:table-cell table:formula="of:=COMBIN([.D262]-[.C262];[.E262])" office:value-type="float" office:value="1.94700693178242E+016" calcext:value-type="float">
            <text:p>1,94700693178242E+016</text:p>
          </table:table-cell>
          <table:table-cell table:formula="of:=COMBIN([.D262];[.E262])" office:value-type="float" office:value="1.73904091665137E+018" calcext:value-type="float">
            <text:p>1,73904091665137E+018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0</text:p>
          </table:table-cell>
          <table:table-cell table:formula="of:=[.E263]/[.D263]" office:value-type="float" office:value="0.890625" calcext:value-type="float">
            <text:p>0,890625</text:p>
          </table:table-cell>
          <table:table-cell table:formula="of:=[.J263]/[.K263]" office:value-type="float" office:value="0.0111958661417323" calcext:value-type="float">
            <text:p>0,0111958661417323</text:p>
          </table:table-cell>
          <table:table-cell table:formula="of:=COMBIN([.D263]-[.C263];[.E263])" office:value-type="float" office:value="1.94700693178242E+016" calcext:value-type="float">
            <text:p>1,94700693178242E+016</text:p>
          </table:table-cell>
          <table:table-cell table:formula="of:=COMBIN([.D263];[.E263])" office:value-type="float" office:value="1.73904091665137E+018" calcext:value-type="float">
            <text:p>1,73904091665137E+018</text:p>
          </table:table-cell>
        </table:table-row>
        <table:table-row table:style-name="ro3" table:visibility="filter">
          <table:table-cell office:value-type="string" calcext:value-type="string">
            <text:p>2022-06-07 12:56:14.622502</text:p>
          </table:table-cell>
          <table:table-cell table:number-columns-repeated="6"/>
          <table:table-cell table:formula="of:=[.E264]/[.D264]" office:value-type="string" office:string-value="" calcext:value-type="error">
            <text:p>#DIV/0!</text:p>
          </table:table-cell>
          <table:table-cell table:formula="of:=[.J264]/[.K264]" office:value-type="float" office:value="1" calcext:value-type="float">
            <text:p>1</text:p>
          </table:table-cell>
          <table:table-cell table:formula="of:=COMBIN([.D264]-[.C264];[.E264])" office:value-type="float" office:value="1" calcext:value-type="float">
            <text:p>1</text:p>
          </table:table-cell>
          <table:table-cell table:formula="of:=COMBIN([.D264];[.E264])" office:value-type="float" office:value="1" calcext:value-type="float">
            <text:p>1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25" calcext:value-type="float">
            <text:p>125</text:p>
          </table:table-cell>
          <table:table-cell table:formula="of:=[.E265]/[.D265]" office:value-type="float" office:value="0.0740740740740741" calcext:value-type="float">
            <text:p>0,0740740740740741</text:p>
          </table:table-cell>
          <table:table-cell table:formula="of:=[.J265]/[.K265]" office:value-type="float" office:value="0.658119658119658" calcext:value-type="float">
            <text:p>0,658119658119658</text:p>
          </table:table-cell>
          <table:table-cell table:formula="of:=COMBIN([.D265]-[.C265];[.E265])" office:value-type="float" office:value="231" calcext:value-type="float">
            <text:p>231</text:p>
          </table:table-cell>
          <table:table-cell table:formula="of:=COMBIN([.D265];[.E265])" office:value-type="float" office:value="351" calcext:value-type="float">
            <text:p>351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5</text:p>
          </table:table-cell>
          <table:table-cell table:formula="of:=[.E266]/[.D266]" office:value-type="float" office:value="0.0740740740740741" calcext:value-type="float">
            <text:p>0,0740740740740741</text:p>
          </table:table-cell>
          <table:table-cell table:formula="of:=[.J266]/[.K266]" office:value-type="float" office:value="0.658119658119658" calcext:value-type="float">
            <text:p>0,658119658119658</text:p>
          </table:table-cell>
          <table:table-cell table:formula="of:=COMBIN([.D266]-[.C266];[.E266])" office:value-type="float" office:value="231" calcext:value-type="float">
            <text:p>231</text:p>
          </table:table-cell>
          <table:table-cell table:formula="of:=COMBIN([.D266];[.E266])" office:value-type="float" office:value="351" calcext:value-type="float">
            <text:p>351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1667</text:p>
          </table:table-cell>
          <table:table-cell table:formula="of:=[.E267]/[.D267]" office:value-type="float" office:value="0.0740740740740741" calcext:value-type="float">
            <text:p>0,0740740740740741</text:p>
          </table:table-cell>
          <table:table-cell table:formula="of:=[.J267]/[.K267]" office:value-type="float" office:value="0.658119658119658" calcext:value-type="float">
            <text:p>0,658119658119658</text:p>
          </table:table-cell>
          <table:table-cell table:formula="of:=COMBIN([.D267]-[.C267];[.E267])" office:value-type="float" office:value="231" calcext:value-type="float">
            <text:p>231</text:p>
          </table:table-cell>
          <table:table-cell table:formula="of:=COMBIN([.D267];[.E267])" office:value-type="float" office:value="351" calcext:value-type="float">
            <text:p>351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3333</text:p>
          </table:table-cell>
          <table:table-cell table:formula="of:=[.E268]/[.D268]" office:value-type="float" office:value="0.0740740740740741" calcext:value-type="float">
            <text:p>0,0740740740740741</text:p>
          </table:table-cell>
          <table:table-cell table:formula="of:=[.J268]/[.K268]" office:value-type="float" office:value="0.658119658119658" calcext:value-type="float">
            <text:p>0,658119658119658</text:p>
          </table:table-cell>
          <table:table-cell table:formula="of:=COMBIN([.D268]-[.C268];[.E268])" office:value-type="float" office:value="231" calcext:value-type="float">
            <text:p>231</text:p>
          </table:table-cell>
          <table:table-cell table:formula="of:=COMBIN([.D268];[.E268])" office:value-type="float" office:value="351" calcext:value-type="float">
            <text:p>351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5</text:p>
          </table:table-cell>
          <table:table-cell table:formula="of:=[.E269]/[.D269]" office:value-type="float" office:value="0.0740740740740741" calcext:value-type="float">
            <text:p>0,0740740740740741</text:p>
          </table:table-cell>
          <table:table-cell table:formula="of:=[.J269]/[.K269]" office:value-type="float" office:value="0.658119658119658" calcext:value-type="float">
            <text:p>0,658119658119658</text:p>
          </table:table-cell>
          <table:table-cell table:formula="of:=COMBIN([.D269]-[.C269];[.E269])" office:value-type="float" office:value="231" calcext:value-type="float">
            <text:p>231</text:p>
          </table:table-cell>
          <table:table-cell table:formula="of:=COMBIN([.D269];[.E269])" office:value-type="float" office:value="351" calcext:value-type="float">
            <text:p>351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0.1429</text:p>
          </table:table-cell>
          <table:table-cell table:formula="of:=[.E270]/[.D270]" office:value-type="float" office:value="0.0740740740740741" calcext:value-type="float">
            <text:p>0,0740740740740741</text:p>
          </table:table-cell>
          <table:table-cell table:formula="of:=[.J270]/[.K270]" office:value-type="float" office:value="0.658119658119658" calcext:value-type="float">
            <text:p>0,658119658119658</text:p>
          </table:table-cell>
          <table:table-cell table:formula="of:=COMBIN([.D270]-[.C270];[.E270])" office:value-type="float" office:value="231" calcext:value-type="float">
            <text:p>231</text:p>
          </table:table-cell>
          <table:table-cell table:formula="of:=COMBIN([.D270];[.E270])" office:value-type="float" office:value="351" calcext:value-type="float">
            <text:p>351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1667</text:p>
          </table:table-cell>
          <table:table-cell table:formula="of:=[.E271]/[.D271]" office:value-type="float" office:value="0.0740740740740741" calcext:value-type="float">
            <text:p>0,0740740740740741</text:p>
          </table:table-cell>
          <table:table-cell table:formula="of:=[.J271]/[.K271]" office:value-type="float" office:value="0.658119658119658" calcext:value-type="float">
            <text:p>0,658119658119658</text:p>
          </table:table-cell>
          <table:table-cell table:formula="of:=COMBIN([.D271]-[.C271];[.E271])" office:value-type="float" office:value="231" calcext:value-type="float">
            <text:p>231</text:p>
          </table:table-cell>
          <table:table-cell table:formula="of:=COMBIN([.D271];[.E271])" office:value-type="float" office:value="351" calcext:value-type="float">
            <text:p>351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0</text:p>
          </table:table-cell>
          <table:table-cell table:formula="of:=[.E272]/[.D272]" office:value-type="float" office:value="0.0740740740740741" calcext:value-type="float">
            <text:p>0,0740740740740741</text:p>
          </table:table-cell>
          <table:table-cell table:formula="of:=[.J272]/[.K272]" office:value-type="float" office:value="0.658119658119658" calcext:value-type="float">
            <text:p>0,658119658119658</text:p>
          </table:table-cell>
          <table:table-cell table:formula="of:=COMBIN([.D272]-[.C272];[.E272])" office:value-type="float" office:value="231" calcext:value-type="float">
            <text:p>231</text:p>
          </table:table-cell>
          <table:table-cell table:formula="of:=COMBIN([.D272];[.E272])" office:value-type="float" office:value="351" calcext:value-type="float">
            <text:p>351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5</text:p>
          </table:table-cell>
          <table:table-cell table:formula="of:=[.E273]/[.D273]" office:value-type="float" office:value="0.0740740740740741" calcext:value-type="float">
            <text:p>0,0740740740740741</text:p>
          </table:table-cell>
          <table:table-cell table:formula="of:=[.J273]/[.K273]" office:value-type="float" office:value="0.658119658119658" calcext:value-type="float">
            <text:p>0,658119658119658</text:p>
          </table:table-cell>
          <table:table-cell table:formula="of:=COMBIN([.D273]-[.C273];[.E273])" office:value-type="float" office:value="231" calcext:value-type="float">
            <text:p>231</text:p>
          </table:table-cell>
          <table:table-cell table:formula="of:=COMBIN([.D273];[.E273])" office:value-type="float" office:value="351" calcext:value-type="float">
            <text:p>351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0</text:p>
          </table:table-cell>
          <table:table-cell table:formula="of:=[.E274]/[.D274]" office:value-type="float" office:value="0.0740740740740741" calcext:value-type="float">
            <text:p>0,0740740740740741</text:p>
          </table:table-cell>
          <table:table-cell table:formula="of:=[.J274]/[.K274]" office:value-type="float" office:value="0.658119658119658" calcext:value-type="float">
            <text:p>0,658119658119658</text:p>
          </table:table-cell>
          <table:table-cell table:formula="of:=COMBIN([.D274]-[.C274];[.E274])" office:value-type="float" office:value="231" calcext:value-type="float">
            <text:p>231</text:p>
          </table:table-cell>
          <table:table-cell table:formula="of:=COMBIN([.D274];[.E274])" office:value-type="float" office:value="351" calcext:value-type="float">
            <text:p>351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0.1429</text:p>
          </table:table-cell>
          <table:table-cell table:formula="of:=[.E275]/[.D275]" office:value-type="float" office:value="0.0740740740740741" calcext:value-type="float">
            <text:p>0,0740740740740741</text:p>
          </table:table-cell>
          <table:table-cell table:formula="of:=[.J275]/[.K275]" office:value-type="float" office:value="0.658119658119658" calcext:value-type="float">
            <text:p>0,658119658119658</text:p>
          </table:table-cell>
          <table:table-cell table:formula="of:=COMBIN([.D275]-[.C275];[.E275])" office:value-type="float" office:value="231" calcext:value-type="float">
            <text:p>231</text:p>
          </table:table-cell>
          <table:table-cell table:formula="of:=COMBIN([.D275];[.E275])" office:value-type="float" office:value="351" calcext:value-type="float">
            <text:p>351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5</text:p>
          </table:table-cell>
          <table:table-cell table:formula="of:=[.E276]/[.D276]" office:value-type="float" office:value="0.0740740740740741" calcext:value-type="float">
            <text:p>0,0740740740740741</text:p>
          </table:table-cell>
          <table:table-cell table:formula="of:=[.J276]/[.K276]" office:value-type="float" office:value="0.658119658119658" calcext:value-type="float">
            <text:p>0,658119658119658</text:p>
          </table:table-cell>
          <table:table-cell table:formula="of:=COMBIN([.D276]-[.C276];[.E276])" office:value-type="float" office:value="231" calcext:value-type="float">
            <text:p>231</text:p>
          </table:table-cell>
          <table:table-cell table:formula="of:=COMBIN([.D276];[.E276])" office:value-type="float" office:value="351" calcext:value-type="float">
            <text:p>351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1667</text:p>
          </table:table-cell>
          <table:table-cell table:formula="of:=[.E277]/[.D277]" office:value-type="float" office:value="0.0740740740740741" calcext:value-type="float">
            <text:p>0,0740740740740741</text:p>
          </table:table-cell>
          <table:table-cell table:formula="of:=[.J277]/[.K277]" office:value-type="float" office:value="0.658119658119658" calcext:value-type="float">
            <text:p>0,658119658119658</text:p>
          </table:table-cell>
          <table:table-cell table:formula="of:=COMBIN([.D277]-[.C277];[.E277])" office:value-type="float" office:value="231" calcext:value-type="float">
            <text:p>231</text:p>
          </table:table-cell>
          <table:table-cell table:formula="of:=COMBIN([.D277];[.E277])" office:value-type="float" office:value="351" calcext:value-type="float">
            <text:p>351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1.0</text:p>
          </table:table-cell>
          <table:table-cell table:formula="of:=[.E278]/[.D278]" office:value-type="float" office:value="0.0740740740740741" calcext:value-type="float">
            <text:p>0,0740740740740741</text:p>
          </table:table-cell>
          <table:table-cell table:formula="of:=[.J278]/[.K278]" office:value-type="float" office:value="0.658119658119658" calcext:value-type="float">
            <text:p>0,658119658119658</text:p>
          </table:table-cell>
          <table:table-cell table:formula="of:=COMBIN([.D278]-[.C278];[.E278])" office:value-type="float" office:value="231" calcext:value-type="float">
            <text:p>231</text:p>
          </table:table-cell>
          <table:table-cell table:formula="of:=COMBIN([.D278];[.E278])" office:value-type="float" office:value="351" calcext:value-type="float">
            <text:p>351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14" calcext:value-type="float">
            <text:p>114</text:p>
          </table:table-cell>
          <table:table-cell office:value-type="float" office:value="407" calcext:value-type="float">
            <text:p>407</text:p>
          </table:table-cell>
          <table:table-cell office:value-type="string" calcext:value-type="string">
            <text:p>0.0024</text:p>
          </table:table-cell>
          <table:table-cell table:formula="of:=[.E279]/[.D279]" office:value-type="float" office:value="0.890625" calcext:value-type="float">
            <text:p>0,890625</text:p>
          </table:table-cell>
          <table:table-cell table:formula="of:=[.J279]/[.K279]" office:value-type="float" office:value="0.0111958661417323" calcext:value-type="float">
            <text:p>0,0111958661417323</text:p>
          </table:table-cell>
          <table:table-cell table:formula="of:=COMBIN([.D279]-[.C279];[.E279])" office:value-type="float" office:value="1.94700693178242E+016" calcext:value-type="float">
            <text:p>1,94700693178242E+016</text:p>
          </table:table-cell>
          <table:table-cell table:formula="of:=COMBIN([.D279];[.E279])" office:value-type="float" office:value="1.73904091665137E+018" calcext:value-type="float">
            <text:p>1,73904091665137E+018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0.0588</text:p>
          </table:table-cell>
          <table:table-cell table:formula="of:=[.E280]/[.D280]" office:value-type="float" office:value="0.0740740740740741" calcext:value-type="float">
            <text:p>0,0740740740740741</text:p>
          </table:table-cell>
          <table:table-cell table:formula="of:=[.J280]/[.K280]" office:value-type="float" office:value="0.658119658119658" calcext:value-type="float">
            <text:p>0,658119658119658</text:p>
          </table:table-cell>
          <table:table-cell table:formula="of:=COMBIN([.D280]-[.C280];[.E280])" office:value-type="float" office:value="231" calcext:value-type="float">
            <text:p>231</text:p>
          </table:table-cell>
          <table:table-cell table:formula="of:=COMBIN([.D280];[.E280])" office:value-type="float" office:value="351" calcext:value-type="float">
            <text:p>351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25</text:p>
          </table:table-cell>
          <table:table-cell table:formula="of:=[.E281]/[.D281]" office:value-type="float" office:value="0.0740740740740741" calcext:value-type="float">
            <text:p>0,0740740740740741</text:p>
          </table:table-cell>
          <table:table-cell table:formula="of:=[.J281]/[.K281]" office:value-type="float" office:value="0.658119658119658" calcext:value-type="float">
            <text:p>0,658119658119658</text:p>
          </table:table-cell>
          <table:table-cell table:formula="of:=COMBIN([.D281]-[.C281];[.E281])" office:value-type="float" office:value="231" calcext:value-type="float">
            <text:p>231</text:p>
          </table:table-cell>
          <table:table-cell table:formula="of:=COMBIN([.D281];[.E281])" office:value-type="float" office:value="351" calcext:value-type="float">
            <text:p>351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.0</text:p>
          </table:table-cell>
          <table:table-cell table:formula="of:=[.E282]/[.D282]" office:value-type="float" office:value="0.0740740740740741" calcext:value-type="float">
            <text:p>0,0740740740740741</text:p>
          </table:table-cell>
          <table:table-cell table:formula="of:=[.J282]/[.K282]" office:value-type="float" office:value="0.658119658119658" calcext:value-type="float">
            <text:p>0,658119658119658</text:p>
          </table:table-cell>
          <table:table-cell table:formula="of:=COMBIN([.D282]-[.C282];[.E282])" office:value-type="float" office:value="231" calcext:value-type="float">
            <text:p>231</text:p>
          </table:table-cell>
          <table:table-cell table:formula="of:=COMBIN([.D282];[.E282])" office:value-type="float" office:value="351" calcext:value-type="float">
            <text:p>351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5</text:p>
          </table:table-cell>
          <table:table-cell table:formula="of:=[.E283]/[.D283]" office:value-type="float" office:value="0.0740740740740741" calcext:value-type="float">
            <text:p>0,0740740740740741</text:p>
          </table:table-cell>
          <table:table-cell table:formula="of:=[.J283]/[.K283]" office:value-type="float" office:value="0.658119658119658" calcext:value-type="float">
            <text:p>0,658119658119658</text:p>
          </table:table-cell>
          <table:table-cell table:formula="of:=COMBIN([.D283]-[.C283];[.E283])" office:value-type="float" office:value="231" calcext:value-type="float">
            <text:p>231</text:p>
          </table:table-cell>
          <table:table-cell table:formula="of:=COMBIN([.D283];[.E283])" office:value-type="float" office:value="351" calcext:value-type="float">
            <text:p>351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3333</text:p>
          </table:table-cell>
          <table:table-cell table:formula="of:=[.E284]/[.D284]" office:value-type="float" office:value="0.0740740740740741" calcext:value-type="float">
            <text:p>0,0740740740740741</text:p>
          </table:table-cell>
          <table:table-cell table:formula="of:=[.J284]/[.K284]" office:value-type="float" office:value="0.658119658119658" calcext:value-type="float">
            <text:p>0,658119658119658</text:p>
          </table:table-cell>
          <table:table-cell table:formula="of:=COMBIN([.D284]-[.C284];[.E284])" office:value-type="float" office:value="231" calcext:value-type="float">
            <text:p>231</text:p>
          </table:table-cell>
          <table:table-cell table:formula="of:=COMBIN([.D284];[.E284])" office:value-type="float" office:value="351" calcext:value-type="float">
            <text:p>351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2</text:p>
          </table:table-cell>
          <table:table-cell table:formula="of:=[.E285]/[.D285]" office:value-type="float" office:value="0.0740740740740741" calcext:value-type="float">
            <text:p>0,0740740740740741</text:p>
          </table:table-cell>
          <table:table-cell table:formula="of:=[.J285]/[.K285]" office:value-type="float" office:value="0.658119658119658" calcext:value-type="float">
            <text:p>0,658119658119658</text:p>
          </table:table-cell>
          <table:table-cell table:formula="of:=COMBIN([.D285]-[.C285];[.E285])" office:value-type="float" office:value="231" calcext:value-type="float">
            <text:p>231</text:p>
          </table:table-cell>
          <table:table-cell table:formula="of:=COMBIN([.D285];[.E285])" office:value-type="float" office:value="351" calcext:value-type="float">
            <text:p>351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3333</text:p>
          </table:table-cell>
          <table:table-cell table:formula="of:=[.E286]/[.D286]" office:value-type="float" office:value="0.0740740740740741" calcext:value-type="float">
            <text:p>0,0740740740740741</text:p>
          </table:table-cell>
          <table:table-cell table:formula="of:=[.J286]/[.K286]" office:value-type="float" office:value="0.658119658119658" calcext:value-type="float">
            <text:p>0,658119658119658</text:p>
          </table:table-cell>
          <table:table-cell table:formula="of:=COMBIN([.D286]-[.C286];[.E286])" office:value-type="float" office:value="231" calcext:value-type="float">
            <text:p>231</text:p>
          </table:table-cell>
          <table:table-cell table:formula="of:=COMBIN([.D286];[.E286])" office:value-type="float" office:value="351" calcext:value-type="float">
            <text:p>351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1111</text:p>
          </table:table-cell>
          <table:table-cell table:formula="of:=[.E287]/[.D287]" office:value-type="float" office:value="0.0740740740740741" calcext:value-type="float">
            <text:p>0,0740740740740741</text:p>
          </table:table-cell>
          <table:table-cell table:formula="of:=[.J287]/[.K287]" office:value-type="float" office:value="0.658119658119658" calcext:value-type="float">
            <text:p>0,658119658119658</text:p>
          </table:table-cell>
          <table:table-cell table:formula="of:=COMBIN([.D287]-[.C287];[.E287])" office:value-type="float" office:value="231" calcext:value-type="float">
            <text:p>231</text:p>
          </table:table-cell>
          <table:table-cell table:formula="of:=COMBIN([.D287];[.E287])" office:value-type="float" office:value="351" calcext:value-type="float">
            <text:p>351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3333</text:p>
          </table:table-cell>
          <table:table-cell table:formula="of:=[.E288]/[.D288]" office:value-type="float" office:value="0.0740740740740741" calcext:value-type="float">
            <text:p>0,0740740740740741</text:p>
          </table:table-cell>
          <table:table-cell table:formula="of:=[.J288]/[.K288]" office:value-type="float" office:value="0.658119658119658" calcext:value-type="float">
            <text:p>0,658119658119658</text:p>
          </table:table-cell>
          <table:table-cell table:formula="of:=COMBIN([.D288]-[.C288];[.E288])" office:value-type="float" office:value="231" calcext:value-type="float">
            <text:p>231</text:p>
          </table:table-cell>
          <table:table-cell table:formula="of:=COMBIN([.D288];[.E288])" office:value-type="float" office:value="351" calcext:value-type="float">
            <text:p>351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.0</text:p>
          </table:table-cell>
          <table:table-cell table:formula="of:=[.E289]/[.D289]" office:value-type="float" office:value="0.0740740740740741" calcext:value-type="float">
            <text:p>0,0740740740740741</text:p>
          </table:table-cell>
          <table:table-cell table:formula="of:=[.J289]/[.K289]" office:value-type="float" office:value="0.658119658119658" calcext:value-type="float">
            <text:p>0,658119658119658</text:p>
          </table:table-cell>
          <table:table-cell table:formula="of:=COMBIN([.D289]-[.C289];[.E289])" office:value-type="float" office:value="231" calcext:value-type="float">
            <text:p>231</text:p>
          </table:table-cell>
          <table:table-cell table:formula="of:=COMBIN([.D289];[.E289])" office:value-type="float" office:value="351" calcext:value-type="float">
            <text:p>351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5</text:p>
          </table:table-cell>
          <table:table-cell table:formula="of:=[.E290]/[.D290]" office:value-type="float" office:value="0.0740740740740741" calcext:value-type="float">
            <text:p>0,0740740740740741</text:p>
          </table:table-cell>
          <table:table-cell table:formula="of:=[.J290]/[.K290]" office:value-type="float" office:value="0.658119658119658" calcext:value-type="float">
            <text:p>0,658119658119658</text:p>
          </table:table-cell>
          <table:table-cell table:formula="of:=COMBIN([.D290]-[.C290];[.E290])" office:value-type="float" office:value="231" calcext:value-type="float">
            <text:p>231</text:p>
          </table:table-cell>
          <table:table-cell table:formula="of:=COMBIN([.D290];[.E290])" office:value-type="float" office:value="351" calcext:value-type="float">
            <text:p>351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714</text:p>
          </table:table-cell>
          <table:table-cell table:formula="of:=[.E291]/[.D291]" office:value-type="float" office:value="0.0740740740740741" calcext:value-type="float">
            <text:p>0,0740740740740741</text:p>
          </table:table-cell>
          <table:table-cell table:formula="of:=[.J291]/[.K291]" office:value-type="float" office:value="0.658119658119658" calcext:value-type="float">
            <text:p>0,658119658119658</text:p>
          </table:table-cell>
          <table:table-cell table:formula="of:=COMBIN([.D291]-[.C291];[.E291])" office:value-type="float" office:value="231" calcext:value-type="float">
            <text:p>231</text:p>
          </table:table-cell>
          <table:table-cell table:formula="of:=COMBIN([.D291];[.E291])" office:value-type="float" office:value="351" calcext:value-type="float">
            <text:p>351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1667</text:p>
          </table:table-cell>
          <table:table-cell table:formula="of:=[.E292]/[.D292]" office:value-type="float" office:value="0.0740740740740741" calcext:value-type="float">
            <text:p>0,0740740740740741</text:p>
          </table:table-cell>
          <table:table-cell table:formula="of:=[.J292]/[.K292]" office:value-type="float" office:value="0.658119658119658" calcext:value-type="float">
            <text:p>0,658119658119658</text:p>
          </table:table-cell>
          <table:table-cell table:formula="of:=COMBIN([.D292]-[.C292];[.E292])" office:value-type="float" office:value="231" calcext:value-type="float">
            <text:p>231</text:p>
          </table:table-cell>
          <table:table-cell table:formula="of:=COMBIN([.D292];[.E292])" office:value-type="float" office:value="351" calcext:value-type="float">
            <text:p>351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1.0</text:p>
          </table:table-cell>
          <table:table-cell table:formula="of:=[.E293]/[.D293]" office:value-type="float" office:value="0.0740740740740741" calcext:value-type="float">
            <text:p>0,0740740740740741</text:p>
          </table:table-cell>
          <table:table-cell table:formula="of:=[.J293]/[.K293]" office:value-type="float" office:value="0.658119658119658" calcext:value-type="float">
            <text:p>0,658119658119658</text:p>
          </table:table-cell>
          <table:table-cell table:formula="of:=COMBIN([.D293]-[.C293];[.E293])" office:value-type="float" office:value="231" calcext:value-type="float">
            <text:p>231</text:p>
          </table:table-cell>
          <table:table-cell table:formula="of:=COMBIN([.D293];[.E293])" office:value-type="float" office:value="351" calcext:value-type="float">
            <text:p>351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0.1667</text:p>
          </table:table-cell>
          <table:table-cell table:formula="of:=[.E294]/[.D294]" office:value-type="float" office:value="0.0740740740740741" calcext:value-type="float">
            <text:p>0,0740740740740741</text:p>
          </table:table-cell>
          <table:table-cell table:formula="of:=[.J294]/[.K294]" office:value-type="float" office:value="0.658119658119658" calcext:value-type="float">
            <text:p>0,658119658119658</text:p>
          </table:table-cell>
          <table:table-cell table:formula="of:=COMBIN([.D294]-[.C294];[.E294])" office:value-type="float" office:value="231" calcext:value-type="float">
            <text:p>231</text:p>
          </table:table-cell>
          <table:table-cell table:formula="of:=COMBIN([.D294];[.E294])" office:value-type="float" office:value="351" calcext:value-type="float">
            <text:p>351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1667</text:p>
          </table:table-cell>
          <table:table-cell table:formula="of:=[.E295]/[.D295]" office:value-type="float" office:value="0.0740740740740741" calcext:value-type="float">
            <text:p>0,0740740740740741</text:p>
          </table:table-cell>
          <table:table-cell table:formula="of:=[.J295]/[.K295]" office:value-type="float" office:value="0.658119658119658" calcext:value-type="float">
            <text:p>0,658119658119658</text:p>
          </table:table-cell>
          <table:table-cell table:formula="of:=COMBIN([.D295]-[.C295];[.E295])" office:value-type="float" office:value="231" calcext:value-type="float">
            <text:p>231</text:p>
          </table:table-cell>
          <table:table-cell table:formula="of:=COMBIN([.D295];[.E295])" office:value-type="float" office:value="351" calcext:value-type="float">
            <text:p>351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1.0</text:p>
          </table:table-cell>
          <table:table-cell table:formula="of:=[.E296]/[.D296]" office:value-type="float" office:value="0.0740740740740741" calcext:value-type="float">
            <text:p>0,0740740740740741</text:p>
          </table:table-cell>
          <table:table-cell table:formula="of:=[.J296]/[.K296]" office:value-type="float" office:value="0.658119658119658" calcext:value-type="float">
            <text:p>0,658119658119658</text:p>
          </table:table-cell>
          <table:table-cell table:formula="of:=COMBIN([.D296]-[.C296];[.E296])" office:value-type="float" office:value="231" calcext:value-type="float">
            <text:p>231</text:p>
          </table:table-cell>
          <table:table-cell table:formula="of:=COMBIN([.D296];[.E296])" office:value-type="float" office:value="351" calcext:value-type="float">
            <text:p>351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8" calcext:value-type="float">
            <text:p>18</text:p>
          </table:table-cell>
          <table:table-cell office:value-type="float" office:value="125" calcext:value-type="float">
            <text:p>125</text:p>
          </table:table-cell>
          <table:table-cell table:formula="of:=[.E297]/[.D297]" office:value-type="float" office:value="0.0740740740740741" calcext:value-type="float">
            <text:p>0,0740740740740741</text:p>
          </table:table-cell>
          <table:table-cell table:formula="of:=[.J297]/[.K297]" office:value-type="float" office:value="0.658119658119658" calcext:value-type="float">
            <text:p>0,658119658119658</text:p>
          </table:table-cell>
          <table:table-cell table:formula="of:=COMBIN([.D297]-[.C297];[.E297])" office:value-type="float" office:value="231" calcext:value-type="float">
            <text:p>231</text:p>
          </table:table-cell>
          <table:table-cell table:formula="of:=COMBIN([.D297];[.E297])" office:value-type="float" office:value="351" calcext:value-type="float">
            <text:p>351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455</text:p>
          </table:table-cell>
          <table:table-cell table:formula="of:=[.E298]/[.D298]" office:value-type="float" office:value="0.0740740740740741" calcext:value-type="float">
            <text:p>0,0740740740740741</text:p>
          </table:table-cell>
          <table:table-cell table:formula="of:=[.J298]/[.K298]" office:value-type="float" office:value="0.658119658119658" calcext:value-type="float">
            <text:p>0,658119658119658</text:p>
          </table:table-cell>
          <table:table-cell table:formula="of:=COMBIN([.D298]-[.C298];[.E298])" office:value-type="float" office:value="231" calcext:value-type="float">
            <text:p>231</text:p>
          </table:table-cell>
          <table:table-cell table:formula="of:=COMBIN([.D298];[.E298])" office:value-type="float" office:value="351" calcext:value-type="float">
            <text:p>351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5</text:p>
          </table:table-cell>
          <table:table-cell table:formula="of:=[.E299]/[.D299]" office:value-type="float" office:value="0.0740740740740741" calcext:value-type="float">
            <text:p>0,0740740740740741</text:p>
          </table:table-cell>
          <table:table-cell table:formula="of:=[.J299]/[.K299]" office:value-type="float" office:value="0.658119658119658" calcext:value-type="float">
            <text:p>0,658119658119658</text:p>
          </table:table-cell>
          <table:table-cell table:formula="of:=COMBIN([.D299]-[.C299];[.E299])" office:value-type="float" office:value="231" calcext:value-type="float">
            <text:p>231</text:p>
          </table:table-cell>
          <table:table-cell table:formula="of:=COMBIN([.D299];[.E299])" office:value-type="float" office:value="351" calcext:value-type="float">
            <text:p>351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table:number-columns-repeated="2" office:value-type="float" office:value="5" calcext:value-type="float">
            <text:p>5</text:p>
          </table:table-cell>
          <table:table-cell office:value-type="float" office:value="27" calcext:value-type="float">
            <text:p>27</text:p>
          </table:table-cell>
          <table:table-cell office:value-type="float" office:value="2" calcext:value-type="float">
            <text:p>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.0</text:p>
          </table:table-cell>
          <table:table-cell table:formula="of:=[.E300]/[.D300]" office:value-type="float" office:value="0.0740740740740741" calcext:value-type="float">
            <text:p>0,0740740740740741</text:p>
          </table:table-cell>
          <table:table-cell table:formula="of:=[.J300]/[.K300]" office:value-type="float" office:value="0.658119658119658" calcext:value-type="float">
            <text:p>0,658119658119658</text:p>
          </table:table-cell>
          <table:table-cell table:formula="of:=COMBIN([.D300]-[.C300];[.E300])" office:value-type="float" office:value="231" calcext:value-type="float">
            <text:p>231</text:p>
          </table:table-cell>
          <table:table-cell table:formula="of:=COMBIN([.D300];[.E300])" office:value-type="float" office:value="351" calcext:value-type="float">
            <text:p>351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14" calcext:value-type="float">
            <text:p>114</text:p>
          </table:table-cell>
          <table:table-cell office:value-type="float" office:value="500" calcext:value-type="float">
            <text:p>500</text:p>
          </table:table-cell>
          <table:table-cell office:value-type="float" office:value="2" calcext:value-type="float">
            <text:p>2</text:p>
          </table:table-cell>
          <table:table-cell table:formula="of:=[.E301]/[.D301]" office:value-type="float" office:value="0.890625" calcext:value-type="float">
            <text:p>0,890625</text:p>
          </table:table-cell>
          <table:table-cell table:formula="of:=[.J301]/[.K301]" office:value-type="float" office:value="0.0111958661417323" calcext:value-type="float">
            <text:p>0,0111958661417323</text:p>
          </table:table-cell>
          <table:table-cell table:formula="of:=COMBIN([.D301]-[.C301];[.E301])" office:value-type="float" office:value="1.94700693178242E+016" calcext:value-type="float">
            <text:p>1,94700693178242E+016</text:p>
          </table:table-cell>
          <table:table-cell table:formula="of:=COMBIN([.D301];[.E301])" office:value-type="float" office:value="1.73904091665137E+018" calcext:value-type="float">
            <text:p>1,73904091665137E+018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14" calcext:value-type="float">
            <text:p>114</text:p>
          </table:table-cell>
          <table:table-cell office:value-type="float" office:value="328" calcext:value-type="float">
            <text:p>328</text:p>
          </table:table-cell>
          <table:table-cell office:value-type="float" office:value="3" calcext:value-type="float">
            <text:p>3</text:p>
          </table:table-cell>
          <table:table-cell table:formula="of:=[.E302]/[.D302]" office:value-type="float" office:value="0.890625" calcext:value-type="float">
            <text:p>0,890625</text:p>
          </table:table-cell>
          <table:table-cell table:formula="of:=[.J302]/[.K302]" office:value-type="float" office:value="0.0111958661417323" calcext:value-type="float">
            <text:p>0,0111958661417323</text:p>
          </table:table-cell>
          <table:table-cell table:formula="of:=COMBIN([.D302]-[.C302];[.E302])" office:value-type="float" office:value="1.94700693178242E+016" calcext:value-type="float">
            <text:p>1,94700693178242E+016</text:p>
          </table:table-cell>
          <table:table-cell table:formula="of:=COMBIN([.D302];[.E302])" office:value-type="float" office:value="1.73904091665137E+018" calcext:value-type="float">
            <text:p>1,73904091665137E+018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14" calcext:value-type="float">
            <text:p>114</text:p>
          </table:table-cell>
          <table:table-cell office:value-type="float" office:value="62" calcext:value-type="float">
            <text:p>62</text:p>
          </table:table-cell>
          <table:table-cell office:value-type="string" calcext:value-type="string">
            <text:p>0.0154</text:p>
          </table:table-cell>
          <table:table-cell table:formula="of:=[.E303]/[.D303]" office:value-type="float" office:value="0.890625" calcext:value-type="float">
            <text:p>0,890625</text:p>
          </table:table-cell>
          <table:table-cell table:formula="of:=[.J303]/[.K303]" office:value-type="float" office:value="0.0111958661417323" calcext:value-type="float">
            <text:p>0,0111958661417323</text:p>
          </table:table-cell>
          <table:table-cell table:formula="of:=COMBIN([.D303]-[.C303];[.E303])" office:value-type="float" office:value="1.94700693178242E+016" calcext:value-type="float">
            <text:p>1,94700693178242E+016</text:p>
          </table:table-cell>
          <table:table-cell table:formula="of:=COMBIN([.D303];[.E303])" office:value-type="float" office:value="1.73904091665137E+018" calcext:value-type="float">
            <text:p>1,73904091665137E+018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4974" calcext:value-type="float">
            <text:p>14974</text:p>
          </table:table-cell>
          <table:table-cell office:value-type="string" calcext:value-type="string">
            <text:p>0.0</text:p>
          </table:table-cell>
          <table:table-cell table:formula="of:=[.E304]/[.D304]" office:value-type="float" office:value="0.6875" calcext:value-type="float">
            <text:p>0,6875</text:p>
          </table:table-cell>
          <table:table-cell table:formula="of:=[.J304]/[.K304]" office:value-type="float" office:value="0.00203344161567324" calcext:value-type="float">
            <text:p>0,00203344161567324</text:p>
          </table:table-cell>
          <table:table-cell table:formula="of:=COMBIN([.D304]-[.C304];[.E304])" office:value-type="float" office:value="39895566894540" calcext:value-type="float">
            <text:p>39895566894540</text:p>
          </table:table-cell>
          <table:table-cell table:formula="of:=COMBIN([.D304];[.E304])" office:value-type="float" office:value="1.96197257826511E+016" calcext:value-type="float">
            <text:p>1,96197257826511E+016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743" calcext:value-type="float">
            <text:p>743</text:p>
          </table:table-cell>
          <table:table-cell office:value-type="string" calcext:value-type="string">
            <text:p>0.0001</text:p>
          </table:table-cell>
          <table:table-cell table:formula="of:=[.E305]/[.D305]" office:value-type="float" office:value="0.6875" calcext:value-type="float">
            <text:p>0,6875</text:p>
          </table:table-cell>
          <table:table-cell table:formula="of:=[.J305]/[.K305]" office:value-type="float" office:value="0.00203344161567324" calcext:value-type="float">
            <text:p>0,00203344161567324</text:p>
          </table:table-cell>
          <table:table-cell table:formula="of:=COMBIN([.D305]-[.C305];[.E305])" office:value-type="float" office:value="39895566894540" calcext:value-type="float">
            <text:p>39895566894540</text:p>
          </table:table-cell>
          <table:table-cell table:formula="of:=COMBIN([.D305];[.E305])" office:value-type="float" office:value="1.96197257826511E+016" calcext:value-type="float">
            <text:p>1,96197257826511E+016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907" calcext:value-type="float">
            <text:p>907</text:p>
          </table:table-cell>
          <table:table-cell office:value-type="string" calcext:value-type="string">
            <text:p>0.0</text:p>
          </table:table-cell>
          <table:table-cell table:formula="of:=[.E306]/[.D306]" office:value-type="float" office:value="0.6875" calcext:value-type="float">
            <text:p>0,6875</text:p>
          </table:table-cell>
          <table:table-cell table:formula="of:=[.J306]/[.K306]" office:value-type="float" office:value="0.00203344161567324" calcext:value-type="float">
            <text:p>0,00203344161567324</text:p>
          </table:table-cell>
          <table:table-cell table:formula="of:=COMBIN([.D306]-[.C306];[.E306])" office:value-type="float" office:value="39895566894540" calcext:value-type="float">
            <text:p>39895566894540</text:p>
          </table:table-cell>
          <table:table-cell table:formula="of:=COMBIN([.D306];[.E306])" office:value-type="float" office:value="1.96197257826511E+016" calcext:value-type="float">
            <text:p>1,96197257826511E+016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3009" calcext:value-type="float">
            <text:p>3009</text:p>
          </table:table-cell>
          <table:table-cell office:value-type="string" calcext:value-type="string">
            <text:p>0.0</text:p>
          </table:table-cell>
          <table:table-cell table:formula="of:=[.E307]/[.D307]" office:value-type="float" office:value="0.6875" calcext:value-type="float">
            <text:p>0,6875</text:p>
          </table:table-cell>
          <table:table-cell table:formula="of:=[.J307]/[.K307]" office:value-type="float" office:value="0.00203344161567324" calcext:value-type="float">
            <text:p>0,00203344161567324</text:p>
          </table:table-cell>
          <table:table-cell table:formula="of:=COMBIN([.D307]-[.C307];[.E307])" office:value-type="float" office:value="39895566894540" calcext:value-type="float">
            <text:p>39895566894540</text:p>
          </table:table-cell>
          <table:table-cell table:formula="of:=COMBIN([.D307];[.E307])" office:value-type="float" office:value="1.96197257826511E+016" calcext:value-type="float">
            <text:p>1,96197257826511E+016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2842" calcext:value-type="float">
            <text:p>2842</text:p>
          </table:table-cell>
          <table:table-cell office:value-type="string" calcext:value-type="string">
            <text:p>0.0</text:p>
          </table:table-cell>
          <table:table-cell table:formula="of:=[.E308]/[.D308]" office:value-type="float" office:value="0.6875" calcext:value-type="float">
            <text:p>0,6875</text:p>
          </table:table-cell>
          <table:table-cell table:formula="of:=[.J308]/[.K308]" office:value-type="float" office:value="0.00203344161567324" calcext:value-type="float">
            <text:p>0,00203344161567324</text:p>
          </table:table-cell>
          <table:table-cell table:formula="of:=COMBIN([.D308]-[.C308];[.E308])" office:value-type="float" office:value="39895566894540" calcext:value-type="float">
            <text:p>39895566894540</text:p>
          </table:table-cell>
          <table:table-cell table:formula="of:=COMBIN([.D308];[.E308])" office:value-type="float" office:value="1.96197257826511E+016" calcext:value-type="float">
            <text:p>1,96197257826511E+016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387" calcext:value-type="float">
            <text:p>1387</text:p>
          </table:table-cell>
          <table:table-cell office:value-type="string" calcext:value-type="string">
            <text:p>0.0</text:p>
          </table:table-cell>
          <table:table-cell table:formula="of:=[.E309]/[.D309]" office:value-type="float" office:value="0.6875" calcext:value-type="float">
            <text:p>0,6875</text:p>
          </table:table-cell>
          <table:table-cell table:formula="of:=[.J309]/[.K309]" office:value-type="float" office:value="0.00203344161567324" calcext:value-type="float">
            <text:p>0,00203344161567324</text:p>
          </table:table-cell>
          <table:table-cell table:formula="of:=COMBIN([.D309]-[.C309];[.E309])" office:value-type="float" office:value="39895566894540" calcext:value-type="float">
            <text:p>39895566894540</text:p>
          </table:table-cell>
          <table:table-cell table:formula="of:=COMBIN([.D309];[.E309])" office:value-type="float" office:value="1.96197257826511E+016" calcext:value-type="float">
            <text:p>1,96197257826511E+016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632" calcext:value-type="float">
            <text:p>1632</text:p>
          </table:table-cell>
          <table:table-cell office:value-type="string" calcext:value-type="string">
            <text:p>0.0</text:p>
          </table:table-cell>
          <table:table-cell table:formula="of:=[.E310]/[.D310]" office:value-type="float" office:value="0.6875" calcext:value-type="float">
            <text:p>0,6875</text:p>
          </table:table-cell>
          <table:table-cell table:formula="of:=[.J310]/[.K310]" office:value-type="float" office:value="0.00203344161567324" calcext:value-type="float">
            <text:p>0,00203344161567324</text:p>
          </table:table-cell>
          <table:table-cell table:formula="of:=COMBIN([.D310]-[.C310];[.E310])" office:value-type="float" office:value="39895566894540" calcext:value-type="float">
            <text:p>39895566894540</text:p>
          </table:table-cell>
          <table:table-cell table:formula="of:=COMBIN([.D310];[.E310])" office:value-type="float" office:value="1.96197257826511E+016" calcext:value-type="float">
            <text:p>1,96197257826511E+016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2671" calcext:value-type="float">
            <text:p>2671</text:p>
          </table:table-cell>
          <table:table-cell office:value-type="string" calcext:value-type="string">
            <text:p>0.0</text:p>
          </table:table-cell>
          <table:table-cell table:formula="of:=[.E311]/[.D311]" office:value-type="float" office:value="0.6875" calcext:value-type="float">
            <text:p>0,6875</text:p>
          </table:table-cell>
          <table:table-cell table:formula="of:=[.J311]/[.K311]" office:value-type="float" office:value="0.00203344161567324" calcext:value-type="float">
            <text:p>0,00203344161567324</text:p>
          </table:table-cell>
          <table:table-cell table:formula="of:=COMBIN([.D311]-[.C311];[.E311])" office:value-type="float" office:value="39895566894540" calcext:value-type="float">
            <text:p>39895566894540</text:p>
          </table:table-cell>
          <table:table-cell table:formula="of:=COMBIN([.D311];[.E311])" office:value-type="float" office:value="1.96197257826511E+016" calcext:value-type="float">
            <text:p>1,96197257826511E+016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2695" calcext:value-type="float">
            <text:p>2695</text:p>
          </table:table-cell>
          <table:table-cell office:value-type="string" calcext:value-type="string">
            <text:p>0.0</text:p>
          </table:table-cell>
          <table:table-cell table:formula="of:=[.E312]/[.D312]" office:value-type="float" office:value="0.6875" calcext:value-type="float">
            <text:p>0,6875</text:p>
          </table:table-cell>
          <table:table-cell table:formula="of:=[.J312]/[.K312]" office:value-type="float" office:value="0.00203344161567324" calcext:value-type="float">
            <text:p>0,00203344161567324</text:p>
          </table:table-cell>
          <table:table-cell table:formula="of:=COMBIN([.D312]-[.C312];[.E312])" office:value-type="float" office:value="39895566894540" calcext:value-type="float">
            <text:p>39895566894540</text:p>
          </table:table-cell>
          <table:table-cell table:formula="of:=COMBIN([.D312];[.E312])" office:value-type="float" office:value="1.96197257826511E+016" calcext:value-type="float">
            <text:p>1,96197257826511E+016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3668" calcext:value-type="float">
            <text:p>3668</text:p>
          </table:table-cell>
          <table:table-cell office:value-type="string" calcext:value-type="string">
            <text:p>0.0</text:p>
          </table:table-cell>
          <table:table-cell table:formula="of:=[.E313]/[.D313]" office:value-type="float" office:value="0.6875" calcext:value-type="float">
            <text:p>0,6875</text:p>
          </table:table-cell>
          <table:table-cell table:formula="of:=[.J313]/[.K313]" office:value-type="float" office:value="0.00203344161567324" calcext:value-type="float">
            <text:p>0,00203344161567324</text:p>
          </table:table-cell>
          <table:table-cell table:formula="of:=COMBIN([.D313]-[.C313];[.E313])" office:value-type="float" office:value="39895566894540" calcext:value-type="float">
            <text:p>39895566894540</text:p>
          </table:table-cell>
          <table:table-cell table:formula="of:=COMBIN([.D313];[.E313])" office:value-type="float" office:value="1.96197257826511E+016" calcext:value-type="float">
            <text:p>1,96197257826511E+016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9682" calcext:value-type="float">
            <text:p>9682</text:p>
          </table:table-cell>
          <table:table-cell office:value-type="string" calcext:value-type="string">
            <text:p>0.0</text:p>
          </table:table-cell>
          <table:table-cell table:formula="of:=[.E314]/[.D314]" office:value-type="float" office:value="0.6875" calcext:value-type="float">
            <text:p>0,6875</text:p>
          </table:table-cell>
          <table:table-cell table:formula="of:=[.J314]/[.K314]" office:value-type="float" office:value="0.00203344161567324" calcext:value-type="float">
            <text:p>0,00203344161567324</text:p>
          </table:table-cell>
          <table:table-cell table:formula="of:=COMBIN([.D314]-[.C314];[.E314])" office:value-type="float" office:value="39895566894540" calcext:value-type="float">
            <text:p>39895566894540</text:p>
          </table:table-cell>
          <table:table-cell table:formula="of:=COMBIN([.D314];[.E314])" office:value-type="float" office:value="1.96197257826511E+016" calcext:value-type="float">
            <text:p>1,96197257826511E+016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5928" calcext:value-type="float">
            <text:p>5928</text:p>
          </table:table-cell>
          <table:table-cell office:value-type="string" calcext:value-type="string">
            <text:p>0.0</text:p>
          </table:table-cell>
          <table:table-cell table:formula="of:=[.E315]/[.D315]" office:value-type="float" office:value="0.6875" calcext:value-type="float">
            <text:p>0,6875</text:p>
          </table:table-cell>
          <table:table-cell table:formula="of:=[.J315]/[.K315]" office:value-type="float" office:value="0.00203344161567324" calcext:value-type="float">
            <text:p>0,00203344161567324</text:p>
          </table:table-cell>
          <table:table-cell table:formula="of:=COMBIN([.D315]-[.C315];[.E315])" office:value-type="float" office:value="39895566894540" calcext:value-type="float">
            <text:p>39895566894540</text:p>
          </table:table-cell>
          <table:table-cell table:formula="of:=COMBIN([.D315];[.E315])" office:value-type="float" office:value="1.96197257826511E+016" calcext:value-type="float">
            <text:p>1,96197257826511E+016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340" calcext:value-type="float">
            <text:p>1340</text:p>
          </table:table-cell>
          <table:table-cell office:value-type="string" calcext:value-type="string">
            <text:p>0.0</text:p>
          </table:table-cell>
          <table:table-cell table:formula="of:=[.E316]/[.D316]" office:value-type="float" office:value="0.6875" calcext:value-type="float">
            <text:p>0,6875</text:p>
          </table:table-cell>
          <table:table-cell table:formula="of:=[.J316]/[.K316]" office:value-type="float" office:value="0.00203344161567324" calcext:value-type="float">
            <text:p>0,00203344161567324</text:p>
          </table:table-cell>
          <table:table-cell table:formula="of:=COMBIN([.D316]-[.C316];[.E316])" office:value-type="float" office:value="39895566894540" calcext:value-type="float">
            <text:p>39895566894540</text:p>
          </table:table-cell>
          <table:table-cell table:formula="of:=COMBIN([.D316];[.E316])" office:value-type="float" office:value="1.96197257826511E+016" calcext:value-type="float">
            <text:p>1,96197257826511E+016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8594" calcext:value-type="float">
            <text:p>8594</text:p>
          </table:table-cell>
          <table:table-cell office:value-type="string" calcext:value-type="string">
            <text:p>0.0</text:p>
          </table:table-cell>
          <table:table-cell table:formula="of:=[.E317]/[.D317]" office:value-type="float" office:value="0.6875" calcext:value-type="float">
            <text:p>0,6875</text:p>
          </table:table-cell>
          <table:table-cell table:formula="of:=[.J317]/[.K317]" office:value-type="float" office:value="0.00203344161567324" calcext:value-type="float">
            <text:p>0,00203344161567324</text:p>
          </table:table-cell>
          <table:table-cell table:formula="of:=COMBIN([.D317]-[.C317];[.E317])" office:value-type="float" office:value="39895566894540" calcext:value-type="float">
            <text:p>39895566894540</text:p>
          </table:table-cell>
          <table:table-cell table:formula="of:=COMBIN([.D317];[.E317])" office:value-type="float" office:value="1.96197257826511E+016" calcext:value-type="float">
            <text:p>1,96197257826511E+016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5183" calcext:value-type="float">
            <text:p>5183</text:p>
          </table:table-cell>
          <table:table-cell office:value-type="string" calcext:value-type="string">
            <text:p>0.0</text:p>
          </table:table-cell>
          <table:table-cell table:formula="of:=[.E318]/[.D318]" office:value-type="float" office:value="0.6875" calcext:value-type="float">
            <text:p>0,6875</text:p>
          </table:table-cell>
          <table:table-cell table:formula="of:=[.J318]/[.K318]" office:value-type="float" office:value="0.00203344161567324" calcext:value-type="float">
            <text:p>0,00203344161567324</text:p>
          </table:table-cell>
          <table:table-cell table:formula="of:=COMBIN([.D318]-[.C318];[.E318])" office:value-type="float" office:value="39895566894540" calcext:value-type="float">
            <text:p>39895566894540</text:p>
          </table:table-cell>
          <table:table-cell table:formula="of:=COMBIN([.D318];[.E318])" office:value-type="float" office:value="1.96197257826511E+016" calcext:value-type="float">
            <text:p>1,96197257826511E+016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785" calcext:value-type="float">
            <text:p>1785</text:p>
          </table:table-cell>
          <table:table-cell office:value-type="string" calcext:value-type="string">
            <text:p>0.0</text:p>
          </table:table-cell>
          <table:table-cell table:formula="of:=[.E319]/[.D319]" office:value-type="float" office:value="0.6875" calcext:value-type="float">
            <text:p>0,6875</text:p>
          </table:table-cell>
          <table:table-cell table:formula="of:=[.J319]/[.K319]" office:value-type="float" office:value="0.00203344161567324" calcext:value-type="float">
            <text:p>0,00203344161567324</text:p>
          </table:table-cell>
          <table:table-cell table:formula="of:=COMBIN([.D319]-[.C319];[.E319])" office:value-type="float" office:value="39895566894540" calcext:value-type="float">
            <text:p>39895566894540</text:p>
          </table:table-cell>
          <table:table-cell table:formula="of:=COMBIN([.D319];[.E319])" office:value-type="float" office:value="1.96197257826511E+016" calcext:value-type="float">
            <text:p>1,96197257826511E+016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2697" calcext:value-type="float">
            <text:p>2697</text:p>
          </table:table-cell>
          <table:table-cell office:value-type="string" calcext:value-type="string">
            <text:p>0.0</text:p>
          </table:table-cell>
          <table:table-cell table:formula="of:=[.E320]/[.D320]" office:value-type="float" office:value="0.6875" calcext:value-type="float">
            <text:p>0,6875</text:p>
          </table:table-cell>
          <table:table-cell table:formula="of:=[.J320]/[.K320]" office:value-type="float" office:value="0.00203344161567324" calcext:value-type="float">
            <text:p>0,00203344161567324</text:p>
          </table:table-cell>
          <table:table-cell table:formula="of:=COMBIN([.D320]-[.C320];[.E320])" office:value-type="float" office:value="39895566894540" calcext:value-type="float">
            <text:p>39895566894540</text:p>
          </table:table-cell>
          <table:table-cell table:formula="of:=COMBIN([.D320];[.E320])" office:value-type="float" office:value="1.96197257826511E+016" calcext:value-type="float">
            <text:p>1,96197257826511E+016</text:p>
          </table:table-cell>
        </table:table-row>
        <table:table-row table:style-name="ro3" table:visibility="filter">
          <table:table-cell office:value-type="string" calcext:value-type="string">
            <text:p>2022-06-08 14:49:59.266421</text:p>
          </table:table-cell>
          <table:table-cell table:number-columns-repeated="6"/>
          <table:table-cell table:formula="of:=[.E321]/[.D321]" office:value-type="string" office:string-value="" calcext:value-type="error">
            <text:p>#DIV/0!</text:p>
          </table:table-cell>
          <table:table-cell table:formula="of:=[.J321]/[.K321]" office:value-type="float" office:value="1" calcext:value-type="float">
            <text:p>1</text:p>
          </table:table-cell>
          <table:table-cell table:formula="of:=COMBIN([.D321]-[.C321];[.E321])" office:value-type="float" office:value="1" calcext:value-type="float">
            <text:p>1</text:p>
          </table:table-cell>
          <table:table-cell table:formula="of:=COMBIN([.D321];[.E321])" office:value-type="float" office:value="1" calcext:value-type="float">
            <text:p>1</text:p>
          </table:table-cell>
        </table:table-row>
        <table:table-row table:style-name="ro3" table:visibility="filter">
          <table:table-cell office:value-type="string" calcext:value-type="string">
            <text:p>2022-06-08 14:50:34.776991</text:p>
          </table:table-cell>
          <table:table-cell table:number-columns-repeated="6"/>
          <table:table-cell table:formula="of:=[.E322]/[.D322]" office:value-type="string" office:string-value="" calcext:value-type="error">
            <text:p>#DIV/0!</text:p>
          </table:table-cell>
          <table:table-cell table:formula="of:=[.J322]/[.K322]" office:value-type="float" office:value="1" calcext:value-type="float">
            <text:p>1</text:p>
          </table:table-cell>
          <table:table-cell table:formula="of:=COMBIN([.D322]-[.C322];[.E322])" office:value-type="float" office:value="1" calcext:value-type="float">
            <text:p>1</text:p>
          </table:table-cell>
          <table:table-cell table:formula="of:=COMBIN([.D322];[.E322])" office:value-type="float" office:value="1" calcext:value-type="float">
            <text:p>1</text:p>
          </table:table-cell>
        </table:table-row>
        <table:table-row table:style-name="ro3" table:visibility="filter">
          <table:table-cell office:value-type="string" calcext:value-type="string">
            <text:p>2022-06-08 14:51:02.790406</text:p>
          </table:table-cell>
          <table:table-cell table:number-columns-repeated="6"/>
          <table:table-cell table:formula="of:=[.E323]/[.D323]" office:value-type="string" office:string-value="" calcext:value-type="error">
            <text:p>#DIV/0!</text:p>
          </table:table-cell>
          <table:table-cell table:formula="of:=[.J323]/[.K323]" office:value-type="float" office:value="1" calcext:value-type="float">
            <text:p>1</text:p>
          </table:table-cell>
          <table:table-cell table:formula="of:=COMBIN([.D323]-[.C323];[.E323])" office:value-type="float" office:value="1" calcext:value-type="float">
            <text:p>1</text:p>
          </table:table-cell>
          <table:table-cell table:formula="of:=COMBIN([.D323];[.E323])" office:value-type="float" office:value="1" calcext:value-type="float">
            <text:p>1</text:p>
          </table:table-cell>
        </table:table-row>
        <table:table-row table:style-name="ro3" table:visibility="filter">
          <table:table-cell office:value-type="string" calcext:value-type="string">
            <text:p>2022-06-08 14:52:11.616087</text:p>
          </table:table-cell>
          <table:table-cell table:number-columns-repeated="6"/>
          <table:table-cell table:formula="of:=[.E324]/[.D324]" office:value-type="string" office:string-value="" calcext:value-type="error">
            <text:p>#DIV/0!</text:p>
          </table:table-cell>
          <table:table-cell table:formula="of:=[.J324]/[.K324]" office:value-type="float" office:value="1" calcext:value-type="float">
            <text:p>1</text:p>
          </table:table-cell>
          <table:table-cell table:formula="of:=COMBIN([.D324]-[.C324];[.E324])" office:value-type="float" office:value="1" calcext:value-type="float">
            <text:p>1</text:p>
          </table:table-cell>
          <table:table-cell table:formula="of:=COMBIN([.D324];[.E324]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1724" calcext:value-type="float">
            <text:p>1724</text:p>
          </table:table-cell>
          <table:table-cell office:value-type="float" office:value="6" calcext:value-type="float">
            <text:p>6</text:p>
          </table:table-cell>
          <table:table-cell table:formula="of:=[.E325]/[.D325]" office:value-type="float" office:value="0.625" calcext:value-type="float">
            <text:p>0,625</text:p>
          </table:table-cell>
          <table:table-cell table:formula="of:=[.J325]/[.K325]" office:value-type="float" office:value="0.0167239555790587" calcext:value-type="float">
            <text:p>0,0167239555790587</text:p>
          </table:table-cell>
          <table:table-cell table:formula="of:=COMBIN([.D325]-[.C325];[.E325])" office:value-type="float" office:value="4.19184450580549E+015" calcext:value-type="float">
            <text:p>4,19184450580549E+015</text:p>
          </table:table-cell>
          <table:table-cell table:formula="of:=COMBIN([.D325];[.E325])" office:value-type="float" office:value="2.50649105469666E+017" calcext:value-type="float">
            <text:p>2,50649105469666E+017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2055" calcext:value-type="float">
            <text:p>2055</text:p>
          </table:table-cell>
          <table:table-cell office:value-type="string" calcext:value-type="string">
            <text:p>0.0</text:p>
          </table:table-cell>
          <table:table-cell table:formula="of:=[.E326]/[.D326]" office:value-type="float" office:value="0.6875" calcext:value-type="float">
            <text:p>0,6875</text:p>
          </table:table-cell>
          <table:table-cell table:formula="of:=[.J326]/[.K326]" office:value-type="float" office:value="0.00203344161567324" calcext:value-type="float">
            <text:p>0,00203344161567324</text:p>
          </table:table-cell>
          <table:table-cell table:formula="of:=COMBIN([.D326]-[.C326];[.E326])" office:value-type="float" office:value="39895566894540" calcext:value-type="float">
            <text:p>39895566894540</text:p>
          </table:table-cell>
          <table:table-cell table:formula="of:=COMBIN([.D326];[.E326])" office:value-type="float" office:value="1.96197257826511E+016" calcext:value-type="float">
            <text:p>1,96197257826511E+016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1577" calcext:value-type="float">
            <text:p>1577</text:p>
          </table:table-cell>
          <table:table-cell office:value-type="string" calcext:value-type="string">
            <text:p>0.0</text:p>
          </table:table-cell>
          <table:table-cell table:formula="of:=[.E327]/[.D327]" office:value-type="float" office:value="0.6875" calcext:value-type="float">
            <text:p>0,6875</text:p>
          </table:table-cell>
          <table:table-cell table:formula="of:=[.J327]/[.K327]" office:value-type="float" office:value="0.00203344161567324" calcext:value-type="float">
            <text:p>0,00203344161567324</text:p>
          </table:table-cell>
          <table:table-cell table:formula="of:=COMBIN([.D327]-[.C327];[.E327])" office:value-type="float" office:value="39895566894540" calcext:value-type="float">
            <text:p>39895566894540</text:p>
          </table:table-cell>
          <table:table-cell table:formula="of:=COMBIN([.D327];[.E327])" office:value-type="float" office:value="1.96197257826511E+016" calcext:value-type="float">
            <text:p>1,96197257826511E+016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4" calcext:value-type="float">
            <text:p>4</text:p>
          </table:table-cell>
          <table:table-cell office:value-type="float" office:value="64" calcext:value-type="float">
            <text:p>64</text:p>
          </table:table-cell>
          <table:table-cell office:value-type="float" office:value="40" calcext:value-type="float">
            <text:p>40</text:p>
          </table:table-cell>
          <table:table-cell office:value-type="float" office:value="3719" calcext:value-type="float">
            <text:p>3719</text:p>
          </table:table-cell>
          <table:table-cell office:value-type="string" calcext:value-type="string">
            <text:p>0.0027</text:p>
          </table:table-cell>
          <table:table-cell table:formula="of:=[.E328]/[.D328]" office:value-type="float" office:value="0.625" calcext:value-type="float">
            <text:p>0,625</text:p>
          </table:table-cell>
          <table:table-cell table:formula="of:=[.J328]/[.K328]" office:value-type="float" office:value="0.0167239555790587" calcext:value-type="float">
            <text:p>0,0167239555790587</text:p>
          </table:table-cell>
          <table:table-cell table:formula="of:=COMBIN([.D328]-[.C328];[.E328])" office:value-type="float" office:value="4.19184450580549E+015" calcext:value-type="float">
            <text:p>4,19184450580549E+015</text:p>
          </table:table-cell>
          <table:table-cell table:formula="of:=COMBIN([.D328];[.E328])" office:value-type="float" office:value="2.50649105469666E+017" calcext:value-type="float">
            <text:p>2,50649105469666E+017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2561" calcext:value-type="float">
            <text:p>2561</text:p>
          </table:table-cell>
          <table:table-cell office:value-type="string" calcext:value-type="string">
            <text:p>0.0</text:p>
          </table:table-cell>
          <table:table-cell table:formula="of:=[.E329]/[.D329]" office:value-type="float" office:value="0.6875" calcext:value-type="float">
            <text:p>0,6875</text:p>
          </table:table-cell>
          <table:table-cell table:formula="of:=[.J329]/[.K329]" office:value-type="float" office:value="0.00203344161567324" calcext:value-type="float">
            <text:p>0,00203344161567324</text:p>
          </table:table-cell>
          <table:table-cell table:formula="of:=COMBIN([.D329]-[.C329];[.E329])" office:value-type="float" office:value="39895566894540" calcext:value-type="float">
            <text:p>39895566894540</text:p>
          </table:table-cell>
          <table:table-cell table:formula="of:=COMBIN([.D329];[.E329])" office:value-type="float" office:value="1.96197257826511E+016" calcext:value-type="float">
            <text:p>1,96197257826511E+016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7067" calcext:value-type="float">
            <text:p>7067</text:p>
          </table:table-cell>
          <table:table-cell office:value-type="string" calcext:value-type="string">
            <text:p>0.0</text:p>
          </table:table-cell>
          <table:table-cell table:formula="of:=[.E330]/[.D330]" office:value-type="float" office:value="0.6875" calcext:value-type="float">
            <text:p>0,6875</text:p>
          </table:table-cell>
          <table:table-cell table:formula="of:=[.J330]/[.K330]" office:value-type="float" office:value="0.00203344161567324" calcext:value-type="float">
            <text:p>0,00203344161567324</text:p>
          </table:table-cell>
          <table:table-cell table:formula="of:=COMBIN([.D330]-[.C330];[.E330])" office:value-type="float" office:value="39895566894540" calcext:value-type="float">
            <text:p>39895566894540</text:p>
          </table:table-cell>
          <table:table-cell table:formula="of:=COMBIN([.D330];[.E330])" office:value-type="float" office:value="1.96197257826511E+016" calcext:value-type="float">
            <text:p>1,96197257826511E+016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5" calcext:value-type="float">
            <text:p>5</text:p>
          </table:table-cell>
          <table:table-cell office:value-type="float" office:value="64" calcext:value-type="float">
            <text:p>64</text:p>
          </table:table-cell>
          <table:table-cell office:value-type="float" office:value="44" calcext:value-type="float">
            <text:p>44</text:p>
          </table:table-cell>
          <table:table-cell office:value-type="float" office:value="386" calcext:value-type="float">
            <text:p>386</text:p>
          </table:table-cell>
          <table:table-cell office:value-type="string" calcext:value-type="string">
            <text:p>0.0001</text:p>
          </table:table-cell>
          <table:table-cell table:formula="of:=[.E331]/[.D331]" office:value-type="float" office:value="0.6875" calcext:value-type="float">
            <text:p>0,6875</text:p>
          </table:table-cell>
          <table:table-cell table:formula="of:=[.J331]/[.K331]" office:value-type="float" office:value="0.00203344161567324" calcext:value-type="float">
            <text:p>0,00203344161567324</text:p>
          </table:table-cell>
          <table:table-cell table:formula="of:=COMBIN([.D331]-[.C331];[.E331])" office:value-type="float" office:value="39895566894540" calcext:value-type="float">
            <text:p>39895566894540</text:p>
          </table:table-cell>
          <table:table-cell table:formula="of:=COMBIN([.D331];[.E331])" office:value-type="float" office:value="1.96197257826511E+016" calcext:value-type="float">
            <text:p>1,96197257826511E+016</text:p>
          </table:table-cell>
        </table:table-row>
        <table:table-row table:style-name="ro3" table:visibility="filter">
          <table:table-cell office:value-type="string" calcext:value-type="string">
            <text:p>2022-06-08 18:40:37.635856</text:p>
          </table:table-cell>
          <table:table-cell table:number-columns-repeated="6"/>
          <table:table-cell table:formula="of:=[.E332]/[.D332]" office:value-type="string" office:string-value="" calcext:value-type="error">
            <text:p>#DIV/0!</text:p>
          </table:table-cell>
          <table:table-cell table:formula="of:=[.J332]/[.K332]" office:value-type="float" office:value="1" calcext:value-type="float">
            <text:p>1</text:p>
          </table:table-cell>
          <table:table-cell table:formula="of:=COMBIN([.D332]-[.C332];[.E332])" office:value-type="float" office:value="1" calcext:value-type="float">
            <text:p>1</text:p>
          </table:table-cell>
          <table:table-cell table:formula="of:=COMBIN([.D332];[.E332])" office:value-type="float" office:value="1" calcext:value-type="float">
            <text:p>1</text:p>
          </table:table-cell>
        </table:table-row>
        <table:table-row table:style-name="ro3" table:visibility="filter">
          <table:table-cell office:value-type="string" calcext:value-type="string">
            <text:p>2022-06-08 18:46:33.435197</text:p>
          </table:table-cell>
          <table:table-cell table:number-columns-repeated="6"/>
          <table:table-cell table:formula="of:=[.E333]/[.D333]" office:value-type="string" office:string-value="" calcext:value-type="error">
            <text:p>#DIV/0!</text:p>
          </table:table-cell>
          <table:table-cell table:formula="of:=[.J333]/[.K333]" office:value-type="float" office:value="1" calcext:value-type="float">
            <text:p>1</text:p>
          </table:table-cell>
          <table:table-cell table:formula="of:=COMBIN([.D333]-[.C333];[.E333])" office:value-type="float" office:value="1" calcext:value-type="float">
            <text:p>1</text:p>
          </table:table-cell>
          <table:table-cell table:formula="of:=COMBIN([.D333];[.E333])" office:value-type="float" office:value="1" calcext:value-type="float">
            <text:p>1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14" calcext:value-type="float">
            <text:p>114</text:p>
          </table:table-cell>
          <table:table-cell office:value-type="float" office:value="362" calcext:value-type="float">
            <text:p>362</text:p>
          </table:table-cell>
          <table:table-cell office:value-type="string" calcext:value-type="string">
            <text:p>0.0031</text:p>
          </table:table-cell>
          <table:table-cell table:formula="of:=[.E334]/[.D334]" office:value-type="float" office:value="0.890625" calcext:value-type="float">
            <text:p>0,890625</text:p>
          </table:table-cell>
          <table:table-cell table:formula="of:=[.J334]/[.K334]" office:value-type="float" office:value="0.0111958661417323" calcext:value-type="float">
            <text:p>0,0111958661417323</text:p>
          </table:table-cell>
          <table:table-cell table:formula="of:=COMBIN([.D334]-[.C334];[.E334])" office:value-type="float" office:value="1.94700693178242E+016" calcext:value-type="float">
            <text:p>1,94700693178242E+016</text:p>
          </table:table-cell>
          <table:table-cell table:formula="of:=COMBIN([.D334];[.E334])" office:value-type="float" office:value="1.73904091665137E+018" calcext:value-type="float">
            <text:p>1,73904091665137E+018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14" calcext:value-type="float">
            <text:p>114</text:p>
          </table:table-cell>
          <table:table-cell office:value-type="float" office:value="628" calcext:value-type="float">
            <text:p>628</text:p>
          </table:table-cell>
          <table:table-cell office:value-type="string" calcext:value-type="string">
            <text:p>0.0015</text:p>
          </table:table-cell>
          <table:table-cell table:formula="of:=[.E335]/[.D335]" office:value-type="float" office:value="0.890625" calcext:value-type="float">
            <text:p>0,890625</text:p>
          </table:table-cell>
          <table:table-cell table:formula="of:=[.J335]/[.K335]" office:value-type="float" office:value="0.0111958661417323" calcext:value-type="float">
            <text:p>0,0111958661417323</text:p>
          </table:table-cell>
          <table:table-cell table:formula="of:=COMBIN([.D335]-[.C335];[.E335])" office:value-type="float" office:value="1.94700693178242E+016" calcext:value-type="float">
            <text:p>1,94700693178242E+016</text:p>
          </table:table-cell>
          <table:table-cell table:formula="of:=COMBIN([.D335];[.E335])" office:value-type="float" office:value="1.73904091665137E+018" calcext:value-type="float">
            <text:p>1,73904091665137E+018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14" calcext:value-type="float">
            <text:p>114</text:p>
          </table:table-cell>
          <table:table-cell office:value-type="float" office:value="226" calcext:value-type="float">
            <text:p>226</text:p>
          </table:table-cell>
          <table:table-cell office:value-type="string" calcext:value-type="string">
            <text:p>0.0048</text:p>
          </table:table-cell>
          <table:table-cell table:formula="of:=[.E336]/[.D336]" office:value-type="float" office:value="0.890625" calcext:value-type="float">
            <text:p>0,890625</text:p>
          </table:table-cell>
          <table:table-cell table:formula="of:=[.J336]/[.K336]" office:value-type="float" office:value="0.0111958661417323" calcext:value-type="float">
            <text:p>0,0111958661417323</text:p>
          </table:table-cell>
          <table:table-cell table:formula="of:=COMBIN([.D336]-[.C336];[.E336])" office:value-type="float" office:value="1.94700693178242E+016" calcext:value-type="float">
            <text:p>1,94700693178242E+016</text:p>
          </table:table-cell>
          <table:table-cell table:formula="of:=COMBIN([.D336];[.E336])" office:value-type="float" office:value="1.73904091665137E+018" calcext:value-type="float">
            <text:p>1,73904091665137E+018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0</text:p>
          </table:table-cell>
          <table:table-cell table:formula="of:=[.E337]/[.D337]" office:value-type="float" office:value="0.890625" calcext:value-type="float">
            <text:p>0,890625</text:p>
          </table:table-cell>
          <table:table-cell table:formula="of:=[.J337]/[.K337]" office:value-type="float" office:value="0.0111958661417323" calcext:value-type="float">
            <text:p>0,0111958661417323</text:p>
          </table:table-cell>
          <table:table-cell table:formula="of:=COMBIN([.D337]-[.C337];[.E337])" office:value-type="float" office:value="1.94700693178242E+016" calcext:value-type="float">
            <text:p>1,94700693178242E+016</text:p>
          </table:table-cell>
          <table:table-cell table:formula="of:=COMBIN([.D337];[.E337])" office:value-type="float" office:value="1.73904091665137E+018" calcext:value-type="float">
            <text:p>1,73904091665137E+018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14" calcext:value-type="float">
            <text:p>114</text:p>
          </table:table-cell>
          <table:table-cell office:value-type="float" office:value="947" calcext:value-type="float">
            <text:p>947</text:p>
          </table:table-cell>
          <table:table-cell office:value-type="string" calcext:value-type="string">
            <text:p>0.0011</text:p>
          </table:table-cell>
          <table:table-cell table:formula="of:=[.E338]/[.D338]" office:value-type="float" office:value="0.890625" calcext:value-type="float">
            <text:p>0,890625</text:p>
          </table:table-cell>
          <table:table-cell table:formula="of:=[.J338]/[.K338]" office:value-type="float" office:value="0.0111958661417323" calcext:value-type="float">
            <text:p>0,0111958661417323</text:p>
          </table:table-cell>
          <table:table-cell table:formula="of:=COMBIN([.D338]-[.C338];[.E338])" office:value-type="float" office:value="1.94700693178242E+016" calcext:value-type="float">
            <text:p>1,94700693178242E+016</text:p>
          </table:table-cell>
          <table:table-cell table:formula="of:=COMBIN([.D338];[.E338])" office:value-type="float" office:value="1.73904091665137E+018" calcext:value-type="float">
            <text:p>1,73904091665137E+018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14" calcext:value-type="float">
            <text:p>114</text:p>
          </table:table-cell>
          <table:table-cell office:value-type="float" office:value="112" calcext:value-type="float">
            <text:p>112</text:p>
          </table:table-cell>
          <table:table-cell office:value-type="string" calcext:value-type="string">
            <text:p>0.0076</text:p>
          </table:table-cell>
          <table:table-cell table:formula="of:=[.E339]/[.D339]" office:value-type="float" office:value="0.890625" calcext:value-type="float">
            <text:p>0,890625</text:p>
          </table:table-cell>
          <table:table-cell table:formula="of:=[.J339]/[.K339]" office:value-type="float" office:value="0.0111958661417323" calcext:value-type="float">
            <text:p>0,0111958661417323</text:p>
          </table:table-cell>
          <table:table-cell table:formula="of:=COMBIN([.D339]-[.C339];[.E339])" office:value-type="float" office:value="1.94700693178242E+016" calcext:value-type="float">
            <text:p>1,94700693178242E+016</text:p>
          </table:table-cell>
          <table:table-cell table:formula="of:=COMBIN([.D339];[.E339])" office:value-type="float" office:value="1.73904091665137E+018" calcext:value-type="float">
            <text:p>1,73904091665137E+018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14" calcext:value-type="float">
            <text:p>11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217</text:p>
          </table:table-cell>
          <table:table-cell table:formula="of:=[.E340]/[.D340]" office:value-type="float" office:value="0.890625" calcext:value-type="float">
            <text:p>0,890625</text:p>
          </table:table-cell>
          <table:table-cell table:formula="of:=[.J340]/[.K340]" office:value-type="float" office:value="0.0111958661417323" calcext:value-type="float">
            <text:p>0,0111958661417323</text:p>
          </table:table-cell>
          <table:table-cell table:formula="of:=COMBIN([.D340]-[.C340];[.E340])" office:value-type="float" office:value="1.94700693178242E+016" calcext:value-type="float">
            <text:p>1,94700693178242E+016</text:p>
          </table:table-cell>
          <table:table-cell table:formula="of:=COMBIN([.D340];[.E340])" office:value-type="float" office:value="1.73904091665137E+018" calcext:value-type="float">
            <text:p>1,73904091665137E+018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</text:p>
          </table:table-cell>
          <table:table-cell table:formula="of:=[.E341]/[.D341]" office:value-type="float" office:value="0.890625" calcext:value-type="float">
            <text:p>0,890625</text:p>
          </table:table-cell>
          <table:table-cell table:formula="of:=[.J341]/[.K341]" office:value-type="float" office:value="0.0111958661417323" calcext:value-type="float">
            <text:p>0,0111958661417323</text:p>
          </table:table-cell>
          <table:table-cell table:formula="of:=COMBIN([.D341]-[.C341];[.E341])" office:value-type="float" office:value="1.94700693178242E+016" calcext:value-type="float">
            <text:p>1,94700693178242E+016</text:p>
          </table:table-cell>
          <table:table-cell table:formula="of:=COMBIN([.D341];[.E341])" office:value-type="float" office:value="1.73904091665137E+018" calcext:value-type="float">
            <text:p>1,73904091665137E+018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14" calcext:value-type="float">
            <text:p>114</text:p>
          </table:table-cell>
          <table:table-cell office:value-type="float" office:value="198" calcext:value-type="float">
            <text:p>198</text:p>
          </table:table-cell>
          <table:table-cell office:value-type="string" calcext:value-type="string">
            <text:p>0.0053</text:p>
          </table:table-cell>
          <table:table-cell table:formula="of:=[.E342]/[.D342]" office:value-type="float" office:value="0.890625" calcext:value-type="float">
            <text:p>0,890625</text:p>
          </table:table-cell>
          <table:table-cell table:formula="of:=[.J342]/[.K342]" office:value-type="float" office:value="0.0111958661417323" calcext:value-type="float">
            <text:p>0,0111958661417323</text:p>
          </table:table-cell>
          <table:table-cell table:formula="of:=COMBIN([.D342]-[.C342];[.E342])" office:value-type="float" office:value="1.94700693178242E+016" calcext:value-type="float">
            <text:p>1,94700693178242E+016</text:p>
          </table:table-cell>
          <table:table-cell table:formula="of:=COMBIN([.D342];[.E342])" office:value-type="float" office:value="1.73904091665137E+018" calcext:value-type="float">
            <text:p>1,73904091665137E+018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14" calcext:value-type="float">
            <text:p>114</text:p>
          </table:table-cell>
          <table:table-cell office:value-type="float" office:value="598" calcext:value-type="float">
            <text:p>598</text:p>
          </table:table-cell>
          <table:table-cell office:value-type="string" calcext:value-type="string">
            <text:p>0.0017</text:p>
          </table:table-cell>
          <table:table-cell table:formula="of:=[.E343]/[.D343]" office:value-type="float" office:value="0.890625" calcext:value-type="float">
            <text:p>0,890625</text:p>
          </table:table-cell>
          <table:table-cell table:formula="of:=[.J343]/[.K343]" office:value-type="float" office:value="0.0111958661417323" calcext:value-type="float">
            <text:p>0,0111958661417323</text:p>
          </table:table-cell>
          <table:table-cell table:formula="of:=COMBIN([.D343]-[.C343];[.E343])" office:value-type="float" office:value="1.94700693178242E+016" calcext:value-type="float">
            <text:p>1,94700693178242E+016</text:p>
          </table:table-cell>
          <table:table-cell table:formula="of:=COMBIN([.D343];[.E343])" office:value-type="float" office:value="1.73904091665137E+018" calcext:value-type="float">
            <text:p>1,73904091665137E+018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14" calcext:value-type="float">
            <text:p>114</text:p>
          </table:table-cell>
          <table:table-cell office:value-type="float" office:value="128" calcext:value-type="float">
            <text:p>128</text:p>
          </table:table-cell>
          <table:table-cell office:value-type="string" calcext:value-type="string">
            <text:p>0.0078</text:p>
          </table:table-cell>
          <table:table-cell table:formula="of:=[.E344]/[.D344]" office:value-type="float" office:value="0.890625" calcext:value-type="float">
            <text:p>0,890625</text:p>
          </table:table-cell>
          <table:table-cell table:formula="of:=[.J344]/[.K344]" office:value-type="float" office:value="0.0111958661417323" calcext:value-type="float">
            <text:p>0,0111958661417323</text:p>
          </table:table-cell>
          <table:table-cell table:formula="of:=COMBIN([.D344]-[.C344];[.E344])" office:value-type="float" office:value="1.94700693178242E+016" calcext:value-type="float">
            <text:p>1,94700693178242E+016</text:p>
          </table:table-cell>
          <table:table-cell table:formula="of:=COMBIN([.D344];[.E344])" office:value-type="float" office:value="1.73904091665137E+018" calcext:value-type="float">
            <text:p>1,73904091665137E+018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14" calcext:value-type="float">
            <text:p>114</text:p>
          </table:table-cell>
          <table:table-cell office:value-type="float" office:value="29" calcext:value-type="float">
            <text:p>29</text:p>
          </table:table-cell>
          <table:table-cell office:value-type="string" calcext:value-type="string">
            <text:p>0.0455</text:p>
          </table:table-cell>
          <table:table-cell table:formula="of:=[.E345]/[.D345]" office:value-type="float" office:value="0.890625" calcext:value-type="float">
            <text:p>0,890625</text:p>
          </table:table-cell>
          <table:table-cell table:formula="of:=[.J345]/[.K345]" office:value-type="float" office:value="0.0111958661417323" calcext:value-type="float">
            <text:p>0,0111958661417323</text:p>
          </table:table-cell>
          <table:table-cell table:formula="of:=COMBIN([.D345]-[.C345];[.E345])" office:value-type="float" office:value="1.94700693178242E+016" calcext:value-type="float">
            <text:p>1,94700693178242E+016</text:p>
          </table:table-cell>
          <table:table-cell table:formula="of:=COMBIN([.D345];[.E345])" office:value-type="float" office:value="1.73904091665137E+018" calcext:value-type="float">
            <text:p>1,73904091665137E+018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14" calcext:value-type="float">
            <text:p>114</text:p>
          </table:table-cell>
          <table:table-cell office:value-type="float" office:value="244" calcext:value-type="float">
            <text:p>244</text:p>
          </table:table-cell>
          <table:table-cell office:value-type="string" calcext:value-type="string">
            <text:p>0.0039</text:p>
          </table:table-cell>
          <table:table-cell table:formula="of:=[.E346]/[.D346]" office:value-type="float" office:value="0.890625" calcext:value-type="float">
            <text:p>0,890625</text:p>
          </table:table-cell>
          <table:table-cell table:formula="of:=[.J346]/[.K346]" office:value-type="float" office:value="0.0111958661417323" calcext:value-type="float">
            <text:p>0,0111958661417323</text:p>
          </table:table-cell>
          <table:table-cell table:formula="of:=COMBIN([.D346]-[.C346];[.E346])" office:value-type="float" office:value="1.94700693178242E+016" calcext:value-type="float">
            <text:p>1,94700693178242E+016</text:p>
          </table:table-cell>
          <table:table-cell table:formula="of:=COMBIN([.D346];[.E346])" office:value-type="float" office:value="1.73904091665137E+018" calcext:value-type="float">
            <text:p>1,73904091665137E+018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14" calcext:value-type="float">
            <text:p>114</text:p>
          </table:table-cell>
          <table:table-cell office:value-type="float" office:value="469" calcext:value-type="float">
            <text:p>469</text:p>
          </table:table-cell>
          <table:table-cell office:value-type="string" calcext:value-type="string">
            <text:p>0.0022</text:p>
          </table:table-cell>
          <table:table-cell table:formula="of:=[.E347]/[.D347]" office:value-type="float" office:value="0.890625" calcext:value-type="float">
            <text:p>0,890625</text:p>
          </table:table-cell>
          <table:table-cell table:formula="of:=[.J347]/[.K347]" office:value-type="float" office:value="0.0111958661417323" calcext:value-type="float">
            <text:p>0,0111958661417323</text:p>
          </table:table-cell>
          <table:table-cell table:formula="of:=COMBIN([.D347]-[.C347];[.E347])" office:value-type="float" office:value="1.94700693178242E+016" calcext:value-type="float">
            <text:p>1,94700693178242E+016</text:p>
          </table:table-cell>
          <table:table-cell table:formula="of:=COMBIN([.D347];[.E347])" office:value-type="float" office:value="1.73904091665137E+018" calcext:value-type="float">
            <text:p>1,73904091665137E+018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14" calcext:value-type="float">
            <text:p>114</text:p>
          </table:table-cell>
          <table:table-cell office:value-type="float" office:value="414" calcext:value-type="float">
            <text:p>414</text:p>
          </table:table-cell>
          <table:table-cell office:value-type="string" calcext:value-type="string">
            <text:p>0.0024</text:p>
          </table:table-cell>
          <table:table-cell table:formula="of:=[.E348]/[.D348]" office:value-type="float" office:value="0.890625" calcext:value-type="float">
            <text:p>0,890625</text:p>
          </table:table-cell>
          <table:table-cell table:formula="of:=[.J348]/[.K348]" office:value-type="float" office:value="0.0111958661417323" calcext:value-type="float">
            <text:p>0,0111958661417323</text:p>
          </table:table-cell>
          <table:table-cell table:formula="of:=COMBIN([.D348]-[.C348];[.E348])" office:value-type="float" office:value="1.94700693178242E+016" calcext:value-type="float">
            <text:p>1,94700693178242E+016</text:p>
          </table:table-cell>
          <table:table-cell table:formula="of:=COMBIN([.D348];[.E348])" office:value-type="float" office:value="1.73904091665137E+018" calcext:value-type="float">
            <text:p>1,73904091665137E+018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14" calcext:value-type="float">
            <text:p>114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189</text:p>
          </table:table-cell>
          <table:table-cell table:formula="of:=[.E349]/[.D349]" office:value-type="float" office:value="0.890625" calcext:value-type="float">
            <text:p>0,890625</text:p>
          </table:table-cell>
          <table:table-cell table:formula="of:=[.J349]/[.K349]" office:value-type="float" office:value="0.0111958661417323" calcext:value-type="float">
            <text:p>0,0111958661417323</text:p>
          </table:table-cell>
          <table:table-cell table:formula="of:=COMBIN([.D349]-[.C349];[.E349])" office:value-type="float" office:value="1.94700693178242E+016" calcext:value-type="float">
            <text:p>1,94700693178242E+016</text:p>
          </table:table-cell>
          <table:table-cell table:formula="of:=COMBIN([.D349];[.E349])" office:value-type="float" office:value="1.73904091665137E+018" calcext:value-type="float">
            <text:p>1,73904091665137E+018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14" calcext:value-type="float">
            <text:p>114</text:p>
          </table:table-cell>
          <table:table-cell office:value-type="float" office:value="578" calcext:value-type="float">
            <text:p>578</text:p>
          </table:table-cell>
          <table:table-cell office:value-type="string" calcext:value-type="string">
            <text:p>0.0017</text:p>
          </table:table-cell>
          <table:table-cell table:formula="of:=[.E350]/[.D350]" office:value-type="float" office:value="0.890625" calcext:value-type="float">
            <text:p>0,890625</text:p>
          </table:table-cell>
          <table:table-cell table:formula="of:=[.J350]/[.K350]" office:value-type="float" office:value="0.0111958661417323" calcext:value-type="float">
            <text:p>0,0111958661417323</text:p>
          </table:table-cell>
          <table:table-cell table:formula="of:=COMBIN([.D350]-[.C350];[.E350])" office:value-type="float" office:value="1.94700693178242E+016" calcext:value-type="float">
            <text:p>1,94700693178242E+016</text:p>
          </table:table-cell>
          <table:table-cell table:formula="of:=COMBIN([.D350];[.E350])" office:value-type="float" office:value="1.73904091665137E+018" calcext:value-type="float">
            <text:p>1,73904091665137E+018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14" calcext:value-type="float">
            <text:p>114</text:p>
          </table:table-cell>
          <table:table-cell office:value-type="float" office:value="67" calcext:value-type="float">
            <text:p>67</text:p>
          </table:table-cell>
          <table:table-cell office:value-type="string" calcext:value-type="string">
            <text:p>0.0133</text:p>
          </table:table-cell>
          <table:table-cell table:formula="of:=[.E351]/[.D351]" office:value-type="float" office:value="0.890625" calcext:value-type="float">
            <text:p>0,890625</text:p>
          </table:table-cell>
          <table:table-cell table:formula="of:=[.J351]/[.K351]" office:value-type="float" office:value="0.0111958661417323" calcext:value-type="float">
            <text:p>0,0111958661417323</text:p>
          </table:table-cell>
          <table:table-cell table:formula="of:=COMBIN([.D351]-[.C351];[.E351])" office:value-type="float" office:value="1.94700693178242E+016" calcext:value-type="float">
            <text:p>1,94700693178242E+016</text:p>
          </table:table-cell>
          <table:table-cell table:formula="of:=COMBIN([.D351];[.E351])" office:value-type="float" office:value="1.73904091665137E+018" calcext:value-type="float">
            <text:p>1,73904091665137E+018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14" calcext:value-type="float">
            <text:p>114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147</text:p>
          </table:table-cell>
          <table:table-cell table:formula="of:=[.E352]/[.D352]" office:value-type="float" office:value="0.890625" calcext:value-type="float">
            <text:p>0,890625</text:p>
          </table:table-cell>
          <table:table-cell table:formula="of:=[.J352]/[.K352]" office:value-type="float" office:value="0.0111958661417323" calcext:value-type="float">
            <text:p>0,0111958661417323</text:p>
          </table:table-cell>
          <table:table-cell table:formula="of:=COMBIN([.D352]-[.C352];[.E352])" office:value-type="float" office:value="1.94700693178242E+016" calcext:value-type="float">
            <text:p>1,94700693178242E+016</text:p>
          </table:table-cell>
          <table:table-cell table:formula="of:=COMBIN([.D352];[.E352])" office:value-type="float" office:value="1.73904091665137E+018" calcext:value-type="float">
            <text:p>1,73904091665137E+018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25</text:p>
          </table:table-cell>
          <table:table-cell table:formula="of:=[.E353]/[.D353]" office:value-type="float" office:value="0.890625" calcext:value-type="float">
            <text:p>0,890625</text:p>
          </table:table-cell>
          <table:table-cell table:formula="of:=[.J353]/[.K353]" office:value-type="float" office:value="0.0111958661417323" calcext:value-type="float">
            <text:p>0,0111958661417323</text:p>
          </table:table-cell>
          <table:table-cell table:formula="of:=COMBIN([.D353]-[.C353];[.E353])" office:value-type="float" office:value="1.94700693178242E+016" calcext:value-type="float">
            <text:p>1,94700693178242E+016</text:p>
          </table:table-cell>
          <table:table-cell table:formula="of:=COMBIN([.D353];[.E353])" office:value-type="float" office:value="1.73904091665137E+018" calcext:value-type="float">
            <text:p>1,73904091665137E+018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14" calcext:value-type="float">
            <text:p>114</text:p>
          </table:table-cell>
          <table:table-cell office:value-type="float" office:value="208" calcext:value-type="float">
            <text:p>208</text:p>
          </table:table-cell>
          <table:table-cell office:value-type="string" calcext:value-type="string">
            <text:p>0.0045</text:p>
          </table:table-cell>
          <table:table-cell table:formula="of:=[.E354]/[.D354]" office:value-type="float" office:value="0.890625" calcext:value-type="float">
            <text:p>0,890625</text:p>
          </table:table-cell>
          <table:table-cell table:formula="of:=[.J354]/[.K354]" office:value-type="float" office:value="0.0111958661417323" calcext:value-type="float">
            <text:p>0,0111958661417323</text:p>
          </table:table-cell>
          <table:table-cell table:formula="of:=COMBIN([.D354]-[.C354];[.E354])" office:value-type="float" office:value="1.94700693178242E+016" calcext:value-type="float">
            <text:p>1,94700693178242E+016</text:p>
          </table:table-cell>
          <table:table-cell table:formula="of:=COMBIN([.D354];[.E354])" office:value-type="float" office:value="1.73904091665137E+018" calcext:value-type="float">
            <text:p>1,73904091665137E+018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14" calcext:value-type="float">
            <text:p>114</text:p>
          </table:table-cell>
          <table:table-cell office:value-type="float" office:value="334" calcext:value-type="float">
            <text:p>334</text:p>
          </table:table-cell>
          <table:table-cell office:value-type="string" calcext:value-type="string">
            <text:p>0.0027</text:p>
          </table:table-cell>
          <table:table-cell table:formula="of:=[.E355]/[.D355]" office:value-type="float" office:value="0.890625" calcext:value-type="float">
            <text:p>0,890625</text:p>
          </table:table-cell>
          <table:table-cell table:formula="of:=[.J355]/[.K355]" office:value-type="float" office:value="0.0111958661417323" calcext:value-type="float">
            <text:p>0,0111958661417323</text:p>
          </table:table-cell>
          <table:table-cell table:formula="of:=COMBIN([.D355]-[.C355];[.E355])" office:value-type="float" office:value="1.94700693178242E+016" calcext:value-type="float">
            <text:p>1,94700693178242E+016</text:p>
          </table:table-cell>
          <table:table-cell table:formula="of:=COMBIN([.D355];[.E355])" office:value-type="float" office:value="1.73904091665137E+018" calcext:value-type="float">
            <text:p>1,73904091665137E+018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14" calcext:value-type="float">
            <text:p>1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5</text:p>
          </table:table-cell>
          <table:table-cell table:formula="of:=[.E356]/[.D356]" office:value-type="float" office:value="0.890625" calcext:value-type="float">
            <text:p>0,890625</text:p>
          </table:table-cell>
          <table:table-cell table:formula="of:=[.J356]/[.K356]" office:value-type="float" office:value="0.0111958661417323" calcext:value-type="float">
            <text:p>0,0111958661417323</text:p>
          </table:table-cell>
          <table:table-cell table:formula="of:=COMBIN([.D356]-[.C356];[.E356])" office:value-type="float" office:value="1.94700693178242E+016" calcext:value-type="float">
            <text:p>1,94700693178242E+016</text:p>
          </table:table-cell>
          <table:table-cell table:formula="of:=COMBIN([.D356];[.E356])" office:value-type="float" office:value="1.73904091665137E+018" calcext:value-type="float">
            <text:p>1,73904091665137E+018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14" calcext:value-type="float">
            <text:p>114</text:p>
          </table:table-cell>
          <table:table-cell office:value-type="float" office:value="263" calcext:value-type="float">
            <text:p>263</text:p>
          </table:table-cell>
          <table:table-cell office:value-type="string" calcext:value-type="string">
            <text:p>0.0037</text:p>
          </table:table-cell>
          <table:table-cell table:formula="of:=[.E357]/[.D357]" office:value-type="float" office:value="0.890625" calcext:value-type="float">
            <text:p>0,890625</text:p>
          </table:table-cell>
          <table:table-cell table:formula="of:=[.J357]/[.K357]" office:value-type="float" office:value="0.0111958661417323" calcext:value-type="float">
            <text:p>0,0111958661417323</text:p>
          </table:table-cell>
          <table:table-cell table:formula="of:=COMBIN([.D357]-[.C357];[.E357])" office:value-type="float" office:value="1.94700693178242E+016" calcext:value-type="float">
            <text:p>1,94700693178242E+016</text:p>
          </table:table-cell>
          <table:table-cell table:formula="of:=COMBIN([.D357];[.E357])" office:value-type="float" office:value="1.73904091665137E+018" calcext:value-type="float">
            <text:p>1,73904091665137E+018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14" calcext:value-type="float">
            <text:p>114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0.0083</text:p>
          </table:table-cell>
          <table:table-cell table:formula="of:=[.E358]/[.D358]" office:value-type="float" office:value="0.890625" calcext:value-type="float">
            <text:p>0,890625</text:p>
          </table:table-cell>
          <table:table-cell table:formula="of:=[.J358]/[.K358]" office:value-type="float" office:value="0.0111958661417323" calcext:value-type="float">
            <text:p>0,0111958661417323</text:p>
          </table:table-cell>
          <table:table-cell table:formula="of:=COMBIN([.D358]-[.C358];[.E358])" office:value-type="float" office:value="1.94700693178242E+016" calcext:value-type="float">
            <text:p>1,94700693178242E+016</text:p>
          </table:table-cell>
          <table:table-cell table:formula="of:=COMBIN([.D358];[.E358])" office:value-type="float" office:value="1.73904091665137E+018" calcext:value-type="float">
            <text:p>1,73904091665137E+018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14" calcext:value-type="float">
            <text:p>114</text:p>
          </table:table-cell>
          <table:table-cell office:value-type="float" office:value="329" calcext:value-type="float">
            <text:p>329</text:p>
          </table:table-cell>
          <table:table-cell office:value-type="string" calcext:value-type="string">
            <text:p>0.0033</text:p>
          </table:table-cell>
          <table:table-cell table:formula="of:=[.E359]/[.D359]" office:value-type="float" office:value="0.890625" calcext:value-type="float">
            <text:p>0,890625</text:p>
          </table:table-cell>
          <table:table-cell table:formula="of:=[.J359]/[.K359]" office:value-type="float" office:value="0.0111958661417323" calcext:value-type="float">
            <text:p>0,0111958661417323</text:p>
          </table:table-cell>
          <table:table-cell table:formula="of:=COMBIN([.D359]-[.C359];[.E359])" office:value-type="float" office:value="1.94700693178242E+016" calcext:value-type="float">
            <text:p>1,94700693178242E+016</text:p>
          </table:table-cell>
          <table:table-cell table:formula="of:=COMBIN([.D359];[.E359])" office:value-type="float" office:value="1.73904091665137E+018" calcext:value-type="float">
            <text:p>1,73904091665137E+018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14" calcext:value-type="float">
            <text:p>114</text:p>
          </table:table-cell>
          <table:table-cell office:value-type="float" office:value="260" calcext:value-type="float">
            <text:p>260</text:p>
          </table:table-cell>
          <table:table-cell office:value-type="string" calcext:value-type="string">
            <text:p>0.0039</text:p>
          </table:table-cell>
          <table:table-cell table:formula="of:=[.E360]/[.D360]" office:value-type="float" office:value="0.890625" calcext:value-type="float">
            <text:p>0,890625</text:p>
          </table:table-cell>
          <table:table-cell table:formula="of:=[.J360]/[.K360]" office:value-type="float" office:value="0.0111958661417323" calcext:value-type="float">
            <text:p>0,0111958661417323</text:p>
          </table:table-cell>
          <table:table-cell table:formula="of:=COMBIN([.D360]-[.C360];[.E360])" office:value-type="float" office:value="1.94700693178242E+016" calcext:value-type="float">
            <text:p>1,94700693178242E+016</text:p>
          </table:table-cell>
          <table:table-cell table:formula="of:=COMBIN([.D360];[.E360])" office:value-type="float" office:value="1.73904091665137E+018" calcext:value-type="float">
            <text:p>1,73904091665137E+018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14" calcext:value-type="float">
            <text:p>114</text:p>
          </table:table-cell>
          <table:table-cell office:value-type="float" office:value="316" calcext:value-type="float">
            <text:p>316</text:p>
          </table:table-cell>
          <table:table-cell office:value-type="float" office:value="3" calcext:value-type="float">
            <text:p>3</text:p>
          </table:table-cell>
          <table:table-cell table:formula="of:=[.E361]/[.D361]" office:value-type="float" office:value="0.890625" calcext:value-type="float">
            <text:p>0,890625</text:p>
          </table:table-cell>
          <table:table-cell table:formula="of:=[.J361]/[.K361]" office:value-type="float" office:value="0.0111958661417323" calcext:value-type="float">
            <text:p>0,0111958661417323</text:p>
          </table:table-cell>
          <table:table-cell table:formula="of:=COMBIN([.D361]-[.C361];[.E361])" office:value-type="float" office:value="1.94700693178242E+016" calcext:value-type="float">
            <text:p>1,94700693178242E+016</text:p>
          </table:table-cell>
          <table:table-cell table:formula="of:=COMBIN([.D361];[.E361])" office:value-type="float" office:value="1.73904091665137E+018" calcext:value-type="float">
            <text:p>1,73904091665137E+018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14" calcext:value-type="float">
            <text:p>114</text:p>
          </table:table-cell>
          <table:table-cell office:value-type="float" office:value="488" calcext:value-type="float">
            <text:p>488</text:p>
          </table:table-cell>
          <table:table-cell office:value-type="string" calcext:value-type="string">
            <text:p>0.0019</text:p>
          </table:table-cell>
          <table:table-cell table:formula="of:=[.E362]/[.D362]" office:value-type="float" office:value="0.890625" calcext:value-type="float">
            <text:p>0,890625</text:p>
          </table:table-cell>
          <table:table-cell table:formula="of:=[.J362]/[.K362]" office:value-type="float" office:value="0.0111958661417323" calcext:value-type="float">
            <text:p>0,0111958661417323</text:p>
          </table:table-cell>
          <table:table-cell table:formula="of:=COMBIN([.D362]-[.C362];[.E362])" office:value-type="float" office:value="1.94700693178242E+016" calcext:value-type="float">
            <text:p>1,94700693178242E+016</text:p>
          </table:table-cell>
          <table:table-cell table:formula="of:=COMBIN([.D362];[.E362])" office:value-type="float" office:value="1.73904091665137E+018" calcext:value-type="float">
            <text:p>1,73904091665137E+018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14" calcext:value-type="float">
            <text:p>114</text:p>
          </table:table-cell>
          <table:table-cell office:value-type="float" office:value="307" calcext:value-type="float">
            <text:p>307</text:p>
          </table:table-cell>
          <table:table-cell office:value-type="string" calcext:value-type="string">
            <text:p>0.0036</text:p>
          </table:table-cell>
          <table:table-cell table:formula="of:=[.E363]/[.D363]" office:value-type="float" office:value="0.890625" calcext:value-type="float">
            <text:p>0,890625</text:p>
          </table:table-cell>
          <table:table-cell table:formula="of:=[.J363]/[.K363]" office:value-type="float" office:value="0.0111958661417323" calcext:value-type="float">
            <text:p>0,0111958661417323</text:p>
          </table:table-cell>
          <table:table-cell table:formula="of:=COMBIN([.D363]-[.C363];[.E363])" office:value-type="float" office:value="1.94700693178242E+016" calcext:value-type="float">
            <text:p>1,94700693178242E+016</text:p>
          </table:table-cell>
          <table:table-cell table:formula="of:=COMBIN([.D363];[.E363])" office:value-type="float" office:value="1.73904091665137E+018" calcext:value-type="float">
            <text:p>1,73904091665137E+018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14" calcext:value-type="float">
            <text:p>114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0.0078</text:p>
          </table:table-cell>
          <table:table-cell table:formula="of:=[.E364]/[.D364]" office:value-type="float" office:value="0.890625" calcext:value-type="float">
            <text:p>0,890625</text:p>
          </table:table-cell>
          <table:table-cell table:formula="of:=[.J364]/[.K364]" office:value-type="float" office:value="0.0111958661417323" calcext:value-type="float">
            <text:p>0,0111958661417323</text:p>
          </table:table-cell>
          <table:table-cell table:formula="of:=COMBIN([.D364]-[.C364];[.E364])" office:value-type="float" office:value="1.94700693178242E+016" calcext:value-type="float">
            <text:p>1,94700693178242E+016</text:p>
          </table:table-cell>
          <table:table-cell table:formula="of:=COMBIN([.D364];[.E364])" office:value-type="float" office:value="1.73904091665137E+018" calcext:value-type="float">
            <text:p>1,73904091665137E+018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14" calcext:value-type="float">
            <text:p>114</text:p>
          </table:table-cell>
          <table:table-cell office:value-type="float" office:value="432" calcext:value-type="float">
            <text:p>432</text:p>
          </table:table-cell>
          <table:table-cell office:value-type="string" calcext:value-type="string">
            <text:p>0.0024</text:p>
          </table:table-cell>
          <table:table-cell table:formula="of:=[.E365]/[.D365]" office:value-type="float" office:value="0.890625" calcext:value-type="float">
            <text:p>0,890625</text:p>
          </table:table-cell>
          <table:table-cell table:formula="of:=[.J365]/[.K365]" office:value-type="float" office:value="0.0111958661417323" calcext:value-type="float">
            <text:p>0,0111958661417323</text:p>
          </table:table-cell>
          <table:table-cell table:formula="of:=COMBIN([.D365]-[.C365];[.E365])" office:value-type="float" office:value="1.94700693178242E+016" calcext:value-type="float">
            <text:p>1,94700693178242E+016</text:p>
          </table:table-cell>
          <table:table-cell table:formula="of:=COMBIN([.D365];[.E365])" office:value-type="float" office:value="1.73904091665137E+018" calcext:value-type="float">
            <text:p>1,73904091665137E+018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14" calcext:value-type="float">
            <text:p>114</text:p>
          </table:table-cell>
          <table:table-cell office:value-type="float" office:value="443" calcext:value-type="float">
            <text:p>443</text:p>
          </table:table-cell>
          <table:table-cell office:value-type="string" calcext:value-type="string">
            <text:p>0.0021</text:p>
          </table:table-cell>
          <table:table-cell table:formula="of:=[.E366]/[.D366]" office:value-type="float" office:value="0.890625" calcext:value-type="float">
            <text:p>0,890625</text:p>
          </table:table-cell>
          <table:table-cell table:formula="of:=[.J366]/[.K366]" office:value-type="float" office:value="0.0111958661417323" calcext:value-type="float">
            <text:p>0,0111958661417323</text:p>
          </table:table-cell>
          <table:table-cell table:formula="of:=COMBIN([.D366]-[.C366];[.E366])" office:value-type="float" office:value="1.94700693178242E+016" calcext:value-type="float">
            <text:p>1,94700693178242E+016</text:p>
          </table:table-cell>
          <table:table-cell table:formula="of:=COMBIN([.D366];[.E366])" office:value-type="float" office:value="1.73904091665137E+018" calcext:value-type="float">
            <text:p>1,73904091665137E+018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14" calcext:value-type="float">
            <text:p>114</text:p>
          </table:table-cell>
          <table:table-cell office:value-type="float" office:value="86" calcext:value-type="float">
            <text:p>86</text:p>
          </table:table-cell>
          <table:table-cell office:value-type="string" calcext:value-type="string">
            <text:p>0.0125</text:p>
          </table:table-cell>
          <table:table-cell table:formula="of:=[.E367]/[.D367]" office:value-type="float" office:value="0.890625" calcext:value-type="float">
            <text:p>0,890625</text:p>
          </table:table-cell>
          <table:table-cell table:formula="of:=[.J367]/[.K367]" office:value-type="float" office:value="0.0111958661417323" calcext:value-type="float">
            <text:p>0,0111958661417323</text:p>
          </table:table-cell>
          <table:table-cell table:formula="of:=COMBIN([.D367]-[.C367];[.E367])" office:value-type="float" office:value="1.94700693178242E+016" calcext:value-type="float">
            <text:p>1,94700693178242E+016</text:p>
          </table:table-cell>
          <table:table-cell table:formula="of:=COMBIN([.D367];[.E367])" office:value-type="float" office:value="1.73904091665137E+018" calcext:value-type="float">
            <text:p>1,73904091665137E+018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14" calcext:value-type="float">
            <text:p>114</text:p>
          </table:table-cell>
          <table:table-cell office:value-type="float" office:value="135" calcext:value-type="float">
            <text:p>135</text:p>
          </table:table-cell>
          <table:table-cell office:value-type="string" calcext:value-type="string">
            <text:p>0.0077</text:p>
          </table:table-cell>
          <table:table-cell table:formula="of:=[.E368]/[.D368]" office:value-type="float" office:value="0.890625" calcext:value-type="float">
            <text:p>0,890625</text:p>
          </table:table-cell>
          <table:table-cell table:formula="of:=[.J368]/[.K368]" office:value-type="float" office:value="0.0111958661417323" calcext:value-type="float">
            <text:p>0,0111958661417323</text:p>
          </table:table-cell>
          <table:table-cell table:formula="of:=COMBIN([.D368]-[.C368];[.E368])" office:value-type="float" office:value="1.94700693178242E+016" calcext:value-type="float">
            <text:p>1,94700693178242E+016</text:p>
          </table:table-cell>
          <table:table-cell table:formula="of:=COMBIN([.D368];[.E368])" office:value-type="float" office:value="1.73904091665137E+018" calcext:value-type="float">
            <text:p>1,73904091665137E+018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14" calcext:value-type="float">
            <text:p>114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476</text:p>
          </table:table-cell>
          <table:table-cell table:formula="of:=[.E369]/[.D369]" office:value-type="float" office:value="0.890625" calcext:value-type="float">
            <text:p>0,890625</text:p>
          </table:table-cell>
          <table:table-cell table:formula="of:=[.J369]/[.K369]" office:value-type="float" office:value="0.0111958661417323" calcext:value-type="float">
            <text:p>0,0111958661417323</text:p>
          </table:table-cell>
          <table:table-cell table:formula="of:=COMBIN([.D369]-[.C369];[.E369])" office:value-type="float" office:value="1.94700693178242E+016" calcext:value-type="float">
            <text:p>1,94700693178242E+016</text:p>
          </table:table-cell>
          <table:table-cell table:formula="of:=COMBIN([.D369];[.E369])" office:value-type="float" office:value="1.73904091665137E+018" calcext:value-type="float">
            <text:p>1,73904091665137E+018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14" calcext:value-type="float">
            <text:p>114</text:p>
          </table:table-cell>
          <table:table-cell office:value-type="float" office:value="369" calcext:value-type="float">
            <text:p>369</text:p>
          </table:table-cell>
          <table:table-cell office:value-type="string" calcext:value-type="string">
            <text:p>0.0028</text:p>
          </table:table-cell>
          <table:table-cell table:formula="of:=[.E370]/[.D370]" office:value-type="float" office:value="0.890625" calcext:value-type="float">
            <text:p>0,890625</text:p>
          </table:table-cell>
          <table:table-cell table:formula="of:=[.J370]/[.K370]" office:value-type="float" office:value="0.0111958661417323" calcext:value-type="float">
            <text:p>0,0111958661417323</text:p>
          </table:table-cell>
          <table:table-cell table:formula="of:=COMBIN([.D370]-[.C370];[.E370])" office:value-type="float" office:value="1.94700693178242E+016" calcext:value-type="float">
            <text:p>1,94700693178242E+016</text:p>
          </table:table-cell>
          <table:table-cell table:formula="of:=COMBIN([.D370];[.E370])" office:value-type="float" office:value="1.73904091665137E+018" calcext:value-type="float">
            <text:p>1,73904091665137E+018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14" calcext:value-type="float">
            <text:p>114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25</text:p>
          </table:table-cell>
          <table:table-cell table:formula="of:=[.E371]/[.D371]" office:value-type="float" office:value="0.890625" calcext:value-type="float">
            <text:p>0,890625</text:p>
          </table:table-cell>
          <table:table-cell table:formula="of:=[.J371]/[.K371]" office:value-type="float" office:value="0.0111958661417323" calcext:value-type="float">
            <text:p>0,0111958661417323</text:p>
          </table:table-cell>
          <table:table-cell table:formula="of:=COMBIN([.D371]-[.C371];[.E371])" office:value-type="float" office:value="1.94700693178242E+016" calcext:value-type="float">
            <text:p>1,94700693178242E+016</text:p>
          </table:table-cell>
          <table:table-cell table:formula="of:=COMBIN([.D371];[.E371])" office:value-type="float" office:value="1.73904091665137E+018" calcext:value-type="float">
            <text:p>1,73904091665137E+018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14" calcext:value-type="float">
            <text:p>1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278</text:p>
          </table:table-cell>
          <table:table-cell table:formula="of:=[.E372]/[.D372]" office:value-type="float" office:value="0.890625" calcext:value-type="float">
            <text:p>0,890625</text:p>
          </table:table-cell>
          <table:table-cell table:formula="of:=[.J372]/[.K372]" office:value-type="float" office:value="0.0111958661417323" calcext:value-type="float">
            <text:p>0,0111958661417323</text:p>
          </table:table-cell>
          <table:table-cell table:formula="of:=COMBIN([.D372]-[.C372];[.E372])" office:value-type="float" office:value="1.94700693178242E+016" calcext:value-type="float">
            <text:p>1,94700693178242E+016</text:p>
          </table:table-cell>
          <table:table-cell table:formula="of:=COMBIN([.D372];[.E372])" office:value-type="float" office:value="1.73904091665137E+018" calcext:value-type="float">
            <text:p>1,73904091665137E+018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14" calcext:value-type="float">
            <text:p>114</text:p>
          </table:table-cell>
          <table:table-cell office:value-type="float" office:value="165" calcext:value-type="float">
            <text:p>165</text:p>
          </table:table-cell>
          <table:table-cell office:value-type="string" calcext:value-type="string">
            <text:p>0.0067</text:p>
          </table:table-cell>
          <table:table-cell table:formula="of:=[.E373]/[.D373]" office:value-type="float" office:value="0.890625" calcext:value-type="float">
            <text:p>0,890625</text:p>
          </table:table-cell>
          <table:table-cell table:formula="of:=[.J373]/[.K373]" office:value-type="float" office:value="0.0111958661417323" calcext:value-type="float">
            <text:p>0,0111958661417323</text:p>
          </table:table-cell>
          <table:table-cell table:formula="of:=COMBIN([.D373]-[.C373];[.E373])" office:value-type="float" office:value="1.94700693178242E+016" calcext:value-type="float">
            <text:p>1,94700693178242E+016</text:p>
          </table:table-cell>
          <table:table-cell table:formula="of:=COMBIN([.D373];[.E373])" office:value-type="float" office:value="1.73904091665137E+018" calcext:value-type="float">
            <text:p>1,73904091665137E+018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14" calcext:value-type="float">
            <text:p>114</text:p>
          </table:table-cell>
          <table:table-cell office:value-type="float" office:value="497" calcext:value-type="float">
            <text:p>497</text:p>
          </table:table-cell>
          <table:table-cell office:value-type="string" calcext:value-type="string">
            <text:p>0.0019</text:p>
          </table:table-cell>
          <table:table-cell table:formula="of:=[.E374]/[.D374]" office:value-type="float" office:value="0.890625" calcext:value-type="float">
            <text:p>0,890625</text:p>
          </table:table-cell>
          <table:table-cell table:formula="of:=[.J374]/[.K374]" office:value-type="float" office:value="0.0111958661417323" calcext:value-type="float">
            <text:p>0,0111958661417323</text:p>
          </table:table-cell>
          <table:table-cell table:formula="of:=COMBIN([.D374]-[.C374];[.E374])" office:value-type="float" office:value="1.94700693178242E+016" calcext:value-type="float">
            <text:p>1,94700693178242E+016</text:p>
          </table:table-cell>
          <table:table-cell table:formula="of:=COMBIN([.D374];[.E374])" office:value-type="float" office:value="1.73904091665137E+018" calcext:value-type="float">
            <text:p>1,73904091665137E+018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14" calcext:value-type="float">
            <text:p>114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0.0145</text:p>
          </table:table-cell>
          <table:table-cell table:formula="of:=[.E375]/[.D375]" office:value-type="float" office:value="0.890625" calcext:value-type="float">
            <text:p>0,890625</text:p>
          </table:table-cell>
          <table:table-cell table:formula="of:=[.J375]/[.K375]" office:value-type="float" office:value="0.0111958661417323" calcext:value-type="float">
            <text:p>0,0111958661417323</text:p>
          </table:table-cell>
          <table:table-cell table:formula="of:=COMBIN([.D375]-[.C375];[.E375])" office:value-type="float" office:value="1.94700693178242E+016" calcext:value-type="float">
            <text:p>1,94700693178242E+016</text:p>
          </table:table-cell>
          <table:table-cell table:formula="of:=COMBIN([.D375];[.E375])" office:value-type="float" office:value="1.73904091665137E+018" calcext:value-type="float">
            <text:p>1,73904091665137E+018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14" calcext:value-type="float">
            <text:p>114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0.0115</text:p>
          </table:table-cell>
          <table:table-cell table:formula="of:=[.E376]/[.D376]" office:value-type="float" office:value="0.890625" calcext:value-type="float">
            <text:p>0,890625</text:p>
          </table:table-cell>
          <table:table-cell table:formula="of:=[.J376]/[.K376]" office:value-type="float" office:value="0.0111958661417323" calcext:value-type="float">
            <text:p>0,0111958661417323</text:p>
          </table:table-cell>
          <table:table-cell table:formula="of:=COMBIN([.D376]-[.C376];[.E376])" office:value-type="float" office:value="1.94700693178242E+016" calcext:value-type="float">
            <text:p>1,94700693178242E+016</text:p>
          </table:table-cell>
          <table:table-cell table:formula="of:=COMBIN([.D376];[.E376])" office:value-type="float" office:value="1.73904091665137E+018" calcext:value-type="float">
            <text:p>1,73904091665137E+018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14" calcext:value-type="float">
            <text:p>114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588</text:p>
          </table:table-cell>
          <table:table-cell table:formula="of:=[.E377]/[.D377]" office:value-type="float" office:value="0.890625" calcext:value-type="float">
            <text:p>0,890625</text:p>
          </table:table-cell>
          <table:table-cell table:formula="of:=[.J377]/[.K377]" office:value-type="float" office:value="0.0111958661417323" calcext:value-type="float">
            <text:p>0,0111958661417323</text:p>
          </table:table-cell>
          <table:table-cell table:formula="of:=COMBIN([.D377]-[.C377];[.E377])" office:value-type="float" office:value="1.94700693178242E+016" calcext:value-type="float">
            <text:p>1,94700693178242E+016</text:p>
          </table:table-cell>
          <table:table-cell table:formula="of:=COMBIN([.D377];[.E377])" office:value-type="float" office:value="1.73904091665137E+018" calcext:value-type="float">
            <text:p>1,73904091665137E+018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7" calcext:value-type="float">
            <text:p>7</text:p>
          </table:table-cell>
          <table:table-cell office:value-type="float" office:value="2" calcext:value-type="float">
            <text:p>2</text:p>
          </table:table-cell>
          <table:table-cell office:value-type="float" office:value="128" calcext:value-type="float">
            <text:p>128</text:p>
          </table:table-cell>
          <table:table-cell office:value-type="float" office:value="114" calcext:value-type="float">
            <text:p>114</text:p>
          </table:table-cell>
          <table:table-cell office:value-type="float" office:value="934" calcext:value-type="float">
            <text:p>934</text:p>
          </table:table-cell>
          <table:table-cell office:value-type="float" office:value="1" calcext:value-type="float">
            <text:p>1</text:p>
          </table:table-cell>
          <table:table-cell table:formula="of:=[.E378]/[.D378]" office:value-type="float" office:value="0.890625" calcext:value-type="float">
            <text:p>0,890625</text:p>
          </table:table-cell>
          <table:table-cell table:formula="of:=[.J378]/[.K378]" office:value-type="float" office:value="0.0111958661417323" calcext:value-type="float">
            <text:p>0,0111958661417323</text:p>
          </table:table-cell>
          <table:table-cell table:formula="of:=COMBIN([.D378]-[.C378];[.E378])" office:value-type="float" office:value="1.94700693178242E+016" calcext:value-type="float">
            <text:p>1,94700693178242E+016</text:p>
          </table:table-cell>
          <table:table-cell table:formula="of:=COMBIN([.D378];[.E378])" office:value-type="float" office:value="1.73904091665137E+018" calcext:value-type="float">
            <text:p>1,73904091665137E+018</text:p>
          </table:table-cell>
        </table:table-row>
        <table:table-row table:style-name="ro3" table:visibility="filter">
          <table:table-cell office:value-type="string" calcext:value-type="string">
            <text:p>2022-06-09 11:14:51.792431</text:p>
          </table:table-cell>
          <table:table-cell table:number-columns-repeated="6"/>
          <table:table-cell table:formula="of:=[.E379]/[.D379]" office:value-type="string" office:string-value="" calcext:value-type="error">
            <text:p>#DIV/0!</text:p>
          </table:table-cell>
          <table:table-cell table:formula="of:=[.J379]/[.K379]" office:value-type="float" office:value="1" calcext:value-type="float">
            <text:p>1</text:p>
          </table:table-cell>
          <table:table-cell table:formula="of:=COMBIN([.D379]-[.C379];[.E379])" office:value-type="float" office:value="1" calcext:value-type="float">
            <text:p>1</text:p>
          </table:table-cell>
          <table:table-cell table:formula="of:=COMBIN([.D379];[.E379])" office:value-type="float" office:value="1" calcext:value-type="float">
            <text:p>1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0.0714</text:p>
          </table:table-cell>
          <table:table-cell table:formula="of:=[.E380]/[.D380]" office:value-type="float" office:value="0.375" calcext:value-type="float">
            <text:p>0,375</text:p>
          </table:table-cell>
          <table:table-cell table:formula="of:=[.J380]/[.K380]" office:value-type="float" office:value="0.134733036707453" calcext:value-type="float">
            <text:p>0,134733036707453</text:p>
          </table:table-cell>
          <table:table-cell table:formula="of:=COMBIN([.D380]-[.C380];[.E380])" office:value-type="float" office:value="30421755" calcext:value-type="float">
            <text:p>30421755</text:p>
          </table:table-cell>
          <table:table-cell table:formula="of:=COMBIN([.D380];[.E380])" office:value-type="float" office:value="225792840" calcext:value-type="float">
            <text:p>225792840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25</text:p>
          </table:table-cell>
          <table:table-cell table:formula="of:=[.E381]/[.D381]" office:value-type="float" office:value="0.375" calcext:value-type="float">
            <text:p>0,375</text:p>
          </table:table-cell>
          <table:table-cell table:formula="of:=[.J381]/[.K381]" office:value-type="float" office:value="0.134733036707453" calcext:value-type="float">
            <text:p>0,134733036707453</text:p>
          </table:table-cell>
          <table:table-cell table:formula="of:=COMBIN([.D381]-[.C381];[.E381])" office:value-type="float" office:value="30421755" calcext:value-type="float">
            <text:p>30421755</text:p>
          </table:table-cell>
          <table:table-cell table:formula="of:=COMBIN([.D381];[.E381])" office:value-type="float" office:value="225792840" calcext:value-type="float">
            <text:p>225792840</text:p>
          </table:table-cell>
        </table:table-row>
        <table:table-row table:style-name="ro3" table:visibility="filter">
          <table:table-cell office:value-type="string" calcext:value-type="string">
            <text:p>2022-06-09 11:17:14.317233</text:p>
          </table:table-cell>
          <table:table-cell table:number-columns-repeated="6"/>
          <table:table-cell table:formula="of:=[.E382]/[.D382]" office:value-type="string" office:string-value="" calcext:value-type="error">
            <text:p>#DIV/0!</text:p>
          </table:table-cell>
          <table:table-cell table:formula="of:=[.J382]/[.K382]" office:value-type="float" office:value="1" calcext:value-type="float">
            <text:p>1</text:p>
          </table:table-cell>
          <table:table-cell table:formula="of:=COMBIN([.D382]-[.C382];[.E382])" office:value-type="float" office:value="1" calcext:value-type="float">
            <text:p>1</text:p>
          </table:table-cell>
          <table:table-cell table:formula="of:=COMBIN([.D382];[.E382])" office:value-type="float" office:value="1" calcext:value-type="float">
            <text:p>1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87" calcext:value-type="float">
            <text:p>87</text:p>
          </table:table-cell>
          <table:table-cell office:value-type="string" calcext:value-type="string">
            <text:p>0.05</text:p>
          </table:table-cell>
          <table:table-cell table:formula="of:=[.E383]/[.D383]" office:value-type="float" office:value="0.375" calcext:value-type="float">
            <text:p>0,375</text:p>
          </table:table-cell>
          <table:table-cell table:formula="of:=[.J383]/[.K383]" office:value-type="float" office:value="0.134733036707453" calcext:value-type="float">
            <text:p>0,134733036707453</text:p>
          </table:table-cell>
          <table:table-cell table:formula="of:=COMBIN([.D383]-[.C383];[.E383])" office:value-type="float" office:value="30421755" calcext:value-type="float">
            <text:p>30421755</text:p>
          </table:table-cell>
          <table:table-cell table:formula="of:=COMBIN([.D383];[.E383])" office:value-type="float" office:value="225792840" calcext:value-type="float">
            <text:p>225792840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office:value-type="float" office:value="32" calcext:value-type="float">
            <text:p>32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3333</text:p>
          </table:table-cell>
          <table:table-cell table:formula="of:=[.E384]/[.D384]" office:value-type="float" office:value="0.375" calcext:value-type="float">
            <text:p>0,375</text:p>
          </table:table-cell>
          <table:table-cell table:formula="of:=[.J384]/[.K384]" office:value-type="float" office:value="0.134733036707453" calcext:value-type="float">
            <text:p>0,134733036707453</text:p>
          </table:table-cell>
          <table:table-cell table:formula="of:=COMBIN([.D384]-[.C384];[.E384])" office:value-type="float" office:value="30421755" calcext:value-type="float">
            <text:p>30421755</text:p>
          </table:table-cell>
          <table:table-cell table:formula="of:=COMBIN([.D384];[.E384])" office:value-type="float" office:value="225792840" calcext:value-type="float">
            <text:p>225792840</text:p>
          </table:table-cell>
        </table:table-row>
        <table:table-row table:style-name="ro3" table:visibility="filter">
          <table:table-cell table:number-columns-repeated="7"/>
          <table:table-cell table:formula="of:=[.E385]/[.D385]" office:value-type="string" office:string-value="" calcext:value-type="error">
            <text:p>#DIV/0!</text:p>
          </table:table-cell>
          <table:table-cell table:formula="of:=[.J385]/[.K385]" office:value-type="float" office:value="1" calcext:value-type="float">
            <text:p>1</text:p>
          </table:table-cell>
          <table:table-cell table:formula="of:=COMBIN([.D385]-[.C385];[.E385])" office:value-type="float" office:value="1" calcext:value-type="float">
            <text:p>1</text:p>
          </table:table-cell>
          <table:table-cell table:formula="of:=COMBIN([.D385];[.E385])" office:value-type="float" office:value="1" calcext:value-type="float">
            <text:p>1</text:p>
          </table:table-cell>
        </table:table-row>
        <table:table-row table:style-name="ro3" table:visibility="filter">
          <table:table-cell office:value-type="string" calcext:value-type="string">
            <text:p>2022-06-09 11:59:43.844522</text:p>
          </table:table-cell>
          <table:table-cell table:number-columns-repeated="6"/>
          <table:table-cell table:formula="of:=[.E386]/[.D386]" office:value-type="string" office:string-value="" calcext:value-type="error">
            <text:p>#DIV/0!</text:p>
          </table:table-cell>
          <table:table-cell table:formula="of:=[.J386]/[.K386]" office:value-type="float" office:value="1" calcext:value-type="float">
            <text:p>1</text:p>
          </table:table-cell>
          <table:table-cell table:formula="of:=COMBIN([.D386]-[.C386];[.E386])" office:value-type="float" office:value="1" calcext:value-type="float">
            <text:p>1</text:p>
          </table:table-cell>
          <table:table-cell table:formula="of:=COMBIN([.D386];[.E386])" office:value-type="float" office:value="1" calcext:value-type="float">
            <text:p>1</text:p>
          </table:table-cell>
        </table:table-row>
        <table:table-row table:style-name="ro3" table:visibility="filter">
          <table:table-cell office:value-type="string" calcext:value-type="string">
            <text:p>2022-06-09 12:03:30.675400</text:p>
          </table:table-cell>
          <table:table-cell table:number-columns-repeated="6"/>
          <table:table-cell table:formula="of:=[.E387]/[.D387]" office:value-type="string" office:string-value="" calcext:value-type="error">
            <text:p>#DIV/0!</text:p>
          </table:table-cell>
          <table:table-cell table:formula="of:=[.J387]/[.K387]" office:value-type="float" office:value="1" calcext:value-type="float">
            <text:p>1</text:p>
          </table:table-cell>
          <table:table-cell table:formula="of:=COMBIN([.D387]-[.C387];[.E387])" office:value-type="float" office:value="1" calcext:value-type="float">
            <text:p>1</text:p>
          </table:table-cell>
          <table:table-cell table:formula="of:=COMBIN([.D387];[.E387]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office:value-type="float" office:value="541" calcext:value-type="float">
            <text:p>541</text:p>
          </table:table-cell>
          <table:table-cell office:value-type="string" calcext:value-type="string">
            <text:p>0.1667</text:p>
          </table:table-cell>
          <table:table-cell table:formula="of:=[.E388]/[.D388]" office:value-type="float" office:value="0.379310344827586" calcext:value-type="float">
            <text:p>0,379310344827586</text:p>
          </table:table-cell>
          <table:table-cell table:formula="of:=[.J388]/[.K388]" office:value-type="float" office:value="0.0481229097467155" calcext:value-type="float">
            <text:p>0,0481229097467155</text:p>
          </table:table-cell>
          <table:table-cell table:formula="of:=COMBIN([.D388]-[.C388];[.E388])" office:value-type="float" office:value="270533919634160" calcext:value-type="float">
            <text:p>270533919634160</text:p>
          </table:table-cell>
          <table:table-cell table:formula="of:=COMBIN([.D388];[.E388])" office:value-type="float" office:value="5621728217559088" calcext:value-type="float">
            <text:p>5621728217559088</text:p>
          </table:table-cell>
        </table:table-row>
        <table:table-row table:style-name="ro3" table:visibility="filter">
          <table:table-cell office:value-type="string" calcext:value-type="string">
            <text:p>2022-06-09 12:20:06.111321</text:p>
          </table:table-cell>
          <table:table-cell table:number-columns-repeated="6"/>
          <table:table-cell table:formula="of:=[.E389]/[.D389]" office:value-type="string" office:string-value="" calcext:value-type="error">
            <text:p>#DIV/0!</text:p>
          </table:table-cell>
          <table:table-cell table:formula="of:=[.J389]/[.K389]" office:value-type="float" office:value="1" calcext:value-type="float">
            <text:p>1</text:p>
          </table:table-cell>
          <table:table-cell table:formula="of:=COMBIN([.D389]-[.C389];[.E389])" office:value-type="float" office:value="1" calcext:value-type="float">
            <text:p>1</text:p>
          </table:table-cell>
          <table:table-cell table:formula="of:=COMBIN([.D389];[.E389]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 office:value-type="float" office:value="2687" calcext:value-type="float">
            <text:p>2687</text:p>
          </table:table-cell>
          <table:table-cell office:value-type="string" calcext:value-type="string">
            <text:p>0.05</text:p>
          </table:table-cell>
          <table:table-cell table:formula="of:=[.E390]/[.D390]" office:value-type="float" office:value="0.34375" calcext:value-type="float">
            <text:p>0,34375</text:p>
          </table:table-cell>
          <table:table-cell table:formula="of:=[.J390]/[.K390]" office:value-type="float" office:value="0.0434282434157801" calcext:value-type="float">
            <text:p>0,0434282434157801</text:p>
          </table:table-cell>
          <table:table-cell table:formula="of:=COMBIN([.D390]-[.C390];[.E390])" office:value-type="float" office:value="3489348548829780" calcext:value-type="float">
            <text:p>3489348548829780</text:p>
          </table:table-cell>
          <table:table-cell table:formula="of:=COMBIN([.D390];[.E390])" office:value-type="float" office:value="8.03474484432379E+016" calcext:value-type="float">
            <text:p>8,03474484432379E+016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office:value-type="float" office:value="4950" calcext:value-type="float">
            <text:p>4950</text:p>
          </table:table-cell>
          <table:table-cell office:value-type="string" calcext:value-type="string">
            <text:p>0.0101</text:p>
          </table:table-cell>
          <table:table-cell table:formula="of:=[.E391]/[.D391]" office:value-type="float" office:value="0.379310344827586" calcext:value-type="float">
            <text:p>0,379310344827586</text:p>
          </table:table-cell>
          <table:table-cell table:formula="of:=[.J391]/[.K391]" office:value-type="float" office:value="0.0481229097467155" calcext:value-type="float">
            <text:p>0,0481229097467155</text:p>
          </table:table-cell>
          <table:table-cell table:formula="of:=COMBIN([.D391]-[.C391];[.E391])" office:value-type="float" office:value="270533919634160" calcext:value-type="float">
            <text:p>270533919634160</text:p>
          </table:table-cell>
          <table:table-cell table:formula="of:=COMBIN([.D391];[.E391])" office:value-type="float" office:value="5621728217559088" calcext:value-type="float">
            <text:p>5621728217559088</text:p>
          </table:table-cell>
        </table:table-row>
        <table:table-row table:style-name="ro3" table:visibility="filter">
          <table:table-cell office:value-type="string" calcext:value-type="string">
            <text:p>2022-06-09 13:46:07.993887</text:p>
          </table:table-cell>
          <table:table-cell table:number-columns-repeated="6"/>
          <table:table-cell table:formula="of:=[.E392]/[.D392]" office:value-type="string" office:string-value="" calcext:value-type="error">
            <text:p>#DIV/0!</text:p>
          </table:table-cell>
          <table:table-cell table:formula="of:=[.J392]/[.K392]" office:value-type="float" office:value="1" calcext:value-type="float">
            <text:p>1</text:p>
          </table:table-cell>
          <table:table-cell table:formula="of:=COMBIN([.D392]-[.C392];[.E392])" office:value-type="float" office:value="1" calcext:value-type="float">
            <text:p>1</text:p>
          </table:table-cell>
          <table:table-cell table:formula="of:=COMBIN([.D392];[.E392])" office:value-type="float" office:value="1" calcext:value-type="float">
            <text:p>1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39" calcext:value-type="float">
            <text:p>39</text:p>
          </table:table-cell>
          <table:table-cell office:value-type="float" office:value="25" calcext:value-type="float">
            <text:p>25</text:p>
          </table:table-cell>
          <table:table-cell table:formula="of:=[.E393]/[.D393]" office:value-type="float" office:value="0.53125" calcext:value-type="float">
            <text:p>0,53125</text:p>
          </table:table-cell>
          <table:table-cell table:formula="of:=[.J393]/[.K393]" office:value-type="float" office:value="0.091733870967742" calcext:value-type="float">
            <text:p>0,091733870967742</text:p>
          </table:table-cell>
          <table:table-cell table:formula="of:=COMBIN([.D393]-[.C393];[.E393])" office:value-type="float" office:value="51895935" calcext:value-type="float">
            <text:p>51895935</text:p>
          </table:table-cell>
          <table:table-cell table:formula="of:=COMBIN([.D393];[.E393])" office:value-type="float" office:value="565722720" calcext:value-type="float">
            <text:p>565722720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263</text:p>
          </table:table-cell>
          <table:table-cell table:formula="of:=[.E394]/[.D394]" office:value-type="float" office:value="0.53125" calcext:value-type="float">
            <text:p>0,53125</text:p>
          </table:table-cell>
          <table:table-cell table:formula="of:=[.J394]/[.K394]" office:value-type="float" office:value="0.091733870967742" calcext:value-type="float">
            <text:p>0,091733870967742</text:p>
          </table:table-cell>
          <table:table-cell table:formula="of:=COMBIN([.D394]-[.C394];[.E394])" office:value-type="float" office:value="51895935" calcext:value-type="float">
            <text:p>51895935</text:p>
          </table:table-cell>
          <table:table-cell table:formula="of:=COMBIN([.D394];[.E394])" office:value-type="float" office:value="565722720" calcext:value-type="float">
            <text:p>565722720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455</text:p>
          </table:table-cell>
          <table:table-cell table:formula="of:=[.E395]/[.D395]" office:value-type="float" office:value="0.53125" calcext:value-type="float">
            <text:p>0,53125</text:p>
          </table:table-cell>
          <table:table-cell table:formula="of:=[.J395]/[.K395]" office:value-type="float" office:value="0.091733870967742" calcext:value-type="float">
            <text:p>0,091733870967742</text:p>
          </table:table-cell>
          <table:table-cell table:formula="of:=COMBIN([.D395]-[.C395];[.E395])" office:value-type="float" office:value="51895935" calcext:value-type="float">
            <text:p>51895935</text:p>
          </table:table-cell>
          <table:table-cell table:formula="of:=COMBIN([.D395];[.E395])" office:value-type="float" office:value="565722720" calcext:value-type="float">
            <text:p>565722720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0.0213</text:p>
          </table:table-cell>
          <table:table-cell table:formula="of:=[.E396]/[.D396]" office:value-type="float" office:value="0.53125" calcext:value-type="float">
            <text:p>0,53125</text:p>
          </table:table-cell>
          <table:table-cell table:formula="of:=[.J396]/[.K396]" office:value-type="float" office:value="0.091733870967742" calcext:value-type="float">
            <text:p>0,091733870967742</text:p>
          </table:table-cell>
          <table:table-cell table:formula="of:=COMBIN([.D396]-[.C396];[.E396])" office:value-type="float" office:value="51895935" calcext:value-type="float">
            <text:p>51895935</text:p>
          </table:table-cell>
          <table:table-cell table:formula="of:=COMBIN([.D396];[.E396])" office:value-type="float" office:value="565722720" calcext:value-type="float">
            <text:p>565722720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667</text:p>
          </table:table-cell>
          <table:table-cell table:formula="of:=[.E397]/[.D397]" office:value-type="float" office:value="0.53125" calcext:value-type="float">
            <text:p>0,53125</text:p>
          </table:table-cell>
          <table:table-cell table:formula="of:=[.J397]/[.K397]" office:value-type="float" office:value="0.091733870967742" calcext:value-type="float">
            <text:p>0,091733870967742</text:p>
          </table:table-cell>
          <table:table-cell table:formula="of:=COMBIN([.D397]-[.C397];[.E397])" office:value-type="float" office:value="51895935" calcext:value-type="float">
            <text:p>51895935</text:p>
          </table:table-cell>
          <table:table-cell table:formula="of:=COMBIN([.D397];[.E397])" office:value-type="float" office:value="565722720" calcext:value-type="float">
            <text:p>565722720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278</text:p>
          </table:table-cell>
          <table:table-cell table:formula="of:=[.E398]/[.D398]" office:value-type="float" office:value="0.53125" calcext:value-type="float">
            <text:p>0,53125</text:p>
          </table:table-cell>
          <table:table-cell table:formula="of:=[.J398]/[.K398]" office:value-type="float" office:value="0.091733870967742" calcext:value-type="float">
            <text:p>0,091733870967742</text:p>
          </table:table-cell>
          <table:table-cell table:formula="of:=COMBIN([.D398]-[.C398];[.E398])" office:value-type="float" office:value="51895935" calcext:value-type="float">
            <text:p>51895935</text:p>
          </table:table-cell>
          <table:table-cell table:formula="of:=COMBIN([.D398];[.E398])" office:value-type="float" office:value="565722720" calcext:value-type="float">
            <text:p>565722720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1429</text:p>
          </table:table-cell>
          <table:table-cell table:formula="of:=[.E399]/[.D399]" office:value-type="float" office:value="0.53125" calcext:value-type="float">
            <text:p>0,53125</text:p>
          </table:table-cell>
          <table:table-cell table:formula="of:=[.J399]/[.K399]" office:value-type="float" office:value="0.091733870967742" calcext:value-type="float">
            <text:p>0,091733870967742</text:p>
          </table:table-cell>
          <table:table-cell table:formula="of:=COMBIN([.D399]-[.C399];[.E399])" office:value-type="float" office:value="51895935" calcext:value-type="float">
            <text:p>51895935</text:p>
          </table:table-cell>
          <table:table-cell table:formula="of:=COMBIN([.D399];[.E399])" office:value-type="float" office:value="565722720" calcext:value-type="float">
            <text:p>565722720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769</text:p>
          </table:table-cell>
          <table:table-cell table:formula="of:=[.E400]/[.D400]" office:value-type="float" office:value="0.53125" calcext:value-type="float">
            <text:p>0,53125</text:p>
          </table:table-cell>
          <table:table-cell table:formula="of:=[.J400]/[.K400]" office:value-type="float" office:value="0.091733870967742" calcext:value-type="float">
            <text:p>0,091733870967742</text:p>
          </table:table-cell>
          <table:table-cell table:formula="of:=COMBIN([.D400]-[.C400];[.E400])" office:value-type="float" office:value="51895935" calcext:value-type="float">
            <text:p>51895935</text:p>
          </table:table-cell>
          <table:table-cell table:formula="of:=COMBIN([.D400];[.E400])" office:value-type="float" office:value="565722720" calcext:value-type="float">
            <text:p>565722720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1111</text:p>
          </table:table-cell>
          <table:table-cell table:formula="of:=[.E401]/[.D401]" office:value-type="float" office:value="0.53125" calcext:value-type="float">
            <text:p>0,53125</text:p>
          </table:table-cell>
          <table:table-cell table:formula="of:=[.J401]/[.K401]" office:value-type="float" office:value="0.091733870967742" calcext:value-type="float">
            <text:p>0,091733870967742</text:p>
          </table:table-cell>
          <table:table-cell table:formula="of:=COMBIN([.D401]-[.C401];[.E401])" office:value-type="float" office:value="51895935" calcext:value-type="float">
            <text:p>51895935</text:p>
          </table:table-cell>
          <table:table-cell table:formula="of:=COMBIN([.D401];[.E401])" office:value-type="float" office:value="565722720" calcext:value-type="float">
            <text:p>565722720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1</text:p>
          </table:table-cell>
          <table:table-cell table:formula="of:=[.E402]/[.D402]" office:value-type="float" office:value="0.53125" calcext:value-type="float">
            <text:p>0,53125</text:p>
          </table:table-cell>
          <table:table-cell table:formula="of:=[.J402]/[.K402]" office:value-type="float" office:value="0.091733870967742" calcext:value-type="float">
            <text:p>0,091733870967742</text:p>
          </table:table-cell>
          <table:table-cell table:formula="of:=COMBIN([.D402]-[.C402];[.E402])" office:value-type="float" office:value="51895935" calcext:value-type="float">
            <text:p>51895935</text:p>
          </table:table-cell>
          <table:table-cell table:formula="of:=COMBIN([.D402];[.E402])" office:value-type="float" office:value="565722720" calcext:value-type="float">
            <text:p>565722720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99" calcext:value-type="float">
            <text:p>99</text:p>
          </table:table-cell>
          <table:table-cell office:value-type="float" office:value="11" calcext:value-type="float">
            <text:p>11</text:p>
          </table:table-cell>
          <table:table-cell table:formula="of:=[.E403]/[.D403]" office:value-type="float" office:value="0.53125" calcext:value-type="float">
            <text:p>0,53125</text:p>
          </table:table-cell>
          <table:table-cell table:formula="of:=[.J403]/[.K403]" office:value-type="float" office:value="0.091733870967742" calcext:value-type="float">
            <text:p>0,091733870967742</text:p>
          </table:table-cell>
          <table:table-cell table:formula="of:=COMBIN([.D403]-[.C403];[.E403])" office:value-type="float" office:value="51895935" calcext:value-type="float">
            <text:p>51895935</text:p>
          </table:table-cell>
          <table:table-cell table:formula="of:=COMBIN([.D403];[.E403])" office:value-type="float" office:value="565722720" calcext:value-type="float">
            <text:p>565722720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4</text:p>
          </table:table-cell>
          <table:table-cell table:formula="of:=[.E404]/[.D404]" office:value-type="float" office:value="0.53125" calcext:value-type="float">
            <text:p>0,53125</text:p>
          </table:table-cell>
          <table:table-cell table:formula="of:=[.J404]/[.K404]" office:value-type="float" office:value="0.091733870967742" calcext:value-type="float">
            <text:p>0,091733870967742</text:p>
          </table:table-cell>
          <table:table-cell table:formula="of:=COMBIN([.D404]-[.C404];[.E404])" office:value-type="float" office:value="51895935" calcext:value-type="float">
            <text:p>51895935</text:p>
          </table:table-cell>
          <table:table-cell table:formula="of:=COMBIN([.D404];[.E404])" office:value-type="float" office:value="565722720" calcext:value-type="float">
            <text:p>565722720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5</text:p>
          </table:table-cell>
          <table:table-cell table:formula="of:=[.E405]/[.D405]" office:value-type="float" office:value="0.53125" calcext:value-type="float">
            <text:p>0,53125</text:p>
          </table:table-cell>
          <table:table-cell table:formula="of:=[.J405]/[.K405]" office:value-type="float" office:value="0.091733870967742" calcext:value-type="float">
            <text:p>0,091733870967742</text:p>
          </table:table-cell>
          <table:table-cell table:formula="of:=COMBIN([.D405]-[.C405];[.E405])" office:value-type="float" office:value="51895935" calcext:value-type="float">
            <text:p>51895935</text:p>
          </table:table-cell>
          <table:table-cell table:formula="of:=COMBIN([.D405];[.E405])" office:value-type="float" office:value="565722720" calcext:value-type="float">
            <text:p>565722720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68" calcext:value-type="float">
            <text:p>68</text:p>
          </table:table-cell>
          <table:table-cell office:value-type="string" calcext:value-type="string">
            <text:p>0.0164</text:p>
          </table:table-cell>
          <table:table-cell table:formula="of:=[.E406]/[.D406]" office:value-type="float" office:value="0.53125" calcext:value-type="float">
            <text:p>0,53125</text:p>
          </table:table-cell>
          <table:table-cell table:formula="of:=[.J406]/[.K406]" office:value-type="float" office:value="0.091733870967742" calcext:value-type="float">
            <text:p>0,091733870967742</text:p>
          </table:table-cell>
          <table:table-cell table:formula="of:=COMBIN([.D406]-[.C406];[.E406])" office:value-type="float" office:value="51895935" calcext:value-type="float">
            <text:p>51895935</text:p>
          </table:table-cell>
          <table:table-cell table:formula="of:=COMBIN([.D406];[.E406])" office:value-type="float" office:value="565722720" calcext:value-type="float">
            <text:p>565722720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0" calcext:value-type="float">
            <text:p>10</text:p>
          </table:table-cell>
          <table:table-cell office:value-type="float" office:value="125" calcext:value-type="float">
            <text:p>125</text:p>
          </table:table-cell>
          <table:table-cell table:formula="of:=[.E407]/[.D407]" office:value-type="float" office:value="0.53125" calcext:value-type="float">
            <text:p>0,53125</text:p>
          </table:table-cell>
          <table:table-cell table:formula="of:=[.J407]/[.K407]" office:value-type="float" office:value="0.091733870967742" calcext:value-type="float">
            <text:p>0,091733870967742</text:p>
          </table:table-cell>
          <table:table-cell table:formula="of:=COMBIN([.D407]-[.C407];[.E407])" office:value-type="float" office:value="51895935" calcext:value-type="float">
            <text:p>51895935</text:p>
          </table:table-cell>
          <table:table-cell table:formula="of:=COMBIN([.D407];[.E407])" office:value-type="float" office:value="565722720" calcext:value-type="float">
            <text:p>565722720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4</text:p>
          </table:table-cell>
          <table:table-cell table:formula="of:=[.E408]/[.D408]" office:value-type="float" office:value="0.53125" calcext:value-type="float">
            <text:p>0,53125</text:p>
          </table:table-cell>
          <table:table-cell table:formula="of:=[.J408]/[.K408]" office:value-type="float" office:value="0.091733870967742" calcext:value-type="float">
            <text:p>0,091733870967742</text:p>
          </table:table-cell>
          <table:table-cell table:formula="of:=COMBIN([.D408]-[.C408];[.E408])" office:value-type="float" office:value="51895935" calcext:value-type="float">
            <text:p>51895935</text:p>
          </table:table-cell>
          <table:table-cell table:formula="of:=COMBIN([.D408];[.E408])" office:value-type="float" office:value="565722720" calcext:value-type="float">
            <text:p>565722720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769</text:p>
          </table:table-cell>
          <table:table-cell table:formula="of:=[.E409]/[.D409]" office:value-type="float" office:value="0.53125" calcext:value-type="float">
            <text:p>0,53125</text:p>
          </table:table-cell>
          <table:table-cell table:formula="of:=[.J409]/[.K409]" office:value-type="float" office:value="0.091733870967742" calcext:value-type="float">
            <text:p>0,091733870967742</text:p>
          </table:table-cell>
          <table:table-cell table:formula="of:=COMBIN([.D409]-[.C409];[.E409])" office:value-type="float" office:value="51895935" calcext:value-type="float">
            <text:p>51895935</text:p>
          </table:table-cell>
          <table:table-cell table:formula="of:=COMBIN([.D409];[.E409])" office:value-type="float" office:value="565722720" calcext:value-type="float">
            <text:p>565722720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588</text:p>
          </table:table-cell>
          <table:table-cell table:formula="of:=[.E410]/[.D410]" office:value-type="float" office:value="0.53125" calcext:value-type="float">
            <text:p>0,53125</text:p>
          </table:table-cell>
          <table:table-cell table:formula="of:=[.J410]/[.K410]" office:value-type="float" office:value="0.091733870967742" calcext:value-type="float">
            <text:p>0,091733870967742</text:p>
          </table:table-cell>
          <table:table-cell table:formula="of:=COMBIN([.D410]-[.C410];[.E410])" office:value-type="float" office:value="51895935" calcext:value-type="float">
            <text:p>51895935</text:p>
          </table:table-cell>
          <table:table-cell table:formula="of:=COMBIN([.D410];[.E410])" office:value-type="float" office:value="565722720" calcext:value-type="float">
            <text:p>565722720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556</text:p>
          </table:table-cell>
          <table:table-cell table:formula="of:=[.E411]/[.D411]" office:value-type="float" office:value="0.53125" calcext:value-type="float">
            <text:p>0,53125</text:p>
          </table:table-cell>
          <table:table-cell table:formula="of:=[.J411]/[.K411]" office:value-type="float" office:value="0.091733870967742" calcext:value-type="float">
            <text:p>0,091733870967742</text:p>
          </table:table-cell>
          <table:table-cell table:formula="of:=COMBIN([.D411]-[.C411];[.E411])" office:value-type="float" office:value="51895935" calcext:value-type="float">
            <text:p>51895935</text:p>
          </table:table-cell>
          <table:table-cell table:formula="of:=COMBIN([.D411];[.E411])" office:value-type="float" office:value="565722720" calcext:value-type="float">
            <text:p>565722720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0.0213</text:p>
          </table:table-cell>
          <table:table-cell table:formula="of:=[.E412]/[.D412]" office:value-type="float" office:value="0.53125" calcext:value-type="float">
            <text:p>0,53125</text:p>
          </table:table-cell>
          <table:table-cell table:formula="of:=[.J412]/[.K412]" office:value-type="float" office:value="0.091733870967742" calcext:value-type="float">
            <text:p>0,091733870967742</text:p>
          </table:table-cell>
          <table:table-cell table:formula="of:=COMBIN([.D412]-[.C412];[.E412])" office:value-type="float" office:value="51895935" calcext:value-type="float">
            <text:p>51895935</text:p>
          </table:table-cell>
          <table:table-cell table:formula="of:=COMBIN([.D412];[.E412])" office:value-type="float" office:value="565722720" calcext:value-type="float">
            <text:p>565722720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345</text:p>
          </table:table-cell>
          <table:table-cell table:formula="of:=[.E413]/[.D413]" office:value-type="float" office:value="0.53125" calcext:value-type="float">
            <text:p>0,53125</text:p>
          </table:table-cell>
          <table:table-cell table:formula="of:=[.J413]/[.K413]" office:value-type="float" office:value="0.091733870967742" calcext:value-type="float">
            <text:p>0,091733870967742</text:p>
          </table:table-cell>
          <table:table-cell table:formula="of:=COMBIN([.D413]-[.C413];[.E413])" office:value-type="float" office:value="51895935" calcext:value-type="float">
            <text:p>51895935</text:p>
          </table:table-cell>
          <table:table-cell table:formula="of:=COMBIN([.D413];[.E413])" office:value-type="float" office:value="565722720" calcext:value-type="float">
            <text:p>565722720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3333</text:p>
          </table:table-cell>
          <table:table-cell table:formula="of:=[.E414]/[.D414]" office:value-type="float" office:value="0.53125" calcext:value-type="float">
            <text:p>0,53125</text:p>
          </table:table-cell>
          <table:table-cell table:formula="of:=[.J414]/[.K414]" office:value-type="float" office:value="0.091733870967742" calcext:value-type="float">
            <text:p>0,091733870967742</text:p>
          </table:table-cell>
          <table:table-cell table:formula="of:=COMBIN([.D414]-[.C414];[.E414])" office:value-type="float" office:value="51895935" calcext:value-type="float">
            <text:p>51895935</text:p>
          </table:table-cell>
          <table:table-cell table:formula="of:=COMBIN([.D414];[.E414])" office:value-type="float" office:value="565722720" calcext:value-type="float">
            <text:p>565722720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0118</text:p>
          </table:table-cell>
          <table:table-cell table:formula="of:=[.E415]/[.D415]" office:value-type="float" office:value="0.53125" calcext:value-type="float">
            <text:p>0,53125</text:p>
          </table:table-cell>
          <table:table-cell table:formula="of:=[.J415]/[.K415]" office:value-type="float" office:value="0.091733870967742" calcext:value-type="float">
            <text:p>0,091733870967742</text:p>
          </table:table-cell>
          <table:table-cell table:formula="of:=COMBIN([.D415]-[.C415];[.E415])" office:value-type="float" office:value="51895935" calcext:value-type="float">
            <text:p>51895935</text:p>
          </table:table-cell>
          <table:table-cell table:formula="of:=COMBIN([.D415];[.E415])" office:value-type="float" office:value="565722720" calcext:value-type="float">
            <text:p>565722720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5</text:p>
          </table:table-cell>
          <table:table-cell table:formula="of:=[.E416]/[.D416]" office:value-type="float" office:value="0.53125" calcext:value-type="float">
            <text:p>0,53125</text:p>
          </table:table-cell>
          <table:table-cell table:formula="of:=[.J416]/[.K416]" office:value-type="float" office:value="0.091733870967742" calcext:value-type="float">
            <text:p>0,091733870967742</text:p>
          </table:table-cell>
          <table:table-cell table:formula="of:=COMBIN([.D416]-[.C416];[.E416])" office:value-type="float" office:value="51895935" calcext:value-type="float">
            <text:p>51895935</text:p>
          </table:table-cell>
          <table:table-cell table:formula="of:=COMBIN([.D416];[.E416])" office:value-type="float" office:value="565722720" calcext:value-type="float">
            <text:p>565722720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25</text:p>
          </table:table-cell>
          <table:table-cell table:formula="of:=[.E417]/[.D417]" office:value-type="float" office:value="0.53125" calcext:value-type="float">
            <text:p>0,53125</text:p>
          </table:table-cell>
          <table:table-cell table:formula="of:=[.J417]/[.K417]" office:value-type="float" office:value="0.091733870967742" calcext:value-type="float">
            <text:p>0,091733870967742</text:p>
          </table:table-cell>
          <table:table-cell table:formula="of:=COMBIN([.D417]-[.C417];[.E417])" office:value-type="float" office:value="51895935" calcext:value-type="float">
            <text:p>51895935</text:p>
          </table:table-cell>
          <table:table-cell table:formula="of:=COMBIN([.D417];[.E417])" office:value-type="float" office:value="565722720" calcext:value-type="float">
            <text:p>565722720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1.0</text:p>
          </table:table-cell>
          <table:table-cell table:formula="of:=[.E418]/[.D418]" office:value-type="float" office:value="0.53125" calcext:value-type="float">
            <text:p>0,53125</text:p>
          </table:table-cell>
          <table:table-cell table:formula="of:=[.J418]/[.K418]" office:value-type="float" office:value="0.091733870967742" calcext:value-type="float">
            <text:p>0,091733870967742</text:p>
          </table:table-cell>
          <table:table-cell table:formula="of:=COMBIN([.D418]-[.C418];[.E418])" office:value-type="float" office:value="51895935" calcext:value-type="float">
            <text:p>51895935</text:p>
          </table:table-cell>
          <table:table-cell table:formula="of:=COMBIN([.D418];[.E418])" office:value-type="float" office:value="565722720" calcext:value-type="float">
            <text:p>565722720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office:value-type="float" office:value="1412" calcext:value-type="float">
            <text:p>1412</text:p>
          </table:table-cell>
          <table:table-cell office:value-type="string" calcext:value-type="string">
            <text:p>0.0312</text:p>
          </table:table-cell>
          <table:table-cell table:formula="of:=[.E419]/[.D419]" office:value-type="float" office:value="0.379310344827586" calcext:value-type="float">
            <text:p>0,379310344827586</text:p>
          </table:table-cell>
          <table:table-cell table:formula="of:=[.J419]/[.K419]" office:value-type="float" office:value="0.0481229097467155" calcext:value-type="float">
            <text:p>0,0481229097467155</text:p>
          </table:table-cell>
          <table:table-cell table:formula="of:=COMBIN([.D419]-[.C419];[.E419])" office:value-type="float" office:value="270533919634160" calcext:value-type="float">
            <text:p>270533919634160</text:p>
          </table:table-cell>
          <table:table-cell table:formula="of:=COMBIN([.D419];[.E419])" office:value-type="float" office:value="5621728217559088" calcext:value-type="float">
            <text:p>5621728217559088</text:p>
          </table:table-cell>
        </table:table-row>
        <table:table-row table:style-name="ro3" table:visibility="filter">
          <table:table-cell office:value-type="string" calcext:value-type="string">
            <text:p>2022-06-09 13:58:58.613234</text:p>
          </table:table-cell>
          <table:table-cell table:number-columns-repeated="6"/>
          <table:table-cell table:formula="of:=[.E420]/[.D420]" office:value-type="string" office:string-value="" calcext:value-type="error">
            <text:p>#DIV/0!</text:p>
          </table:table-cell>
          <table:table-cell table:formula="of:=[.J420]/[.K420]" office:value-type="float" office:value="1" calcext:value-type="float">
            <text:p>1</text:p>
          </table:table-cell>
          <table:table-cell table:formula="of:=COMBIN([.D420]-[.C420];[.E420])" office:value-type="float" office:value="1" calcext:value-type="float">
            <text:p>1</text:p>
          </table:table-cell>
          <table:table-cell table:formula="of:=COMBIN([.D420];[.E420])" office:value-type="float" office:value="1" calcext:value-type="float">
            <text:p>1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1667</text:p>
          </table:table-cell>
          <table:table-cell table:formula="of:=[.E421]/[.D421]" office:value-type="float" office:value="0.6875" calcext:value-type="float">
            <text:p>0,6875</text:p>
          </table:table-cell>
          <table:table-cell table:formula="of:=[.J421]/[.K421]" office:value-type="float" office:value="0.0907258064516129" calcext:value-type="float">
            <text:p>0,0907258064516129</text:p>
          </table:table-cell>
          <table:table-cell table:formula="of:=COMBIN([.D421]-[.C421];[.E421])" office:value-type="float" office:value="5852925" calcext:value-type="float">
            <text:p>5852925</text:p>
          </table:table-cell>
          <table:table-cell table:formula="of:=COMBIN([.D421];[.E421])" office:value-type="float" office:value="64512240" calcext:value-type="float">
            <text:p>64512240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</text:p>
          </table:table-cell>
          <table:table-cell table:formula="of:=[.E422]/[.D422]" office:value-type="float" office:value="0.6875" calcext:value-type="float">
            <text:p>0,6875</text:p>
          </table:table-cell>
          <table:table-cell table:formula="of:=[.J422]/[.K422]" office:value-type="float" office:value="0.0907258064516129" calcext:value-type="float">
            <text:p>0,0907258064516129</text:p>
          </table:table-cell>
          <table:table-cell table:formula="of:=COMBIN([.D422]-[.C422];[.E422])" office:value-type="float" office:value="5852925" calcext:value-type="float">
            <text:p>5852925</text:p>
          </table:table-cell>
          <table:table-cell table:formula="of:=COMBIN([.D422];[.E422])" office:value-type="float" office:value="64512240" calcext:value-type="float">
            <text:p>64512240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4</text:p>
          </table:table-cell>
          <table:table-cell table:formula="of:=[.E423]/[.D423]" office:value-type="float" office:value="0.53125" calcext:value-type="float">
            <text:p>0,53125</text:p>
          </table:table-cell>
          <table:table-cell table:formula="of:=[.J423]/[.K423]" office:value-type="float" office:value="0.091733870967742" calcext:value-type="float">
            <text:p>0,091733870967742</text:p>
          </table:table-cell>
          <table:table-cell table:formula="of:=COMBIN([.D423]-[.C423];[.E423])" office:value-type="float" office:value="51895935" calcext:value-type="float">
            <text:p>51895935</text:p>
          </table:table-cell>
          <table:table-cell table:formula="of:=COMBIN([.D423];[.E423])" office:value-type="float" office:value="565722720" calcext:value-type="float">
            <text:p>565722720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385</text:p>
          </table:table-cell>
          <table:table-cell table:formula="of:=[.E424]/[.D424]" office:value-type="float" office:value="0.6875" calcext:value-type="float">
            <text:p>0,6875</text:p>
          </table:table-cell>
          <table:table-cell table:formula="of:=[.J424]/[.K424]" office:value-type="float" office:value="0.0907258064516129" calcext:value-type="float">
            <text:p>0,0907258064516129</text:p>
          </table:table-cell>
          <table:table-cell table:formula="of:=COMBIN([.D424]-[.C424];[.E424])" office:value-type="float" office:value="5852925" calcext:value-type="float">
            <text:p>5852925</text:p>
          </table:table-cell>
          <table:table-cell table:formula="of:=COMBIN([.D424];[.E424])" office:value-type="float" office:value="64512240" calcext:value-type="float">
            <text:p>64512240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263</text:p>
          </table:table-cell>
          <table:table-cell table:formula="of:=[.E425]/[.D425]" office:value-type="float" office:value="0.6875" calcext:value-type="float">
            <text:p>0,6875</text:p>
          </table:table-cell>
          <table:table-cell table:formula="of:=[.J425]/[.K425]" office:value-type="float" office:value="0.0907258064516129" calcext:value-type="float">
            <text:p>0,0907258064516129</text:p>
          </table:table-cell>
          <table:table-cell table:formula="of:=COMBIN([.D425]-[.C425];[.E425])" office:value-type="float" office:value="5852925" calcext:value-type="float">
            <text:p>5852925</text:p>
          </table:table-cell>
          <table:table-cell table:formula="of:=COMBIN([.D425];[.E425])" office:value-type="float" office:value="64512240" calcext:value-type="float">
            <text:p>64512240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float" office:value="37" calcext:value-type="float">
            <text:p>37</text:p>
          </table:table-cell>
          <table:table-cell table:formula="of:=[.E426]/[.D426]" office:value-type="float" office:value="0.6875" calcext:value-type="float">
            <text:p>0,6875</text:p>
          </table:table-cell>
          <table:table-cell table:formula="of:=[.J426]/[.K426]" office:value-type="float" office:value="0.0907258064516129" calcext:value-type="float">
            <text:p>0,0907258064516129</text:p>
          </table:table-cell>
          <table:table-cell table:formula="of:=COMBIN([.D426]-[.C426];[.E426])" office:value-type="float" office:value="5852925" calcext:value-type="float">
            <text:p>5852925</text:p>
          </table:table-cell>
          <table:table-cell table:formula="of:=COMBIN([.D426];[.E426])" office:value-type="float" office:value="64512240" calcext:value-type="float">
            <text:p>64512240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</text:p>
          </table:table-cell>
          <table:table-cell table:formula="of:=[.E427]/[.D427]" office:value-type="float" office:value="0.6875" calcext:value-type="float">
            <text:p>0,6875</text:p>
          </table:table-cell>
          <table:table-cell table:formula="of:=[.J427]/[.K427]" office:value-type="float" office:value="0.0907258064516129" calcext:value-type="float">
            <text:p>0,0907258064516129</text:p>
          </table:table-cell>
          <table:table-cell table:formula="of:=COMBIN([.D427]-[.C427];[.E427])" office:value-type="float" office:value="5852925" calcext:value-type="float">
            <text:p>5852925</text:p>
          </table:table-cell>
          <table:table-cell table:formula="of:=COMBIN([.D427];[.E427])" office:value-type="float" office:value="64512240" calcext:value-type="float">
            <text:p>64512240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714</text:p>
          </table:table-cell>
          <table:table-cell table:formula="of:=[.E428]/[.D428]" office:value-type="float" office:value="0.6875" calcext:value-type="float">
            <text:p>0,6875</text:p>
          </table:table-cell>
          <table:table-cell table:formula="of:=[.J428]/[.K428]" office:value-type="float" office:value="0.0907258064516129" calcext:value-type="float">
            <text:p>0,0907258064516129</text:p>
          </table:table-cell>
          <table:table-cell table:formula="of:=COMBIN([.D428]-[.C428];[.E428])" office:value-type="float" office:value="5852925" calcext:value-type="float">
            <text:p>5852925</text:p>
          </table:table-cell>
          <table:table-cell table:formula="of:=COMBIN([.D428];[.E428])" office:value-type="float" office:value="64512240" calcext:value-type="float">
            <text:p>64512240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139</text:p>
          </table:table-cell>
          <table:table-cell table:formula="of:=[.E429]/[.D429]" office:value-type="float" office:value="0.6875" calcext:value-type="float">
            <text:p>0,6875</text:p>
          </table:table-cell>
          <table:table-cell table:formula="of:=[.J429]/[.K429]" office:value-type="float" office:value="0.0907258064516129" calcext:value-type="float">
            <text:p>0,0907258064516129</text:p>
          </table:table-cell>
          <table:table-cell table:formula="of:=COMBIN([.D429]-[.C429];[.E429])" office:value-type="float" office:value="5852925" calcext:value-type="float">
            <text:p>5852925</text:p>
          </table:table-cell>
          <table:table-cell table:formula="of:=COMBIN([.D429];[.E429])" office:value-type="float" office:value="64512240" calcext:value-type="float">
            <text:p>64512240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5</text:p>
          </table:table-cell>
          <table:table-cell table:formula="of:=[.E430]/[.D430]" office:value-type="float" office:value="0.6875" calcext:value-type="float">
            <text:p>0,6875</text:p>
          </table:table-cell>
          <table:table-cell table:formula="of:=[.J430]/[.K430]" office:value-type="float" office:value="0.0907258064516129" calcext:value-type="float">
            <text:p>0,0907258064516129</text:p>
          </table:table-cell>
          <table:table-cell table:formula="of:=COMBIN([.D430]-[.C430];[.E430])" office:value-type="float" office:value="5852925" calcext:value-type="float">
            <text:p>5852925</text:p>
          </table:table-cell>
          <table:table-cell table:formula="of:=COMBIN([.D430];[.E430])" office:value-type="float" office:value="64512240" calcext:value-type="float">
            <text:p>64512240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189</text:p>
          </table:table-cell>
          <table:table-cell table:formula="of:=[.E431]/[.D431]" office:value-type="float" office:value="0.6875" calcext:value-type="float">
            <text:p>0,6875</text:p>
          </table:table-cell>
          <table:table-cell table:formula="of:=[.J431]/[.K431]" office:value-type="float" office:value="0.0907258064516129" calcext:value-type="float">
            <text:p>0,0907258064516129</text:p>
          </table:table-cell>
          <table:table-cell table:formula="of:=COMBIN([.D431]-[.C431];[.E431])" office:value-type="float" office:value="5852925" calcext:value-type="float">
            <text:p>5852925</text:p>
          </table:table-cell>
          <table:table-cell table:formula="of:=COMBIN([.D431];[.E431])" office:value-type="float" office:value="64512240" calcext:value-type="float">
            <text:p>64512240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</text:p>
          </table:table-cell>
          <table:table-cell table:formula="of:=[.E432]/[.D432]" office:value-type="float" office:value="0.6875" calcext:value-type="float">
            <text:p>0,6875</text:p>
          </table:table-cell>
          <table:table-cell table:formula="of:=[.J432]/[.K432]" office:value-type="float" office:value="0.0907258064516129" calcext:value-type="float">
            <text:p>0,0907258064516129</text:p>
          </table:table-cell>
          <table:table-cell table:formula="of:=COMBIN([.D432]-[.C432];[.E432])" office:value-type="float" office:value="5852925" calcext:value-type="float">
            <text:p>5852925</text:p>
          </table:table-cell>
          <table:table-cell table:formula="of:=COMBIN([.D432];[.E432])" office:value-type="float" office:value="64512240" calcext:value-type="float">
            <text:p>64512240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333</text:p>
          </table:table-cell>
          <table:table-cell table:formula="of:=[.E433]/[.D433]" office:value-type="float" office:value="0.6875" calcext:value-type="float">
            <text:p>0,6875</text:p>
          </table:table-cell>
          <table:table-cell table:formula="of:=[.J433]/[.K433]" office:value-type="float" office:value="0.0907258064516129" calcext:value-type="float">
            <text:p>0,0907258064516129</text:p>
          </table:table-cell>
          <table:table-cell table:formula="of:=COMBIN([.D433]-[.C433];[.E433])" office:value-type="float" office:value="5852925" calcext:value-type="float">
            <text:p>5852925</text:p>
          </table:table-cell>
          <table:table-cell table:formula="of:=COMBIN([.D433];[.E433])" office:value-type="float" office:value="64512240" calcext:value-type="float">
            <text:p>64512240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0.0192</text:p>
          </table:table-cell>
          <table:table-cell table:formula="of:=[.E434]/[.D434]" office:value-type="float" office:value="0.53125" calcext:value-type="float">
            <text:p>0,53125</text:p>
          </table:table-cell>
          <table:table-cell table:formula="of:=[.J434]/[.K434]" office:value-type="float" office:value="0.091733870967742" calcext:value-type="float">
            <text:p>0,091733870967742</text:p>
          </table:table-cell>
          <table:table-cell table:formula="of:=COMBIN([.D434]-[.C434];[.E434])" office:value-type="float" office:value="51895935" calcext:value-type="float">
            <text:p>51895935</text:p>
          </table:table-cell>
          <table:table-cell table:formula="of:=COMBIN([.D434];[.E434])" office:value-type="float" office:value="565722720" calcext:value-type="float">
            <text:p>565722720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714</text:p>
          </table:table-cell>
          <table:table-cell table:formula="of:=[.E435]/[.D435]" office:value-type="float" office:value="0.6875" calcext:value-type="float">
            <text:p>0,6875</text:p>
          </table:table-cell>
          <table:table-cell table:formula="of:=[.J435]/[.K435]" office:value-type="float" office:value="0.0907258064516129" calcext:value-type="float">
            <text:p>0,0907258064516129</text:p>
          </table:table-cell>
          <table:table-cell table:formula="of:=COMBIN([.D435]-[.C435];[.E435])" office:value-type="float" office:value="5852925" calcext:value-type="float">
            <text:p>5852925</text:p>
          </table:table-cell>
          <table:table-cell table:formula="of:=COMBIN([.D435];[.E435])" office:value-type="float" office:value="64512240" calcext:value-type="float">
            <text:p>64512240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526</text:p>
          </table:table-cell>
          <table:table-cell table:formula="of:=[.E436]/[.D436]" office:value-type="float" office:value="0.6875" calcext:value-type="float">
            <text:p>0,6875</text:p>
          </table:table-cell>
          <table:table-cell table:formula="of:=[.J436]/[.K436]" office:value-type="float" office:value="0.0907258064516129" calcext:value-type="float">
            <text:p>0,0907258064516129</text:p>
          </table:table-cell>
          <table:table-cell table:formula="of:=COMBIN([.D436]-[.C436];[.E436])" office:value-type="float" office:value="5852925" calcext:value-type="float">
            <text:p>5852925</text:p>
          </table:table-cell>
          <table:table-cell table:formula="of:=COMBIN([.D436];[.E436])" office:value-type="float" office:value="64512240" calcext:value-type="float">
            <text:p>64512240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1429</text:p>
          </table:table-cell>
          <table:table-cell table:formula="of:=[.E437]/[.D437]" office:value-type="float" office:value="0.6875" calcext:value-type="float">
            <text:p>0,6875</text:p>
          </table:table-cell>
          <table:table-cell table:formula="of:=[.J437]/[.K437]" office:value-type="float" office:value="0.0907258064516129" calcext:value-type="float">
            <text:p>0,0907258064516129</text:p>
          </table:table-cell>
          <table:table-cell table:formula="of:=COMBIN([.D437]-[.C437];[.E437])" office:value-type="float" office:value="5852925" calcext:value-type="float">
            <text:p>5852925</text:p>
          </table:table-cell>
          <table:table-cell table:formula="of:=COMBIN([.D437];[.E437])" office:value-type="float" office:value="64512240" calcext:value-type="float">
            <text:p>64512240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233</text:p>
          </table:table-cell>
          <table:table-cell table:formula="of:=[.E438]/[.D438]" office:value-type="float" office:value="0.6875" calcext:value-type="float">
            <text:p>0,6875</text:p>
          </table:table-cell>
          <table:table-cell table:formula="of:=[.J438]/[.K438]" office:value-type="float" office:value="0.0907258064516129" calcext:value-type="float">
            <text:p>0,0907258064516129</text:p>
          </table:table-cell>
          <table:table-cell table:formula="of:=COMBIN([.D438]-[.C438];[.E438])" office:value-type="float" office:value="5852925" calcext:value-type="float">
            <text:p>5852925</text:p>
          </table:table-cell>
          <table:table-cell table:formula="of:=COMBIN([.D438];[.E438])" office:value-type="float" office:value="64512240" calcext:value-type="float">
            <text:p>64512240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1.0</text:p>
          </table:table-cell>
          <table:table-cell table:formula="of:=[.E439]/[.D439]" office:value-type="float" office:value="0.6875" calcext:value-type="float">
            <text:p>0,6875</text:p>
          </table:table-cell>
          <table:table-cell table:formula="of:=[.J439]/[.K439]" office:value-type="float" office:value="0.0907258064516129" calcext:value-type="float">
            <text:p>0,0907258064516129</text:p>
          </table:table-cell>
          <table:table-cell table:formula="of:=COMBIN([.D439]-[.C439];[.E439])" office:value-type="float" office:value="5852925" calcext:value-type="float">
            <text:p>5852925</text:p>
          </table:table-cell>
          <table:table-cell table:formula="of:=COMBIN([.D439];[.E439])" office:value-type="float" office:value="64512240" calcext:value-type="float">
            <text:p>64512240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0.0294</text:p>
          </table:table-cell>
          <table:table-cell table:formula="of:=[.E440]/[.D440]" office:value-type="float" office:value="0.53125" calcext:value-type="float">
            <text:p>0,53125</text:p>
          </table:table-cell>
          <table:table-cell table:formula="of:=[.J440]/[.K440]" office:value-type="float" office:value="0.091733870967742" calcext:value-type="float">
            <text:p>0,091733870967742</text:p>
          </table:table-cell>
          <table:table-cell table:formula="of:=COMBIN([.D440]-[.C440];[.E440])" office:value-type="float" office:value="51895935" calcext:value-type="float">
            <text:p>51895935</text:p>
          </table:table-cell>
          <table:table-cell table:formula="of:=COMBIN([.D440];[.E440])" office:value-type="float" office:value="565722720" calcext:value-type="float">
            <text:p>565722720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714</text:p>
          </table:table-cell>
          <table:table-cell table:formula="of:=[.E441]/[.D441]" office:value-type="float" office:value="0.53125" calcext:value-type="float">
            <text:p>0,53125</text:p>
          </table:table-cell>
          <table:table-cell table:formula="of:=[.J441]/[.K441]" office:value-type="float" office:value="0.091733870967742" calcext:value-type="float">
            <text:p>0,091733870967742</text:p>
          </table:table-cell>
          <table:table-cell table:formula="of:=COMBIN([.D441]-[.C441];[.E441])" office:value-type="float" office:value="51895935" calcext:value-type="float">
            <text:p>51895935</text:p>
          </table:table-cell>
          <table:table-cell table:formula="of:=COMBIN([.D441];[.E441])" office:value-type="float" office:value="565722720" calcext:value-type="float">
            <text:p>565722720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115</text:p>
          </table:table-cell>
          <table:table-cell table:formula="of:=[.E442]/[.D442]" office:value-type="float" office:value="0.6875" calcext:value-type="float">
            <text:p>0,6875</text:p>
          </table:table-cell>
          <table:table-cell table:formula="of:=[.J442]/[.K442]" office:value-type="float" office:value="0.0907258064516129" calcext:value-type="float">
            <text:p>0,0907258064516129</text:p>
          </table:table-cell>
          <table:table-cell table:formula="of:=COMBIN([.D442]-[.C442];[.E442])" office:value-type="float" office:value="5852925" calcext:value-type="float">
            <text:p>5852925</text:p>
          </table:table-cell>
          <table:table-cell table:formula="of:=COMBIN([.D442];[.E442])" office:value-type="float" office:value="64512240" calcext:value-type="float">
            <text:p>64512240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429</text:p>
          </table:table-cell>
          <table:table-cell table:formula="of:=[.E443]/[.D443]" office:value-type="float" office:value="0.6875" calcext:value-type="float">
            <text:p>0,6875</text:p>
          </table:table-cell>
          <table:table-cell table:formula="of:=[.J443]/[.K443]" office:value-type="float" office:value="0.0907258064516129" calcext:value-type="float">
            <text:p>0,0907258064516129</text:p>
          </table:table-cell>
          <table:table-cell table:formula="of:=COMBIN([.D443]-[.C443];[.E443])" office:value-type="float" office:value="5852925" calcext:value-type="float">
            <text:p>5852925</text:p>
          </table:table-cell>
          <table:table-cell table:formula="of:=COMBIN([.D443];[.E443])" office:value-type="float" office:value="64512240" calcext:value-type="float">
            <text:p>64512240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625</text:p>
          </table:table-cell>
          <table:table-cell table:formula="of:=[.E444]/[.D444]" office:value-type="float" office:value="0.6875" calcext:value-type="float">
            <text:p>0,6875</text:p>
          </table:table-cell>
          <table:table-cell table:formula="of:=[.J444]/[.K444]" office:value-type="float" office:value="0.0907258064516129" calcext:value-type="float">
            <text:p>0,0907258064516129</text:p>
          </table:table-cell>
          <table:table-cell table:formula="of:=COMBIN([.D444]-[.C444];[.E444])" office:value-type="float" office:value="5852925" calcext:value-type="float">
            <text:p>5852925</text:p>
          </table:table-cell>
          <table:table-cell table:formula="of:=COMBIN([.D444];[.E444])" office:value-type="float" office:value="64512240" calcext:value-type="float">
            <text:p>64512240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25</text:p>
          </table:table-cell>
          <table:table-cell table:formula="of:=[.E445]/[.D445]" office:value-type="float" office:value="0.6875" calcext:value-type="float">
            <text:p>0,6875</text:p>
          </table:table-cell>
          <table:table-cell table:formula="of:=[.J445]/[.K445]" office:value-type="float" office:value="0.0907258064516129" calcext:value-type="float">
            <text:p>0,0907258064516129</text:p>
          </table:table-cell>
          <table:table-cell table:formula="of:=COMBIN([.D445]-[.C445];[.E445])" office:value-type="float" office:value="5852925" calcext:value-type="float">
            <text:p>5852925</text:p>
          </table:table-cell>
          <table:table-cell table:formula="of:=COMBIN([.D445];[.E445])" office:value-type="float" office:value="64512240" calcext:value-type="float">
            <text:p>64512240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4</text:p>
          </table:table-cell>
          <table:table-cell table:formula="of:=[.E446]/[.D446]" office:value-type="float" office:value="0.53125" calcext:value-type="float">
            <text:p>0,53125</text:p>
          </table:table-cell>
          <table:table-cell table:formula="of:=[.J446]/[.K446]" office:value-type="float" office:value="0.091733870967742" calcext:value-type="float">
            <text:p>0,091733870967742</text:p>
          </table:table-cell>
          <table:table-cell table:formula="of:=COMBIN([.D446]-[.C446];[.E446])" office:value-type="float" office:value="51895935" calcext:value-type="float">
            <text:p>51895935</text:p>
          </table:table-cell>
          <table:table-cell table:formula="of:=COMBIN([.D446];[.E446])" office:value-type="float" office:value="565722720" calcext:value-type="float">
            <text:p>565722720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149</text:p>
          </table:table-cell>
          <table:table-cell table:formula="of:=[.E447]/[.D447]" office:value-type="float" office:value="0.6875" calcext:value-type="float">
            <text:p>0,6875</text:p>
          </table:table-cell>
          <table:table-cell table:formula="of:=[.J447]/[.K447]" office:value-type="float" office:value="0.0907258064516129" calcext:value-type="float">
            <text:p>0,0907258064516129</text:p>
          </table:table-cell>
          <table:table-cell table:formula="of:=COMBIN([.D447]-[.C447];[.E447])" office:value-type="float" office:value="5852925" calcext:value-type="float">
            <text:p>5852925</text:p>
          </table:table-cell>
          <table:table-cell table:formula="of:=COMBIN([.D447];[.E447])" office:value-type="float" office:value="64512240" calcext:value-type="float">
            <text:p>64512240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1429</text:p>
          </table:table-cell>
          <table:table-cell table:formula="of:=[.E448]/[.D448]" office:value-type="float" office:value="0.6875" calcext:value-type="float">
            <text:p>0,6875</text:p>
          </table:table-cell>
          <table:table-cell table:formula="of:=[.J448]/[.K448]" office:value-type="float" office:value="0.0907258064516129" calcext:value-type="float">
            <text:p>0,0907258064516129</text:p>
          </table:table-cell>
          <table:table-cell table:formula="of:=COMBIN([.D448]-[.C448];[.E448])" office:value-type="float" office:value="5852925" calcext:value-type="float">
            <text:p>5852925</text:p>
          </table:table-cell>
          <table:table-cell table:formula="of:=COMBIN([.D448];[.E448])" office:value-type="float" office:value="64512240" calcext:value-type="float">
            <text:p>64512240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0.3333</text:p>
          </table:table-cell>
          <table:table-cell table:formula="of:=[.E449]/[.D449]" office:value-type="float" office:value="0.6875" calcext:value-type="float">
            <text:p>0,6875</text:p>
          </table:table-cell>
          <table:table-cell table:formula="of:=[.J449]/[.K449]" office:value-type="float" office:value="0.0907258064516129" calcext:value-type="float">
            <text:p>0,0907258064516129</text:p>
          </table:table-cell>
          <table:table-cell table:formula="of:=COMBIN([.D449]-[.C449];[.E449])" office:value-type="float" office:value="5852925" calcext:value-type="float">
            <text:p>5852925</text:p>
          </table:table-cell>
          <table:table-cell table:formula="of:=COMBIN([.D449];[.E449])" office:value-type="float" office:value="64512240" calcext:value-type="float">
            <text:p>64512240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333</text:p>
          </table:table-cell>
          <table:table-cell table:formula="of:=[.E450]/[.D450]" office:value-type="float" office:value="0.6875" calcext:value-type="float">
            <text:p>0,6875</text:p>
          </table:table-cell>
          <table:table-cell table:formula="of:=[.J450]/[.K450]" office:value-type="float" office:value="0.0907258064516129" calcext:value-type="float">
            <text:p>0,0907258064516129</text:p>
          </table:table-cell>
          <table:table-cell table:formula="of:=COMBIN([.D450]-[.C450];[.E450])" office:value-type="float" office:value="5852925" calcext:value-type="float">
            <text:p>5852925</text:p>
          </table:table-cell>
          <table:table-cell table:formula="of:=COMBIN([.D450];[.E450])" office:value-type="float" office:value="64512240" calcext:value-type="float">
            <text:p>64512240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56</text:p>
          </table:table-cell>
          <table:table-cell table:formula="of:=[.E451]/[.D451]" office:value-type="float" office:value="0.6875" calcext:value-type="float">
            <text:p>0,6875</text:p>
          </table:table-cell>
          <table:table-cell table:formula="of:=[.J451]/[.K451]" office:value-type="float" office:value="0.0907258064516129" calcext:value-type="float">
            <text:p>0,0907258064516129</text:p>
          </table:table-cell>
          <table:table-cell table:formula="of:=COMBIN([.D451]-[.C451];[.E451])" office:value-type="float" office:value="5852925" calcext:value-type="float">
            <text:p>5852925</text:p>
          </table:table-cell>
          <table:table-cell table:formula="of:=COMBIN([.D451];[.E451])" office:value-type="float" office:value="64512240" calcext:value-type="float">
            <text:p>64512240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0625</text:p>
          </table:table-cell>
          <table:table-cell table:formula="of:=[.E452]/[.D452]" office:value-type="float" office:value="0.6875" calcext:value-type="float">
            <text:p>0,6875</text:p>
          </table:table-cell>
          <table:table-cell table:formula="of:=[.J452]/[.K452]" office:value-type="float" office:value="0.0907258064516129" calcext:value-type="float">
            <text:p>0,0907258064516129</text:p>
          </table:table-cell>
          <table:table-cell table:formula="of:=COMBIN([.D452]-[.C452];[.E452])" office:value-type="float" office:value="5852925" calcext:value-type="float">
            <text:p>5852925</text:p>
          </table:table-cell>
          <table:table-cell table:formula="of:=COMBIN([.D452];[.E452])" office:value-type="float" office:value="64512240" calcext:value-type="float">
            <text:p>64512240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625</text:p>
          </table:table-cell>
          <table:table-cell table:formula="of:=[.E453]/[.D453]" office:value-type="float" office:value="0.53125" calcext:value-type="float">
            <text:p>0,53125</text:p>
          </table:table-cell>
          <table:table-cell table:formula="of:=[.J453]/[.K453]" office:value-type="float" office:value="0.091733870967742" calcext:value-type="float">
            <text:p>0,091733870967742</text:p>
          </table:table-cell>
          <table:table-cell table:formula="of:=COMBIN([.D453]-[.C453];[.E453])" office:value-type="float" office:value="51895935" calcext:value-type="float">
            <text:p>51895935</text:p>
          </table:table-cell>
          <table:table-cell table:formula="of:=COMBIN([.D453];[.E453])" office:value-type="float" office:value="565722720" calcext:value-type="float">
            <text:p>565722720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588</text:p>
          </table:table-cell>
          <table:table-cell table:formula="of:=[.E454]/[.D454]" office:value-type="float" office:value="0.53125" calcext:value-type="float">
            <text:p>0,53125</text:p>
          </table:table-cell>
          <table:table-cell table:formula="of:=[.J454]/[.K454]" office:value-type="float" office:value="0.091733870967742" calcext:value-type="float">
            <text:p>0,091733870967742</text:p>
          </table:table-cell>
          <table:table-cell table:formula="of:=COMBIN([.D454]-[.C454];[.E454])" office:value-type="float" office:value="51895935" calcext:value-type="float">
            <text:p>51895935</text:p>
          </table:table-cell>
          <table:table-cell table:formula="of:=COMBIN([.D454];[.E454])" office:value-type="float" office:value="565722720" calcext:value-type="float">
            <text:p>565722720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139</text:p>
          </table:table-cell>
          <table:table-cell table:formula="of:=[.E455]/[.D455]" office:value-type="float" office:value="0.6875" calcext:value-type="float">
            <text:p>0,6875</text:p>
          </table:table-cell>
          <table:table-cell table:formula="of:=[.J455]/[.K455]" office:value-type="float" office:value="0.0907258064516129" calcext:value-type="float">
            <text:p>0,0907258064516129</text:p>
          </table:table-cell>
          <table:table-cell table:formula="of:=COMBIN([.D455]-[.C455];[.E455])" office:value-type="float" office:value="5852925" calcext:value-type="float">
            <text:p>5852925</text:p>
          </table:table-cell>
          <table:table-cell table:formula="of:=COMBIN([.D455];[.E455])" office:value-type="float" office:value="64512240" calcext:value-type="float">
            <text:p>64512240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26</text:p>
          </table:table-cell>
          <table:table-cell table:formula="of:=[.E456]/[.D456]" office:value-type="float" office:value="0.6875" calcext:value-type="float">
            <text:p>0,6875</text:p>
          </table:table-cell>
          <table:table-cell table:formula="of:=[.J456]/[.K456]" office:value-type="float" office:value="0.0907258064516129" calcext:value-type="float">
            <text:p>0,0907258064516129</text:p>
          </table:table-cell>
          <table:table-cell table:formula="of:=COMBIN([.D456]-[.C456];[.E456])" office:value-type="float" office:value="5852925" calcext:value-type="float">
            <text:p>5852925</text:p>
          </table:table-cell>
          <table:table-cell table:formula="of:=COMBIN([.D456];[.E456])" office:value-type="float" office:value="64512240" calcext:value-type="float">
            <text:p>64512240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303</text:p>
          </table:table-cell>
          <table:table-cell table:formula="of:=[.E457]/[.D457]" office:value-type="float" office:value="0.6875" calcext:value-type="float">
            <text:p>0,6875</text:p>
          </table:table-cell>
          <table:table-cell table:formula="of:=[.J457]/[.K457]" office:value-type="float" office:value="0.0907258064516129" calcext:value-type="float">
            <text:p>0,0907258064516129</text:p>
          </table:table-cell>
          <table:table-cell table:formula="of:=COMBIN([.D457]-[.C457];[.E457])" office:value-type="float" office:value="5852925" calcext:value-type="float">
            <text:p>5852925</text:p>
          </table:table-cell>
          <table:table-cell table:formula="of:=COMBIN([.D457];[.E457])" office:value-type="float" office:value="64512240" calcext:value-type="float">
            <text:p>64512240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0.0074</text:p>
          </table:table-cell>
          <table:table-cell table:formula="of:=[.E458]/[.D458]" office:value-type="float" office:value="0.6875" calcext:value-type="float">
            <text:p>0,6875</text:p>
          </table:table-cell>
          <table:table-cell table:formula="of:=[.J458]/[.K458]" office:value-type="float" office:value="0.0907258064516129" calcext:value-type="float">
            <text:p>0,0907258064516129</text:p>
          </table:table-cell>
          <table:table-cell table:formula="of:=COMBIN([.D458]-[.C458];[.E458])" office:value-type="float" office:value="5852925" calcext:value-type="float">
            <text:p>5852925</text:p>
          </table:table-cell>
          <table:table-cell table:formula="of:=COMBIN([.D458];[.E458])" office:value-type="float" office:value="64512240" calcext:value-type="float">
            <text:p>64512240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0.0556</text:p>
          </table:table-cell>
          <table:table-cell table:formula="of:=[.E459]/[.D459]" office:value-type="float" office:value="0.6875" calcext:value-type="float">
            <text:p>0,6875</text:p>
          </table:table-cell>
          <table:table-cell table:formula="of:=[.J459]/[.K459]" office:value-type="float" office:value="0.0907258064516129" calcext:value-type="float">
            <text:p>0,0907258064516129</text:p>
          </table:table-cell>
          <table:table-cell table:formula="of:=COMBIN([.D459]-[.C459];[.E459])" office:value-type="float" office:value="5852925" calcext:value-type="float">
            <text:p>5852925</text:p>
          </table:table-cell>
          <table:table-cell table:formula="of:=COMBIN([.D459];[.E459])" office:value-type="float" office:value="64512240" calcext:value-type="float">
            <text:p>64512240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667</text:p>
          </table:table-cell>
          <table:table-cell table:formula="of:=[.E460]/[.D460]" office:value-type="float" office:value="0.6875" calcext:value-type="float">
            <text:p>0,6875</text:p>
          </table:table-cell>
          <table:table-cell table:formula="of:=[.J460]/[.K460]" office:value-type="float" office:value="0.0907258064516129" calcext:value-type="float">
            <text:p>0,0907258064516129</text:p>
          </table:table-cell>
          <table:table-cell table:formula="of:=COMBIN([.D460]-[.C460];[.E460])" office:value-type="float" office:value="5852925" calcext:value-type="float">
            <text:p>5852925</text:p>
          </table:table-cell>
          <table:table-cell table:formula="of:=COMBIN([.D460];[.E460])" office:value-type="float" office:value="64512240" calcext:value-type="float">
            <text:p>64512240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714</text:p>
          </table:table-cell>
          <table:table-cell table:formula="of:=[.E461]/[.D461]" office:value-type="float" office:value="0.6875" calcext:value-type="float">
            <text:p>0,6875</text:p>
          </table:table-cell>
          <table:table-cell table:formula="of:=[.J461]/[.K461]" office:value-type="float" office:value="0.0907258064516129" calcext:value-type="float">
            <text:p>0,0907258064516129</text:p>
          </table:table-cell>
          <table:table-cell table:formula="of:=COMBIN([.D461]-[.C461];[.E461])" office:value-type="float" office:value="5852925" calcext:value-type="float">
            <text:p>5852925</text:p>
          </table:table-cell>
          <table:table-cell table:formula="of:=COMBIN([.D461];[.E461])" office:value-type="float" office:value="64512240" calcext:value-type="float">
            <text:p>64512240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0.0323</text:p>
          </table:table-cell>
          <table:table-cell table:formula="of:=[.E462]/[.D462]" office:value-type="float" office:value="0.53125" calcext:value-type="float">
            <text:p>0,53125</text:p>
          </table:table-cell>
          <table:table-cell table:formula="of:=[.J462]/[.K462]" office:value-type="float" office:value="0.091733870967742" calcext:value-type="float">
            <text:p>0,091733870967742</text:p>
          </table:table-cell>
          <table:table-cell table:formula="of:=COMBIN([.D462]-[.C462];[.E462])" office:value-type="float" office:value="51895935" calcext:value-type="float">
            <text:p>51895935</text:p>
          </table:table-cell>
          <table:table-cell table:formula="of:=COMBIN([.D462];[.E462])" office:value-type="float" office:value="565722720" calcext:value-type="float">
            <text:p>565722720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217</text:p>
          </table:table-cell>
          <table:table-cell table:formula="of:=[.E463]/[.D463]" office:value-type="float" office:value="0.6875" calcext:value-type="float">
            <text:p>0,6875</text:p>
          </table:table-cell>
          <table:table-cell table:formula="of:=[.J463]/[.K463]" office:value-type="float" office:value="0.0907258064516129" calcext:value-type="float">
            <text:p>0,0907258064516129</text:p>
          </table:table-cell>
          <table:table-cell table:formula="of:=COMBIN([.D463]-[.C463];[.E463])" office:value-type="float" office:value="5852925" calcext:value-type="float">
            <text:p>5852925</text:p>
          </table:table-cell>
          <table:table-cell table:formula="of:=COMBIN([.D463];[.E463])" office:value-type="float" office:value="64512240" calcext:value-type="float">
            <text:p>64512240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05</text:p>
          </table:table-cell>
          <table:table-cell table:formula="of:=[.E464]/[.D464]" office:value-type="float" office:value="0.6875" calcext:value-type="float">
            <text:p>0,6875</text:p>
          </table:table-cell>
          <table:table-cell table:formula="of:=[.J464]/[.K464]" office:value-type="float" office:value="0.0907258064516129" calcext:value-type="float">
            <text:p>0,0907258064516129</text:p>
          </table:table-cell>
          <table:table-cell table:formula="of:=COMBIN([.D464]-[.C464];[.E464])" office:value-type="float" office:value="5852925" calcext:value-type="float">
            <text:p>5852925</text:p>
          </table:table-cell>
          <table:table-cell table:formula="of:=COMBIN([.D464];[.E464])" office:value-type="float" office:value="64512240" calcext:value-type="float">
            <text:p>64512240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0294</text:p>
          </table:table-cell>
          <table:table-cell table:formula="of:=[.E465]/[.D465]" office:value-type="float" office:value="0.6875" calcext:value-type="float">
            <text:p>0,6875</text:p>
          </table:table-cell>
          <table:table-cell table:formula="of:=[.J465]/[.K465]" office:value-type="float" office:value="0.0907258064516129" calcext:value-type="float">
            <text:p>0,0907258064516129</text:p>
          </table:table-cell>
          <table:table-cell table:formula="of:=COMBIN([.D465]-[.C465];[.E465])" office:value-type="float" office:value="5852925" calcext:value-type="float">
            <text:p>5852925</text:p>
          </table:table-cell>
          <table:table-cell table:formula="of:=COMBIN([.D465];[.E465])" office:value-type="float" office:value="64512240" calcext:value-type="float">
            <text:p>64512240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float" office:value="125" calcext:value-type="float">
            <text:p>125</text:p>
          </table:table-cell>
          <table:table-cell table:formula="of:=[.E466]/[.D466]" office:value-type="float" office:value="0.6875" calcext:value-type="float">
            <text:p>0,6875</text:p>
          </table:table-cell>
          <table:table-cell table:formula="of:=[.J466]/[.K466]" office:value-type="float" office:value="0.0907258064516129" calcext:value-type="float">
            <text:p>0,0907258064516129</text:p>
          </table:table-cell>
          <table:table-cell table:formula="of:=COMBIN([.D466]-[.C466];[.E466])" office:value-type="float" office:value="5852925" calcext:value-type="float">
            <text:p>5852925</text:p>
          </table:table-cell>
          <table:table-cell table:formula="of:=COMBIN([.D466];[.E466])" office:value-type="float" office:value="64512240" calcext:value-type="float">
            <text:p>64512240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303</text:p>
          </table:table-cell>
          <table:table-cell table:formula="of:=[.E467]/[.D467]" office:value-type="float" office:value="0.53125" calcext:value-type="float">
            <text:p>0,53125</text:p>
          </table:table-cell>
          <table:table-cell table:formula="of:=[.J467]/[.K467]" office:value-type="float" office:value="0.091733870967742" calcext:value-type="float">
            <text:p>0,091733870967742</text:p>
          </table:table-cell>
          <table:table-cell table:formula="of:=COMBIN([.D467]-[.C467];[.E467])" office:value-type="float" office:value="51895935" calcext:value-type="float">
            <text:p>51895935</text:p>
          </table:table-cell>
          <table:table-cell table:formula="of:=COMBIN([.D467];[.E467])" office:value-type="float" office:value="565722720" calcext:value-type="float">
            <text:p>565722720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357</text:p>
          </table:table-cell>
          <table:table-cell table:formula="of:=[.E468]/[.D468]" office:value-type="float" office:value="0.6875" calcext:value-type="float">
            <text:p>0,6875</text:p>
          </table:table-cell>
          <table:table-cell table:formula="of:=[.J468]/[.K468]" office:value-type="float" office:value="0.0907258064516129" calcext:value-type="float">
            <text:p>0,0907258064516129</text:p>
          </table:table-cell>
          <table:table-cell table:formula="of:=COMBIN([.D468]-[.C468];[.E468])" office:value-type="float" office:value="5852925" calcext:value-type="float">
            <text:p>5852925</text:p>
          </table:table-cell>
          <table:table-cell table:formula="of:=COMBIN([.D468];[.E468])" office:value-type="float" office:value="64512240" calcext:value-type="float">
            <text:p>64512240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1667</text:p>
          </table:table-cell>
          <table:table-cell table:formula="of:=[.E469]/[.D469]" office:value-type="float" office:value="0.53125" calcext:value-type="float">
            <text:p>0,53125</text:p>
          </table:table-cell>
          <table:table-cell table:formula="of:=[.J469]/[.K469]" office:value-type="float" office:value="0.091733870967742" calcext:value-type="float">
            <text:p>0,091733870967742</text:p>
          </table:table-cell>
          <table:table-cell table:formula="of:=COMBIN([.D469]-[.C469];[.E469])" office:value-type="float" office:value="51895935" calcext:value-type="float">
            <text:p>51895935</text:p>
          </table:table-cell>
          <table:table-cell table:formula="of:=COMBIN([.D469];[.E469])" office:value-type="float" office:value="565722720" calcext:value-type="float">
            <text:p>565722720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5</text:p>
          </table:table-cell>
          <table:table-cell table:formula="of:=[.E470]/[.D470]" office:value-type="float" office:value="0.6875" calcext:value-type="float">
            <text:p>0,6875</text:p>
          </table:table-cell>
          <table:table-cell table:formula="of:=[.J470]/[.K470]" office:value-type="float" office:value="0.0907258064516129" calcext:value-type="float">
            <text:p>0,0907258064516129</text:p>
          </table:table-cell>
          <table:table-cell table:formula="of:=COMBIN([.D470]-[.C470];[.E470])" office:value-type="float" office:value="5852925" calcext:value-type="float">
            <text:p>5852925</text:p>
          </table:table-cell>
          <table:table-cell table:formula="of:=COMBIN([.D470];[.E470])" office:value-type="float" office:value="64512240" calcext:value-type="float">
            <text:p>64512240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667</text:p>
          </table:table-cell>
          <table:table-cell table:formula="of:=[.E471]/[.D471]" office:value-type="float" office:value="0.6875" calcext:value-type="float">
            <text:p>0,6875</text:p>
          </table:table-cell>
          <table:table-cell table:formula="of:=[.J471]/[.K471]" office:value-type="float" office:value="0.0907258064516129" calcext:value-type="float">
            <text:p>0,0907258064516129</text:p>
          </table:table-cell>
          <table:table-cell table:formula="of:=COMBIN([.D471]-[.C471];[.E471])" office:value-type="float" office:value="5852925" calcext:value-type="float">
            <text:p>5852925</text:p>
          </table:table-cell>
          <table:table-cell table:formula="of:=COMBIN([.D471];[.E471])" office:value-type="float" office:value="64512240" calcext:value-type="float">
            <text:p>64512240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table:number-columns-repeated="2" office:value-type="float" office:value="17" calcext:value-type="float">
            <text:p>17</text:p>
          </table:table-cell>
          <table:table-cell office:value-type="string" calcext:value-type="string">
            <text:p>0.0909</text:p>
          </table:table-cell>
          <table:table-cell table:formula="of:=[.E472]/[.D472]" office:value-type="float" office:value="0.53125" calcext:value-type="float">
            <text:p>0,53125</text:p>
          </table:table-cell>
          <table:table-cell table:formula="of:=[.J472]/[.K472]" office:value-type="float" office:value="0.091733870967742" calcext:value-type="float">
            <text:p>0,091733870967742</text:p>
          </table:table-cell>
          <table:table-cell table:formula="of:=COMBIN([.D472]-[.C472];[.E472])" office:value-type="float" office:value="51895935" calcext:value-type="float">
            <text:p>51895935</text:p>
          </table:table-cell>
          <table:table-cell table:formula="of:=COMBIN([.D472];[.E472])" office:value-type="float" office:value="565722720" calcext:value-type="float">
            <text:p>565722720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5" calcext:value-type="float">
            <text:p>15</text:p>
          </table:table-cell>
          <table:table-cell office:value-type="string" calcext:value-type="string">
            <text:p>0.0147</text:p>
          </table:table-cell>
          <table:table-cell table:formula="of:=[.E473]/[.D473]" office:value-type="float" office:value="0.6875" calcext:value-type="float">
            <text:p>0,6875</text:p>
          </table:table-cell>
          <table:table-cell table:formula="of:=[.J473]/[.K473]" office:value-type="float" office:value="0.0907258064516129" calcext:value-type="float">
            <text:p>0,0907258064516129</text:p>
          </table:table-cell>
          <table:table-cell table:formula="of:=COMBIN([.D473]-[.C473];[.E473])" office:value-type="float" office:value="5852925" calcext:value-type="float">
            <text:p>5852925</text:p>
          </table:table-cell>
          <table:table-cell table:formula="of:=COMBIN([.D473];[.E473])" office:value-type="float" office:value="64512240" calcext:value-type="float">
            <text:p>64512240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0.25</text:p>
          </table:table-cell>
          <table:table-cell table:formula="of:=[.E474]/[.D474]" office:value-type="float" office:value="0.53125" calcext:value-type="float">
            <text:p>0,53125</text:p>
          </table:table-cell>
          <table:table-cell table:formula="of:=[.J474]/[.K474]" office:value-type="float" office:value="0.091733870967742" calcext:value-type="float">
            <text:p>0,091733870967742</text:p>
          </table:table-cell>
          <table:table-cell table:formula="of:=COMBIN([.D474]-[.C474];[.E474])" office:value-type="float" office:value="51895935" calcext:value-type="float">
            <text:p>51895935</text:p>
          </table:table-cell>
          <table:table-cell table:formula="of:=COMBIN([.D474];[.E474])" office:value-type="float" office:value="565722720" calcext:value-type="float">
            <text:p>565722720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213</text:p>
          </table:table-cell>
          <table:table-cell table:formula="of:=[.E475]/[.D475]" office:value-type="float" office:value="0.6875" calcext:value-type="float">
            <text:p>0,6875</text:p>
          </table:table-cell>
          <table:table-cell table:formula="of:=[.J475]/[.K475]" office:value-type="float" office:value="0.0907258064516129" calcext:value-type="float">
            <text:p>0,0907258064516129</text:p>
          </table:table-cell>
          <table:table-cell table:formula="of:=COMBIN([.D475]-[.C475];[.E475])" office:value-type="float" office:value="5852925" calcext:value-type="float">
            <text:p>5852925</text:p>
          </table:table-cell>
          <table:table-cell table:formula="of:=COMBIN([.D475];[.E475])" office:value-type="float" office:value="64512240" calcext:value-type="float">
            <text:p>64512240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0556</text:p>
          </table:table-cell>
          <table:table-cell table:formula="of:=[.E476]/[.D476]" office:value-type="float" office:value="0.6875" calcext:value-type="float">
            <text:p>0,6875</text:p>
          </table:table-cell>
          <table:table-cell table:formula="of:=[.J476]/[.K476]" office:value-type="float" office:value="0.0907258064516129" calcext:value-type="float">
            <text:p>0,0907258064516129</text:p>
          </table:table-cell>
          <table:table-cell table:formula="of:=COMBIN([.D476]-[.C476];[.E476])" office:value-type="float" office:value="5852925" calcext:value-type="float">
            <text:p>5852925</text:p>
          </table:table-cell>
          <table:table-cell table:formula="of:=COMBIN([.D476];[.E476])" office:value-type="float" office:value="64512240" calcext:value-type="float">
            <text:p>64512240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22" calcext:value-type="float">
            <text:p>22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0.0256</text:p>
          </table:table-cell>
          <table:table-cell table:formula="of:=[.E477]/[.D477]" office:value-type="float" office:value="0.6875" calcext:value-type="float">
            <text:p>0,6875</text:p>
          </table:table-cell>
          <table:table-cell table:formula="of:=[.J477]/[.K477]" office:value-type="float" office:value="0.0907258064516129" calcext:value-type="float">
            <text:p>0,0907258064516129</text:p>
          </table:table-cell>
          <table:table-cell table:formula="of:=COMBIN([.D477]-[.C477];[.E477])" office:value-type="float" office:value="5852925" calcext:value-type="float">
            <text:p>5852925</text:p>
          </table:table-cell>
          <table:table-cell table:formula="of:=COMBIN([.D477];[.E477])" office:value-type="float" office:value="64512240" calcext:value-type="float">
            <text:p>64512240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303</text:p>
          </table:table-cell>
          <table:table-cell table:formula="of:=[.E478]/[.D478]" office:value-type="float" office:value="0.53125" calcext:value-type="float">
            <text:p>0,53125</text:p>
          </table:table-cell>
          <table:table-cell table:formula="of:=[.J478]/[.K478]" office:value-type="float" office:value="0.091733870967742" calcext:value-type="float">
            <text:p>0,091733870967742</text:p>
          </table:table-cell>
          <table:table-cell table:formula="of:=COMBIN([.D478]-[.C478];[.E478])" office:value-type="float" office:value="51895935" calcext:value-type="float">
            <text:p>51895935</text:p>
          </table:table-cell>
          <table:table-cell table:formula="of:=COMBIN([.D478];[.E478])" office:value-type="float" office:value="565722720" calcext:value-type="float">
            <text:p>565722720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56" calcext:value-type="float">
            <text:p>56</text:p>
          </table:table-cell>
          <table:table-cell office:value-type="string" calcext:value-type="string">
            <text:p>0.0217</text:p>
          </table:table-cell>
          <table:table-cell table:formula="of:=[.E479]/[.D479]" office:value-type="float" office:value="0.53125" calcext:value-type="float">
            <text:p>0,53125</text:p>
          </table:table-cell>
          <table:table-cell table:formula="of:=[.J479]/[.K479]" office:value-type="float" office:value="0.091733870967742" calcext:value-type="float">
            <text:p>0,091733870967742</text:p>
          </table:table-cell>
          <table:table-cell table:formula="of:=COMBIN([.D479]-[.C479];[.E479])" office:value-type="float" office:value="51895935" calcext:value-type="float">
            <text:p>51895935</text:p>
          </table:table-cell>
          <table:table-cell table:formula="of:=COMBIN([.D479];[.E479])" office:value-type="float" office:value="565722720" calcext:value-type="float">
            <text:p>565722720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1667</text:p>
          </table:table-cell>
          <table:table-cell table:formula="of:=[.E480]/[.D480]" office:value-type="float" office:value="0.53125" calcext:value-type="float">
            <text:p>0,53125</text:p>
          </table:table-cell>
          <table:table-cell table:formula="of:=[.J480]/[.K480]" office:value-type="float" office:value="0.091733870967742" calcext:value-type="float">
            <text:p>0,091733870967742</text:p>
          </table:table-cell>
          <table:table-cell table:formula="of:=COMBIN([.D480]-[.C480];[.E480])" office:value-type="float" office:value="51895935" calcext:value-type="float">
            <text:p>51895935</text:p>
          </table:table-cell>
          <table:table-cell table:formula="of:=COMBIN([.D480];[.E480])" office:value-type="float" office:value="565722720" calcext:value-type="float">
            <text:p>565722720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0.0385</text:p>
          </table:table-cell>
          <table:table-cell table:formula="of:=[.E481]/[.D481]" office:value-type="float" office:value="0.53125" calcext:value-type="float">
            <text:p>0,53125</text:p>
          </table:table-cell>
          <table:table-cell table:formula="of:=[.J481]/[.K481]" office:value-type="float" office:value="0.091733870967742" calcext:value-type="float">
            <text:p>0,091733870967742</text:p>
          </table:table-cell>
          <table:table-cell table:formula="of:=COMBIN([.D481]-[.C481];[.E481])" office:value-type="float" office:value="51895935" calcext:value-type="float">
            <text:p>51895935</text:p>
          </table:table-cell>
          <table:table-cell table:formula="of:=COMBIN([.D481];[.E481])" office:value-type="float" office:value="565722720" calcext:value-type="float">
            <text:p>565722720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0.1</text:p>
          </table:table-cell>
          <table:table-cell table:formula="of:=[.E482]/[.D482]" office:value-type="float" office:value="0.53125" calcext:value-type="float">
            <text:p>0,53125</text:p>
          </table:table-cell>
          <table:table-cell table:formula="of:=[.J482]/[.K482]" office:value-type="float" office:value="0.091733870967742" calcext:value-type="float">
            <text:p>0,091733870967742</text:p>
          </table:table-cell>
          <table:table-cell table:formula="of:=COMBIN([.D482]-[.C482];[.E482])" office:value-type="float" office:value="51895935" calcext:value-type="float">
            <text:p>51895935</text:p>
          </table:table-cell>
          <table:table-cell table:formula="of:=COMBIN([.D482];[.E482])" office:value-type="float" office:value="565722720" calcext:value-type="float">
            <text:p>565722720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.0</text:p>
          </table:table-cell>
          <table:table-cell table:formula="of:=[.E483]/[.D483]" office:value-type="float" office:value="0.53125" calcext:value-type="float">
            <text:p>0,53125</text:p>
          </table:table-cell>
          <table:table-cell table:formula="of:=[.J483]/[.K483]" office:value-type="float" office:value="0.091733870967742" calcext:value-type="float">
            <text:p>0,091733870967742</text:p>
          </table:table-cell>
          <table:table-cell table:formula="of:=COMBIN([.D483]-[.C483];[.E483])" office:value-type="float" office:value="51895935" calcext:value-type="float">
            <text:p>51895935</text:p>
          </table:table-cell>
          <table:table-cell table:formula="of:=COMBIN([.D483];[.E483])" office:value-type="float" office:value="565722720" calcext:value-type="float">
            <text:p>565722720</text:p>
          </table:table-cell>
        </table:table-row>
        <table:table-row table:style-name="ro3" table:visibility="filter">
          <table:table-cell office:value-type="string" calcext:value-type="string">
            <text:p>Prange OK</text:p>
          </table:table-cell>
          <table:table-cell office:value-type="float" office:value="5" calcext:value-type="float">
            <text:p>5</text:p>
          </table:table-cell>
          <table:table-cell office:value-type="float" office:value="3" calcext:value-type="float">
            <text:p>3</text:p>
          </table:table-cell>
          <table:table-cell office:value-type="float" office:value="32" calcext:value-type="float">
            <text:p>32</text:p>
          </table:table-cell>
          <table:table-cell office:value-type="float" office:value="17" calcext:value-type="float">
            <text:p>17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323</text:p>
          </table:table-cell>
          <table:table-cell table:formula="of:=[.E484]/[.D484]" office:value-type="float" office:value="0.53125" calcext:value-type="float">
            <text:p>0,53125</text:p>
          </table:table-cell>
          <table:table-cell table:formula="of:=[.J484]/[.K484]" office:value-type="float" office:value="0.091733870967742" calcext:value-type="float">
            <text:p>0,091733870967742</text:p>
          </table:table-cell>
          <table:table-cell table:formula="of:=COMBIN([.D484]-[.C484];[.E484])" office:value-type="float" office:value="51895935" calcext:value-type="float">
            <text:p>51895935</text:p>
          </table:table-cell>
          <table:table-cell table:formula="of:=COMBIN([.D484];[.E484])" office:value-type="float" office:value="565722720" calcext:value-type="float">
            <text:p>565722720</text:p>
          </table:table-cell>
        </table:table-row>
        <table:table-row table:style-name="ro3" table:visibility="filter">
          <table:table-cell office:value-type="string" calcext:value-type="string">
            <text:p>2022-06-09 14:21:53.978228</text:p>
          </table:table-cell>
          <table:table-cell table:number-columns-repeated="6"/>
          <table:table-cell table:formula="of:=[.E485]/[.D485]" office:value-type="string" office:string-value="" calcext:value-type="error">
            <text:p>#DIV/0!</text:p>
          </table:table-cell>
          <table:table-cell table:formula="of:=[.J485]/[.K485]" office:value-type="float" office:value="1" calcext:value-type="float">
            <text:p>1</text:p>
          </table:table-cell>
          <table:table-cell table:formula="of:=COMBIN([.D485]-[.C485];[.E485])" office:value-type="float" office:value="1" calcext:value-type="float">
            <text:p>1</text:p>
          </table:table-cell>
          <table:table-cell table:formula="of:=COMBIN([.D485];[.E485]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office:value-type="float" office:value="3652" calcext:value-type="float">
            <text:p>3652</text:p>
          </table:table-cell>
          <table:table-cell office:value-type="string" calcext:value-type="string">
            <text:p>0.0169</text:p>
          </table:table-cell>
          <table:table-cell table:formula="of:=[.E486]/[.D486]" office:value-type="float" office:value="0.379310344827586" calcext:value-type="float">
            <text:p>0,379310344827586</text:p>
          </table:table-cell>
          <table:table-cell table:formula="of:=[.J486]/[.K486]" office:value-type="float" office:value="0.0481229097467155" calcext:value-type="float">
            <text:p>0,0481229097467155</text:p>
          </table:table-cell>
          <table:table-cell table:formula="of:=COMBIN([.D486]-[.C486];[.E486])" office:value-type="float" office:value="270533919634160" calcext:value-type="float">
            <text:p>270533919634160</text:p>
          </table:table-cell>
          <table:table-cell table:formula="of:=COMBIN([.D486];[.E486])" office:value-type="float" office:value="5621728217559088" calcext:value-type="float">
            <text:p>5621728217559088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office:value-type="float" office:value="292" calcext:value-type="float">
            <text:p>292</text:p>
          </table:table-cell>
          <table:table-cell office:value-type="string" calcext:value-type="string">
            <text:p>0.2</text:p>
          </table:table-cell>
          <table:table-cell table:formula="of:=[.E487]/[.D487]" office:value-type="float" office:value="0.379310344827586" calcext:value-type="float">
            <text:p>0,379310344827586</text:p>
          </table:table-cell>
          <table:table-cell table:formula="of:=[.J487]/[.K487]" office:value-type="float" office:value="0.0481229097467155" calcext:value-type="float">
            <text:p>0,0481229097467155</text:p>
          </table:table-cell>
          <table:table-cell table:formula="of:=COMBIN([.D487]-[.C487];[.E487])" office:value-type="float" office:value="270533919634160" calcext:value-type="float">
            <text:p>270533919634160</text:p>
          </table:table-cell>
          <table:table-cell table:formula="of:=COMBIN([.D487];[.E487])" office:value-type="float" office:value="5621728217559088" calcext:value-type="float">
            <text:p>5621728217559088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office:value-type="float" office:value="3482" calcext:value-type="float">
            <text:p>3482</text:p>
          </table:table-cell>
          <table:table-cell office:value-type="string" calcext:value-type="string">
            <text:p>0.0192</text:p>
          </table:table-cell>
          <table:table-cell table:formula="of:=[.E488]/[.D488]" office:value-type="float" office:value="0.379310344827586" calcext:value-type="float">
            <text:p>0,379310344827586</text:p>
          </table:table-cell>
          <table:table-cell table:formula="of:=[.J488]/[.K488]" office:value-type="float" office:value="0.0481229097467155" calcext:value-type="float">
            <text:p>0,0481229097467155</text:p>
          </table:table-cell>
          <table:table-cell table:formula="of:=COMBIN([.D488]-[.C488];[.E488])" office:value-type="float" office:value="270533919634160" calcext:value-type="float">
            <text:p>270533919634160</text:p>
          </table:table-cell>
          <table:table-cell table:formula="of:=COMBIN([.D488];[.E488])" office:value-type="float" office:value="5621728217559088" calcext:value-type="float">
            <text:p>5621728217559088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 office:value-type="float" office:value="24774" calcext:value-type="float">
            <text:p>24774</text:p>
          </table:table-cell>
          <table:table-cell office:value-type="string" calcext:value-type="string">
            <text:p>0.0039</text:p>
          </table:table-cell>
          <table:table-cell table:formula="of:=[.E489]/[.D489]" office:value-type="float" office:value="0.34375" calcext:value-type="float">
            <text:p>0,34375</text:p>
          </table:table-cell>
          <table:table-cell table:formula="of:=[.J489]/[.K489]" office:value-type="float" office:value="0.0434282434157801" calcext:value-type="float">
            <text:p>0,0434282434157801</text:p>
          </table:table-cell>
          <table:table-cell table:formula="of:=COMBIN([.D489]-[.C489];[.E489])" office:value-type="float" office:value="3489348548829780" calcext:value-type="float">
            <text:p>3489348548829780</text:p>
          </table:table-cell>
          <table:table-cell table:formula="of:=COMBIN([.D489];[.E489])" office:value-type="float" office:value="8.03474484432379E+016" calcext:value-type="float">
            <text:p>8,03474484432379E+016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 office:value-type="float" office:value="397" calcext:value-type="float">
            <text:p>397</text:p>
          </table:table-cell>
          <table:table-cell office:value-type="string" calcext:value-type="string">
            <text:p>0.5</text:p>
          </table:table-cell>
          <table:table-cell table:formula="of:=[.E490]/[.D490]" office:value-type="float" office:value="0.34375" calcext:value-type="float">
            <text:p>0,34375</text:p>
          </table:table-cell>
          <table:table-cell table:formula="of:=[.J490]/[.K490]" office:value-type="float" office:value="0.0434282434157801" calcext:value-type="float">
            <text:p>0,0434282434157801</text:p>
          </table:table-cell>
          <table:table-cell table:formula="of:=COMBIN([.D490]-[.C490];[.E490])" office:value-type="float" office:value="3489348548829780" calcext:value-type="float">
            <text:p>3489348548829780</text:p>
          </table:table-cell>
          <table:table-cell table:formula="of:=COMBIN([.D490];[.E490])" office:value-type="float" office:value="8.03474484432379E+016" calcext:value-type="float">
            <text:p>8,03474484432379E+016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office:value-type="float" office:value="18559" calcext:value-type="float">
            <text:p>18559</text:p>
          </table:table-cell>
          <table:table-cell office:value-type="string" calcext:value-type="string">
            <text:p>0.0027</text:p>
          </table:table-cell>
          <table:table-cell table:formula="of:=[.E491]/[.D491]" office:value-type="float" office:value="0.379310344827586" calcext:value-type="float">
            <text:p>0,379310344827586</text:p>
          </table:table-cell>
          <table:table-cell table:formula="of:=[.J491]/[.K491]" office:value-type="float" office:value="0.0481229097467155" calcext:value-type="float">
            <text:p>0,0481229097467155</text:p>
          </table:table-cell>
          <table:table-cell table:formula="of:=COMBIN([.D491]-[.C491];[.E491])" office:value-type="float" office:value="270533919634160" calcext:value-type="float">
            <text:p>270533919634160</text:p>
          </table:table-cell>
          <table:table-cell table:formula="of:=COMBIN([.D491];[.E491])" office:value-type="float" office:value="5621728217559088" calcext:value-type="float">
            <text:p>5621728217559088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office:value-type="float" office:value="1195" calcext:value-type="float">
            <text:p>1195</text:p>
          </table:table-cell>
          <table:table-cell office:value-type="string" calcext:value-type="string">
            <text:p>0.0526</text:p>
          </table:table-cell>
          <table:table-cell table:formula="of:=[.E492]/[.D492]" office:value-type="float" office:value="0.379310344827586" calcext:value-type="float">
            <text:p>0,379310344827586</text:p>
          </table:table-cell>
          <table:table-cell table:formula="of:=[.J492]/[.K492]" office:value-type="float" office:value="0.0481229097467155" calcext:value-type="float">
            <text:p>0,0481229097467155</text:p>
          </table:table-cell>
          <table:table-cell table:formula="of:=COMBIN([.D492]-[.C492];[.E492])" office:value-type="float" office:value="270533919634160" calcext:value-type="float">
            <text:p>270533919634160</text:p>
          </table:table-cell>
          <table:table-cell table:formula="of:=COMBIN([.D492];[.E492])" office:value-type="float" office:value="5621728217559088" calcext:value-type="float">
            <text:p>5621728217559088</text:p>
          </table:table-cell>
        </table:table-row>
        <table:table-row table:style-name="ro3" table:visibility="filter">
          <table:table-cell office:value-type="string" calcext:value-type="string">
            <text:p>2022-06-09 22:29:21.597755</text:p>
          </table:table-cell>
          <table:table-cell table:number-columns-repeated="6"/>
          <table:table-cell table:formula="of:=[.E493]/[.D493]" office:value-type="string" office:string-value="" calcext:value-type="error">
            <text:p>#DIV/0!</text:p>
          </table:table-cell>
          <table:table-cell table:formula="of:=[.J493]/[.K493]" office:value-type="float" office:value="1" calcext:value-type="float">
            <text:p>1</text:p>
          </table:table-cell>
          <table:table-cell table:formula="of:=COMBIN([.D493]-[.C493];[.E493])" office:value-type="float" office:value="1" calcext:value-type="float">
            <text:p>1</text:p>
          </table:table-cell>
          <table:table-cell table:formula="of:=COMBIN([.D493];[.E493]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office:value-type="float" office:value="3547" calcext:value-type="float">
            <text:p>3547</text:p>
          </table:table-cell>
          <table:table-cell office:value-type="string" calcext:value-type="string">
            <text:p>0.0238</text:p>
          </table:table-cell>
          <table:table-cell table:formula="of:=[.E494]/[.D494]" office:value-type="float" office:value="0.379310344827586" calcext:value-type="float">
            <text:p>0,379310344827586</text:p>
          </table:table-cell>
          <table:table-cell table:formula="of:=[.J494]/[.K494]" office:value-type="float" office:value="0.0481229097467155" calcext:value-type="float">
            <text:p>0,0481229097467155</text:p>
          </table:table-cell>
          <table:table-cell table:formula="of:=COMBIN([.D494]-[.C494];[.E494])" office:value-type="float" office:value="270533919634160" calcext:value-type="float">
            <text:p>270533919634160</text:p>
          </table:table-cell>
          <table:table-cell table:formula="of:=COMBIN([.D494];[.E494])" office:value-type="float" office:value="5621728217559088" calcext:value-type="float">
            <text:p>5621728217559088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office:value-type="float" office:value="526" calcext:value-type="float">
            <text:p>526</text:p>
          </table:table-cell>
          <table:table-cell office:value-type="string" calcext:value-type="string">
            <text:p>0.0833</text:p>
          </table:table-cell>
          <table:table-cell table:formula="of:=[.E495]/[.D495]" office:value-type="float" office:value="0.379310344827586" calcext:value-type="float">
            <text:p>0,379310344827586</text:p>
          </table:table-cell>
          <table:table-cell table:formula="of:=[.J495]/[.K495]" office:value-type="float" office:value="0.0481229097467155" calcext:value-type="float">
            <text:p>0,0481229097467155</text:p>
          </table:table-cell>
          <table:table-cell table:formula="of:=COMBIN([.D495]-[.C495];[.E495])" office:value-type="float" office:value="270533919634160" calcext:value-type="float">
            <text:p>270533919634160</text:p>
          </table:table-cell>
          <table:table-cell table:formula="of:=COMBIN([.D495];[.E495])" office:value-type="float" office:value="5621728217559088" calcext:value-type="float">
            <text:p>5621728217559088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office:value-type="float" office:value="182" calcext:value-type="float">
            <text:p>182</text:p>
          </table:table-cell>
          <table:table-cell office:value-type="string" calcext:value-type="string">
            <text:p>0.3333</text:p>
          </table:table-cell>
          <table:table-cell table:formula="of:=[.E496]/[.D496]" office:value-type="float" office:value="0.379310344827586" calcext:value-type="float">
            <text:p>0,379310344827586</text:p>
          </table:table-cell>
          <table:table-cell table:formula="of:=[.J496]/[.K496]" office:value-type="float" office:value="0.0481229097467155" calcext:value-type="float">
            <text:p>0,0481229097467155</text:p>
          </table:table-cell>
          <table:table-cell table:formula="of:=COMBIN([.D496]-[.C496];[.E496])" office:value-type="float" office:value="270533919634160" calcext:value-type="float">
            <text:p>270533919634160</text:p>
          </table:table-cell>
          <table:table-cell table:formula="of:=COMBIN([.D496];[.E496])" office:value-type="float" office:value="5621728217559088" calcext:value-type="float">
            <text:p>5621728217559088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 office:value-type="float" office:value="11189" calcext:value-type="float">
            <text:p>11189</text:p>
          </table:table-cell>
          <table:table-cell office:value-type="string" calcext:value-type="string">
            <text:p>0.0092</text:p>
          </table:table-cell>
          <table:table-cell table:formula="of:=[.E497]/[.D497]" office:value-type="float" office:value="0.34375" calcext:value-type="float">
            <text:p>0,34375</text:p>
          </table:table-cell>
          <table:table-cell table:formula="of:=[.J497]/[.K497]" office:value-type="float" office:value="0.0434282434157801" calcext:value-type="float">
            <text:p>0,0434282434157801</text:p>
          </table:table-cell>
          <table:table-cell table:formula="of:=COMBIN([.D497]-[.C497];[.E497])" office:value-type="float" office:value="3489348548829780" calcext:value-type="float">
            <text:p>3489348548829780</text:p>
          </table:table-cell>
          <table:table-cell table:formula="of:=COMBIN([.D497];[.E497])" office:value-type="float" office:value="8.03474484432379E+016" calcext:value-type="float">
            <text:p>8,03474484432379E+016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office:value-type="float" office:value="4915" calcext:value-type="float">
            <text:p>4915</text:p>
          </table:table-cell>
          <table:table-cell office:value-type="string" calcext:value-type="string">
            <text:p>0.0103</text:p>
          </table:table-cell>
          <table:table-cell table:formula="of:=[.E498]/[.D498]" office:value-type="float" office:value="0.379310344827586" calcext:value-type="float">
            <text:p>0,379310344827586</text:p>
          </table:table-cell>
          <table:table-cell table:formula="of:=[.J498]/[.K498]" office:value-type="float" office:value="0.0481229097467155" calcext:value-type="float">
            <text:p>0,0481229097467155</text:p>
          </table:table-cell>
          <table:table-cell table:formula="of:=COMBIN([.D498]-[.C498];[.E498])" office:value-type="float" office:value="270533919634160" calcext:value-type="float">
            <text:p>270533919634160</text:p>
          </table:table-cell>
          <table:table-cell table:formula="of:=COMBIN([.D498];[.E498])" office:value-type="float" office:value="5621728217559088" calcext:value-type="float">
            <text:p>5621728217559088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office:value-type="float" office:value="6039" calcext:value-type="float">
            <text:p>6039</text:p>
          </table:table-cell>
          <table:table-cell office:value-type="string" calcext:value-type="string">
            <text:p>0.0087</text:p>
          </table:table-cell>
          <table:table-cell table:formula="of:=[.E499]/[.D499]" office:value-type="float" office:value="0.379310344827586" calcext:value-type="float">
            <text:p>0,379310344827586</text:p>
          </table:table-cell>
          <table:table-cell table:formula="of:=[.J499]/[.K499]" office:value-type="float" office:value="0.0481229097467155" calcext:value-type="float">
            <text:p>0,0481229097467155</text:p>
          </table:table-cell>
          <table:table-cell table:formula="of:=COMBIN([.D499]-[.C499];[.E499])" office:value-type="float" office:value="270533919634160" calcext:value-type="float">
            <text:p>270533919634160</text:p>
          </table:table-cell>
          <table:table-cell table:formula="of:=COMBIN([.D499];[.E499])" office:value-type="float" office:value="5621728217559088" calcext:value-type="float">
            <text:p>5621728217559088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office:value-type="float" office:value="5263" calcext:value-type="float">
            <text:p>5263</text:p>
          </table:table-cell>
          <table:table-cell office:value-type="string" calcext:value-type="string">
            <text:p>0.0103</text:p>
          </table:table-cell>
          <table:table-cell table:formula="of:=[.E500]/[.D500]" office:value-type="float" office:value="0.379310344827586" calcext:value-type="float">
            <text:p>0,379310344827586</text:p>
          </table:table-cell>
          <table:table-cell table:formula="of:=[.J500]/[.K500]" office:value-type="float" office:value="0.0481229097467155" calcext:value-type="float">
            <text:p>0,0481229097467155</text:p>
          </table:table-cell>
          <table:table-cell table:formula="of:=COMBIN([.D500]-[.C500];[.E500])" office:value-type="float" office:value="270533919634160" calcext:value-type="float">
            <text:p>270533919634160</text:p>
          </table:table-cell>
          <table:table-cell table:formula="of:=COMBIN([.D500];[.E500])" office:value-type="float" office:value="5621728217559088" calcext:value-type="float">
            <text:p>5621728217559088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office:value-type="float" office:value="2381" calcext:value-type="float">
            <text:p>2381</text:p>
          </table:table-cell>
          <table:table-cell office:value-type="string" calcext:value-type="string">
            <text:p>0.0278</text:p>
          </table:table-cell>
          <table:table-cell table:formula="of:=[.E501]/[.D501]" office:value-type="float" office:value="0.379310344827586" calcext:value-type="float">
            <text:p>0,379310344827586</text:p>
          </table:table-cell>
          <table:table-cell table:formula="of:=[.J501]/[.K501]" office:value-type="float" office:value="0.0481229097467155" calcext:value-type="float">
            <text:p>0,0481229097467155</text:p>
          </table:table-cell>
          <table:table-cell table:formula="of:=COMBIN([.D501]-[.C501];[.E501])" office:value-type="float" office:value="270533919634160" calcext:value-type="float">
            <text:p>270533919634160</text:p>
          </table:table-cell>
          <table:table-cell table:formula="of:=COMBIN([.D501];[.E501])" office:value-type="float" office:value="5621728217559088" calcext:value-type="float">
            <text:p>5621728217559088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 office:value-type="float" office:value="18361" calcext:value-type="float">
            <text:p>18361</text:p>
          </table:table-cell>
          <table:table-cell office:value-type="string" calcext:value-type="string">
            <text:p>0.0046</text:p>
          </table:table-cell>
          <table:table-cell table:formula="of:=[.E502]/[.D502]" office:value-type="float" office:value="0.34375" calcext:value-type="float">
            <text:p>0,34375</text:p>
          </table:table-cell>
          <table:table-cell table:formula="of:=[.J502]/[.K502]" office:value-type="float" office:value="0.0434282434157801" calcext:value-type="float">
            <text:p>0,0434282434157801</text:p>
          </table:table-cell>
          <table:table-cell table:formula="of:=COMBIN([.D502]-[.C502];[.E502])" office:value-type="float" office:value="3489348548829780" calcext:value-type="float">
            <text:p>3489348548829780</text:p>
          </table:table-cell>
          <table:table-cell table:formula="of:=COMBIN([.D502];[.E502])" office:value-type="float" office:value="8.03474484432379E+016" calcext:value-type="float">
            <text:p>8,03474484432379E+016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office:value-type="float" office:value="1969" calcext:value-type="float">
            <text:p>1969</text:p>
          </table:table-cell>
          <table:table-cell office:value-type="string" calcext:value-type="string">
            <text:p>0.0244</text:p>
          </table:table-cell>
          <table:table-cell table:formula="of:=[.E503]/[.D503]" office:value-type="float" office:value="0.379310344827586" calcext:value-type="float">
            <text:p>0,379310344827586</text:p>
          </table:table-cell>
          <table:table-cell table:formula="of:=[.J503]/[.K503]" office:value-type="float" office:value="0.0481229097467155" calcext:value-type="float">
            <text:p>0,0481229097467155</text:p>
          </table:table-cell>
          <table:table-cell table:formula="of:=COMBIN([.D503]-[.C503];[.E503])" office:value-type="float" office:value="270533919634160" calcext:value-type="float">
            <text:p>270533919634160</text:p>
          </table:table-cell>
          <table:table-cell table:formula="of:=COMBIN([.D503];[.E503])" office:value-type="float" office:value="5621728217559088" calcext:value-type="float">
            <text:p>5621728217559088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office:value-type="float" office:value="5264" calcext:value-type="float">
            <text:p>5264</text:p>
          </table:table-cell>
          <table:table-cell office:value-type="string" calcext:value-type="string">
            <text:p>0.0114</text:p>
          </table:table-cell>
          <table:table-cell table:formula="of:=[.E504]/[.D504]" office:value-type="float" office:value="0.379310344827586" calcext:value-type="float">
            <text:p>0,379310344827586</text:p>
          </table:table-cell>
          <table:table-cell table:formula="of:=[.J504]/[.K504]" office:value-type="float" office:value="0.0481229097467155" calcext:value-type="float">
            <text:p>0,0481229097467155</text:p>
          </table:table-cell>
          <table:table-cell table:formula="of:=COMBIN([.D504]-[.C504];[.E504])" office:value-type="float" office:value="270533919634160" calcext:value-type="float">
            <text:p>270533919634160</text:p>
          </table:table-cell>
          <table:table-cell table:formula="of:=COMBIN([.D504];[.E504])" office:value-type="float" office:value="5621728217559088" calcext:value-type="float">
            <text:p>5621728217559088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office:value-type="float" office:value="4885" calcext:value-type="float">
            <text:p>4885</text:p>
          </table:table-cell>
          <table:table-cell office:value-type="string" calcext:value-type="string">
            <text:p>0.0104</text:p>
          </table:table-cell>
          <table:table-cell table:formula="of:=[.E505]/[.D505]" office:value-type="float" office:value="0.379310344827586" calcext:value-type="float">
            <text:p>0,379310344827586</text:p>
          </table:table-cell>
          <table:table-cell table:formula="of:=[.J505]/[.K505]" office:value-type="float" office:value="0.0481229097467155" calcext:value-type="float">
            <text:p>0,0481229097467155</text:p>
          </table:table-cell>
          <table:table-cell table:formula="of:=COMBIN([.D505]-[.C505];[.E505])" office:value-type="float" office:value="270533919634160" calcext:value-type="float">
            <text:p>270533919634160</text:p>
          </table:table-cell>
          <table:table-cell table:formula="of:=COMBIN([.D505];[.E505])" office:value-type="float" office:value="5621728217559088" calcext:value-type="float">
            <text:p>5621728217559088</text:p>
          </table:table-cell>
        </table:table-row>
        <table:table-row table:style-name="ro3">
          <table:table-cell office:value-type="string" calcext:value-type="string">
            <text:p>Prange OK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office:value-type="float" office:value="3351" calcext:value-type="float">
            <text:p>3351</text:p>
          </table:table-cell>
          <table:table-cell office:value-type="string" calcext:value-type="string">
            <text:p>0.0143</text:p>
          </table:table-cell>
          <table:table-cell table:formula="of:=[.E506]/[.D506]" office:value-type="float" office:value="0.379310344827586" calcext:value-type="float">
            <text:p>0,379310344827586</text:p>
          </table:table-cell>
          <table:table-cell table:formula="of:=[.J506]/[.K506]" office:value-type="float" office:value="0.0481229097467155" calcext:value-type="float">
            <text:p>0,0481229097467155</text:p>
          </table:table-cell>
          <table:table-cell table:formula="of:=COMBIN([.D506]-[.C506];[.E506])" office:value-type="float" office:value="270533919634160" calcext:value-type="float">
            <text:p>270533919634160</text:p>
          </table:table-cell>
          <table:table-cell table:formula="of:=COMBIN([.D506];[.E506])" office:value-type="float" office:value="5621728217559088" calcext:value-type="float">
            <text:p>5621728217559088</text:p>
          </table:table-cell>
        </table:table-row>
        <table:table-row table:style-name="ro3" table:visibility="filter">
          <table:table-cell table:number-columns-repeated="7"/>
          <table:table-cell table:formula="of:=[.E507]/[.D507]" office:value-type="string" office:string-value="" calcext:value-type="error">
            <text:p>#DIV/0!</text:p>
          </table:table-cell>
          <table:table-cell table:formula="of:=[.J507]/[.K507]" office:value-type="float" office:value="1" calcext:value-type="float">
            <text:p>1</text:p>
          </table:table-cell>
          <table:table-cell table:formula="of:=COMBIN([.D507]-[.C507];[.E507])" office:value-type="float" office:value="1" calcext:value-type="float">
            <text:p>1</text:p>
          </table:table-cell>
          <table:table-cell table:formula="of:=COMBIN([.D507];[.E507])" office:value-type="float" office:value="1" calcext:value-type="float">
            <text:p>1</text:p>
          </table:table-cell>
        </table:table-row>
        <table:table-row table:style-name="ro3" table:visibility="filter">
          <table:table-cell table:number-columns-repeated="7"/>
          <table:table-cell table:formula="of:=[.E508]/[.D508]" office:value-type="string" office:string-value="" calcext:value-type="error">
            <text:p>#DIV/0!</text:p>
          </table:table-cell>
          <table:table-cell table:formula="of:=[.J508]/[.K508]" office:value-type="float" office:value="1" calcext:value-type="float">
            <text:p>1</text:p>
          </table:table-cell>
          <table:table-cell table:formula="of:=COMBIN([.D508]-[.C508];[.E508])" office:value-type="float" office:value="1" calcext:value-type="float">
            <text:p>1</text:p>
          </table:table-cell>
          <table:table-cell table:formula="of:=COMBIN([.D508];[.E508])" office:value-type="float" office:value="1" calcext:value-type="float">
            <text:p>1</text:p>
          </table:table-cell>
        </table:table-row>
        <table:table-row table:style-name="ro3" table:visibility="filter">
          <table:table-cell table:number-columns-repeated="7"/>
          <table:table-cell table:formula="of:=[.E509]/[.D509]" office:value-type="string" office:string-value="" calcext:value-type="error">
            <text:p>#DIV/0!</text:p>
          </table:table-cell>
          <table:table-cell table:formula="of:=[.J509]/[.K509]" office:value-type="float" office:value="1" calcext:value-type="float">
            <text:p>1</text:p>
          </table:table-cell>
          <table:table-cell table:formula="of:=COMBIN([.D509]-[.C509];[.E509])" office:value-type="float" office:value="1" calcext:value-type="float">
            <text:p>1</text:p>
          </table:table-cell>
          <table:table-cell table:formula="of:=COMBIN([.D509];[.E509])" office:value-type="float" office:value="1" calcext:value-type="float">
            <text:p>1</text:p>
          </table:table-cell>
        </table:table-row>
        <table:table-row table:style-name="ro3" table:visibility="filter">
          <table:table-cell table:number-columns-repeated="7"/>
          <table:table-cell table:formula="of:=[.E510]/[.D510]" office:value-type="string" office:string-value="" calcext:value-type="error">
            <text:p>#DIV/0!</text:p>
          </table:table-cell>
          <table:table-cell table:formula="of:=[.J510]/[.K510]" office:value-type="float" office:value="1" calcext:value-type="float">
            <text:p>1</text:p>
          </table:table-cell>
          <table:table-cell table:formula="of:=COMBIN([.D510]-[.C510];[.E510])" office:value-type="float" office:value="1" calcext:value-type="float">
            <text:p>1</text:p>
          </table:table-cell>
          <table:table-cell table:formula="of:=COMBIN([.D510];[.E510])" office:value-type="float" office:value="1" calcext:value-type="float">
            <text:p>1</text:p>
          </table:table-cell>
        </table:table-row>
        <table:table-row table:style-name="ro3" table:visibility="filter">
          <table:table-cell table:number-columns-repeated="7"/>
          <table:table-cell table:formula="of:=[.E511]/[.D511]" office:value-type="string" office:string-value="" calcext:value-type="error">
            <text:p>#DIV/0!</text:p>
          </table:table-cell>
          <table:table-cell table:formula="of:=[.J511]/[.K511]" office:value-type="float" office:value="1" calcext:value-type="float">
            <text:p>1</text:p>
          </table:table-cell>
          <table:table-cell table:formula="of:=COMBIN([.D511]-[.C511];[.E511])" office:value-type="float" office:value="1" calcext:value-type="float">
            <text:p>1</text:p>
          </table:table-cell>
          <table:table-cell table:formula="of:=COMBIN([.D511];[.E511])" office:value-type="float" office:value="1" calcext:value-type="float">
            <text:p>1</text:p>
          </table:table-cell>
        </table:table-row>
        <table:table-row table:style-name="ro3" table:visibility="filter">
          <table:table-cell table:number-columns-repeated="7"/>
          <table:table-cell table:formula="of:=[.E512]/[.D512]" office:value-type="string" office:string-value="" calcext:value-type="error">
            <text:p>#DIV/0!</text:p>
          </table:table-cell>
          <table:table-cell table:formula="of:=[.J512]/[.K512]" office:value-type="float" office:value="1" calcext:value-type="float">
            <text:p>1</text:p>
          </table:table-cell>
          <table:table-cell table:formula="of:=COMBIN([.D512]-[.C512];[.E512])" office:value-type="float" office:value="1" calcext:value-type="float">
            <text:p>1</text:p>
          </table:table-cell>
          <table:table-cell table:formula="of:=COMBIN([.D512];[.E512])" office:value-type="float" office:value="1" calcext:value-type="float">
            <text:p>1</text:p>
          </table:table-cell>
        </table:table-row>
        <table:table-row table:style-name="ro3" table:visibility="filter">
          <table:table-cell table:number-columns-repeated="7"/>
          <table:table-cell table:formula="of:=[.E513]/[.D513]" office:value-type="string" office:string-value="" calcext:value-type="error">
            <text:p>#DIV/0!</text:p>
          </table:table-cell>
          <table:table-cell table:formula="of:=[.J513]/[.K513]" office:value-type="float" office:value="1" calcext:value-type="float">
            <text:p>1</text:p>
          </table:table-cell>
          <table:table-cell table:formula="of:=COMBIN([.D513]-[.C513];[.E513])" office:value-type="float" office:value="1" calcext:value-type="float">
            <text:p>1</text:p>
          </table:table-cell>
          <table:table-cell table:formula="of:=COMBIN([.D513];[.E513])" office:value-type="float" office:value="1" calcext:value-type="float">
            <text:p>1</text:p>
          </table:table-cell>
        </table:table-row>
        <table:table-row table:style-name="ro3" table:visibility="filter">
          <table:table-cell table:number-columns-repeated="7"/>
          <table:table-cell table:formula="of:=[.E514]/[.D514]" office:value-type="string" office:string-value="" calcext:value-type="error">
            <text:p>#DIV/0!</text:p>
          </table:table-cell>
          <table:table-cell table:formula="of:=[.J514]/[.K514]" office:value-type="float" office:value="1" calcext:value-type="float">
            <text:p>1</text:p>
          </table:table-cell>
          <table:table-cell table:formula="of:=COMBIN([.D514]-[.C514];[.E514])" office:value-type="float" office:value="1" calcext:value-type="float">
            <text:p>1</text:p>
          </table:table-cell>
          <table:table-cell table:formula="of:=COMBIN([.D514];[.E514])" office:value-type="float" office:value="1" calcext:value-type="float">
            <text:p>1</text:p>
          </table:table-cell>
        </table:table-row>
        <table:table-row table:style-name="ro3" table:visibility="filter">
          <table:table-cell table:number-columns-repeated="7"/>
          <table:table-cell table:formula="of:=[.E515]/[.D515]" office:value-type="string" office:string-value="" calcext:value-type="error">
            <text:p>#DIV/0!</text:p>
          </table:table-cell>
          <table:table-cell table:formula="of:=[.J515]/[.K515]" office:value-type="float" office:value="1" calcext:value-type="float">
            <text:p>1</text:p>
          </table:table-cell>
          <table:table-cell table:formula="of:=COMBIN([.D515]-[.C515];[.E515])" office:value-type="float" office:value="1" calcext:value-type="float">
            <text:p>1</text:p>
          </table:table-cell>
          <table:table-cell table:formula="of:=COMBIN([.D515];[.E515])" office:value-type="float" office:value="1" calcext:value-type="float">
            <text:p>1</text:p>
          </table:table-cell>
        </table:table-row>
        <table:table-row table:style-name="ro3" table:visibility="filter">
          <table:table-cell table:number-columns-repeated="7"/>
          <table:table-cell table:formula="of:=[.E516]/[.D516]" office:value-type="string" office:string-value="" calcext:value-type="error">
            <text:p>#DIV/0!</text:p>
          </table:table-cell>
          <table:table-cell table:formula="of:=[.J516]/[.K516]" office:value-type="float" office:value="1" calcext:value-type="float">
            <text:p>1</text:p>
          </table:table-cell>
          <table:table-cell table:formula="of:=COMBIN([.D516]-[.C516];[.E516])" office:value-type="float" office:value="1" calcext:value-type="float">
            <text:p>1</text:p>
          </table:table-cell>
          <table:table-cell table:formula="of:=COMBIN([.D516];[.E516])" office:value-type="float" office:value="1" calcext:value-type="float">
            <text:p>1</text:p>
          </table:table-cell>
        </table:table-row>
        <table:table-row table:style-name="ro3" table:visibility="filter">
          <table:table-cell table:number-columns-repeated="7"/>
          <table:table-cell table:formula="of:=[.E517]/[.D517]" office:value-type="string" office:string-value="" calcext:value-type="error">
            <text:p>#DIV/0!</text:p>
          </table:table-cell>
          <table:table-cell table:formula="of:=[.J517]/[.K517]" office:value-type="float" office:value="1" calcext:value-type="float">
            <text:p>1</text:p>
          </table:table-cell>
          <table:table-cell table:formula="of:=COMBIN([.D517]-[.C517];[.E517])" office:value-type="float" office:value="1" calcext:value-type="float">
            <text:p>1</text:p>
          </table:table-cell>
          <table:table-cell table:formula="of:=COMBIN([.D517];[.E517])" office:value-type="float" office:value="1" calcext:value-type="float">
            <text:p>1</text:p>
          </table:table-cell>
        </table:table-row>
        <table:table-row table:style-name="ro3" table:visibility="filter">
          <table:table-cell table:number-columns-repeated="7"/>
          <table:table-cell table:formula="of:=[.E518]/[.D518]" office:value-type="string" office:string-value="" calcext:value-type="error">
            <text:p>#DIV/0!</text:p>
          </table:table-cell>
          <table:table-cell table:formula="of:=[.J518]/[.K518]" office:value-type="float" office:value="1" calcext:value-type="float">
            <text:p>1</text:p>
          </table:table-cell>
          <table:table-cell table:formula="of:=COMBIN([.D518]-[.C518];[.E518])" office:value-type="float" office:value="1" calcext:value-type="float">
            <text:p>1</text:p>
          </table:table-cell>
          <table:table-cell table:formula="of:=COMBIN([.D518];[.E518])" office:value-type="float" office:value="1" calcext:value-type="float">
            <text:p>1</text:p>
          </table:table-cell>
        </table:table-row>
        <table:table-row table:style-name="ro3" table:visibility="filter">
          <table:table-cell table:number-columns-repeated="7"/>
          <table:table-cell table:formula="of:=[.E519]/[.D519]" office:value-type="string" office:string-value="" calcext:value-type="error">
            <text:p>#DIV/0!</text:p>
          </table:table-cell>
          <table:table-cell table:formula="of:=[.J519]/[.K519]" office:value-type="float" office:value="1" calcext:value-type="float">
            <text:p>1</text:p>
          </table:table-cell>
          <table:table-cell table:formula="of:=COMBIN([.D519]-[.C519];[.E519])" office:value-type="float" office:value="1" calcext:value-type="float">
            <text:p>1</text:p>
          </table:table-cell>
          <table:table-cell table:formula="of:=COMBIN([.D519];[.E519])" office:value-type="float" office:value="1" calcext:value-type="float">
            <text:p>1</text:p>
          </table:table-cell>
        </table:table-row>
        <table:table-row table:style-name="ro3" table:visibility="filter">
          <table:table-cell table:number-columns-repeated="7"/>
          <table:table-cell table:formula="of:=[.E520]/[.D520]" office:value-type="string" office:string-value="" calcext:value-type="error">
            <text:p>#DIV/0!</text:p>
          </table:table-cell>
          <table:table-cell table:formula="of:=[.J520]/[.K520]" office:value-type="float" office:value="1" calcext:value-type="float">
            <text:p>1</text:p>
          </table:table-cell>
          <table:table-cell table:formula="of:=COMBIN([.D520]-[.C520];[.E520])" office:value-type="float" office:value="1" calcext:value-type="float">
            <text:p>1</text:p>
          </table:table-cell>
          <table:table-cell table:formula="of:=COMBIN([.D520];[.E520])" office:value-type="float" office:value="1" calcext:value-type="float">
            <text:p>1</text:p>
          </table:table-cell>
        </table:table-row>
        <table:table-row table:style-name="ro3" table:visibility="filter">
          <table:table-cell table:number-columns-repeated="7"/>
          <table:table-cell table:formula="of:=[.E521]/[.D521]" office:value-type="string" office:string-value="" calcext:value-type="error">
            <text:p>#DIV/0!</text:p>
          </table:table-cell>
          <table:table-cell table:formula="of:=[.J521]/[.K521]" office:value-type="float" office:value="1" calcext:value-type="float">
            <text:p>1</text:p>
          </table:table-cell>
          <table:table-cell table:formula="of:=COMBIN([.D521]-[.C521];[.E521])" office:value-type="float" office:value="1" calcext:value-type="float">
            <text:p>1</text:p>
          </table:table-cell>
          <table:table-cell table:formula="of:=COMBIN([.D521];[.E521])" office:value-type="float" office:value="1" calcext:value-type="float">
            <text:p>1</text:p>
          </table:table-cell>
        </table:table-row>
        <table:table-row table:style-name="ro3" table:visibility="filter">
          <table:table-cell table:number-columns-repeated="7"/>
          <table:table-cell table:formula="of:=[.E522]/[.D522]" office:value-type="string" office:string-value="" calcext:value-type="error">
            <text:p>#DIV/0!</text:p>
          </table:table-cell>
          <table:table-cell table:formula="of:=[.J522]/[.K522]" office:value-type="float" office:value="1" calcext:value-type="float">
            <text:p>1</text:p>
          </table:table-cell>
          <table:table-cell table:formula="of:=COMBIN([.D522]-[.C522];[.E522])" office:value-type="float" office:value="1" calcext:value-type="float">
            <text:p>1</text:p>
          </table:table-cell>
          <table:table-cell table:formula="of:=COMBIN([.D522];[.E522])" office:value-type="float" office:value="1" calcext:value-type="float">
            <text:p>1</text:p>
          </table:table-cell>
        </table:table-row>
        <table:table-row table:style-name="ro3" table:visibility="filter">
          <table:table-cell table:number-columns-repeated="7"/>
          <table:table-cell table:formula="of:=[.E523]/[.D523]" office:value-type="string" office:string-value="" calcext:value-type="error">
            <text:p>#DIV/0!</text:p>
          </table:table-cell>
          <table:table-cell table:formula="of:=[.J523]/[.K523]" office:value-type="float" office:value="1" calcext:value-type="float">
            <text:p>1</text:p>
          </table:table-cell>
          <table:table-cell table:formula="of:=COMBIN([.D523]-[.C523];[.E523])" office:value-type="float" office:value="1" calcext:value-type="float">
            <text:p>1</text:p>
          </table:table-cell>
          <table:table-cell table:formula="of:=COMBIN([.D523];[.E523])" office:value-type="float" office:value="1" calcext:value-type="float">
            <text:p>1</text:p>
          </table:table-cell>
        </table:table-row>
        <table:table-row table:style-name="ro3" table:visibility="filter">
          <table:table-cell table:number-columns-repeated="7"/>
          <table:table-cell table:formula="of:=[.E524]/[.D524]" office:value-type="string" office:string-value="" calcext:value-type="error">
            <text:p>#DIV/0!</text:p>
          </table:table-cell>
          <table:table-cell table:formula="of:=[.J524]/[.K524]" office:value-type="float" office:value="1" calcext:value-type="float">
            <text:p>1</text:p>
          </table:table-cell>
          <table:table-cell table:formula="of:=COMBIN([.D524]-[.C524];[.E524])" office:value-type="float" office:value="1" calcext:value-type="float">
            <text:p>1</text:p>
          </table:table-cell>
          <table:table-cell table:formula="of:=COMBIN([.D524];[.E524])" office:value-type="float" office:value="1" calcext:value-type="float">
            <text:p>1</text:p>
          </table:table-cell>
        </table:table-row>
        <table:table-row table:style-name="ro3" table:visibility="filter">
          <table:table-cell table:number-columns-repeated="7"/>
          <table:table-cell table:formula="of:=[.E525]/[.D525]" office:value-type="string" office:string-value="" calcext:value-type="error">
            <text:p>#DIV/0!</text:p>
          </table:table-cell>
          <table:table-cell table:formula="of:=[.J525]/[.K525]" office:value-type="float" office:value="1" calcext:value-type="float">
            <text:p>1</text:p>
          </table:table-cell>
          <table:table-cell table:formula="of:=COMBIN([.D525]-[.C525];[.E525])" office:value-type="float" office:value="1" calcext:value-type="float">
            <text:p>1</text:p>
          </table:table-cell>
          <table:table-cell table:formula="of:=COMBIN([.D525];[.E525])" office:value-type="float" office:value="1" calcext:value-type="float">
            <text:p>1</text:p>
          </table:table-cell>
        </table:table-row>
        <table:table-row table:style-name="ro3" table:visibility="filter">
          <table:table-cell table:number-columns-repeated="7"/>
          <table:table-cell table:formula="of:=[.E526]/[.D526]" office:value-type="string" office:string-value="" calcext:value-type="error">
            <text:p>#DIV/0!</text:p>
          </table:table-cell>
          <table:table-cell table:formula="of:=[.J526]/[.K526]" office:value-type="float" office:value="1" calcext:value-type="float">
            <text:p>1</text:p>
          </table:table-cell>
          <table:table-cell table:formula="of:=COMBIN([.D526]-[.C526];[.E526])" office:value-type="float" office:value="1" calcext:value-type="float">
            <text:p>1</text:p>
          </table:table-cell>
          <table:table-cell table:formula="of:=COMBIN([.D526];[.E526])" office:value-type="float" office:value="1" calcext:value-type="float">
            <text:p>1</text:p>
          </table:table-cell>
        </table:table-row>
        <table:table-row table:style-name="ro3" table:visibility="filter">
          <table:table-cell table:number-columns-repeated="7"/>
          <table:table-cell table:formula="of:=[.E527]/[.D527]" office:value-type="string" office:string-value="" calcext:value-type="error">
            <text:p>#DIV/0!</text:p>
          </table:table-cell>
          <table:table-cell table:formula="of:=[.J527]/[.K527]" office:value-type="float" office:value="1" calcext:value-type="float">
            <text:p>1</text:p>
          </table:table-cell>
          <table:table-cell table:formula="of:=COMBIN([.D527]-[.C527];[.E527])" office:value-type="float" office:value="1" calcext:value-type="float">
            <text:p>1</text:p>
          </table:table-cell>
          <table:table-cell table:formula="of:=COMBIN([.D527];[.E527])" office:value-type="float" office:value="1" calcext:value-type="float">
            <text:p>1</text:p>
          </table:table-cell>
        </table:table-row>
        <table:table-row table:style-name="ro3" table:visibility="filter">
          <table:table-cell table:number-columns-repeated="7"/>
          <table:table-cell table:formula="of:=[.E528]/[.D528]" office:value-type="string" office:string-value="" calcext:value-type="error">
            <text:p>#DIV/0!</text:p>
          </table:table-cell>
          <table:table-cell table:formula="of:=[.J528]/[.K528]" office:value-type="float" office:value="1" calcext:value-type="float">
            <text:p>1</text:p>
          </table:table-cell>
          <table:table-cell table:formula="of:=COMBIN([.D528]-[.C528];[.E528])" office:value-type="float" office:value="1" calcext:value-type="float">
            <text:p>1</text:p>
          </table:table-cell>
          <table:table-cell table:formula="of:=COMBIN([.D528];[.E528])" office:value-type="float" office:value="1" calcext:value-type="float">
            <text:p>1</text:p>
          </table:table-cell>
        </table:table-row>
        <table:table-row table:style-name="ro3" table:visibility="filter">
          <table:table-cell table:number-columns-repeated="7"/>
          <table:table-cell table:formula="of:=[.E529]/[.D529]" office:value-type="string" office:string-value="" calcext:value-type="error">
            <text:p>#DIV/0!</text:p>
          </table:table-cell>
          <table:table-cell table:formula="of:=[.J529]/[.K529]" office:value-type="float" office:value="1" calcext:value-type="float">
            <text:p>1</text:p>
          </table:table-cell>
          <table:table-cell table:formula="of:=COMBIN([.D529]-[.C529];[.E529])" office:value-type="float" office:value="1" calcext:value-type="float">
            <text:p>1</text:p>
          </table:table-cell>
          <table:table-cell table:formula="of:=COMBIN([.D529];[.E529])" office:value-type="float" office:value="1" calcext:value-type="float">
            <text:p>1</text:p>
          </table:table-cell>
        </table:table-row>
        <table:table-row table:style-name="ro3" table:visibility="filter">
          <table:table-cell table:number-columns-repeated="7"/>
          <table:table-cell table:formula="of:=[.E530]/[.D530]" office:value-type="string" office:string-value="" calcext:value-type="error">
            <text:p>#DIV/0!</text:p>
          </table:table-cell>
          <table:table-cell table:formula="of:=[.J530]/[.K530]" office:value-type="float" office:value="1" calcext:value-type="float">
            <text:p>1</text:p>
          </table:table-cell>
          <table:table-cell table:formula="of:=COMBIN([.D530]-[.C530];[.E530])" office:value-type="float" office:value="1" calcext:value-type="float">
            <text:p>1</text:p>
          </table:table-cell>
          <table:table-cell table:formula="of:=COMBIN([.D530];[.E530])" office:value-type="float" office:value="1" calcext:value-type="float">
            <text:p>1</text:p>
          </table:table-cell>
        </table:table-row>
        <table:table-row table:style-name="ro3" table:visibility="filter">
          <table:table-cell table:number-columns-repeated="7"/>
          <table:table-cell table:formula="of:=[.E531]/[.D531]" office:value-type="string" office:string-value="" calcext:value-type="error">
            <text:p>#DIV/0!</text:p>
          </table:table-cell>
          <table:table-cell table:formula="of:=[.J531]/[.K531]" office:value-type="float" office:value="1" calcext:value-type="float">
            <text:p>1</text:p>
          </table:table-cell>
          <table:table-cell table:formula="of:=COMBIN([.D531]-[.C531];[.E531])" office:value-type="float" office:value="1" calcext:value-type="float">
            <text:p>1</text:p>
          </table:table-cell>
          <table:table-cell table:formula="of:=COMBIN([.D531];[.E531])" office:value-type="float" office:value="1" calcext:value-type="float">
            <text:p>1</text:p>
          </table:table-cell>
        </table:table-row>
        <table:table-row table:style-name="ro3" table:visibility="filter">
          <table:table-cell table:number-columns-repeated="7"/>
          <table:table-cell table:formula="of:=[.E532]/[.D532]" office:value-type="string" office:string-value="" calcext:value-type="error">
            <text:p>#DIV/0!</text:p>
          </table:table-cell>
          <table:table-cell table:formula="of:=[.J532]/[.K532]" office:value-type="float" office:value="1" calcext:value-type="float">
            <text:p>1</text:p>
          </table:table-cell>
          <table:table-cell table:formula="of:=COMBIN([.D532]-[.C532];[.E532])" office:value-type="float" office:value="1" calcext:value-type="float">
            <text:p>1</text:p>
          </table:table-cell>
          <table:table-cell table:formula="of:=COMBIN([.D532];[.E532])" office:value-type="float" office:value="1" calcext:value-type="float">
            <text:p>1</text:p>
          </table:table-cell>
        </table:table-row>
        <table:table-row table:style-name="ro3" table:visibility="filter">
          <table:table-cell table:number-columns-repeated="7"/>
          <table:table-cell table:formula="of:=[.E533]/[.D533]" office:value-type="string" office:string-value="" calcext:value-type="error">
            <text:p>#DIV/0!</text:p>
          </table:table-cell>
          <table:table-cell table:formula="of:=[.J533]/[.K533]" office:value-type="float" office:value="1" calcext:value-type="float">
            <text:p>1</text:p>
          </table:table-cell>
          <table:table-cell table:formula="of:=COMBIN([.D533]-[.C533];[.E533])" office:value-type="float" office:value="1" calcext:value-type="float">
            <text:p>1</text:p>
          </table:table-cell>
          <table:table-cell table:formula="of:=COMBIN([.D533];[.E533])" office:value-type="float" office:value="1" calcext:value-type="float">
            <text:p>1</text:p>
          </table:table-cell>
        </table:table-row>
        <table:table-row table:style-name="ro3" table:visibility="filter">
          <table:table-cell table:number-columns-repeated="7"/>
          <table:table-cell table:formula="of:=[.E534]/[.D534]" office:value-type="string" office:string-value="" calcext:value-type="error">
            <text:p>#DIV/0!</text:p>
          </table:table-cell>
          <table:table-cell table:formula="of:=[.J534]/[.K534]" office:value-type="float" office:value="1" calcext:value-type="float">
            <text:p>1</text:p>
          </table:table-cell>
          <table:table-cell table:formula="of:=COMBIN([.D534]-[.C534];[.E534])" office:value-type="float" office:value="1" calcext:value-type="float">
            <text:p>1</text:p>
          </table:table-cell>
          <table:table-cell table:formula="of:=COMBIN([.D534];[.E534])" office:value-type="float" office:value="1" calcext:value-type="float">
            <text:p>1</text:p>
          </table:table-cell>
        </table:table-row>
        <table:table-row table:style-name="ro3" table:visibility="filter">
          <table:table-cell table:number-columns-repeated="7"/>
          <table:table-cell table:formula="of:=[.E535]/[.D535]" office:value-type="string" office:string-value="" calcext:value-type="error">
            <text:p>#DIV/0!</text:p>
          </table:table-cell>
          <table:table-cell table:formula="of:=[.J535]/[.K535]" office:value-type="float" office:value="1" calcext:value-type="float">
            <text:p>1</text:p>
          </table:table-cell>
          <table:table-cell table:formula="of:=COMBIN([.D535]-[.C535];[.E535])" office:value-type="float" office:value="1" calcext:value-type="float">
            <text:p>1</text:p>
          </table:table-cell>
          <table:table-cell table:formula="of:=COMBIN([.D535];[.E535])" office:value-type="float" office:value="1" calcext:value-type="float">
            <text:p>1</text:p>
          </table:table-cell>
        </table:table-row>
        <table:table-row table:style-name="ro3" table:visibility="filter">
          <table:table-cell table:number-columns-repeated="7"/>
          <table:table-cell table:formula="of:=[.E536]/[.D536]" office:value-type="string" office:string-value="" calcext:value-type="error">
            <text:p>#DIV/0!</text:p>
          </table:table-cell>
          <table:table-cell table:formula="of:=[.J536]/[.K536]" office:value-type="float" office:value="1" calcext:value-type="float">
            <text:p>1</text:p>
          </table:table-cell>
          <table:table-cell table:formula="of:=COMBIN([.D536]-[.C536];[.E536])" office:value-type="float" office:value="1" calcext:value-type="float">
            <text:p>1</text:p>
          </table:table-cell>
          <table:table-cell table:formula="of:=COMBIN([.D536];[.E536])" office:value-type="float" office:value="1" calcext:value-type="float">
            <text:p>1</text:p>
          </table:table-cell>
        </table:table-row>
        <table:table-row table:style-name="ro3" table:visibility="filter">
          <table:table-cell table:number-columns-repeated="7"/>
          <table:table-cell table:formula="of:=[.E537]/[.D537]" office:value-type="string" office:string-value="" calcext:value-type="error">
            <text:p>#DIV/0!</text:p>
          </table:table-cell>
          <table:table-cell table:formula="of:=[.J537]/[.K537]" office:value-type="float" office:value="1" calcext:value-type="float">
            <text:p>1</text:p>
          </table:table-cell>
          <table:table-cell table:formula="of:=COMBIN([.D537]-[.C537];[.E537])" office:value-type="float" office:value="1" calcext:value-type="float">
            <text:p>1</text:p>
          </table:table-cell>
          <table:table-cell table:formula="of:=COMBIN([.D537];[.E537])" office:value-type="float" office:value="1" calcext:value-type="float">
            <text:p>1</text:p>
          </table:table-cell>
        </table:table-row>
        <table:table-row table:style-name="ro3" table:visibility="filter">
          <table:table-cell table:number-columns-repeated="7"/>
          <table:table-cell table:formula="of:=[.E538]/[.D538]" office:value-type="string" office:string-value="" calcext:value-type="error">
            <text:p>#DIV/0!</text:p>
          </table:table-cell>
          <table:table-cell table:formula="of:=[.J538]/[.K538]" office:value-type="float" office:value="1" calcext:value-type="float">
            <text:p>1</text:p>
          </table:table-cell>
          <table:table-cell table:formula="of:=COMBIN([.D538]-[.C538];[.E538])" office:value-type="float" office:value="1" calcext:value-type="float">
            <text:p>1</text:p>
          </table:table-cell>
          <table:table-cell table:formula="of:=COMBIN([.D538];[.E538])" office:value-type="float" office:value="1" calcext:value-type="float">
            <text:p>1</text:p>
          </table:table-cell>
        </table:table-row>
        <table:table-row table:style-name="ro3" table:visibility="filter">
          <table:table-cell table:number-columns-repeated="7"/>
          <table:table-cell table:formula="of:=[.E539]/[.D539]" office:value-type="string" office:string-value="" calcext:value-type="error">
            <text:p>#DIV/0!</text:p>
          </table:table-cell>
          <table:table-cell table:formula="of:=[.J539]/[.K539]" office:value-type="float" office:value="1" calcext:value-type="float">
            <text:p>1</text:p>
          </table:table-cell>
          <table:table-cell table:formula="of:=COMBIN([.D539]-[.C539];[.E539])" office:value-type="float" office:value="1" calcext:value-type="float">
            <text:p>1</text:p>
          </table:table-cell>
          <table:table-cell table:formula="of:=COMBIN([.D539];[.E539])" office:value-type="float" office:value="1" calcext:value-type="float">
            <text:p>1</text:p>
          </table:table-cell>
        </table:table-row>
        <table:table-row table:style-name="ro3" table:visibility="filter">
          <table:table-cell table:number-columns-repeated="7"/>
          <table:table-cell table:formula="of:=[.E540]/[.D540]" office:value-type="string" office:string-value="" calcext:value-type="error">
            <text:p>#DIV/0!</text:p>
          </table:table-cell>
          <table:table-cell table:formula="of:=[.J540]/[.K540]" office:value-type="float" office:value="1" calcext:value-type="float">
            <text:p>1</text:p>
          </table:table-cell>
          <table:table-cell table:formula="of:=COMBIN([.D540]-[.C540];[.E540])" office:value-type="float" office:value="1" calcext:value-type="float">
            <text:p>1</text:p>
          </table:table-cell>
          <table:table-cell table:formula="of:=COMBIN([.D540];[.E540])" office:value-type="float" office:value="1" calcext:value-type="float">
            <text:p>1</text:p>
          </table:table-cell>
        </table:table-row>
        <table:table-row table:style-name="ro3" table:visibility="filter">
          <table:table-cell table:number-columns-repeated="7"/>
          <table:table-cell table:formula="of:=[.E541]/[.D541]" office:value-type="string" office:string-value="" calcext:value-type="error">
            <text:p>#DIV/0!</text:p>
          </table:table-cell>
          <table:table-cell table:formula="of:=[.J541]/[.K541]" office:value-type="float" office:value="1" calcext:value-type="float">
            <text:p>1</text:p>
          </table:table-cell>
          <table:table-cell table:formula="of:=COMBIN([.D541]-[.C541];[.E541])" office:value-type="float" office:value="1" calcext:value-type="float">
            <text:p>1</text:p>
          </table:table-cell>
          <table:table-cell table:formula="of:=COMBIN([.D541];[.E541])" office:value-type="float" office:value="1" calcext:value-type="float">
            <text:p>1</text:p>
          </table:table-cell>
        </table:table-row>
        <table:table-row table:style-name="ro3" table:visibility="filter">
          <table:table-cell table:number-columns-repeated="7"/>
          <table:table-cell table:formula="of:=[.E542]/[.D542]" office:value-type="string" office:string-value="" calcext:value-type="error">
            <text:p>#DIV/0!</text:p>
          </table:table-cell>
          <table:table-cell table:formula="of:=[.J542]/[.K542]" office:value-type="float" office:value="1" calcext:value-type="float">
            <text:p>1</text:p>
          </table:table-cell>
          <table:table-cell table:formula="of:=COMBIN([.D542]-[.C542];[.E542])" office:value-type="float" office:value="1" calcext:value-type="float">
            <text:p>1</text:p>
          </table:table-cell>
          <table:table-cell table:formula="of:=COMBIN([.D542];[.E542])" office:value-type="float" office:value="1" calcext:value-type="float">
            <text:p>1</text:p>
          </table:table-cell>
        </table:table-row>
        <table:table-row table:style-name="ro3" table:visibility="filter">
          <table:table-cell table:number-columns-repeated="7"/>
          <table:table-cell table:formula="of:=[.E543]/[.D543]" office:value-type="string" office:string-value="" calcext:value-type="error">
            <text:p>#DIV/0!</text:p>
          </table:table-cell>
          <table:table-cell table:formula="of:=[.J543]/[.K543]" office:value-type="float" office:value="1" calcext:value-type="float">
            <text:p>1</text:p>
          </table:table-cell>
          <table:table-cell table:formula="of:=COMBIN([.D543]-[.C543];[.E543])" office:value-type="float" office:value="1" calcext:value-type="float">
            <text:p>1</text:p>
          </table:table-cell>
          <table:table-cell table:formula="of:=COMBIN([.D543];[.E543])" office:value-type="float" office:value="1" calcext:value-type="float">
            <text:p>1</text:p>
          </table:table-cell>
        </table:table-row>
        <table:table-row table:style-name="ro3" table:visibility="filter">
          <table:table-cell table:number-columns-repeated="7"/>
          <table:table-cell table:formula="of:=[.E544]/[.D544]" office:value-type="string" office:string-value="" calcext:value-type="error">
            <text:p>#DIV/0!</text:p>
          </table:table-cell>
          <table:table-cell table:formula="of:=[.J544]/[.K544]" office:value-type="float" office:value="1" calcext:value-type="float">
            <text:p>1</text:p>
          </table:table-cell>
          <table:table-cell table:formula="of:=COMBIN([.D544]-[.C544];[.E544])" office:value-type="float" office:value="1" calcext:value-type="float">
            <text:p>1</text:p>
          </table:table-cell>
          <table:table-cell table:formula="of:=COMBIN([.D544];[.E544])" office:value-type="float" office:value="1" calcext:value-type="float">
            <text:p>1</text:p>
          </table:table-cell>
        </table:table-row>
        <table:table-row table:style-name="ro3" table:visibility="filter">
          <table:table-cell table:number-columns-repeated="7"/>
          <table:table-cell table:formula="of:=[.E545]/[.D545]" office:value-type="string" office:string-value="" calcext:value-type="error">
            <text:p>#DIV/0!</text:p>
          </table:table-cell>
          <table:table-cell table:formula="of:=[.J545]/[.K545]" office:value-type="float" office:value="1" calcext:value-type="float">
            <text:p>1</text:p>
          </table:table-cell>
          <table:table-cell table:formula="of:=COMBIN([.D545]-[.C545];[.E545])" office:value-type="float" office:value="1" calcext:value-type="float">
            <text:p>1</text:p>
          </table:table-cell>
          <table:table-cell table:formula="of:=COMBIN([.D545];[.E545])" office:value-type="float" office:value="1" calcext:value-type="float">
            <text:p>1</text:p>
          </table:table-cell>
        </table:table-row>
        <table:table-row table:style-name="ro3" table:visibility="filter">
          <table:table-cell table:number-columns-repeated="7"/>
          <table:table-cell table:formula="of:=[.E546]/[.D546]" office:value-type="string" office:string-value="" calcext:value-type="error">
            <text:p>#DIV/0!</text:p>
          </table:table-cell>
          <table:table-cell table:formula="of:=[.J546]/[.K546]" office:value-type="float" office:value="1" calcext:value-type="float">
            <text:p>1</text:p>
          </table:table-cell>
          <table:table-cell table:formula="of:=COMBIN([.D546]-[.C546];[.E546])" office:value-type="float" office:value="1" calcext:value-type="float">
            <text:p>1</text:p>
          </table:table-cell>
          <table:table-cell table:formula="of:=COMBIN([.D546];[.E546])" office:value-type="float" office:value="1" calcext:value-type="float">
            <text:p>1</text:p>
          </table:table-cell>
        </table:table-row>
        <table:table-row table:style-name="ro3" table:visibility="filter">
          <table:table-cell table:number-columns-repeated="7"/>
          <table:table-cell table:formula="of:=[.E547]/[.D547]" office:value-type="string" office:string-value="" calcext:value-type="error">
            <text:p>#DIV/0!</text:p>
          </table:table-cell>
          <table:table-cell table:formula="of:=[.J547]/[.K547]" office:value-type="float" office:value="1" calcext:value-type="float">
            <text:p>1</text:p>
          </table:table-cell>
          <table:table-cell table:formula="of:=COMBIN([.D547]-[.C547];[.E547])" office:value-type="float" office:value="1" calcext:value-type="float">
            <text:p>1</text:p>
          </table:table-cell>
          <table:table-cell table:formula="of:=COMBIN([.D547];[.E547])" office:value-type="float" office:value="1" calcext:value-type="float">
            <text:p>1</text:p>
          </table:table-cell>
        </table:table-row>
        <table:table-row table:style-name="ro3" table:visibility="filter">
          <table:table-cell table:number-columns-repeated="7"/>
          <table:table-cell table:formula="of:=[.E548]/[.D548]" office:value-type="string" office:string-value="" calcext:value-type="error">
            <text:p>#DIV/0!</text:p>
          </table:table-cell>
          <table:table-cell table:formula="of:=[.J548]/[.K548]" office:value-type="float" office:value="1" calcext:value-type="float">
            <text:p>1</text:p>
          </table:table-cell>
          <table:table-cell table:formula="of:=COMBIN([.D548]-[.C548];[.E548])" office:value-type="float" office:value="1" calcext:value-type="float">
            <text:p>1</text:p>
          </table:table-cell>
          <table:table-cell table:formula="of:=COMBIN([.D548];[.E548])" office:value-type="float" office:value="1" calcext:value-type="float">
            <text:p>1</text:p>
          </table:table-cell>
        </table:table-row>
        <table:table-row table:style-name="ro3" table:visibility="filter">
          <table:table-cell table:number-columns-repeated="7"/>
          <table:table-cell table:formula="of:=[.E549]/[.D549]" office:value-type="string" office:string-value="" calcext:value-type="error">
            <text:p>#DIV/0!</text:p>
          </table:table-cell>
          <table:table-cell table:formula="of:=[.J549]/[.K549]" office:value-type="float" office:value="1" calcext:value-type="float">
            <text:p>1</text:p>
          </table:table-cell>
          <table:table-cell table:formula="of:=COMBIN([.D549]-[.C549];[.E549])" office:value-type="float" office:value="1" calcext:value-type="float">
            <text:p>1</text:p>
          </table:table-cell>
          <table:table-cell table:formula="of:=COMBIN([.D549];[.E549])" office:value-type="float" office:value="1" calcext:value-type="float">
            <text:p>1</text:p>
          </table:table-cell>
        </table:table-row>
        <table:table-row table:style-name="ro3" table:visibility="filter">
          <table:table-cell table:number-columns-repeated="7"/>
          <table:table-cell table:formula="of:=[.E550]/[.D550]" office:value-type="string" office:string-value="" calcext:value-type="error">
            <text:p>#DIV/0!</text:p>
          </table:table-cell>
          <table:table-cell table:formula="of:=[.J550]/[.K550]" office:value-type="float" office:value="1" calcext:value-type="float">
            <text:p>1</text:p>
          </table:table-cell>
          <table:table-cell table:formula="of:=COMBIN([.D550]-[.C550];[.E550])" office:value-type="float" office:value="1" calcext:value-type="float">
            <text:p>1</text:p>
          </table:table-cell>
          <table:table-cell table:formula="of:=COMBIN([.D550];[.E550])" office:value-type="float" office:value="1" calcext:value-type="float">
            <text:p>1</text:p>
          </table:table-cell>
        </table:table-row>
        <table:table-row table:style-name="ro3" table:visibility="filter">
          <table:table-cell table:number-columns-repeated="7"/>
          <table:table-cell table:formula="of:=[.E551]/[.D551]" office:value-type="string" office:string-value="" calcext:value-type="error">
            <text:p>#DIV/0!</text:p>
          </table:table-cell>
          <table:table-cell table:formula="of:=[.J551]/[.K551]" office:value-type="float" office:value="1" calcext:value-type="float">
            <text:p>1</text:p>
          </table:table-cell>
          <table:table-cell table:formula="of:=COMBIN([.D551]-[.C551];[.E551])" office:value-type="float" office:value="1" calcext:value-type="float">
            <text:p>1</text:p>
          </table:table-cell>
          <table:table-cell table:formula="of:=COMBIN([.D551];[.E551])" office:value-type="float" office:value="1" calcext:value-type="float">
            <text:p>1</text:p>
          </table:table-cell>
        </table:table-row>
        <table:table-row table:style-name="ro3" table:visibility="filter">
          <table:table-cell table:number-columns-repeated="7"/>
          <table:table-cell table:formula="of:=[.E552]/[.D552]" office:value-type="string" office:string-value="" calcext:value-type="error">
            <text:p>#DIV/0!</text:p>
          </table:table-cell>
          <table:table-cell table:formula="of:=[.J552]/[.K552]" office:value-type="float" office:value="1" calcext:value-type="float">
            <text:p>1</text:p>
          </table:table-cell>
          <table:table-cell table:formula="of:=COMBIN([.D552]-[.C552];[.E552])" office:value-type="float" office:value="1" calcext:value-type="float">
            <text:p>1</text:p>
          </table:table-cell>
          <table:table-cell table:formula="of:=COMBIN([.D552];[.E552])" office:value-type="float" office:value="1" calcext:value-type="float">
            <text:p>1</text:p>
          </table:table-cell>
        </table:table-row>
        <table:table-row table:style-name="ro3" table:visibility="filter">
          <table:table-cell table:number-columns-repeated="7"/>
          <table:table-cell table:formula="of:=[.E553]/[.D553]" office:value-type="string" office:string-value="" calcext:value-type="error">
            <text:p>#DIV/0!</text:p>
          </table:table-cell>
          <table:table-cell table:formula="of:=[.J553]/[.K553]" office:value-type="float" office:value="1" calcext:value-type="float">
            <text:p>1</text:p>
          </table:table-cell>
          <table:table-cell table:formula="of:=COMBIN([.D553]-[.C553];[.E553])" office:value-type="float" office:value="1" calcext:value-type="float">
            <text:p>1</text:p>
          </table:table-cell>
          <table:table-cell table:formula="of:=COMBIN([.D553];[.E553])" office:value-type="float" office:value="1" calcext:value-type="float">
            <text:p>1</text:p>
          </table:table-cell>
        </table:table-row>
        <table:table-row table:style-name="ro3" table:visibility="filter">
          <table:table-cell table:number-columns-repeated="7"/>
          <table:table-cell table:formula="of:=[.E554]/[.D554]" office:value-type="string" office:string-value="" calcext:value-type="error">
            <text:p>#DIV/0!</text:p>
          </table:table-cell>
          <table:table-cell table:formula="of:=[.J554]/[.K554]" office:value-type="float" office:value="1" calcext:value-type="float">
            <text:p>1</text:p>
          </table:table-cell>
          <table:table-cell table:formula="of:=COMBIN([.D554]-[.C554];[.E554])" office:value-type="float" office:value="1" calcext:value-type="float">
            <text:p>1</text:p>
          </table:table-cell>
          <table:table-cell table:formula="of:=COMBIN([.D554];[.E554])" office:value-type="float" office:value="1" calcext:value-type="float">
            <text:p>1</text:p>
          </table:table-cell>
        </table:table-row>
        <table:table-row table:style-name="ro3" table:visibility="filter">
          <table:table-cell table:number-columns-repeated="7"/>
          <table:table-cell table:formula="of:=[.E555]/[.D555]" office:value-type="string" office:string-value="" calcext:value-type="error">
            <text:p>#DIV/0!</text:p>
          </table:table-cell>
          <table:table-cell table:formula="of:=[.J555]/[.K555]" office:value-type="float" office:value="1" calcext:value-type="float">
            <text:p>1</text:p>
          </table:table-cell>
          <table:table-cell table:formula="of:=COMBIN([.D555]-[.C555];[.E555])" office:value-type="float" office:value="1" calcext:value-type="float">
            <text:p>1</text:p>
          </table:table-cell>
          <table:table-cell table:formula="of:=COMBIN([.D555];[.E555])" office:value-type="float" office:value="1" calcext:value-type="float">
            <text:p>1</text:p>
          </table:table-cell>
        </table:table-row>
        <table:table-row table:style-name="ro3" table:visibility="filter">
          <table:table-cell table:number-columns-repeated="7"/>
          <table:table-cell table:formula="of:=[.E556]/[.D556]" office:value-type="string" office:string-value="" calcext:value-type="error">
            <text:p>#DIV/0!</text:p>
          </table:table-cell>
          <table:table-cell table:formula="of:=[.J556]/[.K556]" office:value-type="float" office:value="1" calcext:value-type="float">
            <text:p>1</text:p>
          </table:table-cell>
          <table:table-cell table:formula="of:=COMBIN([.D556]-[.C556];[.E556])" office:value-type="float" office:value="1" calcext:value-type="float">
            <text:p>1</text:p>
          </table:table-cell>
          <table:table-cell table:formula="of:=COMBIN([.D556];[.E556])" office:value-type="float" office:value="1" calcext:value-type="float">
            <text:p>1</text:p>
          </table:table-cell>
        </table:table-row>
        <table:table-row table:style-name="ro3" table:visibility="filter">
          <table:table-cell table:number-columns-repeated="7"/>
          <table:table-cell table:formula="of:=[.E557]/[.D557]" office:value-type="string" office:string-value="" calcext:value-type="error">
            <text:p>#DIV/0!</text:p>
          </table:table-cell>
          <table:table-cell table:formula="of:=[.J557]/[.K557]" office:value-type="float" office:value="1" calcext:value-type="float">
            <text:p>1</text:p>
          </table:table-cell>
          <table:table-cell table:formula="of:=COMBIN([.D557]-[.C557];[.E557])" office:value-type="float" office:value="1" calcext:value-type="float">
            <text:p>1</text:p>
          </table:table-cell>
          <table:table-cell table:formula="of:=COMBIN([.D557];[.E557])" office:value-type="float" office:value="1" calcext:value-type="float">
            <text:p>1</text:p>
          </table:table-cell>
        </table:table-row>
        <table:table-row table:style-name="ro3" table:visibility="filter">
          <table:table-cell table:number-columns-repeated="7"/>
          <table:table-cell table:formula="of:=[.E558]/[.D558]" office:value-type="string" office:string-value="" calcext:value-type="error">
            <text:p>#DIV/0!</text:p>
          </table:table-cell>
          <table:table-cell table:formula="of:=[.J558]/[.K558]" office:value-type="float" office:value="1" calcext:value-type="float">
            <text:p>1</text:p>
          </table:table-cell>
          <table:table-cell table:formula="of:=COMBIN([.D558]-[.C558];[.E558])" office:value-type="float" office:value="1" calcext:value-type="float">
            <text:p>1</text:p>
          </table:table-cell>
          <table:table-cell table:formula="of:=COMBIN([.D558];[.E558])" office:value-type="float" office:value="1" calcext:value-type="float">
            <text:p>1</text:p>
          </table:table-cell>
        </table:table-row>
        <table:table-row table:style-name="ro3" table:visibility="filter">
          <table:table-cell table:number-columns-repeated="7"/>
          <table:table-cell table:formula="of:=[.E559]/[.D559]" office:value-type="string" office:string-value="" calcext:value-type="error">
            <text:p>#DIV/0!</text:p>
          </table:table-cell>
          <table:table-cell table:formula="of:=[.J559]/[.K559]" office:value-type="float" office:value="1" calcext:value-type="float">
            <text:p>1</text:p>
          </table:table-cell>
          <table:table-cell table:formula="of:=COMBIN([.D559]-[.C559];[.E559])" office:value-type="float" office:value="1" calcext:value-type="float">
            <text:p>1</text:p>
          </table:table-cell>
          <table:table-cell table:formula="of:=COMBIN([.D559];[.E559])" office:value-type="float" office:value="1" calcext:value-type="float">
            <text:p>1</text:p>
          </table:table-cell>
        </table:table-row>
        <table:table-row table:style-name="ro3">
          <table:table-cell office:value-type="string" calcext:value-type="string">
            <text:p>2022-06-10 09:33:37.383325</text:p>
          </table:table-cell>
          <table:table-cell table:number-columns-repeated="8"/>
          <table:table-cell table:style-name="Default"/>
          <table:table-cell/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30" calcext:value-type="float">
            <text:p>30</text:p>
          </table:table-cell>
          <table:table-cell office:value-type="string" calcext:value-type="string">
            <text:p>0.0204</text:p>
          </table:table-cell>
          <table:table-cell table:number-columns-repeated="2"/>
          <table:table-cell table:style-name="Default"/>
          <table:table-cell/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556</text:p>
          </table:table-cell>
          <table:table-cell table:number-columns-repeated="2"/>
          <table:table-cell table:style-name="Default"/>
          <table:table-cell/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0.0083</text:p>
          </table:table-cell>
          <table:table-cell table:number-columns-repeated="2"/>
          <table:table-cell table:style-name="Default"/>
          <table:table-cell/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0.04</text:p>
          </table:table-cell>
          <table:table-cell table:number-columns-repeated="2"/>
          <table:table-cell table:style-name="Default"/>
          <table:table-cell/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.0065</text:p>
          </table:table-cell>
          <table:table-cell table:number-columns-repeated="2"/>
          <table:table-cell table:style-name="Default"/>
          <table:table-cell/>
        </table:table-row>
        <table:table-row table:style-name="ro3">
          <table:table-cell office:value-type="string" calcext:value-type="string">
            <text:p>Prange OK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office:value-type="float" office:value="1458" calcext:value-type="float">
            <text:p>1458</text:p>
          </table:table-cell>
          <table:table-cell office:value-type="string" calcext:value-type="string">
            <text:p>0.0345</text:p>
          </table:table-cell>
          <table:table-cell table:number-columns-repeated="2"/>
          <table:table-cell table:style-name="Default"/>
          <table:table-cell/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60" calcext:value-type="float">
            <text:p>60</text:p>
          </table:table-cell>
          <table:table-cell office:value-type="string" calcext:value-type="string">
            <text:p>0.0073</text:p>
          </table:table-cell>
          <table:table-cell table:number-columns-repeated="2"/>
          <table:table-cell table:style-name="Default"/>
          <table:table-cell/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44" calcext:value-type="float">
            <text:p>44</text:p>
          </table:table-cell>
          <table:table-cell office:value-type="string" calcext:value-type="string">
            <text:p>0.0088</text:p>
          </table:table-cell>
          <table:table-cell table:number-columns-repeated="2"/>
          <table:table-cell table:style-name="Default"/>
          <table:table-cell/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4" calcext:value-type="float">
            <text:p>4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table:style-name="Default"/>
          <table:table-cell/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74" calcext:value-type="float">
            <text:p>74</text:p>
          </table:table-cell>
          <table:table-cell office:value-type="string" calcext:value-type="string">
            <text:p>0.0058</text:p>
          </table:table-cell>
          <table:table-cell table:number-columns-repeated="2"/>
          <table:table-cell table:style-name="Default"/>
          <table:table-cell/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0.0435</text:p>
          </table:table-cell>
          <table:table-cell table:number-columns-repeated="2"/>
          <table:table-cell table:style-name="Default"/>
          <table:table-cell/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238</text:p>
          </table:table-cell>
          <table:table-cell table:number-columns-repeated="2"/>
          <table:table-cell table:style-name="Default"/>
          <table:table-cell/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0.0233</text:p>
          </table:table-cell>
          <table:table-cell table:number-columns-repeated="2"/>
          <table:table-cell table:style-name="Default"/>
          <table:table-cell/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0.0093</text:p>
          </table:table-cell>
          <table:table-cell table:number-columns-repeated="2"/>
          <table:table-cell table:style-name="Default"/>
          <table:table-cell/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221" calcext:value-type="float">
            <text:p>221</text:p>
          </table:table-cell>
          <table:table-cell office:value-type="string" calcext:value-type="string">
            <text:p>0.0024</text:p>
          </table:table-cell>
          <table:table-cell table:number-columns-repeated="2"/>
          <table:table-cell table:style-name="Default"/>
          <table:table-cell/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style-name="Default"/>
          <table:table-cell/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style-name="Default"/>
          <table:table-cell/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143</text:p>
          </table:table-cell>
          <table:table-cell table:number-columns-repeated="2"/>
          <table:table-cell table:style-name="Default"/>
          <table:table-cell/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127" calcext:value-type="float">
            <text:p>127</text:p>
          </table:table-cell>
          <table:table-cell office:value-type="string" calcext:value-type="string">
            <text:p>0.0039</text:p>
          </table:table-cell>
          <table:table-cell table:number-columns-repeated="2"/>
          <table:table-cell table:style-name="Default"/>
          <table:table-cell/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0.3333</text:p>
          </table:table-cell>
          <table:table-cell table:number-columns-repeated="2"/>
          <table:table-cell table:style-name="Default"/>
          <table:table-cell/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34" calcext:value-type="float">
            <text:p>34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table:style-name="Default"/>
          <table:table-cell/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139" calcext:value-type="float">
            <text:p>139</text:p>
          </table:table-cell>
          <table:table-cell office:value-type="string" calcext:value-type="string">
            <text:p>0.0035</text:p>
          </table:table-cell>
          <table:table-cell table:number-columns-repeated="2"/>
          <table:table-cell table:style-name="Default"/>
          <table:table-cell/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0.0233</text:p>
          </table:table-cell>
          <table:table-cell table:number-columns-repeated="2"/>
          <table:table-cell table:style-name="Default"/>
          <table:table-cell/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1</text:p>
          </table:table-cell>
          <table:table-cell table:number-columns-repeated="2"/>
          <table:table-cell table:style-name="Default"/>
          <table:table-cell/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195" calcext:value-type="float">
            <text:p>195</text:p>
          </table:table-cell>
          <table:table-cell office:value-type="string" calcext:value-type="string">
            <text:p>0.0028</text:p>
          </table:table-cell>
          <table:table-cell table:number-columns-repeated="2"/>
          <table:table-cell table:style-name="Default"/>
          <table:table-cell/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0.0667</text:p>
          </table:table-cell>
          <table:table-cell table:number-columns-repeated="2"/>
          <table:table-cell table:style-name="Default"/>
          <table:table-cell/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0.0625</text:p>
          </table:table-cell>
          <table:table-cell table:number-columns-repeated="2"/>
          <table:table-cell table:style-name="Default"/>
          <table:table-cell/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0.0133</text:p>
          </table:table-cell>
          <table:table-cell table:number-columns-repeated="2"/>
          <table:table-cell table:style-name="Default"/>
          <table:table-cell/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204</text:p>
          </table:table-cell>
          <table:table-cell table:number-columns-repeated="2"/>
          <table:table-cell table:style-name="Default"/>
          <table:table-cell/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0.0233</text:p>
          </table:table-cell>
          <table:table-cell table:number-columns-repeated="2"/>
          <table:table-cell table:style-name="Default"/>
          <table:table-cell/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0.0125</text:p>
          </table:table-cell>
          <table:table-cell table:number-columns-repeated="2"/>
          <table:table-cell table:style-name="Default"/>
          <table:table-cell/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55" calcext:value-type="float">
            <text:p>55</text:p>
          </table:table-cell>
          <table:table-cell office:value-type="string" calcext:value-type="string">
            <text:p>0.0115</text:p>
          </table:table-cell>
          <table:table-cell table:number-columns-repeated="2"/>
          <table:table-cell table:style-name="Default"/>
          <table:table-cell/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49" calcext:value-type="float">
            <text:p>49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table:style-name="Default"/>
          <table:table-cell/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0.0476</text:p>
          </table:table-cell>
          <table:table-cell table:number-columns-repeated="2"/>
          <table:table-cell table:style-name="Default"/>
          <table:table-cell/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0.0185</text:p>
          </table:table-cell>
          <table:table-cell table:number-columns-repeated="2"/>
          <table:table-cell table:style-name="Default"/>
          <table:table-cell/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199" calcext:value-type="float">
            <text:p>199</text:p>
          </table:table-cell>
          <table:table-cell office:value-type="string" calcext:value-type="string">
            <text:p>0.0026</text:p>
          </table:table-cell>
          <table:table-cell table:number-columns-repeated="2"/>
          <table:table-cell table:style-name="Default"/>
          <table:table-cell/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233</text:p>
          </table:table-cell>
          <table:table-cell table:number-columns-repeated="2"/>
          <table:table-cell table:style-name="Default"/>
          <table:table-cell/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1429</text:p>
          </table:table-cell>
          <table:table-cell table:number-columns-repeated="2"/>
          <table:table-cell table:style-name="Default"/>
          <table:table-cell/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0.2</text:p>
          </table:table-cell>
          <table:table-cell table:number-columns-repeated="2"/>
          <table:table-cell table:style-name="Default"/>
          <table:table-cell/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/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0.0179</text:p>
          </table:table-cell>
          <table:table-cell table:number-columns-repeated="2"/>
          <table:table-cell table:style-name="Default"/>
          <table:table-cell/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96" calcext:value-type="float">
            <text:p>96</text:p>
          </table:table-cell>
          <table:table-cell office:value-type="string" calcext:value-type="string">
            <text:p>0.0051</text:p>
          </table:table-cell>
          <table:table-cell table:number-columns-repeated="2"/>
          <table:table-cell table:style-name="Default"/>
          <table:table-cell/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/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0.0222</text:p>
          </table:table-cell>
          <table:table-cell table:number-columns-repeated="2"/>
          <table:table-cell table:style-name="Default"/>
          <table:table-cell/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float" office:value="125" calcext:value-type="float">
            <text:p>125</text:p>
          </table:table-cell>
          <table:table-cell table:number-columns-repeated="2"/>
          <table:table-cell table:style-name="Default"/>
          <table:table-cell/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0.0189</text:p>
          </table:table-cell>
          <table:table-cell table:number-columns-repeated="2"/>
          <table:table-cell table:style-name="Default"/>
          <table:table-cell/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667</text:p>
          </table:table-cell>
          <table:table-cell table:number-columns-repeated="2"/>
          <table:table-cell table:style-name="Default"/>
          <table:table-cell/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0.1111</text:p>
          </table:table-cell>
          <table:table-cell table:number-columns-repeated="2"/>
          <table:table-cell table:style-name="Default"/>
          <table:table-cell/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0.0182</text:p>
          </table:table-cell>
          <table:table-cell table:number-columns-repeated="2"/>
          <table:table-cell table:style-name="Default"/>
          <table:table-cell/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0.0263</text:p>
          </table:table-cell>
          <table:table-cell table:number-columns-repeated="2"/>
          <table:table-cell table:style-name="Default"/>
          <table:table-cell/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84" calcext:value-type="float">
            <text:p>84</text:p>
          </table:table-cell>
          <table:table-cell office:value-type="string" calcext:value-type="string">
            <text:p>0.0057</text:p>
          </table:table-cell>
          <table:table-cell table:number-columns-repeated="2"/>
          <table:table-cell table:style-name="Default"/>
          <table:table-cell/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28" calcext:value-type="float">
            <text:p>28</text:p>
          </table:table-cell>
          <table:table-cell office:value-type="string" calcext:value-type="string">
            <text:p>0.0256</text:p>
          </table:table-cell>
          <table:table-cell table:number-columns-repeated="2"/>
          <table:table-cell table:style-name="Default"/>
          <table:table-cell/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0.0769</text:p>
          </table:table-cell>
          <table:table-cell table:number-columns-repeated="2"/>
          <table:table-cell table:style-name="Default"/>
          <table:table-cell/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table:number-columns-repeated="2" office:value-type="float" office:value="50" calcext:value-type="float">
            <text:p>50</text:p>
          </table:table-cell>
          <table:table-cell office:value-type="string" calcext:value-type="string">
            <text:p>0.0112</text:p>
          </table:table-cell>
          <table:table-cell table:number-columns-repeated="2"/>
          <table:table-cell table:style-name="Default"/>
          <table:table-cell/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0.25</text:p>
          </table:table-cell>
          <table:table-cell table:number-columns-repeated="2"/>
          <table:table-cell table:style-name="Default"/>
          <table:table-cell/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90" calcext:value-type="float">
            <text:p>90</text:p>
          </table:table-cell>
          <table:table-cell office:value-type="string" calcext:value-type="string">
            <text:p>0.0054</text:p>
          </table:table-cell>
          <table:table-cell table:number-columns-repeated="2"/>
          <table:table-cell table:style-name="Default"/>
          <table:table-cell/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office:value-type="float" office:value="62" calcext:value-type="float">
            <text:p>62</text:p>
          </table:table-cell>
          <table:table-cell office:value-type="float" office:value="50" calcext:value-type="float">
            <text:p>50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0.0043</text:p>
          </table:table-cell>
          <table:table-cell table:number-columns-repeated="2"/>
          <table:table-cell table:style-name="Default"/>
          <table:table-cell/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 office:value-type="float" office:value="26813" calcext:value-type="float">
            <text:p>26813</text:p>
          </table:table-cell>
          <table:table-cell office:value-type="string" calcext:value-type="string">
            <text:p>0.0036</text:p>
          </table:table-cell>
          <table:table-cell table:number-columns-repeated="2"/>
          <table:table-cell table:style-name="Default"/>
          <table:table-cell/>
        </table:table-row>
        <table:table-row table:style-name="ro3">
          <table:table-cell office:value-type="string" calcext:value-type="string">
            <text:p>Prange OK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office:value-type="float" office:value="11725" calcext:value-type="float">
            <text:p>11725</text:p>
          </table:table-cell>
          <table:table-cell office:value-type="string" calcext:value-type="string">
            <text:p>0.0045</text:p>
          </table:table-cell>
          <table:table-cell table:number-columns-repeated="2"/>
          <table:table-cell table:style-name="Default"/>
          <table:table-cell/>
        </table:table-row>
        <table:table-row table:style-name="ro3">
          <table:table-cell office:value-type="string" calcext:value-type="string">
            <text:p>Prange OK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office:value-type="float" office:value="1273" calcext:value-type="float">
            <text:p>1273</text:p>
          </table:table-cell>
          <table:table-cell office:value-type="string" calcext:value-type="string">
            <text:p>0.04</text:p>
          </table:table-cell>
          <table:table-cell table:number-columns-repeated="2"/>
          <table:table-cell table:style-name="Default"/>
          <table:table-cell/>
        </table:table-row>
        <table:table-row table:style-name="ro3">
          <table:table-cell office:value-type="string" calcext:value-type="string">
            <text:p>Prange OK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office:value-type="float" office:value="167" calcext:value-type="float">
            <text:p>167</text:p>
          </table:table-cell>
          <table:table-cell office:value-type="string" calcext:value-type="string">
            <text:p>0.5</text:p>
          </table:table-cell>
          <table:table-cell table:number-columns-repeated="2"/>
          <table:table-cell table:style-name="Default"/>
          <table:table-cell/>
        </table:table-row>
        <table:table-row table:style-name="ro3">
          <table:table-cell office:value-type="string" calcext:value-type="string">
            <text:p>Prange OK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office:value-type="float" office:value="208" calcext:value-type="float">
            <text:p>208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table:style-name="Default"/>
          <table:table-cell/>
        </table:table-row>
        <table:table-row table:style-name="ro3">
          <table:table-cell office:value-type="string" calcext:value-type="string">
            <text:p>Prange OK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office:value-type="float" office:value="1799" calcext:value-type="float">
            <text:p>1799</text:p>
          </table:table-cell>
          <table:table-cell office:value-type="string" calcext:value-type="string">
            <text:p>0.0303</text:p>
          </table:table-cell>
          <table:table-cell table:number-columns-repeated="2"/>
          <table:table-cell table:style-name="Default"/>
          <table:table-cell/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 office:value-type="float" office:value="13107" calcext:value-type="float">
            <text:p>13107</text:p>
          </table:table-cell>
          <table:table-cell office:value-type="string" calcext:value-type="string">
            <text:p>0.0063</text:p>
          </table:table-cell>
          <table:table-cell table:number-columns-repeated="2"/>
          <table:table-cell table:style-name="Default"/>
          <table:table-cell/>
        </table:table-row>
        <table:table-row table:style-name="ro3">
          <table:table-cell office:value-type="string" calcext:value-type="string">
            <text:p>Prange OK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office:value-type="float" office:value="6266" calcext:value-type="float">
            <text:p>6266</text:p>
          </table:table-cell>
          <table:table-cell office:value-type="string" calcext:value-type="string">
            <text:p>0.0082</text:p>
          </table:table-cell>
          <table:table-cell table:number-columns-repeated="2"/>
          <table:table-cell table:style-name="Default"/>
          <table:table-cell/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 office:value-type="float" office:value="1144" calcext:value-type="float">
            <text:p>1144</text:p>
          </table:table-cell>
          <table:table-cell office:value-type="string" calcext:value-type="string">
            <text:p>0.3333</text:p>
          </table:table-cell>
          <table:table-cell table:number-columns-repeated="2"/>
          <table:table-cell table:style-name="Default"/>
          <table:table-cell/>
        </table:table-row>
        <table:table-row table:style-name="ro3">
          <table:table-cell office:value-type="string" calcext:value-type="string">
            <text:p>Prange OK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office:value-type="float" office:value="3089" calcext:value-type="float">
            <text:p>3089</text:p>
          </table:table-cell>
          <table:table-cell office:value-type="string" calcext:value-type="string">
            <text:p>0.0159</text:p>
          </table:table-cell>
          <table:table-cell table:number-columns-repeated="2"/>
          <table:table-cell table:style-name="Default"/>
          <table:table-cell/>
        </table:table-row>
        <table:table-row table:style-name="ro3">
          <table:table-cell office:value-type="string" calcext:value-type="string">
            <text:p>Prange OK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office:value-type="float" office:value="2179" calcext:value-type="float">
            <text:p>2179</text:p>
          </table:table-cell>
          <table:table-cell office:value-type="string" calcext:value-type="string">
            <text:p>0.04</text:p>
          </table:table-cell>
          <table:table-cell table:number-columns-repeated="2"/>
          <table:table-cell table:style-name="Default"/>
          <table:table-cell/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 office:value-type="float" office:value="5585" calcext:value-type="float">
            <text:p>5585</text:p>
          </table:table-cell>
          <table:table-cell office:value-type="string" calcext:value-type="string">
            <text:p>0.0189</text:p>
          </table:table-cell>
          <table:table-cell table:number-columns-repeated="2"/>
          <table:table-cell table:style-name="Default"/>
          <table:table-cell/>
        </table:table-row>
        <table:table-row table:style-name="ro3">
          <table:table-cell office:value-type="string" calcext:value-type="string">
            <text:p>Prange OK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office:value-type="float" office:value="11642" calcext:value-type="float">
            <text:p>11642</text:p>
          </table:table-cell>
          <table:table-cell office:value-type="string" calcext:value-type="string">
            <text:p>0.0041</text:p>
          </table:table-cell>
          <table:table-cell table:number-columns-repeated="2"/>
          <table:table-cell table:style-name="Default"/>
          <table:table-cell/>
        </table:table-row>
        <table:table-row table:style-name="ro3">
          <table:table-cell office:value-type="string" calcext:value-type="string">
            <text:p>Prange OK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office:value-type="float" office:value="5891" calcext:value-type="float">
            <text:p>5891</text:p>
          </table:table-cell>
          <table:table-cell office:value-type="string" calcext:value-type="string">
            <text:p>0.0082</text:p>
          </table:table-cell>
          <table:table-cell table:number-columns-repeated="2"/>
          <table:table-cell table:style-name="Default"/>
          <table:table-cell/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 office:value-type="float" office:value="19237" calcext:value-type="float">
            <text:p>19237</text:p>
          </table:table-cell>
          <table:table-cell office:value-type="string" calcext:value-type="string">
            <text:p>0.0067</text:p>
          </table:table-cell>
          <table:table-cell table:number-columns-repeated="2"/>
          <table:table-cell table:style-name="Default"/>
          <table:table-cell/>
        </table:table-row>
        <table:table-row table:style-name="ro3">
          <table:table-cell office:value-type="string" calcext:value-type="string">
            <text:p>Prange OK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office:value-type="float" office:value="4636" calcext:value-type="float">
            <text:p>4636</text:p>
          </table:table-cell>
          <table:table-cell office:value-type="string" calcext:value-type="string">
            <text:p>0.0109</text:p>
          </table:table-cell>
          <table:table-cell table:number-columns-repeated="2"/>
          <table:table-cell table:style-name="Default"/>
          <table:table-cell/>
        </table:table-row>
        <table:table-row table:style-name="ro3">
          <table:table-cell office:value-type="string" calcext:value-type="string">
            <text:p>Prange OK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office:value-type="float" office:value="3939" calcext:value-type="float">
            <text:p>3939</text:p>
          </table:table-cell>
          <table:table-cell office:value-type="string" calcext:value-type="string">
            <text:p>0.0172</text:p>
          </table:table-cell>
          <table:table-cell table:number-columns-repeated="2"/>
          <table:table-cell table:style-name="Default"/>
          <table:table-cell/>
        </table:table-row>
        <table:table-row table:style-name="ro3">
          <table:table-cell office:value-type="string" calcext:value-type="string">
            <text:p>Prange OK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office:value-type="float" office:value="667" calcext:value-type="float">
            <text:p>667</text:p>
          </table:table-cell>
          <table:table-cell office:value-type="string" calcext:value-type="string">
            <text:p>0.0833</text:p>
          </table:table-cell>
          <table:table-cell table:number-columns-repeated="2"/>
          <table:table-cell table:style-name="Default"/>
          <table:table-cell/>
        </table:table-row>
        <table:table-row table:style-name="ro3">
          <table:table-cell office:value-type="string" calcext:value-type="string">
            <text:p>Prange OK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office:value-type="float" office:value="5335" calcext:value-type="float">
            <text:p>5335</text:p>
          </table:table-cell>
          <table:table-cell office:value-type="string" calcext:value-type="string">
            <text:p>0.0125</text:p>
          </table:table-cell>
          <table:table-cell table:number-columns-repeated="2"/>
          <table:table-cell table:style-name="Default"/>
          <table:table-cell/>
        </table:table-row>
        <table:table-row table:style-name="ro3">
          <table:table-cell office:value-type="string" calcext:value-type="string">
            <text:p>Prange OK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office:value-type="float" office:value="2599" calcext:value-type="float">
            <text:p>2599</text:p>
          </table:table-cell>
          <table:table-cell office:value-type="string" calcext:value-type="string">
            <text:p>0.0149</text:p>
          </table:table-cell>
          <table:table-cell table:number-columns-repeated="2"/>
          <table:table-cell table:style-name="Default"/>
          <table:table-cell/>
        </table:table-row>
        <table:table-row table:style-name="ro3">
          <table:table-cell office:value-type="string" calcext:value-type="string">
            <text:p>Prange OK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office:value-type="float" office:value="7433" calcext:value-type="float">
            <text:p>7433</text:p>
          </table:table-cell>
          <table:table-cell office:value-type="string" calcext:value-type="string">
            <text:p>0.0065</text:p>
          </table:table-cell>
          <table:table-cell table:number-columns-repeated="2"/>
          <table:table-cell table:style-name="Default"/>
          <table:table-cell/>
        </table:table-row>
        <table:table-row table:style-name="ro3">
          <table:table-cell office:value-type="string" calcext:value-type="string">
            <text:p>Prange OK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office:value-type="float" office:value="4604" calcext:value-type="float">
            <text:p>4604</text:p>
          </table:table-cell>
          <table:table-cell office:value-type="string" calcext:value-type="string">
            <text:p>0.0128</text:p>
          </table:table-cell>
          <table:table-cell table:number-columns-repeated="2"/>
          <table:table-cell table:style-name="Default"/>
          <table:table-cell/>
        </table:table-row>
        <table:table-row table:style-name="ro3">
          <table:table-cell office:value-type="string" calcext:value-type="string">
            <text:p>Prange OK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office:value-type="float" office:value="4736" calcext:value-type="float">
            <text:p>4736</text:p>
          </table:table-cell>
          <table:table-cell office:value-type="string" calcext:value-type="string">
            <text:p>0.0096</text:p>
          </table:table-cell>
          <table:table-cell table:number-columns-repeated="2"/>
          <table:table-cell table:style-name="Default"/>
          <table:table-cell/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 office:value-type="float" office:value="33825" calcext:value-type="float">
            <text:p>33825</text:p>
          </table:table-cell>
          <table:table-cell office:value-type="string" calcext:value-type="string">
            <text:p>0.0029</text:p>
          </table:table-cell>
          <table:table-cell table:number-columns-repeated="2"/>
          <table:table-cell table:style-name="Default"/>
          <table:table-cell/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 office:value-type="float" office:value="3380" calcext:value-type="float">
            <text:p>3380</text:p>
          </table:table-cell>
          <table:table-cell office:value-type="float" office:value="27" calcext:value-type="float">
            <text:p>27</text:p>
          </table:table-cell>
          <table:table-cell table:number-columns-repeated="2"/>
          <table:table-cell table:style-name="Default"/>
          <table:table-cell/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 office:value-type="float" office:value="2627" calcext:value-type="float">
            <text:p>2627</text:p>
          </table:table-cell>
          <table:table-cell office:value-type="string" calcext:value-type="string">
            <text:p>0.0588</text:p>
          </table:table-cell>
          <table:table-cell table:number-columns-repeated="2"/>
          <table:table-cell table:style-name="Default"/>
          <table:table-cell/>
        </table:table-row>
        <table:table-row table:style-name="ro3">
          <table:table-cell office:value-type="string" calcext:value-type="string">
            <text:p>Prange OK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office:value-type="float" office:value="8497" calcext:value-type="float">
            <text:p>8497</text:p>
          </table:table-cell>
          <table:table-cell office:value-type="string" calcext:value-type="string">
            <text:p>0.0062</text:p>
          </table:table-cell>
          <table:table-cell table:number-columns-repeated="2"/>
          <table:table-cell table:style-name="Default"/>
          <table:table-cell/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 office:value-type="float" office:value="378" calcext:value-type="float">
            <text:p>378</text:p>
          </table:table-cell>
          <table:table-cell office:value-type="string" calcext:value-type="string">
            <text:p>0.1667</text:p>
          </table:table-cell>
          <table:table-cell table:number-columns-repeated="2"/>
          <table:table-cell table:style-name="Default"/>
          <table:table-cell/>
        </table:table-row>
        <table:table-row table:style-name="ro3">
          <table:table-cell office:value-type="string" calcext:value-type="string">
            <text:p>Prange OK</text:p>
          </table:table-cell>
          <table:table-cell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float" office:value="64" calcext:value-type="float">
            <text:p>64</text:p>
          </table:table-cell>
          <table:table-cell office:value-type="float" office:value="22" calcext:value-type="float">
            <text:p>22</text:p>
          </table:table-cell>
          <table:table-cell office:value-type="float" office:value="2529" calcext:value-type="float">
            <text:p>2529</text:p>
          </table:table-cell>
          <table:table-cell office:value-type="string" calcext:value-type="string">
            <text:p>0.0667</text:p>
          </table:table-cell>
          <table:table-cell table:number-columns-repeated="2"/>
          <table:table-cell table:style-name="Default"/>
          <table:table-cell/>
        </table:table-row>
        <table:table-row table:style-name="ro3">
          <table:table-cell office:value-type="string" calcext:value-type="string">
            <text:p>Prange OK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office:value-type="float" office:value="2771" calcext:value-type="float">
            <text:p>2771</text:p>
          </table:table-cell>
          <table:table-cell office:value-type="string" calcext:value-type="string">
            <text:p>0.0213</text:p>
          </table:table-cell>
          <table:table-cell table:number-columns-repeated="2"/>
          <table:table-cell table:style-name="Default"/>
          <table:table-cell/>
        </table:table-row>
        <table:table-row table:style-name="ro3">
          <table:table-cell office:value-type="string" calcext:value-type="string">
            <text:p>Prange OK</text:p>
          </table:table-cell>
          <table:table-cell table:number-columns-repeated="2" office:value-type="float" office:value="6" calcext:value-type="float">
            <text:p>6</text:p>
          </table:table-cell>
          <table:table-cell office:value-type="float" office:value="58" calcext:value-type="float">
            <text:p>58</text:p>
          </table:table-cell>
          <table:table-cell office:value-type="float" office:value="22" calcext:value-type="float">
            <text:p>22</text:p>
          </table:table-cell>
          <table:table-cell office:value-type="float" office:value="1093" calcext:value-type="float">
            <text:p>1093</text:p>
          </table:table-cell>
          <table:table-cell office:value-type="string" calcext:value-type="string">
            <text:p>0.0714</text:p>
          </table:table-cell>
          <table:table-cell table:number-columns-repeated="2"/>
          <table:table-cell table:style-name="Default"/>
          <table:table-cell/>
        </table:table-row>
      </table:table>
      <table:named-expressions/>
      <table:database-ranges>
        <table:database-range table:name="__Anonymous_Sheet_DB__0" table:target-range-address="Sheet1.B1:Sheet1.H559" table:display-filter-buttons="true">
          <table:filter>
            <table:filter-and>
              <table:filter-condition table:data-type="number" table:value="" table:operator="=" table:field-number="0"/>
            </table:filter-and>
          </table:filter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roid Sans Devanagari" svg:font-family="'Droid Sans Devanagari'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Source Han Sans CN" style:font-size-asian="10pt" style:language-asian="zh" style:country-asian="CN" style:font-name-complex="Droid Sans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ffffff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6-11">00/00/0000</text:date>, <text:time style:data-style-name="N2" text:time-value="19:03:46.115405655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09T13:29:57.822258426</meta:creation-date>
    <meta:generator>LibreOffice/7.2.7.2$Linux_X86_64 LibreOffice_project/20$Build-2</meta:generator>
    <dc:date>2022-06-11T19:05:06.930593154</dc:date>
    <meta:editing-duration>PT41M15S</meta:editing-duration>
    <meta:editing-cycles>14</meta:editing-cycles>
    <meta:document-statistic meta:table-count="1" meta:cell-count="6214" meta:object-count="0"/>
  </office:meta>
</office:document-meta>
</file>